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7cm"/>
    </style:style>
    <style:style style:name="co2" style:family="table-column">
      <style:table-column-properties fo:break-before="auto" style:column-width="1.087cm"/>
    </style:style>
    <style:style style:name="co3" style:family="table-column">
      <style:table-column-properties fo:break-before="auto" style:column-width="3.695cm"/>
    </style:style>
    <style:style style:name="co4" style:family="table-column">
      <style:table-column-properties fo:break-before="auto" style:column-width="8.601cm"/>
    </style:style>
    <style:style style:name="co5" style:family="table-column">
      <style:table-column-properties fo:break-before="auto" style:column-width="4.861cm"/>
    </style:style>
    <style:style style:name="co6" style:family="table-column">
      <style:table-column-properties fo:break-before="auto" style:column-width="3cm"/>
    </style:style>
    <style:style style:name="co7" style:family="table-column">
      <style:table-column-properties fo:break-before="auto" style:column-width="1.198cm"/>
    </style:style>
    <style:style style:name="co8" style:family="table-column">
      <style:table-column-properties fo:break-before="auto" style:column-width="2.141cm"/>
    </style:style>
    <style:style style:name="co9" style:family="table-column">
      <style:table-column-properties fo:break-before="auto" style:column-width="21.4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text:p>Advanced Variable Geo (Japan)</text:p>
          </table:table-cell>
          <table:table-cell office:value-type="string">
            <text:p>1994</text:p>
          </table:table-cell>
          <table:table-cell office:value-type="string">
            <text:p>ESRB - E (Everyone)</text:p>
          </table:table-cell>
          <table:table-cell office:value-type="string">
            <text:p>Advanced Variable Geo </text:p>
          </table:table-cell>
          <table:table-cell table:number-columns-repeated="2" office:value-type="string">
            <text:p>Technical Group Laboratory</text:p>
          </table:table-cell>
          <table:table-cell office:value-type="string">
            <text:p>Fighter</text:p>
          </table:table-cell>
          <table:table-cell office:value-type="string">
            <text:p>2.8</text:p>
          </table:table-cell>
          <table:table-cell office:value-type="string">
            <text:p>1-2 Players</text:p>
          </table:table-cell>
          <table:table-cell office:value-type="string">
            <text:p>The story of Advanced V.G. follows a similar template as those of the previous <text:s/>Variable Geo games: the strongest young women in the country hold a tournament, which is sponsored by various restaurant chains, which in turn ask the competing girls to pose as waitresses working in said restaurants, for promotional purposes. The girls of the Jahana group who starred in the previous games return, with the new main protagonist being the young martial artist Yuka Takeuchi, who has been training in a secluded forest area before joining the competition. ****Like its predecessors, Advanced V.G. is a fighting game, with the basic "kick" and "punch" moves, while the various special attacks are executed by pressing combinations of buttons. There are three modes in the game, "Normal", "Vs.", and "Story". The normal mode is basically training matches between the player character and an AI-controlled girl. Vs. mode allows two-player mode, as well as demo "computer vs. computer" gameplay, with the possibility to choose any of the stages. Any of the eight heroines is available as a playable character in these modes. The story mode, on the other hand, allows the player to control Yuka Takeuchi only, and follow her story. Cut scenes advance the story between matches.</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dvanced Variable Geo (Japan)&quot;&gt; &lt;year&gt;1994&lt;/year&gt; &lt;rating&gt;ESRB - E (Everyone)&lt;/rating&gt; &lt;title&gt;Advanced Variable Geo &lt;/title&gt; &lt;pub&gt;Technical Group Laboratory&lt;/pub&gt; &lt;dev&gt;Technical Group Laboratory&lt;/dev&gt; &lt;genre&gt;Fighter&lt;/genre&gt; &lt;score&gt;2.8&lt;/score&gt; &lt;player&gt;1-2 Players&lt;/player&gt; &lt;story&gt;The story of Advanced V.G. follows a similar template as those of the previous  Variable Geo games: the strongest young women in the country hold a tournament, which is sponsored by various restaurant chains, which in turn ask the competing girls to pose as waitresses working in said restaurants, for promotional purposes. The girls of the Jahana group who starred in the previous games return, with the new main protagonist being the young martial artist Yuka Takeuchi, who has been training in a secluded forest area before joining the competition. ****Like its predecessors, Advanced V.G. is a fighting game, with the basic &quot;kick&quot; and &quot;punch&quot; moves, while the various special attacks are executed by pressing combinations of buttons. There are three modes in the game, &quot;Normal&quot;, &quot;Vs.&quot;, and &quot;Story&quot;. The normal mode is basically training matches between the player character and an AI-controlled girl. Vs. mode allows two-player mode, as well as demo &quot;computer vs. computer&quot; gameplay, with the possibility to choose any of the stages. Any of the eight heroines is available as a playable character in these modes. The story mode, on the other hand, allows the player to control Yuka Takeuchi only, and follow her story. Cut scenes advance the story between matches.&lt;/story&gt; &lt;/game&gt;">
            <text:p>&lt;game name="Advanced Variable Geo (Japan)"&gt; &lt;year&gt;1994&lt;/year&gt; &lt;rating&gt;ESRB - E (Everyone)&lt;/rating&gt; &lt;title&gt;Advanced Variable Geo &lt;/title&gt; &lt;pub&gt;Technical Group Laboratory&lt;/pub&gt; &lt;dev&gt;Technical Group Laboratory&lt;/dev&gt; &lt;genre&gt;Fighter&lt;/genre&gt; &lt;score&gt;2.8&lt;/score&gt; &lt;player&gt;1-2 Players&lt;/player&gt; &lt;story&gt;The story of Advanced V.G. follows a similar template as those of the previous <text:s/>Variable Geo games: the strongest young women in the country hold a tournament, which is sponsored by various restaurant chains, which in turn ask the competing girls to pose as waitresses working in said restaurants, for promotional purposes. The girls of the Jahana group who starred in the previous games return, with the new main protagonist being the young martial artist Yuka Takeuchi, who has been training in a secluded forest area before joining the competition. ****Like its predecessors, Advanced V.G. is a fighting game, with the basic "kick" and "punch" moves, while the various special attacks are executed by pressing combinations of buttons. There are three modes in the game, "Normal", "Vs.", and "Story". The normal mode is basically training matches between the player character and an AI-controlled girl. Vs. mode allows two-player mode, as well as demo "computer vs. computer" gameplay, with the possibility to choose any of the stages. Any of the eight heroines is available as a playable character in these modes. The story mode, on the other hand, allows the player to control Yuka Takeuchi only, and follow her story. Cut scenes advance the story between matches.&lt;/story&gt; &lt;/game&gt;</text:p>
          </table:table-cell>
        </table:table-row>
        <table:table-row table:style-name="ro1">
          <table:table-cell office:value-type="string">
            <text:p>Ai Chou Aniki (Japan)</text:p>
          </table:table-cell>
          <table:table-cell office:value-type="string">
            <text:p>1995</text:p>
          </table:table-cell>
          <table:table-cell office:value-type="string">
            <text:p>ESRB - E (Everyone)</text:p>
          </table:table-cell>
          <table:table-cell office:value-type="string">
            <text:p>Ai Chou Aniki </text:p>
          </table:table-cell>
          <table:table-cell office:value-type="string">
            <text:p>Masaya</text:p>
          </table:table-cell>
          <table:table-cell office:value-type="string">
            <text:p>NCS</text:p>
          </table:table-cell>
          <table:table-cell office:value-type="string">
            <text:p>Shooter</text:p>
          </table:table-cell>
          <table:table-cell office:value-type="string">
            <text:p>3.8</text:p>
          </table:table-cell>
          <table:table-cell office:value-type="string">
            <text:p>1-2 Players</text:p>
          </table:table-cell>
          <table:table-cell office:value-type="string">
            <text:p>The Cho Aniki series returns with their first sequel, the one that would cement the series humorous fetish with bodybuilders and other assorted stuff. As in the original Cho Aniki: Super Big Brothers, Ai Cho Aniki is a side-scrolling shooter in which you have to clear several stages of enemies with your flying avatar. Said avatar this time can be either of the two "option" bodybuilders that were supporting characters in the original while the original's main cast plays only small cameo roles as they appear every now and then to drop power-ups.****Our two beloved speedo-wearing beefcakes also incorporate different play mechanics, as their attacks are often determined by button combinations (as in fighting games) which put a spin on the gameplay. Otherwise, the game's graphics and design are practically identical to the first game.</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i Chou Aniki (Japan)&quot;&gt; &lt;year&gt;1995&lt;/year&gt; &lt;rating&gt;ESRB - E (Everyone)&lt;/rating&gt; &lt;title&gt;Ai Chou Aniki &lt;/title&gt; &lt;pub&gt;Masaya&lt;/pub&gt; &lt;dev&gt;NCS&lt;/dev&gt; &lt;genre&gt;Shooter&lt;/genre&gt; &lt;score&gt;3.8&lt;/score&gt; &lt;player&gt;1-2 Players&lt;/player&gt; &lt;story&gt;The Cho Aniki series returns with their first sequel, the one that would cement the series humorous fetish with bodybuilders and other assorted stuff. As in the original Cho Aniki: Super Big Brothers, Ai Cho Aniki is a side-scrolling shooter in which you have to clear several stages of enemies with your flying avatar. Said avatar this time can be either of the two &quot;option&quot; bodybuilders that were supporting characters in the original while the original's main cast plays only small cameo roles as they appear every now and then to drop power-ups.****Our two beloved speedo-wearing beefcakes also incorporate different play mechanics, as their attacks are often determined by button combinations (as in fighting games) which put a spin on the gameplay. Otherwise, the game's graphics and design are practically identical to the first game.&lt;/story&gt; &lt;/game&gt;">
            <text:p>&lt;game name="Ai Chou Aniki (Japan)"&gt; &lt;year&gt;1995&lt;/year&gt; &lt;rating&gt;ESRB - E (Everyone)&lt;/rating&gt; &lt;title&gt;Ai Chou Aniki &lt;/title&gt; &lt;pub&gt;Masaya&lt;/pub&gt; &lt;dev&gt;NCS&lt;/dev&gt; &lt;genre&gt;Shooter&lt;/genre&gt; &lt;score&gt;3.8&lt;/score&gt; &lt;player&gt;1-2 Players&lt;/player&gt; &lt;story&gt;The Cho Aniki series returns with their first sequel, the one that would cement the series humorous fetish with bodybuilders and other assorted stuff. As in the original Cho Aniki: Super Big Brothers, Ai Cho Aniki is a side-scrolling shooter in which you have to clear several stages of enemies with your flying avatar. Said avatar this time can be either of the two "option" bodybuilders that were supporting characters in the original while the original's main cast plays only small cameo roles as they appear every now and then to drop power-ups.****Our two beloved speedo-wearing beefcakes also incorporate different play mechanics, as their attacks are often determined by button combinations (as in fighting games) which put a spin on the gameplay. Otherwise, the game's graphics and design are practically identical to the first game.&lt;/story&gt; &lt;/game&gt;</text:p>
          </table:table-cell>
        </table:table-row>
        <table:table-row table:style-name="ro1">
          <table:table-cell office:value-type="string">
            <text:p>Akumajou Dracula X - Chi no Rondo (Japan)</text:p>
          </table:table-cell>
          <table:table-cell office:value-type="string">
            <text:p>1993</text:p>
          </table:table-cell>
          <table:table-cell office:value-type="string">
            <text:p>ESRB - E (Everyone)</text:p>
          </table:table-cell>
          <table:table-cell office:value-type="string">
            <text:p>Akumajou Dracula X - Chi no Rondo </text:p>
          </table:table-cell>
          <table:table-cell table:number-columns-repeated="2" office:value-type="string">
            <text:p>Konami</text:p>
          </table:table-cell>
          <table:table-cell office:value-type="string">
            <text:p>Action</text:p>
          </table:table-cell>
          <table:table-cell office:value-type="string">
            <text:p>4.9</text:p>
          </table:table-cell>
          <table:table-cell office:value-type="string">
            <text:p>1 Player</text:p>
          </table:table-cell>
          <table:table-cell office:value-type="string">
            <text:p>The plot is a short one: Your fiancee was kidnapped by Dracula and so you, Richter Belmont, go on a journey to rescue her and destroy Dracula. The game has a few cutscenes to tell you the story, in the game itself you don't get anything story related.****The game itself consist of you trying to reach the end of each floor, defeating evil creatures on the way with your whip. Nearly every stage has an alternate exit, and on each exit you will have a special boss. To beat them you need good timing and good reactions.</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kumajou Dracula X - Chi no Rondo (Japan)&quot;&gt; &lt;year&gt;1993&lt;/year&gt; &lt;rating&gt;ESRB - E (Everyone)&lt;/rating&gt; &lt;title&gt;Akumajou Dracula X - Chi no Rondo &lt;/title&gt; &lt;pub&gt;Konami&lt;/pub&gt; &lt;dev&gt;Konami&lt;/dev&gt; &lt;genre&gt;Action&lt;/genre&gt; &lt;score&gt;4.9&lt;/score&gt; &lt;player&gt;1 Player&lt;/player&gt; &lt;story&gt;The plot is a short one: Your fiancee was kidnapped by Dracula and so you, Richter Belmont, go on a journey to rescue her and destroy Dracula. The game has a few cutscenes to tell you the story, in the game itself you don't get anything story related.****The game itself consist of you trying to reach the end of each floor, defeating evil creatures on the way with your whip. Nearly every stage has an alternate exit, and on each exit you will have a special boss. To beat them you need good timing and good reactions.&lt;/story&gt; &lt;/game&gt;">
            <text:p>&lt;game name="Akumajou Dracula X - Chi no Rondo (Japan)"&gt; &lt;year&gt;1993&lt;/year&gt; &lt;rating&gt;ESRB - E (Everyone)&lt;/rating&gt; &lt;title&gt;Akumajou Dracula X - Chi no Rondo &lt;/title&gt; &lt;pub&gt;Konami&lt;/pub&gt; &lt;dev&gt;Konami&lt;/dev&gt; &lt;genre&gt;Action&lt;/genre&gt; &lt;score&gt;4.9&lt;/score&gt; &lt;player&gt;1 Player&lt;/player&gt; &lt;story&gt;The plot is a short one: Your fiancee was kidnapped by Dracula and so you, Richter Belmont, go on a journey to rescue her and destroy Dracula. The game has a few cutscenes to tell you the story, in the game itself you don't get anything story related.****The game itself consist of you trying to reach the end of each floor, defeating evil creatures on the way with your whip. Nearly every stage has an alternate exit, and on each exit you will have a special boss. To beat them you need good timing and good reactions.&lt;/story&gt; &lt;/game&gt;</text:p>
          </table:table-cell>
        </table:table-row>
        <table:table-row table:style-name="ro1">
          <table:table-cell office:value-type="string">
            <text:p>Asuka 120% Maxima Burning Fest (Japan)</text:p>
          </table:table-cell>
          <table:table-cell office:value-type="string">
            <text:p>1995</text:p>
          </table:table-cell>
          <table:table-cell office:value-type="string">
            <text:p>ESRB - E (Everyone)</text:p>
          </table:table-cell>
          <table:table-cell office:value-type="string">
            <text:p>Asuka 120% Maxima Burning Fest </text:p>
          </table:table-cell>
          <table:table-cell office:value-type="string">
            <text:p>Fill-in-Cafe</text:p>
          </table:table-cell>
          <table:table-cell office:value-type="string">
            <text:p>NEC Avenue, Ltd.</text:p>
          </table:table-cell>
          <table:table-cell office:value-type="string">
            <text:p>Fighter</text:p>
          </table:table-cell>
          <table:table-cell office:value-type="string">
            <text:p>4.4</text:p>
          </table:table-cell>
          <table:table-cell office:value-type="string">
            <text:p>1-2 Players</text:p>
          </table:table-cell>
          <table:table-cell office:value-type="string">
            <text:p>Ryoran Girls' Private Academy is a high-quality school, which specializes in arts and sciences, but also in martial arts. Each year the most successful students hold a fighting tournament. Each girl represents her specific area of interest (science, sports, music, etc.), and each wants to be the great winner, for her club's and her own glory.****Asuka 120% Maxima is not particularly story-driven; the story mode allows the player to choose any of the ten available girls, each featuring a short introduction, followed by a linear progression of battles against computer-controlled rivals, with a few bits of dialogue before each battle. The versus mode allows the player to compete against any opponent controlled by computer, as well as two-player battles and a &amp;quot;watch mode&amp;quot;, in which the player assigns fighters to computer AI and watches how they unfold.****The combat system follows a rather standard fighting game scheme; the girls execute a variety of kicks, punches, and attacks with special weapons, by pressing combinations of buttons. Girls might have unique weapons and techniques which are associated with the club/subject they represent; for example, a &amp;quot;tomboy&amp;quot; athletic girl will attack with baseballs and other sports accessories, etc.</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suka 120% Maxima Burning Fest (Japan)&quot;&gt; &lt;year&gt;1995&lt;/year&gt; &lt;rating&gt;ESRB - E (Everyone)&lt;/rating&gt; &lt;title&gt;Asuka 120% Maxima Burning Fest &lt;/title&gt; &lt;pub&gt;Fill-in-Cafe&lt;/pub&gt; &lt;dev&gt;NEC Avenue, Ltd.&lt;/dev&gt; &lt;genre&gt;Fighter&lt;/genre&gt; &lt;score&gt;4.4&lt;/score&gt; &lt;player&gt;1-2 Players&lt;/player&gt; &lt;story&gt;Ryoran Girls' Private Academy is a high-quality school, which specializes in arts and sciences, but also in martial arts. Each year the most successful students hold a fighting tournament. Each girl represents her specific area of interest (science, sports, music, etc.), and each wants to be the great winner, for her club's and her own glory.****Asuka 120% Maxima is not particularly story-driven; the story mode allows the player to choose any of the ten available girls, each featuring a short introduction, followed by a linear progression of battles against computer-controlled rivals, with a few bits of dialogue before each battle. The versus mode allows the player to compete against any opponent controlled by computer, as well as two-player battles and a &amp;quot;watch mode&amp;quot;, in which the player assigns fighters to computer AI and watches how they unfold.****The combat system follows a rather standard fighting game scheme; the girls execute a variety of kicks, punches, and attacks with special weapons, by pressing combinations of buttons. Girls might have unique weapons and techniques which are associated with the club/subject they represent; for example, a &amp;quot;tomboy&amp;quot; athletic girl will attack with baseballs and other sports accessories, etc.&lt;/story&gt; &lt;/game&gt;">
            <text:p>&lt;game name="Asuka 120% Maxima Burning Fest (Japan)"&gt; &lt;year&gt;1995&lt;/year&gt; &lt;rating&gt;ESRB - E (Everyone)&lt;/rating&gt; &lt;title&gt;Asuka 120% Maxima Burning Fest &lt;/title&gt; &lt;pub&gt;Fill-in-Cafe&lt;/pub&gt; &lt;dev&gt;NEC Avenue, Ltd.&lt;/dev&gt; &lt;genre&gt;Fighter&lt;/genre&gt; &lt;score&gt;4.4&lt;/score&gt; &lt;player&gt;1-2 Players&lt;/player&gt; &lt;story&gt;Ryoran Girls' Private Academy is a high-quality school, which specializes in arts and sciences, but also in martial arts. Each year the most successful students hold a fighting tournament. Each girl represents her specific area of interest (science, sports, music, etc.), and each wants to be the great winner, for her club's and her own glory.****Asuka 120% Maxima is not particularly story-driven; the story mode allows the player to choose any of the ten available girls, each featuring a short introduction, followed by a linear progression of battles against computer-controlled rivals, with a few bits of dialogue before each battle. The versus mode allows the player to compete against any opponent controlled by computer, as well as two-player battles and a &amp;quot;watch mode&amp;quot;, in which the player assigns fighters to computer AI and watches how they unfold.****The combat system follows a rather standard fighting game scheme; the girls execute a variety of kicks, punches, and attacks with special weapons, by pressing combinations of buttons. Girls might have unique weapons and techniques which are associated with the club/subject they represent; for example, a &amp;quot;tomboy&amp;quot; athletic girl will attack with baseballs and other sports accessories, etc.&lt;/story&gt; &lt;/game&gt;</text:p>
          </table:table-cell>
        </table:table-row>
        <table:table-row table:style-name="ro1">
          <table:table-cell office:value-type="string">
            <text:p>Avenger (Japan)</text:p>
          </table:table-cell>
          <table:table-cell office:value-type="string">
            <text:p>1990</text:p>
          </table:table-cell>
          <table:table-cell office:value-type="string">
            <text:p>ESRB - E (Everyone)</text:p>
          </table:table-cell>
          <table:table-cell office:value-type="string">
            <text:p>Avenger </text:p>
          </table:table-cell>
          <table:table-cell office:value-type="string">
            <text:p>LaserSoft</text:p>
          </table:table-cell>
          <table:table-cell office:value-type="string">
            <text:p>Nihon Telenet</text:p>
          </table:table-cell>
          <table:table-cell office:value-type="string">
            <text:p>Shooter</text:p>
          </table:table-cell>
          <table:table-cell office:value-type="string">
            <text:p>3.0</text:p>
          </table:table-cell>
          <table:table-cell office:value-type="string">
            <text:p>1 Player</text:p>
          </table:table-cell>
          <table:table-cell office:value-type="string">
            <text:p>A devastating atomic war wiped out the biggest cities on the Earth and most of its population. Anarchy reigned, different military organizations fighting each other in a new war for dominance. One of such organizations eventually seized control of the planet, establishing itself as a tyrannic government and using advanced technology for military purposes. Only a lone pilot can save humanity from their clutches...****Avenger is a vertically-scrolling shooter, in which the player navigates a plane through levels populated by hostile planes, tanks, cannons, ships, stationary devices, and massive boss enemies. Before each mission, the player can choose among different weapons in three categories: main, sub, and special. Main and sub weapons are fired simultaneously and have unlimited ammunition, while the powerful special attacks are accessed by pressing a different button and are limited. The player can try any combination of the three categories, for example enhancing the main rocket launcher with a pod that fires laser to the sides as a sub weapon, and a protective shield as a special one. Power-ups change properties rapidly, so the player has to catch them at a specific time to enhance either main, sub, or special weapon. Those power-ups do not change the properties of a weapon, but rather give it additional fire power.</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venger (Japan)&quot;&gt; &lt;year&gt;1990&lt;/year&gt; &lt;rating&gt;ESRB - E (Everyone)&lt;/rating&gt; &lt;title&gt;Avenger &lt;/title&gt; &lt;pub&gt;LaserSoft&lt;/pub&gt; &lt;dev&gt;Nihon Telenet&lt;/dev&gt; &lt;genre&gt;Shooter&lt;/genre&gt; &lt;score&gt;3.0&lt;/score&gt; &lt;player&gt;1 Player&lt;/player&gt; &lt;story&gt;A devastating atomic war wiped out the biggest cities on the Earth and most of its population. Anarchy reigned, different military organizations fighting each other in a new war for dominance. One of such organizations eventually seized control of the planet, establishing itself as a tyrannic government and using advanced technology for military purposes. Only a lone pilot can save humanity from their clutches...****Avenger is a vertically-scrolling shooter, in which the player navigates a plane through levels populated by hostile planes, tanks, cannons, ships, stationary devices, and massive boss enemies. Before each mission, the player can choose among different weapons in three categories: main, sub, and special. Main and sub weapons are fired simultaneously and have unlimited ammunition, while the powerful special attacks are accessed by pressing a different button and are limited. The player can try any combination of the three categories, for example enhancing the main rocket launcher with a pod that fires laser to the sides as a sub weapon, and a protective shield as a special one. Power-ups change properties rapidly, so the player has to catch them at a specific time to enhance either main, sub, or special weapon. Those power-ups do not change the properties of a weapon, but rather give it additional fire power.&lt;/story&gt; &lt;/game&gt;">
            <text:p>&lt;game name="Avenger (Japan)"&gt; &lt;year&gt;1990&lt;/year&gt; &lt;rating&gt;ESRB - E (Everyone)&lt;/rating&gt; &lt;title&gt;Avenger &lt;/title&gt; &lt;pub&gt;LaserSoft&lt;/pub&gt; &lt;dev&gt;Nihon Telenet&lt;/dev&gt; &lt;genre&gt;Shooter&lt;/genre&gt; &lt;score&gt;3.0&lt;/score&gt; &lt;player&gt;1 Player&lt;/player&gt; &lt;story&gt;A devastating atomic war wiped out the biggest cities on the Earth and most of its population. Anarchy reigned, different military organizations fighting each other in a new war for dominance. One of such organizations eventually seized control of the planet, establishing itself as a tyrannic government and using advanced technology for military purposes. Only a lone pilot can save humanity from their clutches...****Avenger is a vertically-scrolling shooter, in which the player navigates a plane through levels populated by hostile planes, tanks, cannons, ships, stationary devices, and massive boss enemies. Before each mission, the player can choose among different weapons in three categories: main, sub, and special. Main and sub weapons are fired simultaneously and have unlimited ammunition, while the powerful special attacks are accessed by pressing a different button and are limited. The player can try any combination of the three categories, for example enhancing the main rocket launcher with a pod that fires laser to the sides as a sub weapon, and a protective shield as a special one. Power-ups change properties rapidly, so the player has to catch them at a specific time to enhance either main, sub, or special weapon. Those power-ups do not change the properties of a weapon, but rather give it additional fire power.&lt;/story&gt; &lt;/game&gt;</text:p>
          </table:table-cell>
        </table:table-row>
        <table:table-row table:style-name="ro1">
          <table:table-cell office:value-type="string">
            <text:p>Baby Jo the Super Hero (Japan)</text:p>
          </table:table-cell>
          <table:table-cell office:value-type="string">
            <text:p>1992</text:p>
          </table:table-cell>
          <table:table-cell office:value-type="string">
            <text:p>ESRB - E (Everyone)</text:p>
          </table:table-cell>
          <table:table-cell office:value-type="string">
            <text:p>Baby Jo the Super Hero </text:p>
          </table:table-cell>
          <table:table-cell office:value-type="string">
            <text:p>Loriciel</text:p>
          </table:table-cell>
          <table:table-cell office:value-type="string">
            <text:p>Microworld</text:p>
          </table:table-cell>
          <table:table-cell office:value-type="string">
            <text:p>Platform</text:p>
          </table:table-cell>
          <table:table-cell office:value-type="string">
            <text:p>3.2</text:p>
          </table:table-cell>
          <table:table-cell office:value-type="string">
            <text:p>1 Player</text:p>
          </table:table-cell>
          <table:table-cell office:value-type="string">
            <text:p>As the eponymous Baby Jo you're trying to make it back home. Can a simple baby get past the four levels while avoiding the bad-tempered animals and machines on the way? Baby Jo in: "Going Home" is a side-scrolling platform game. Jo can pick up rattles which can be tossed at enemies (such as bees, lawnmowers or spiders). Apart from watching out for the baby's dropping health (represented as an increasingly tearful face), the baby's diaper gets wetter over time and the thirst increases, too. If the diaper becomes too wet or the baby becomes too thirsty, the player immediately loses a life, so collecting fresh bottles and diapers is important. </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Baby Jo the Super Hero (Japan)&quot;&gt; &lt;year&gt;1992&lt;/year&gt; &lt;rating&gt;ESRB - E (Everyone)&lt;/rating&gt; &lt;title&gt;Baby Jo the Super Hero &lt;/title&gt; &lt;pub&gt;Loriciel&lt;/pub&gt; &lt;dev&gt;Microworld&lt;/dev&gt; &lt;genre&gt;Platform&lt;/genre&gt; &lt;score&gt;3.2&lt;/score&gt; &lt;player&gt;1 Player&lt;/player&gt; &lt;story&gt;As the eponymous Baby Jo you're trying to make it back home. Can a simple baby get past the four levels while avoiding the bad-tempered animals and machines on the way? Baby Jo in: &quot;Going Home&quot; is a side-scrolling platform game. Jo can pick up rattles which can be tossed at enemies (such as bees, lawnmowers or spiders). Apart from watching out for the baby's dropping health (represented as an increasingly tearful face), the baby's diaper gets wetter over time and the thirst increases, too. If the diaper becomes too wet or the baby becomes too thirsty, the player immediately loses a life, so collecting fresh bottles and diapers is important. &lt;/story&gt; &lt;/game&gt;">
            <text:p>&lt;game name="Baby Jo the Super Hero (Japan)"&gt; &lt;year&gt;1992&lt;/year&gt; &lt;rating&gt;ESRB - E (Everyone)&lt;/rating&gt; &lt;title&gt;Baby Jo the Super Hero &lt;/title&gt; &lt;pub&gt;Loriciel&lt;/pub&gt; &lt;dev&gt;Microworld&lt;/dev&gt; &lt;genre&gt;Platform&lt;/genre&gt; &lt;score&gt;3.2&lt;/score&gt; &lt;player&gt;1 Player&lt;/player&gt; &lt;story&gt;As the eponymous Baby Jo you're trying to make it back home. Can a simple baby get past the four levels while avoiding the bad-tempered animals and machines on the way? Baby Jo in: "Going Home" is a side-scrolling platform game. Jo can pick up rattles which can be tossed at enemies (such as bees, lawnmowers or spiders). Apart from watching out for the baby's dropping health (represented as an increasingly tearful face), the baby's diaper gets wetter over time and the thirst increases, too. If the diaper becomes too wet or the baby becomes too thirsty, the player immediately loses a life, so collecting fresh bottles and diapers is important. &lt;/story&gt; &lt;/game&gt;</text:p>
          </table:table-cell>
        </table:table-row>
        <table:table-row table:style-name="ro1">
          <table:table-cell office:value-type="string">
            <text:p>Bakushou Yoshimoto Shinkigeki (Japan)</text:p>
          </table:table-cell>
          <table:table-cell office:value-type="string">
            <text:p>1994</text:p>
          </table:table-cell>
          <table:table-cell office:value-type="string">
            <text:p>ESRB - E (Everyone)</text:p>
          </table:table-cell>
          <table:table-cell office:value-type="string">
            <text:p>Bakushou Yoshimoto Shinkigeki </text:p>
          </table:table-cell>
          <table:table-cell table:number-columns-repeated="2" office:value-type="string">
            <text:p>Hudson Soft</text:p>
          </table:table-cell>
          <table:table-cell office:value-type="string">
            <text:p>Platform</text:p>
          </table:table-cell>
          <table:table-cell office:value-type="string">
            <text:p>4.0</text:p>
          </table:table-cell>
          <table:table-cell office:value-type="string">
            <text:p>1 Player</text:p>
          </table:table-cell>
          <table:table-cell office:value-type="string">
            <text:p>The game is based on the comedy TV show Yoshimoto no Shinkigeki, which in its turn is based on a theatrical comedy show popular in Osaka and its surroundings. The game stars characters that either look like the actors from the TV show and/or resemble characters played by them. ****The show consists of short episodes which are depictions of comical situations, and are not related to each other story-wise. Same can be applied to the game: there is no real story, just a stretch of hilarious and intentionally impossible situation the protagonists find themselves in.****The setting is deliberately nonsensical, with the locations ranging from typical Japanese suburbs to ancient Japan, town in the American Old West, North Pole, etc. Scenarios are full of anachronisms: for example, one of the protagonists is sent in a space rocket to outer space from a desert near an Old West town, bumps into a planet, and falls back without taking any damage.****Core gameplay is that of a platformer, more precisely an old-fashioned, <text:s/>Mario-type "jump-and-run". Under normal circumstances, the protagonists have no weapons; the enemies are temporarily paralyzed (not killed) by jumping over their heads.****The game contains a wealth of mini-games, most of which must be completed in order to proceed. The mini-games include: synchronized dancing (through <text:s/>QTEs), rock-paper-scissors variant with pizza throwing, cowboy-like shoot-outs, and many others.</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Bakushou Yoshimoto Shinkigeki (Japan)&quot;&gt; &lt;year&gt;1994&lt;/year&gt; &lt;rating&gt;ESRB - E (Everyone)&lt;/rating&gt; &lt;title&gt;Bakushou Yoshimoto Shinkigeki &lt;/title&gt; &lt;pub&gt;Hudson Soft&lt;/pub&gt; &lt;dev&gt;Hudson Soft&lt;/dev&gt; &lt;genre&gt;Platform&lt;/genre&gt; &lt;score&gt;4.0&lt;/score&gt; &lt;player&gt;1 Player&lt;/player&gt; &lt;story&gt;The game is based on the comedy TV show Yoshimoto no Shinkigeki, which in its turn is based on a theatrical comedy show popular in Osaka and its surroundings. The game stars characters that either look like the actors from the TV show and/or resemble characters played by them. ****The show consists of short episodes which are depictions of comical situations, and are not related to each other story-wise. Same can be applied to the game: there is no real story, just a stretch of hilarious and intentionally impossible situation the protagonists find themselves in.****The setting is deliberately nonsensical, with the locations ranging from typical Japanese suburbs to ancient Japan, town in the American Old West, North Pole, etc. Scenarios are full of anachronisms: for example, one of the protagonists is sent in a space rocket to outer space from a desert near an Old West town, bumps into a planet, and falls back without taking any damage.****Core gameplay is that of a platformer, more precisely an old-fashioned,  Mario-type &quot;jump-and-run&quot;. Under normal circumstances, the protagonists have no weapons; the enemies are temporarily paralyzed (not killed) by jumping over their heads.****The game contains a wealth of mini-games, most of which must be completed in order to proceed. The mini-games include: synchronized dancing (through  QTEs), rock-paper-scissors variant with pizza throwing, cowboy-like shoot-outs, and many others.&lt;/story&gt; &lt;/game&gt;">
            <text:p>&lt;game name="Bakushou Yoshimoto Shinkigeki (Japan)"&gt; &lt;year&gt;1994&lt;/year&gt; &lt;rating&gt;ESRB - E (Everyone)&lt;/rating&gt; &lt;title&gt;Bakushou Yoshimoto Shinkigeki &lt;/title&gt; &lt;pub&gt;Hudson Soft&lt;/pub&gt; &lt;dev&gt;Hudson Soft&lt;/dev&gt; &lt;genre&gt;Platform&lt;/genre&gt; &lt;score&gt;4.0&lt;/score&gt; &lt;player&gt;1 Player&lt;/player&gt; &lt;story&gt;The game is based on the comedy TV show Yoshimoto no Shinkigeki, which in its turn is based on a theatrical comedy show popular in Osaka and its surroundings. The game stars characters that either look like the actors from the TV show and/or resemble characters played by them. ****The show consists of short episodes which are depictions of comical situations, and are not related to each other story-wise. Same can be applied to the game: there is no real story, just a stretch of hilarious and intentionally impossible situation the protagonists find themselves in.****The setting is deliberately nonsensical, with the locations ranging from typical Japanese suburbs to ancient Japan, town in the American Old West, North Pole, etc. Scenarios are full of anachronisms: for example, one of the protagonists is sent in a space rocket to outer space from a desert near an Old West town, bumps into a planet, and falls back without taking any damage.****Core gameplay is that of a platformer, more precisely an old-fashioned, <text:s/>Mario-type "jump-and-run". Under normal circumstances, the protagonists have no weapons; the enemies are temporarily paralyzed (not killed) by jumping over their heads.****The game contains a wealth of mini-games, most of which must be completed in order to proceed. The mini-games include: synchronized dancing (through <text:s/>QTEs), rock-paper-scissors variant with pizza throwing, cowboy-like shoot-outs, and many others.&lt;/story&gt; &lt;/game&gt;</text:p>
          </table:table-cell>
        </table:table-row>
        <table:table-row table:style-name="ro1">
          <table:table-cell office:value-type="string">
            <text:p>Battle Field '94 in Tokyo Dome (Japan)</text:p>
          </table:table-cell>
          <table:table-cell office:value-type="string">
            <text:p>1994</text:p>
          </table:table-cell>
          <table:table-cell office:value-type="string">
            <text:p>ESRB - E (Everyone)</text:p>
          </table:table-cell>
          <table:table-cell office:value-type="string">
            <text:p>Battle Field '94 in Tokyo Dome </text:p>
          </table:table-cell>
          <table:table-cell table:number-columns-repeated="2" office:value-type="string">
            <text:p>Fujicom Co. Ltd.</text:p>
          </table:table-cell>
          <table:table-cell office:value-type="string">
            <text:p>Sports/Wrestling</text:p>
          </table:table-cell>
          <table:table-cell office:value-type="string">
            <text:p>1.6</text:p>
          </table:table-cell>
          <table:table-cell office:value-type="string">
            <text:p>1-2 Players</text:p>
          </table:table-cell>
          <table:table-cell office:value-type="string">
            <text:p>Shin Nihon Pro Wrestling 94: Battlefield in Tokyo Dome allows the players to experience Japan's most popular professional wrestling promotion, New Japan Pro Wrestling. The game features real wrestlers from the time period it was released in. The wrestlers appear as digitized photos in the intro sequence and on the character selection screens; during gameplay, they are rendered as 2D graphical images. <text:s/>The game has four gameplay modes; the "battle mode" allows the player to choose one wrestler and compete against opponents chosen and controlled by the computer AI. The other modes correspond to a league, a cup (knock-out stages only), and a "versus" mode, in which the player can also choose any opponent to compete against. In every mode, the player is able to choose between single match (one-on-one) and tag team, with an additional wrestler on each side. The league mode allows competition between up to four players. <text:s/>The combat system is similar to that of fighting games, with a side view and health bars for the wrestlers.</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Battle Field '94 in Tokyo Dome (Japan)&quot;&gt; &lt;year&gt;1994&lt;/year&gt; &lt;rating&gt;ESRB - E (Everyone)&lt;/rating&gt; &lt;title&gt;Battle Field '94 in Tokyo Dome &lt;/title&gt; &lt;pub&gt;Fujicom Co. Ltd.&lt;/pub&gt; &lt;dev&gt;Fujicom Co. Ltd.&lt;/dev&gt; &lt;genre&gt;Sports/Wrestling&lt;/genre&gt; &lt;score&gt;1.6&lt;/score&gt; &lt;player&gt;1-2 Players&lt;/player&gt; &lt;story&gt;Shin Nihon Pro Wrestling 94: Battlefield in Tokyo Dome allows the players to experience Japan's most popular professional wrestling promotion, New Japan Pro Wrestling. The game features real wrestlers from the time period it was released in. The wrestlers appear as digitized photos in the intro sequence and on the character selection screens; during gameplay, they are rendered as 2D graphical images.  The game has four gameplay modes; the &quot;battle mode&quot; allows the player to choose one wrestler and compete against opponents chosen and controlled by the computer AI. The other modes correspond to a league, a cup (knock-out stages only), and a &quot;versus&quot; mode, in which the player can also choose any opponent to compete against. In every mode, the player is able to choose between single match (one-on-one) and tag team, with an additional wrestler on each side. The league mode allows competition between up to four players.  The combat system is similar to that of fighting games, with a side view and health bars for the wrestlers.&lt;/story&gt; &lt;/game&gt;">
            <text:p>&lt;game name="Battle Field '94 in Tokyo Dome (Japan)"&gt; &lt;year&gt;1994&lt;/year&gt; &lt;rating&gt;ESRB - E (Everyone)&lt;/rating&gt; &lt;title&gt;Battle Field '94 in Tokyo Dome &lt;/title&gt; &lt;pub&gt;Fujicom Co. Ltd.&lt;/pub&gt; &lt;dev&gt;Fujicom Co. Ltd.&lt;/dev&gt; &lt;genre&gt;Sports/Wrestling&lt;/genre&gt; &lt;score&gt;1.6&lt;/score&gt; &lt;player&gt;1-2 Players&lt;/player&gt; &lt;story&gt;Shin Nihon Pro Wrestling 94: Battlefield in Tokyo Dome allows the players to experience Japan's most popular professional wrestling promotion, New Japan Pro Wrestling. The game features real wrestlers from the time period it was released in. The wrestlers appear as digitized photos in the intro sequence and on the character selection screens; during gameplay, they are rendered as 2D graphical images. <text:s/>The game has four gameplay modes; the "battle mode" allows the player to choose one wrestler and compete against opponents chosen and controlled by the computer AI. The other modes correspond to a league, a cup (knock-out stages only), and a "versus" mode, in which the player can also choose any opponent to compete against. In every mode, the player is able to choose between single match (one-on-one) and tag team, with an additional wrestler on each side. The league mode allows competition between up to four players. <text:s/>The combat system is similar to that of fighting games, with a side view and health bars for the wrestlers.&lt;/story&gt; &lt;/game&gt;</text:p>
          </table:table-cell>
        </table:table-row>
        <table:table-row table:style-name="ro1">
          <table:table-cell office:value-type="string">
            <text:p>Bazaru Degozaru no Game Degozaru (Japan)</text:p>
          </table:table-cell>
          <table:table-cell office:value-type="string">
            <text:p>1996</text:p>
          </table:table-cell>
          <table:table-cell office:value-type="string">
            <text:p>ESRB - E (Everyone)</text:p>
          </table:table-cell>
          <table:table-cell office:value-type="string">
            <text:p>Bazaru Degozaru no Game Degozaru </text:p>
          </table:table-cell>
          <table:table-cell table:number-columns-repeated="2" office:value-type="string">
            <text:p>NEC Home Electronics.</text:p>
          </table:table-cell>
          <table:table-cell office:value-type="string">
            <text:p>Puzzle</text:p>
          </table:table-cell>
          <table:table-cell office:value-type="string">
            <text:p>4.0</text:p>
          </table:table-cell>
          <table:table-cell office:value-type="string">
            <text:p>1 Player</text:p>
          </table:table-cell>
          <table:table-cell office:value-type="string">
            <text:p>Bazaru de Gozaru no Game de Gozaru is a puzzle game starring a <text:s/>monkey protagonist named Bazaru. The concept of the game is remotely similar to that of <text:s/>Lemmings: the player's task is to "program" the actions of the hero in order to safely traverse a stage full of traps and hazards. Unlike Lemmings, there is only one primate to control in this game; also, the player's "programming" must be performed before letting the monkey loose, unlike the real-time player input in Lemmings.****The player basically orders the monkey what to do at specific spots (which are highlighted by exclamation marks on the level map). In the beginning the levels are short and simple, and the monkey can perform only one action. As the game advances, the puzzles become more and more complex, and so is the amount of actions the monkey must perform to reach safety.****The actions include, but are not limited to: running, jumping (in both directions), rolling, pushing, sitting, etc. New actions are learned as the player advances. The player must study the level carefully and often predict the behavior of hostile characters as well as laws of physics, since the monkey can get easily trapped, killed by enemies, fall off cliffs, etc. For example, a wild boar will immediately charge at the monkey; using the momentum, the player can use the animal as a trampoline to jump to higher ground. ****Many levels can be solved in different ways. Alternate solutions are harder to figure out, but may lead to bananas, coins, and other things of interest.</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Bazaru Degozaru no Game Degozaru (Japan)&quot;&gt; &lt;year&gt;1996&lt;/year&gt; &lt;rating&gt;ESRB - E (Everyone)&lt;/rating&gt; &lt;title&gt;Bazaru Degozaru no Game Degozaru &lt;/title&gt; &lt;pub&gt;NEC Home Electronics.&lt;/pub&gt; &lt;dev&gt;NEC Home Electronics.&lt;/dev&gt; &lt;genre&gt;Puzzle&lt;/genre&gt; &lt;score&gt;4.0&lt;/score&gt; &lt;player&gt;1 Player&lt;/player&gt; &lt;story&gt;Bazaru de Gozaru no Game de Gozaru is a puzzle game starring a  monkey protagonist named Bazaru. The concept of the game is remotely similar to that of  Lemmings: the player's task is to &quot;program&quot; the actions of the hero in order to safely traverse a stage full of traps and hazards. Unlike Lemmings, there is only one primate to control in this game; also, the player's &quot;programming&quot; must be performed before letting the monkey loose, unlike the real-time player input in Lemmings.****The player basically orders the monkey what to do at specific spots (which are highlighted by exclamation marks on the level map). In the beginning the levels are short and simple, and the monkey can perform only one action. As the game advances, the puzzles become more and more complex, and so is the amount of actions the monkey must perform to reach safety.****The actions include, but are not limited to: running, jumping (in both directions), rolling, pushing, sitting, etc. New actions are learned as the player advances. The player must study the level carefully and often predict the behavior of hostile characters as well as laws of physics, since the monkey can get easily trapped, killed by enemies, fall off cliffs, etc. For example, a wild boar will immediately charge at the monkey; using the momentum, the player can use the animal as a trampoline to jump to higher ground. ****Many levels can be solved in different ways. Alternate solutions are harder to figure out, but may lead to bananas, coins, and other things of interest.&lt;/story&gt; &lt;/game&gt;">
            <text:p>&lt;game name="Bazaru Degozaru no Game Degozaru (Japan)"&gt; &lt;year&gt;1996&lt;/year&gt; &lt;rating&gt;ESRB - E (Everyone)&lt;/rating&gt; &lt;title&gt;Bazaru Degozaru no Game Degozaru &lt;/title&gt; &lt;pub&gt;NEC Home Electronics.&lt;/pub&gt; &lt;dev&gt;NEC Home Electronics.&lt;/dev&gt; &lt;genre&gt;Puzzle&lt;/genre&gt; &lt;score&gt;4.0&lt;/score&gt; &lt;player&gt;1 Player&lt;/player&gt; &lt;story&gt;Bazaru de Gozaru no Game de Gozaru is a puzzle game starring a <text:s/>monkey protagonist named Bazaru. The concept of the game is remotely similar to that of <text:s/>Lemmings: the player's task is to "program" the actions of the hero in order to safely traverse a stage full of traps and hazards. Unlike Lemmings, there is only one primate to control in this game; also, the player's "programming" must be performed before letting the monkey loose, unlike the real-time player input in Lemmings.****The player basically orders the monkey what to do at specific spots (which are highlighted by exclamation marks on the level map). In the beginning the levels are short and simple, and the monkey can perform only one action. As the game advances, the puzzles become more and more complex, and so is the amount of actions the monkey must perform to reach safety.****The actions include, but are not limited to: running, jumping (in both directions), rolling, pushing, sitting, etc. New actions are learned as the player advances. The player must study the level carefully and often predict the behavior of hostile characters as well as laws of physics, since the monkey can get easily trapped, killed by enemies, fall off cliffs, etc. For example, a wild boar will immediately charge at the monkey; using the momentum, the player can use the animal as a trampoline to jump to higher ground. ****Many levels can be solved in different ways. Alternate solutions are harder to figure out, but may lead to bananas, coins, and other things of interest.&lt;/story&gt; &lt;/game&gt;</text:p>
          </table:table-cell>
        </table:table-row>
        <table:table-row table:style-name="ro1">
          <table:table-cell office:value-type="string">
            <text:p>Bomberman - Panic Bomber (Japan)</text:p>
          </table:table-cell>
          <table:table-cell office:value-type="string">
            <text:p>1994</text:p>
          </table:table-cell>
          <table:table-cell office:value-type="string">
            <text:p>ESRB - E (Everyone)</text:p>
          </table:table-cell>
          <table:table-cell office:value-type="string">
            <text:p>Bomberman - Panic Bomber </text:p>
          </table:table-cell>
          <table:table-cell table:number-columns-repeated="2" office:value-type="string">
            <text:p>Hudson Soft</text:p>
          </table:table-cell>
          <table:table-cell office:value-type="string">
            <text:p>Puzzle</text:p>
          </table:table-cell>
          <table:table-cell office:value-type="string">
            <text:p>3.2</text:p>
          </table:table-cell>
          <table:table-cell office:value-type="string">
            <text:p>1-5 Players</text:p>
          </table:table-cell>
          <table:table-cell office:value-type="string">
            <text:p>Panic Bomber is a <text:s/>falling block puzzle game, somewhat reminiscent of <text:s/>Puyo Puyo games: instead of <text:s/>Tetris-like abstract blocks, little colored heads are falling down and must be arranged in rows of three (vertically or horizontally), by rotating them and matching them with other heads of the same color. In this case, the heads clearly belong to the titular character of the <text:s/>Bomberman series.****The game has similar gameplay and opponents as in the <text:s/>handheld version; Bomberman automatically advances on a &amp;quot;world map&amp;quot;, defeating opponents in falling block contests in a linear fashion. However, this is only one part of the game, the story mode. Two additional modes are: a versus mode, which allows multiplayer gameplay of up to five players, and a timed challenge mode. In the latter, the player has to complete specific falling block-related tasks before the time runs out.</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omberman - Panic Bomber (Japan)&quot;&gt; &lt;year&gt;1994&lt;/year&gt; &lt;rating&gt;ESRB - E (Everyone)&lt;/rating&gt; &lt;title&gt;Bomberman - Panic Bomber &lt;/title&gt; &lt;pub&gt;Hudson Soft&lt;/pub&gt; &lt;dev&gt;Hudson Soft&lt;/dev&gt; &lt;genre&gt;Puzzle&lt;/genre&gt; &lt;score&gt;3.2&lt;/score&gt; &lt;player&gt;1-5 Players&lt;/player&gt; &lt;story&gt;Panic Bomber is a  falling block puzzle game, somewhat reminiscent of  Puyo Puyo games: instead of  Tetris-like abstract blocks, little colored heads are falling down and must be arranged in rows of three (vertically or horizontally), by rotating them and matching them with other heads of the same color. In this case, the heads clearly belong to the titular character of the  Bomberman series.****The game has similar gameplay and opponents as in the  handheld version; Bomberman automatically advances on a &amp;quot;world map&amp;quot;, defeating opponents in falling block contests in a linear fashion. However, this is only one part of the game, the story mode. Two additional modes are: a versus mode, which allows multiplayer gameplay of up to five players, and a timed challenge mode. In the latter, the player has to complete specific falling block-related tasks before the time runs out.&lt;/story&gt; &lt;/game&gt;">
            <text:p>&lt;game name="Bomberman - Panic Bomber (Japan)"&gt; &lt;year&gt;1994&lt;/year&gt; &lt;rating&gt;ESRB - E (Everyone)&lt;/rating&gt; &lt;title&gt;Bomberman - Panic Bomber &lt;/title&gt; &lt;pub&gt;Hudson Soft&lt;/pub&gt; &lt;dev&gt;Hudson Soft&lt;/dev&gt; &lt;genre&gt;Puzzle&lt;/genre&gt; &lt;score&gt;3.2&lt;/score&gt; &lt;player&gt;1-5 Players&lt;/player&gt; &lt;story&gt;Panic Bomber is a <text:s/>falling block puzzle game, somewhat reminiscent of <text:s/>Puyo Puyo games: instead of <text:s/>Tetris-like abstract blocks, little colored heads are falling down and must be arranged in rows of three (vertically or horizontally), by rotating them and matching them with other heads of the same color. In this case, the heads clearly belong to the titular character of the <text:s/>Bomberman series.****The game has similar gameplay and opponents as in the <text:s/>handheld version; Bomberman automatically advances on a &amp;quot;world map&amp;quot;, defeating opponents in falling block contests in a linear fashion. However, this is only one part of the game, the story mode. Two additional modes are: a versus mode, which allows multiplayer gameplay of up to five players, and a timed challenge mode. In the latter, the player has to complete specific falling block-related tasks before the time runs out.&lt;/story&gt; &lt;/game&gt;</text:p>
          </table:table-cell>
        </table:table-row>
        <table:table-row table:style-name="ro1">
          <table:table-cell office:value-type="string">
            <text:p>Bonanza Bros (Japan)</text:p>
          </table:table-cell>
          <table:table-cell office:value-type="string">
            <text:p>1992</text:p>
          </table:table-cell>
          <table:table-cell office:value-type="string">
            <text:p>ESRB - E (Everyone)</text:p>
          </table:table-cell>
          <table:table-cell office:value-type="string">
            <text:p>Bonanza Bros </text:p>
          </table:table-cell>
          <table:table-cell office:value-type="string">
            <text:p>Sega</text:p>
          </table:table-cell>
          <table:table-cell office:value-type="string">
            <text:p>NEC Avenue, Ltd.</text:p>
          </table:table-cell>
          <table:table-cell office:value-type="string">
            <text:p>Action</text:p>
          </table:table-cell>
          <table:table-cell office:value-type="string">
            <text:p>3.5</text:p>
          </table:table-cell>
          <table:table-cell office:value-type="string">
            <text:p>1-2 Players</text:p>
          </table:table-cell>
          <table:table-cell office:value-type="string">
            <text:p>Mobo and Robo Bonanza are enjoying their favorite television show when the picture crackles and a shadowy figure of a mysterious stranger appears on screen. This figure asks them to collect certain items that he has placed inside various buildings to test his security force. If they return the items successfully, Mobo and Robo will be rewarded. The two of them state that they will get the job done in just three minutes. However, little do they know that each building is packed with security guards who will raise the alarm if they are caught red-handed. Fortunately both Mobo and Robo are equipped with bullets that can knock the guards unconscious for a few seconds. An $100 reward will be given out if Mobo and Robo are apprehended.****As either Mobo or Robo, you must collect all the treasures before leaving the ten buildings and shoot any security guards that get in your way. Remember that you are under a time limit. An in-game map will help you locate the treasures. There is a bonus stage after three buildings, where the object is to collect the gold bars in a limited amount of time without <text:s/>one of the three spotlights shining on you. If it is possible, hide behind open doors. If you manage to get all the gold bars, 10,000 points is added to your score. There are three of these bonus stages, but each of them varies.</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Bonanza Bros (Japan)&quot;&gt; &lt;year&gt;1992&lt;/year&gt; &lt;rating&gt;ESRB - E (Everyone)&lt;/rating&gt; &lt;title&gt;Bonanza Bros &lt;/title&gt; &lt;pub&gt;Sega&lt;/pub&gt; &lt;dev&gt;NEC Avenue, Ltd.&lt;/dev&gt; &lt;genre&gt;Action&lt;/genre&gt; &lt;score&gt;3.5&lt;/score&gt; &lt;player&gt;1-2 Players&lt;/player&gt; &lt;story&gt;Mobo and Robo Bonanza are enjoying their favorite television show when the picture crackles and a shadowy figure of a mysterious stranger appears on screen. This figure asks them to collect certain items that he has placed inside various buildings to test his security force. If they return the items successfully, Mobo and Robo will be rewarded. The two of them state that they will get the job done in just three minutes. However, little do they know that each building is packed with security guards who will raise the alarm if they are caught red-handed. Fortunately both Mobo and Robo are equipped with bullets that can knock the guards unconscious for a few seconds. An $100 reward will be given out if Mobo and Robo are apprehended.****As either Mobo or Robo, you must collect all the treasures before leaving the ten buildings and shoot any security guards that get in your way. Remember that you are under a time limit. An in-game map will help you locate the treasures. There is a bonus stage after three buildings, where the object is to collect the gold bars in a limited amount of time without  one of the three spotlights shining on you. If it is possible, hide behind open doors. If you manage to get all the gold bars, 10,000 points is added to your score. There are three of these bonus stages, but each of them varies.&lt;/story&gt; &lt;/game&gt;">
            <text:p>&lt;game name="Bonanza Bros (Japan)"&gt; &lt;year&gt;1992&lt;/year&gt; &lt;rating&gt;ESRB - E (Everyone)&lt;/rating&gt; &lt;title&gt;Bonanza Bros &lt;/title&gt; &lt;pub&gt;Sega&lt;/pub&gt; &lt;dev&gt;NEC Avenue, Ltd.&lt;/dev&gt; &lt;genre&gt;Action&lt;/genre&gt; &lt;score&gt;3.5&lt;/score&gt; &lt;player&gt;1-2 Players&lt;/player&gt; &lt;story&gt;Mobo and Robo Bonanza are enjoying their favorite television show when the picture crackles and a shadowy figure of a mysterious stranger appears on screen. This figure asks them to collect certain items that he has placed inside various buildings to test his security force. If they return the items successfully, Mobo and Robo will be rewarded. The two of them state that they will get the job done in just three minutes. However, little do they know that each building is packed with security guards who will raise the alarm if they are caught red-handed. Fortunately both Mobo and Robo are equipped with bullets that can knock the guards unconscious for a few seconds. An $100 reward will be given out if Mobo and Robo are apprehended.****As either Mobo or Robo, you must collect all the treasures before leaving the ten buildings and shoot any security guards that get in your way. Remember that you are under a time limit. An in-game map will help you locate the treasures. There is a bonus stage after three buildings, where the object is to collect the gold bars in a limited amount of time without <text:s/>one of the three spotlights shining on you. If it is possible, hide behind open doors. If you manage to get all the gold bars, 10,000 points is added to your score. There are three of these bonus stages, but each of them varies.&lt;/story&gt; &lt;/game&gt;</text:p>
          </table:table-cell>
        </table:table-row>
        <table:table-row table:style-name="ro1">
          <table:table-cell office:value-type="string">
            <text:p>Browning (Japan)</text:p>
          </table:table-cell>
          <table:table-cell office:value-type="string">
            <text:p>1991</text:p>
          </table:table-cell>
          <table:table-cell office:value-type="string">
            <text:p>ESRB - E (Everyone)</text:p>
          </table:table-cell>
          <table:table-cell office:value-type="string">
            <text:p>Browning </text:p>
          </table:table-cell>
          <table:table-cell office:value-type="string">
            <text:p>RIOT</text:p>
          </table:table-cell>
          <table:table-cell office:value-type="string">
            <text:p>Telenet Japan</text:p>
          </table:table-cell>
          <table:table-cell office:value-type="string">
            <text:p>Action</text:p>
          </table:table-cell>
          <table:table-cell office:value-type="string">
            <text:p>2.5</text:p>
          </table:table-cell>
          <table:table-cell office:value-type="string">
            <text:p>1 Player</text:p>
          </table:table-cell>
          <table:table-cell office:value-type="string">
            <text:p>A mysterious organization has constructed an artificial island in the Atlantic ocean, naming it "Sea Square". Afterwards, they began producing giant combat robots, evidently prepared to build an entire army and become the most dominant military power on the Earth. It's time to stop them! The young hero, piloting a giant combat robot of his own, is sent to Sea Square precisely for that reason...****Browning is a side-scrolling shooter. The player controls the giant robot, equipped with a single gun (with unlimited ammunition), and must fight waves of enemies (mostly of a robotic kind), and eventually the stage boss. Short cut scenes appear between the stages. The player-controlled robot has the ability to hover in the air (the player has to repeatedly press a button to make the robot keep the height). The hit points of the robot depend on the condition of its shield. When the robot stands still, shield energy recharges slowly. Complete loss of shield energy makes the robot so vulnerable that the next hit destroys it. The player is given unlimited continues, but must return to the beginning of the stage each time the robot is destroyed.</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Browning (Japan)&quot;&gt; &lt;year&gt;1991&lt;/year&gt; &lt;rating&gt;ESRB - E (Everyone)&lt;/rating&gt; &lt;title&gt;Browning &lt;/title&gt; &lt;pub&gt;RIOT&lt;/pub&gt; &lt;dev&gt;Telenet Japan&lt;/dev&gt; &lt;genre&gt;Action&lt;/genre&gt; &lt;score&gt;2.5&lt;/score&gt; &lt;player&gt;1 Player&lt;/player&gt; &lt;story&gt;A mysterious organization has constructed an artificial island in the Atlantic ocean, naming it &quot;Sea Square&quot;. Afterwards, they began producing giant combat robots, evidently prepared to build an entire army and become the most dominant military power on the Earth. It's time to stop them! The young hero, piloting a giant combat robot of his own, is sent to Sea Square precisely for that reason...****Browning is a side-scrolling shooter. The player controls the giant robot, equipped with a single gun (with unlimited ammunition), and must fight waves of enemies (mostly of a robotic kind), and eventually the stage boss. Short cut scenes appear between the stages. The player-controlled robot has the ability to hover in the air (the player has to repeatedly press a button to make the robot keep the height). The hit points of the robot depend on the condition of its shield. When the robot stands still, shield energy recharges slowly. Complete loss of shield energy makes the robot so vulnerable that the next hit destroys it. The player is given unlimited continues, but must return to the beginning of the stage each time the robot is destroyed.&lt;/story&gt; &lt;/game&gt;">
            <text:p>&lt;game name="Browning (Japan)"&gt; &lt;year&gt;1991&lt;/year&gt; &lt;rating&gt;ESRB - E (Everyone)&lt;/rating&gt; &lt;title&gt;Browning &lt;/title&gt; &lt;pub&gt;RIOT&lt;/pub&gt; &lt;dev&gt;Telenet Japan&lt;/dev&gt; &lt;genre&gt;Action&lt;/genre&gt; &lt;score&gt;2.5&lt;/score&gt; &lt;player&gt;1 Player&lt;/player&gt; &lt;story&gt;A mysterious organization has constructed an artificial island in the Atlantic ocean, naming it "Sea Square". Afterwards, they began producing giant combat robots, evidently prepared to build an entire army and become the most dominant military power on the Earth. It's time to stop them! The young hero, piloting a giant combat robot of his own, is sent to Sea Square precisely for that reason...****Browning is a side-scrolling shooter. The player controls the giant robot, equipped with a single gun (with unlimited ammunition), and must fight waves of enemies (mostly of a robotic kind), and eventually the stage boss. Short cut scenes appear between the stages. The player-controlled robot has the ability to hover in the air (the player has to repeatedly press a button to make the robot keep the height). The hit points of the robot depend on the condition of its shield. When the robot stands still, shield energy recharges slowly. Complete loss of shield energy makes the robot so vulnerable that the next hit destroys it. The player is given unlimited continues, but must return to the beginning of the stage each time the robot is destroyed.&lt;/story&gt; &lt;/game&gt;</text:p>
          </table:table-cell>
        </table:table-row>
        <table:table-row table:style-name="ro1">
          <table:table-cell office:value-type="string">
            <text:p>Builderland - The Story of Melba (Japan)</text:p>
          </table:table-cell>
          <table:table-cell office:value-type="string">
            <text:p>1991</text:p>
          </table:table-cell>
          <table:table-cell office:value-type="string">
            <text:p>ESRB - E (Everyone)</text:p>
          </table:table-cell>
          <table:table-cell office:value-type="string">
            <text:p>Builderland - The Story of Melba </text:p>
          </table:table-cell>
          <table:table-cell office:value-type="string">
            <text:p>Micro World</text:p>
          </table:table-cell>
          <table:table-cell office:value-type="string">
            <text:p>Loricel</text:p>
          </table:table-cell>
          <table:table-cell office:value-type="string">
            <text:p>Strategy</text:p>
          </table:table-cell>
          <table:table-cell office:value-type="string">
            <text:p>3.7</text:p>
          </table:table-cell>
          <table:table-cell office:value-type="string">
            <text:p>1 Player</text:p>
          </table:table-cell>
          <table:table-cell office:value-type="string">
            <text:p>The story of this game is quite simple, presented during the intro as a series of short scenes without words. Melba is an easy-going guitar player who is having a picnic with his girlfriend; suddenly, an ultra-strong, evil-looking character appears and kidnaps the poor girl, sailing away on his ship. The brave Melba swims after the ship, and finds a bottle with a map inside. Knowing now the way to the evil kidnapper's lair, Melba embarks on a journey without further hesitation!****The premise, the map with the "stages", and the side-scrolling view indicate a platform-type action game; in reality, however, Builderland is a puzzle game, somewhat similar to the famous <text:s/>Lemmings. As in Lemmings, the player has no control over the protagonist himself (except on a few occasions, when "boss" enemies must be defeated by throwing certain objects at them). Instead, the player must manipulate the environment in order to build a path for Melba, deal with the enemies, etc. Melba is for the most part entirely helpless and simply walks forward automatically. Various items such as boxes, weapons, platforms, etc., must be collected and placed properly in order to save the hero from premature death.</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Builderland - The Story of Melba (Japan)&quot;&gt; &lt;year&gt;1991&lt;/year&gt; &lt;rating&gt;ESRB - E (Everyone)&lt;/rating&gt; &lt;title&gt;Builderland - The Story of Melba &lt;/title&gt; &lt;pub&gt;Micro World&lt;/pub&gt; &lt;dev&gt;Loricel&lt;/dev&gt; &lt;genre&gt;Strategy&lt;/genre&gt; &lt;score&gt;3.7&lt;/score&gt; &lt;player&gt;1 Player&lt;/player&gt; &lt;story&gt;The story of this game is quite simple, presented during the intro as a series of short scenes without words. Melba is an easy-going guitar player who is having a picnic with his girlfriend; suddenly, an ultra-strong, evil-looking character appears and kidnaps the poor girl, sailing away on his ship. The brave Melba swims after the ship, and finds a bottle with a map inside. Knowing now the way to the evil kidnapper's lair, Melba embarks on a journey without further hesitation!****The premise, the map with the &quot;stages&quot;, and the side-scrolling view indicate a platform-type action game; in reality, however, Builderland is a puzzle game, somewhat similar to the famous  Lemmings. As in Lemmings, the player has no control over the protagonist himself (except on a few occasions, when &quot;boss&quot; enemies must be defeated by throwing certain objects at them). Instead, the player must manipulate the environment in order to build a path for Melba, deal with the enemies, etc. Melba is for the most part entirely helpless and simply walks forward automatically. Various items such as boxes, weapons, platforms, etc., must be collected and placed properly in order to save the hero from premature death.&lt;/story&gt; &lt;/game&gt;">
            <text:p>&lt;game name="Builderland - The Story of Melba (Japan)"&gt; &lt;year&gt;1991&lt;/year&gt; &lt;rating&gt;ESRB - E (Everyone)&lt;/rating&gt; &lt;title&gt;Builderland - The Story of Melba &lt;/title&gt; &lt;pub&gt;Micro World&lt;/pub&gt; &lt;dev&gt;Loricel&lt;/dev&gt; &lt;genre&gt;Strategy&lt;/genre&gt; &lt;score&gt;3.7&lt;/score&gt; &lt;player&gt;1 Player&lt;/player&gt; &lt;story&gt;The story of this game is quite simple, presented during the intro as a series of short scenes without words. Melba is an easy-going guitar player who is having a picnic with his girlfriend; suddenly, an ultra-strong, evil-looking character appears and kidnaps the poor girl, sailing away on his ship. The brave Melba swims after the ship, and finds a bottle with a map inside. Knowing now the way to the evil kidnapper's lair, Melba embarks on a journey without further hesitation!****The premise, the map with the "stages", and the side-scrolling view indicate a platform-type action game; in reality, however, Builderland is a puzzle game, somewhat similar to the famous <text:s/>Lemmings. As in Lemmings, the player has no control over the protagonist himself (except on a few occasions, when "boss" enemies must be defeated by throwing certain objects at them). Instead, the player must manipulate the environment in order to build a path for Melba, deal with the enemies, etc. Melba is for the most part entirely helpless and simply walks forward automatically. Various items such as boxes, weapons, platforms, etc., must be collected and placed properly in order to save the hero from premature death.&lt;/story&gt; &lt;/game&gt;</text:p>
          </table:table-cell>
        </table:table-row>
        <table:table-row table:style-name="ro1">
          <table:table-cell office:value-type="string">
            <text:p>Cardangels (Japan)</text:p>
          </table:table-cell>
          <table:table-cell office:value-type="string">
            <text:p>1994</text:p>
          </table:table-cell>
          <table:table-cell office:value-type="string">
            <text:p>ESRB - M (Mature)</text:p>
          </table:table-cell>
          <table:table-cell office:value-type="string">
            <text:p>Cardangels </text:p>
          </table:table-cell>
          <table:table-cell table:number-columns-repeated="2" office:value-type="string">
            <text:p>Fujicom Ltd.</text:p>
          </table:table-cell>
          <table:table-cell office:value-type="string">
            <text:p>Casino</text:p>
          </table:table-cell>
          <table:table-cell office:value-type="string">
            <text:p>3.6</text:p>
          </table:table-cell>
          <table:table-cell office:value-type="string">
            <text:p>1-2 Players</text:p>
          </table:table-cell>
          <table:table-cell office:value-type="string">
            <text:p>The Asano family possessed a heirloom known as the Sorcerer's Trump. In the year 1984, however, it was stolen under mysterious circumstances. Seventeen years later, Sayaka, the young heiress of the Asano family, forms a group together with her friends Miki and Kyoko, and the three begin looking for the lost treasure. Heist after heist goes by unsuccessfully. Eventually, the girls organize a TV show, challenging dubious personalities to card games, hoping to find the Sorcerer's Trump in process. <text:s/>Cardangels is a card game in which the player takes the roles of the three friends, playing cards against young, attractive female opponents. Four types of card games are available: poker, blackjack, speed, and babanuki (a variant of old maid). A slot machine-like introduction determines which games are played against which opponents. The player can select the amount of rounds (minimum ten) needed to win a game and advance to the next opponent. The "free play" mode allows the player to choose the type of game actively, but the amount of available opponents is lower. There is no gambling in any of the games; points are awarded for combinations in poker and blackjack. The opponents undress after losing a game; however, they retain their underwear - there is no explicit nudity in the game.</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Cardangels (Japan)&quot;&gt; &lt;year&gt;1994&lt;/year&gt; &lt;rating&gt;ESRB - M (Mature)&lt;/rating&gt; &lt;title&gt;Cardangels &lt;/title&gt; &lt;pub&gt;Fujicom Ltd.&lt;/pub&gt; &lt;dev&gt;Fujicom Ltd.&lt;/dev&gt; &lt;genre&gt;Casino&lt;/genre&gt; &lt;score&gt;3.6&lt;/score&gt; &lt;player&gt;1-2 Players&lt;/player&gt; &lt;story&gt;The Asano family possessed a heirloom known as the Sorcerer's Trump. In the year 1984, however, it was stolen under mysterious circumstances. Seventeen years later, Sayaka, the young heiress of the Asano family, forms a group together with her friends Miki and Kyoko, and the three begin looking for the lost treasure. Heist after heist goes by unsuccessfully. Eventually, the girls organize a TV show, challenging dubious personalities to card games, hoping to find the Sorcerer's Trump in process.  Cardangels is a card game in which the player takes the roles of the three friends, playing cards against young, attractive female opponents. Four types of card games are available: poker, blackjack, speed, and babanuki (a variant of old maid). A slot machine-like introduction determines which games are played against which opponents. The player can select the amount of rounds (minimum ten) needed to win a game and advance to the next opponent. The &quot;free play&quot; mode allows the player to choose the type of game actively, but the amount of available opponents is lower. There is no gambling in any of the games; points are awarded for combinations in poker and blackjack. The opponents undress after losing a game; however, they retain their underwear - there is no explicit nudity in the game.&lt;/story&gt; &lt;/game&gt;">
            <text:p>&lt;game name="Cardangels (Japan)"&gt; &lt;year&gt;1994&lt;/year&gt; &lt;rating&gt;ESRB - M (Mature)&lt;/rating&gt; &lt;title&gt;Cardangels &lt;/title&gt; &lt;pub&gt;Fujicom Ltd.&lt;/pub&gt; &lt;dev&gt;Fujicom Ltd.&lt;/dev&gt; &lt;genre&gt;Casino&lt;/genre&gt; &lt;score&gt;3.6&lt;/score&gt; &lt;player&gt;1-2 Players&lt;/player&gt; &lt;story&gt;The Asano family possessed a heirloom known as the Sorcerer's Trump. In the year 1984, however, it was stolen under mysterious circumstances. Seventeen years later, Sayaka, the young heiress of the Asano family, forms a group together with her friends Miki and Kyoko, and the three begin looking for the lost treasure. Heist after heist goes by unsuccessfully. Eventually, the girls organize a TV show, challenging dubious personalities to card games, hoping to find the Sorcerer's Trump in process. <text:s/>Cardangels is a card game in which the player takes the roles of the three friends, playing cards against young, attractive female opponents. Four types of card games are available: poker, blackjack, speed, and babanuki (a variant of old maid). A slot machine-like introduction determines which games are played against which opponents. The player can select the amount of rounds (minimum ten) needed to win a game and advance to the next opponent. The "free play" mode allows the player to choose the type of game actively, but the amount of available opponents is lower. There is no gambling in any of the games; points are awarded for combinations in poker and blackjack. The opponents undress after losing a game; however, they retain their underwear - there is no explicit nudity in the game.&lt;/story&gt; &lt;/game&gt;</text:p>
          </table:table-cell>
        </table:table-row>
        <table:table-row table:style-name="ro1">
          <table:table-cell office:value-type="string">
            <text:p>Chiki Chiki Boys (Japan)</text:p>
          </table:table-cell>
          <table:table-cell office:value-type="string">
            <text:p>1994</text:p>
          </table:table-cell>
          <table:table-cell office:value-type="string">
            <text:p>ESRB - E (Everyone)</text:p>
          </table:table-cell>
          <table:table-cell office:value-type="string">
            <text:p>Chiki Chiki Boys </text:p>
          </table:table-cell>
          <table:table-cell table:number-columns-repeated="2" office:value-type="string">
            <text:p>NEC Avenue, Ltd.</text:p>
          </table:table-cell>
          <table:table-cell office:value-type="string">
            <text:p>Platform</text:p>
          </table:table-cell>
          <table:table-cell office:value-type="string">
            <text:p>4.4</text:p>
          </table:table-cell>
          <table:table-cell office:value-type="string">
            <text:p>1-2 Players</text:p>
          </table:table-cell>
          <table:table-cell office:value-type="string">
            <text:p>This platform-based adventure was converted from a Capcom arcade game, and set in the land of Alurea. The idyllic life of the Alurean people was shattered when the King is killed by a dragon, and a range of nasties inhabit the lands. Fortunately his twin sons have come to the rescue, and you must take control of one or the other to put the world right.****The boys have differing skills - one is more skilled in sword-fighting (which you are always armed with), the other in magic (available in limited amounts on each level). You collect coins as the game goes on, and spend these in the shop on extra magic, extra lives and enhanced swords.****There are 3 levels on offer - Earth, The Heavens and The Sea, and these can be tackled in any order. The first is straight platform action, the second involves jumping across clouds, and the third sees your characters swim. After those are completed, you must venture into the Monster Castle and finally slay the dragon.</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Chiki Chiki Boys (Japan)&quot;&gt; &lt;year&gt;1994&lt;/year&gt; &lt;rating&gt;ESRB - E (Everyone)&lt;/rating&gt; &lt;title&gt;Chiki Chiki Boys &lt;/title&gt; &lt;pub&gt;NEC Avenue, Ltd.&lt;/pub&gt; &lt;dev&gt;NEC Avenue, Ltd.&lt;/dev&gt; &lt;genre&gt;Platform&lt;/genre&gt; &lt;score&gt;4.4&lt;/score&gt; &lt;player&gt;1-2 Players&lt;/player&gt; &lt;story&gt;This platform-based adventure was converted from a Capcom arcade game, and set in the land of Alurea. The idyllic life of the Alurean people was shattered when the King is killed by a dragon, and a range of nasties inhabit the lands. Fortunately his twin sons have come to the rescue, and you must take control of one or the other to put the world right.****The boys have differing skills - one is more skilled in sword-fighting (which you are always armed with), the other in magic (available in limited amounts on each level). You collect coins as the game goes on, and spend these in the shop on extra magic, extra lives and enhanced swords.****There are 3 levels on offer - Earth, The Heavens and The Sea, and these can be tackled in any order. The first is straight platform action, the second involves jumping across clouds, and the third sees your characters swim. After those are completed, you must venture into the Monster Castle and finally slay the dragon.&lt;/story&gt; &lt;/game&gt;">
            <text:p>&lt;game name="Chiki Chiki Boys (Japan)"&gt; &lt;year&gt;1994&lt;/year&gt; &lt;rating&gt;ESRB - E (Everyone)&lt;/rating&gt; &lt;title&gt;Chiki Chiki Boys &lt;/title&gt; &lt;pub&gt;NEC Avenue, Ltd.&lt;/pub&gt; &lt;dev&gt;NEC Avenue, Ltd.&lt;/dev&gt; &lt;genre&gt;Platform&lt;/genre&gt; &lt;score&gt;4.4&lt;/score&gt; &lt;player&gt;1-2 Players&lt;/player&gt; &lt;story&gt;This platform-based adventure was converted from a Capcom arcade game, and set in the land of Alurea. The idyllic life of the Alurean people was shattered when the King is killed by a dragon, and a range of nasties inhabit the lands. Fortunately his twin sons have come to the rescue, and you must take control of one or the other to put the world right.****The boys have differing skills - one is more skilled in sword-fighting (which you are always armed with), the other in magic (available in limited amounts on each level). You collect coins as the game goes on, and spend these in the shop on extra magic, extra lives and enhanced swords.****There are 3 levels on offer - Earth, The Heavens and The Sea, and these can be tackled in any order. The first is straight platform action, the second involves jumping across clouds, and the third sees your characters swim. After those are completed, you must venture into the Monster Castle and finally slay the dragon.&lt;/story&gt; &lt;/game&gt;</text:p>
          </table:table-cell>
        </table:table-row>
        <table:table-row table:style-name="ro1">
          <table:table-cell office:value-type="string">
            <text:p>Chou Aniki - Super Big Brothers (Japan)</text:p>
          </table:table-cell>
          <table:table-cell office:value-type="string">
            <text:p>1992</text:p>
          </table:table-cell>
          <table:table-cell office:value-type="string">
            <text:p>ESRB - E (Everyone)</text:p>
          </table:table-cell>
          <table:table-cell office:value-type="string">
            <text:p>Chou Aniki: Super Big Brothers </text:p>
          </table:table-cell>
          <table:table-cell office:value-type="string">
            <text:p>Masaya</text:p>
          </table:table-cell>
          <table:table-cell office:value-type="string">
            <text:p>NCS</text:p>
          </table:table-cell>
          <table:table-cell office:value-type="string">
            <text:p>Shooter</text:p>
          </table:table-cell>
          <table:table-cell office:value-type="string">
            <text:p>3.7</text:p>
          </table:table-cell>
          <table:table-cell office:value-type="string">
            <text:p>1 Player</text:p>
          </table:table-cell>
          <table:table-cell office:value-type="string">
            <text:p>The first in the increasingly bizarre Cho Aniki side-scrolling shooters.**As in many of the best examples of the genre, Cho Aniki puts the player in control of a flying avatar that must clear out several levels of enemies while avoiding their firing patterns and attacks, as well as collecting power-ups that increase firepower, life, etc...****The unique aspect to Cho Aniki (much like Konami's Parodius games) is that the whole game is filled with bizarre stuff. Two different playable characters are available (male and female) with different firing modes and other characters can aid them as options. Said characters include flying babies and laser shooting bodybuilders. Enemies include flying heads and gigantic bodybuilders, as well as other examples of (usually very muscular) men fused with all sorts of machinery.****Single player-only gameplay with 3 difficulty levels to choose from.</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Chou Aniki - Super Big Brothers (Japan)&quot;&gt; &lt;year&gt;1992&lt;/year&gt; &lt;rating&gt;ESRB - E (Everyone)&lt;/rating&gt; &lt;title&gt;Chou Aniki: Super Big Brothers &lt;/title&gt; &lt;pub&gt;Masaya&lt;/pub&gt; &lt;dev&gt;NCS&lt;/dev&gt; &lt;genre&gt;Shooter&lt;/genre&gt; &lt;score&gt;3.7&lt;/score&gt; &lt;player&gt;1 Player&lt;/player&gt; &lt;story&gt;The first in the increasingly bizarre Cho Aniki side-scrolling shooters.**As in many of the best examples of the genre, Cho Aniki puts the player in control of a flying avatar that must clear out several levels of enemies while avoiding their firing patterns and attacks, as well as collecting power-ups that increase firepower, life, etc...****The unique aspect to Cho Aniki (much like Konami's Parodius games) is that the whole game is filled with bizarre stuff. Two different playable characters are available (male and female) with different firing modes and other characters can aid them as options. Said characters include flying babies and laser shooting bodybuilders. Enemies include flying heads and gigantic bodybuilders, as well as other examples of (usually very muscular) men fused with all sorts of machinery.****Single player-only gameplay with 3 difficulty levels to choose from.&lt;/story&gt; &lt;/game&gt;">
            <text:p>&lt;game name="Chou Aniki - Super Big Brothers (Japan)"&gt; &lt;year&gt;1992&lt;/year&gt; &lt;rating&gt;ESRB - E (Everyone)&lt;/rating&gt; &lt;title&gt;Chou Aniki: Super Big Brothers &lt;/title&gt; &lt;pub&gt;Masaya&lt;/pub&gt; &lt;dev&gt;NCS&lt;/dev&gt; &lt;genre&gt;Shooter&lt;/genre&gt; &lt;score&gt;3.7&lt;/score&gt; &lt;player&gt;1 Player&lt;/player&gt; &lt;story&gt;The first in the increasingly bizarre Cho Aniki side-scrolling shooters.**As in many of the best examples of the genre, Cho Aniki puts the player in control of a flying avatar that must clear out several levels of enemies while avoiding their firing patterns and attacks, as well as collecting power-ups that increase firepower, life, etc...****The unique aspect to Cho Aniki (much like Konami's Parodius games) is that the whole game is filled with bizarre stuff. Two different playable characters are available (male and female) with different firing modes and other characters can aid them as options. Said characters include flying babies and laser shooting bodybuilders. Enemies include flying heads and gigantic bodybuilders, as well as other examples of (usually very muscular) men fused with all sorts of machinery.****Single player-only gameplay with 3 difficulty levels to choose from.&lt;/story&gt; &lt;/game&gt;</text:p>
          </table:table-cell>
        </table:table-row>
        <table:table-row table:style-name="ro1">
          <table:table-cell office:value-type="string">
            <text:p>Choujikuu Yousai Macross 2036 (Japan)</text:p>
          </table:table-cell>
          <table:table-cell office:value-type="string">
            <text:p>1992</text:p>
          </table:table-cell>
          <table:table-cell office:value-type="string">
            <text:p>ESRB - E (Everyone)</text:p>
          </table:table-cell>
          <table:table-cell office:value-type="string">
            <text:p>Choujikuu Yousai Macross 2036 </text:p>
          </table:table-cell>
          <table:table-cell office:value-type="string">
            <text:p>Masaya</text:p>
          </table:table-cell>
          <table:table-cell office:value-type="string">
            <text:p>NCS</text:p>
          </table:table-cell>
          <table:table-cell office:value-type="string">
            <text:p>Shooter</text:p>
          </table:table-cell>
          <table:table-cell office:value-type="string">
            <text:p>3.0</text:p>
          </table:table-cell>
          <table:table-cell office:value-type="string">
            <text:p>1 Player</text:p>
          </table:table-cell>
          <table:table-cell office:value-type="string">
            <text:p>Macross 2036 is a horizontally scrolling shooter set in the universe of the Macross anime series. The player takes control of one of the series' minor characters, the female pilot Mylene Jenius, who navigates the space fighter Veritech, fighting against ships and robotic soldiers of the alien Zentradi race. The player-controlled space ship is equipped with a vulcan gun (which can be upgraded with power-ups) and bombs, which are released simultaneously. Another button controls a special weapon, which the player can purchase for points (awarded for defeating enemies) between stages. <text:s/>The game's stand-out feature are separate boss battles which usually occur after a "regular" boss battle that concludes a flying level. After that battle, the Veritech automatically transforms into a giant mecha called Battroid, and fights a boss enemy one-on-one. The mecha fires automatically, and the player only controls its altitude and the angle of the shot. Anime-style cutscenes advance the plot between missions.</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Choujikuu Yousai Macross 2036 (Japan)&quot;&gt; &lt;year&gt;1992&lt;/year&gt; &lt;rating&gt;ESRB - E (Everyone)&lt;/rating&gt; &lt;title&gt;Choujikuu Yousai Macross 2036 &lt;/title&gt; &lt;pub&gt;Masaya&lt;/pub&gt; &lt;dev&gt;NCS&lt;/dev&gt; &lt;genre&gt;Shooter&lt;/genre&gt; &lt;score&gt;3.0&lt;/score&gt; &lt;player&gt;1 Player&lt;/player&gt; &lt;story&gt;Macross 2036 is a horizontally scrolling shooter set in the universe of the Macross anime series. The player takes control of one of the series' minor characters, the female pilot Mylene Jenius, who navigates the space fighter Veritech, fighting against ships and robotic soldiers of the alien Zentradi race. The player-controlled space ship is equipped with a vulcan gun (which can be upgraded with power-ups) and bombs, which are released simultaneously. Another button controls a special weapon, which the player can purchase for points (awarded for defeating enemies) between stages.  The game's stand-out feature are separate boss battles which usually occur after a &quot;regular&quot; boss battle that concludes a flying level. After that battle, the Veritech automatically transforms into a giant mecha called Battroid, and fights a boss enemy one-on-one. The mecha fires automatically, and the player only controls its altitude and the angle of the shot. Anime-style cutscenes advance the plot between missions.&lt;/story&gt; &lt;/game&gt;">
            <text:p>&lt;game name="Choujikuu Yousai Macross 2036 (Japan)"&gt; &lt;year&gt;1992&lt;/year&gt; &lt;rating&gt;ESRB - E (Everyone)&lt;/rating&gt; &lt;title&gt;Choujikuu Yousai Macross 2036 &lt;/title&gt; &lt;pub&gt;Masaya&lt;/pub&gt; &lt;dev&gt;NCS&lt;/dev&gt; &lt;genre&gt;Shooter&lt;/genre&gt; &lt;score&gt;3.0&lt;/score&gt; &lt;player&gt;1 Player&lt;/player&gt; &lt;story&gt;Macross 2036 is a horizontally scrolling shooter set in the universe of the Macross anime series. The player takes control of one of the series' minor characters, the female pilot Mylene Jenius, who navigates the space fighter Veritech, fighting against ships and robotic soldiers of the alien Zentradi race. The player-controlled space ship is equipped with a vulcan gun (which can be upgraded with power-ups) and bombs, which are released simultaneously. Another button controls a special weapon, which the player can purchase for points (awarded for defeating enemies) between stages. <text:s/>The game's stand-out feature are separate boss battles which usually occur after a "regular" boss battle that concludes a flying level. After that battle, the Veritech automatically transforms into a giant mecha called Battroid, and fights a boss enemy one-on-one. The mecha fires automatically, and the player only controls its altitude and the angle of the shot. Anime-style cutscenes advance the plot between missions.&lt;/story&gt; &lt;/game&gt;</text:p>
          </table:table-cell>
        </table:table-row>
        <table:table-row table:style-name="ro1">
          <table:table-cell office:value-type="string">
            <text:p>Color Wars (Japan)</text:p>
          </table:table-cell>
          <table:table-cell office:value-type="string">
            <text:p>1992</text:p>
          </table:table-cell>
          <table:table-cell office:value-type="string">
            <text:p>ESRB - E (Everyone)</text:p>
          </table:table-cell>
          <table:table-cell office:value-type="string">
            <text:p>Color Wars </text:p>
          </table:table-cell>
          <table:table-cell table:number-columns-repeated="2" office:value-type="string">
            <text:p>Coconuts Japan</text:p>
          </table:table-cell>
          <table:table-cell office:value-type="string">
            <text:p>Puzzle</text:p>
          </table:table-cell>
          <table:table-cell office:value-type="string">
            <text:p>3.2</text:p>
          </table:table-cell>
          <table:table-cell office:value-type="string">
            <text:p>1-4 Players</text:p>
          </table:table-cell>
          <table:table-cell office:value-type="string">
            <text:p>Color Wars is a puzzle game in which up to four players try to win by putting colored balls on poles, converting adjacent balls to their color. Each stage consists of a rotatable 3D screen containing a number of poles of the same height. Players take turns in placing balls onto these poles. Adjacent balls (horizontally, vertically, or diagonally) can be "captured" and hence change their color. Points are awarded per ball of each color. The round ends when there is no more place on the poles to put balls onto, and the player with the most points wins. <text:s/>The story mode begins with an introduction depicting a powerful demon that can only be vanquished by traveling to the Color World; a young pilot ventures there and must defeat opponents in the Color Wars game at each stage. This mode puts one player against three AI-controlled opponents; the free mode also allows four human players to compete against each other. Two-player mode can be played by either two human players or one player against computer AI.</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Color Wars (Japan)&quot;&gt; &lt;year&gt;1992&lt;/year&gt; &lt;rating&gt;ESRB - E (Everyone)&lt;/rating&gt; &lt;title&gt;Color Wars &lt;/title&gt; &lt;pub&gt;Coconuts Japan&lt;/pub&gt; &lt;dev&gt;Coconuts Japan&lt;/dev&gt; &lt;genre&gt;Puzzle&lt;/genre&gt; &lt;score&gt;3.2&lt;/score&gt; &lt;player&gt;1-4 Players&lt;/player&gt; &lt;story&gt;Color Wars is a puzzle game in which up to four players try to win by putting colored balls on poles, converting adjacent balls to their color. Each stage consists of a rotatable 3D screen containing a number of poles of the same height. Players take turns in placing balls onto these poles. Adjacent balls (horizontally, vertically, or diagonally) can be &quot;captured&quot; and hence change their color. Points are awarded per ball of each color. The round ends when there is no more place on the poles to put balls onto, and the player with the most points wins.  The story mode begins with an introduction depicting a powerful demon that can only be vanquished by traveling to the Color World; a young pilot ventures there and must defeat opponents in the Color Wars game at each stage. This mode puts one player against three AI-controlled opponents; the free mode also allows four human players to compete against each other. Two-player mode can be played by either two human players or one player against computer AI.&lt;/story&gt; &lt;/game&gt;">
            <text:p>&lt;game name="Color Wars (Japan)"&gt; &lt;year&gt;1992&lt;/year&gt; &lt;rating&gt;ESRB - E (Everyone)&lt;/rating&gt; &lt;title&gt;Color Wars &lt;/title&gt; &lt;pub&gt;Coconuts Japan&lt;/pub&gt; &lt;dev&gt;Coconuts Japan&lt;/dev&gt; &lt;genre&gt;Puzzle&lt;/genre&gt; &lt;score&gt;3.2&lt;/score&gt; &lt;player&gt;1-4 Players&lt;/player&gt; &lt;story&gt;Color Wars is a puzzle game in which up to four players try to win by putting colored balls on poles, converting adjacent balls to their color. Each stage consists of a rotatable 3D screen containing a number of poles of the same height. Players take turns in placing balls onto these poles. Adjacent balls (horizontally, vertically, or diagonally) can be "captured" and hence change their color. Points are awarded per ball of each color. The round ends when there is no more place on the poles to put balls onto, and the player with the most points wins. <text:s/>The story mode begins with an introduction depicting a powerful demon that can only be vanquished by traveling to the Color World; a young pilot ventures there and must defeat opponents in the Color Wars game at each stage. This mode puts one player against three AI-controlled opponents; the free mode also allows four human players to compete against each other. Two-player mode can be played by either two human players or one player against computer AI.&lt;/story&gt; &lt;/game&gt;</text:p>
          </table:table-cell>
        </table:table-row>
        <table:table-row table:style-name="ro1">
          <table:table-cell office:value-type="string">
            <text:p>Daisenpuu Custom (Japan)</text:p>
          </table:table-cell>
          <table:table-cell office:value-type="string">
            <text:p>1991</text:p>
          </table:table-cell>
          <table:table-cell office:value-type="string">
            <text:p>ESRB - E (Everyone)</text:p>
          </table:table-cell>
          <table:table-cell office:value-type="string">
            <text:p>Daisenpuu Custom </text:p>
          </table:table-cell>
          <table:table-cell office:value-type="string">
            <text:p>TOA Plan</text:p>
          </table:table-cell>
          <table:table-cell office:value-type="string">
            <text:p>NEC Avenue, Ltd.</text:p>
          </table:table-cell>
          <table:table-cell office:value-type="string">
            <text:p>Shooter</text:p>
          </table:table-cell>
          <table:table-cell office:value-type="string">
            <text:p>2.6</text:p>
          </table:table-cell>
          <table:table-cell office:value-type="string">
            <text:p>1 Player</text:p>
          </table:table-cell>
          <table:table-cell office:value-type="string">
            <text:p>Twin Hawk is a typical vertical scrolling shooter with a top-down view. Your goal is easy, shoot all the enemies along the way. You only get a standard gun on your plane, and no bombs. Instead of bombs you can call helper planes. These planes make a formation around you and help to shoot all enemies. <text:s/>Along the way you get the chance to collect power-ups by shooting transport trucks. When these are destroyed they release a power-up. There are three types. First is the weapon upgrade, with this you get a wider and more powerful shot. Second, you get more calls for helper planes. And third are extra lives. </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Daisenpuu Custom (Japan)&quot;&gt; &lt;year&gt;1991&lt;/year&gt; &lt;rating&gt;ESRB - E (Everyone)&lt;/rating&gt; &lt;title&gt;Daisenpuu Custom &lt;/title&gt; &lt;pub&gt;TOA Plan&lt;/pub&gt; &lt;dev&gt;NEC Avenue, Ltd.&lt;/dev&gt; &lt;genre&gt;Shooter&lt;/genre&gt; &lt;score&gt;2.6&lt;/score&gt; &lt;player&gt;1 Player&lt;/player&gt; &lt;story&gt;Twin Hawk is a typical vertical scrolling shooter with a top-down view. Your goal is easy, shoot all the enemies along the way. You only get a standard gun on your plane, and no bombs. Instead of bombs you can call helper planes. These planes make a formation around you and help to shoot all enemies.  Along the way you get the chance to collect power-ups by shooting transport trucks. When these are destroyed they release a power-up. There are three types. First is the weapon upgrade, with this you get a wider and more powerful shot. Second, you get more calls for helper planes. And third are extra lives. &lt;/story&gt; &lt;/game&gt;">
            <text:p>&lt;game name="Daisenpuu Custom (Japan)"&gt; &lt;year&gt;1991&lt;/year&gt; &lt;rating&gt;ESRB - E (Everyone)&lt;/rating&gt; &lt;title&gt;Daisenpuu Custom &lt;/title&gt; &lt;pub&gt;TOA Plan&lt;/pub&gt; &lt;dev&gt;NEC Avenue, Ltd.&lt;/dev&gt; &lt;genre&gt;Shooter&lt;/genre&gt; &lt;score&gt;2.6&lt;/score&gt; &lt;player&gt;1 Player&lt;/player&gt; &lt;story&gt;Twin Hawk is a typical vertical scrolling shooter with a top-down view. Your goal is easy, shoot all the enemies along the way. You only get a standard gun on your plane, and no bombs. Instead of bombs you can call helper planes. These planes make a formation around you and help to shoot all enemies. <text:s/>Along the way you get the chance to collect power-ups by shooting transport trucks. When these are destroyed they release a power-up. There are three types. First is the weapon upgrade, with this you get a wider and more powerful shot. Second, you get more calls for helper planes. And third are extra lives. &lt;/story&gt; &lt;/game&gt;</text:p>
          </table:table-cell>
        </table:table-row>
        <table:table-row table:style-name="ro1">
          <table:table-cell office:value-type="string">
            <text:p>Davis Cup Tennis, The (Japan)</text:p>
          </table:table-cell>
          <table:table-cell office:value-type="string">
            <text:p>1992</text:p>
          </table:table-cell>
          <table:table-cell office:value-type="string">
            <text:p>ESRB - E (Everyone)</text:p>
          </table:table-cell>
          <table:table-cell office:value-type="string">
            <text:p>Davis Cup Tennis, The </text:p>
          </table:table-cell>
          <table:table-cell office:value-type="string">
            <text:p>Loriciel</text:p>
          </table:table-cell>
          <table:table-cell office:value-type="string">
            <text:p>Microworld</text:p>
          </table:table-cell>
          <table:table-cell office:value-type="string">
            <text:p>Sports/Tennis</text:p>
          </table:table-cell>
          <table:table-cell office:value-type="string">
            <text:p>3.8</text:p>
          </table:table-cell>
          <table:table-cell office:value-type="string">
            <text:p>1-4 Players</text:p>
          </table:table-cell>
          <table:table-cell office:value-type="string">
            <text:p>Davis Cup Tennis is a split-screen tennis game with the camera closely positioned at the athlete's back. The available playing modes are exhibition match (either single or double), training, the Davis Cup or the four Grand Slam tournaments. The player either controls one of the 32 available tennis athletes or creates a new one. Then there are 30 points to divide between abilities (e.g. forehand or volleys). This athlete can be saved to disk and further improved during the course of time. For exhibition matches, the opponent can be built the same way. <text:s/>The game includes various hit types, depending on the player's position and timing. The direction of the ball can also be influenced when performing a shot. There are four different surfaces, influencing the gameplay, and three difficulty levels.</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Davis Cup Tennis, The (Japan)&quot;&gt; &lt;year&gt;1992&lt;/year&gt; &lt;rating&gt;ESRB - E (Everyone)&lt;/rating&gt; &lt;title&gt;Davis Cup Tennis, The &lt;/title&gt; &lt;pub&gt;Loriciel&lt;/pub&gt; &lt;dev&gt;Microworld&lt;/dev&gt; &lt;genre&gt;Sports/Tennis&lt;/genre&gt; &lt;score&gt;3.8&lt;/score&gt; &lt;player&gt;1-4 Players&lt;/player&gt; &lt;story&gt;Davis Cup Tennis is a split-screen tennis game with the camera closely positioned at the athlete's back. The available playing modes are exhibition match (either single or double), training, the Davis Cup or the four Grand Slam tournaments. The player either controls one of the 32 available tennis athletes or creates a new one. Then there are 30 points to divide between abilities (e.g. forehand or volleys). This athlete can be saved to disk and further improved during the course of time. For exhibition matches, the opponent can be built the same way.  The game includes various hit types, depending on the player's position and timing. The direction of the ball can also be influenced when performing a shot. There are four different surfaces, influencing the gameplay, and three difficulty levels.&lt;/story&gt; &lt;/game&gt;">
            <text:p>&lt;game name="Davis Cup Tennis, The (Japan)"&gt; &lt;year&gt;1992&lt;/year&gt; &lt;rating&gt;ESRB - E (Everyone)&lt;/rating&gt; &lt;title&gt;Davis Cup Tennis, The &lt;/title&gt; &lt;pub&gt;Loriciel&lt;/pub&gt; &lt;dev&gt;Microworld&lt;/dev&gt; &lt;genre&gt;Sports/Tennis&lt;/genre&gt; &lt;score&gt;3.8&lt;/score&gt; &lt;player&gt;1-4 Players&lt;/player&gt; &lt;story&gt;Davis Cup Tennis is a split-screen tennis game with the camera closely positioned at the athlete's back. The available playing modes are exhibition match (either single or double), training, the Davis Cup or the four Grand Slam tournaments. The player either controls one of the 32 available tennis athletes or creates a new one. Then there are 30 points to divide between abilities (e.g. forehand or volleys). This athlete can be saved to disk and further improved during the course of time. For exhibition matches, the opponent can be built the same way. <text:s/>The game includes various hit types, depending on the player's position and timing. The direction of the ball can also be influenced when performing a shot. There are four different surfaces, influencing the gameplay, and three difficulty levels.&lt;/story&gt; &lt;/game&gt;</text:p>
          </table:table-cell>
        </table:table-row>
        <table:table-row table:style-name="ro1">
          <table:table-cell office:value-type="string">
            <text:p>Dekoboko Densetsu - Hashiru Wagamanma (Japan)</text:p>
          </table:table-cell>
          <table:table-cell office:value-type="string">
            <text:p>1990</text:p>
          </table:table-cell>
          <table:table-cell office:value-type="string">
            <text:p>ESRB - E (Everyone)</text:p>
          </table:table-cell>
          <table:table-cell office:value-type="string">
            <text:p>Dekoboko Densetsu - Hashiru Wagamanma </text:p>
          </table:table-cell>
          <table:table-cell office:value-type="string">
            <text:p>RENO </text:p>
          </table:table-cell>
          <table:table-cell office:value-type="string">
            <text:p>Nihon Telenet</text:p>
          </table:table-cell>
          <table:table-cell office:value-type="string">
            <text:p>Driving</text:p>
          </table:table-cell>
          <table:table-cell office:value-type="string">
            <text:p>4.4</text:p>
          </table:table-cell>
          <table:table-cell office:value-type="string">
            <text:p>1-5 Players</text:p>
          </table:table-cell>
          <table:table-cell office:value-type="string">
            <text:p>Dekoboko Densetsu is a humorous game that combines elements of arcade action and racing. Up to five players can compete in the races. All the stages are vertically-scrolling (top-down), with the cars represented as small sprites of different colors. The player's goal is not only to beat the other cars, but also reach the finish line safely: each car has limited hit points, and continuously receives damage during the race.****Damage can be sustained by driving over environmental hazards (pits, traps, bombs, etc.), failing to move the car forward in time (if the screen scrolls while the player-controlled car is at the bottom, it takes damage), being hit by the many enemies encountered in the game (which include a wide variety of wild animals, humans, fantasy creatures, monsters, etc.), or being hit by a competing car. Cars have the ability to jump over obstacles or enemy fire, avoiding damage.****Over the course of the races, cars accumulate points depending on their results. These points can be invested in purchasing a limited amount of destructive weaponry (missiles, bombs, "boxing glove" that hits enemies from the side, oil to drop behind the car, etc.) or protective measures.</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Dekoboko Densetsu - Hashiru Wagamanma (Japan)&quot;&gt; &lt;year&gt;1990&lt;/year&gt; &lt;rating&gt;ESRB - E (Everyone)&lt;/rating&gt; &lt;title&gt;Dekoboko Densetsu - Hashiru Wagamanma &lt;/title&gt; &lt;pub&gt;RENO &lt;/pub&gt; &lt;dev&gt;Nihon Telenet&lt;/dev&gt; &lt;genre&gt;Driving&lt;/genre&gt; &lt;score&gt;4.4&lt;/score&gt; &lt;player&gt;1-5 Players&lt;/player&gt; &lt;story&gt;Dekoboko Densetsu is a humorous game that combines elements of arcade action and racing. Up to five players can compete in the races. All the stages are vertically-scrolling (top-down), with the cars represented as small sprites of different colors. The player's goal is not only to beat the other cars, but also reach the finish line safely: each car has limited hit points, and continuously receives damage during the race.****Damage can be sustained by driving over environmental hazards (pits, traps, bombs, etc.), failing to move the car forward in time (if the screen scrolls while the player-controlled car is at the bottom, it takes damage), being hit by the many enemies encountered in the game (which include a wide variety of wild animals, humans, fantasy creatures, monsters, etc.), or being hit by a competing car. Cars have the ability to jump over obstacles or enemy fire, avoiding damage.****Over the course of the races, cars accumulate points depending on their results. These points can be invested in purchasing a limited amount of destructive weaponry (missiles, bombs, &quot;boxing glove&quot; that hits enemies from the side, oil to drop behind the car, etc.) or protective measures.&lt;/story&gt; &lt;/game&gt;">
            <text:p>&lt;game name="Dekoboko Densetsu - Hashiru Wagamanma (Japan)"&gt; &lt;year&gt;1990&lt;/year&gt; &lt;rating&gt;ESRB - E (Everyone)&lt;/rating&gt; &lt;title&gt;Dekoboko Densetsu - Hashiru Wagamanma &lt;/title&gt; &lt;pub&gt;RENO &lt;/pub&gt; &lt;dev&gt;Nihon Telenet&lt;/dev&gt; &lt;genre&gt;Driving&lt;/genre&gt; &lt;score&gt;4.4&lt;/score&gt; &lt;player&gt;1-5 Players&lt;/player&gt; &lt;story&gt;Dekoboko Densetsu is a humorous game that combines elements of arcade action and racing. Up to five players can compete in the races. All the stages are vertically-scrolling (top-down), with the cars represented as small sprites of different colors. The player's goal is not only to beat the other cars, but also reach the finish line safely: each car has limited hit points, and continuously receives damage during the race.****Damage can be sustained by driving over environmental hazards (pits, traps, bombs, etc.), failing to move the car forward in time (if the screen scrolls while the player-controlled car is at the bottom, it takes damage), being hit by the many enemies encountered in the game (which include a wide variety of wild animals, humans, fantasy creatures, monsters, etc.), or being hit by a competing car. Cars have the ability to jump over obstacles or enemy fire, avoiding damage.****Over the course of the races, cars accumulate points depending on their results. These points can be invested in purchasing a limited amount of destructive weaponry (missiles, bombs, "boxing glove" that hits enemies from the side, oil to drop behind the car, etc.) or protective measures.&lt;/story&gt; &lt;/game&gt;</text:p>
          </table:table-cell>
        </table:table-row>
        <table:table-row table:style-name="ro1">
          <table:table-cell office:value-type="string">
            <text:p>Doraemon - Nobita no Dorabian Night (Japan)</text:p>
          </table:table-cell>
          <table:table-cell office:value-type="string">
            <text:p>1992</text:p>
          </table:table-cell>
          <table:table-cell office:value-type="string">
            <text:p>ESRB - E (Everyone)</text:p>
          </table:table-cell>
          <table:table-cell office:value-type="string">
            <text:p>Doraemon - Nobita no Dorabian Night </text:p>
          </table:table-cell>
          <table:table-cell table:number-columns-repeated="2" office:value-type="string">
            <text:p>Hudson Soft</text:p>
          </table:table-cell>
          <table:table-cell office:value-type="string">
            <text:p>Action</text:p>
          </table:table-cell>
          <table:table-cell office:value-type="string">
            <text:p>3.7</text:p>
          </table:table-cell>
          <table:table-cell office:value-type="string">
            <text:p>1 Player</text:p>
          </table:table-cell>
          <table:table-cell office:value-type="string">
            <text:p>Based on the popular <text:s/>Doraemon franchise, Nobita no Dorabian Night follows the adventures of the titular robotic cat, as he tries to rescue his friends from different time periods. How did this happen? Naturally, because of Nobita, Doraemon's best friend and geek extraordinaire. Something went wrong when Nobita was showing his friends a time machine, so they ended up stranded in hostile worlds, and now it's Doraemon's job to save them!****The game is a traditional platformer; Doraemon's main activities are jumping his way through the levels and eliminating enemies who try to stop him. Doraemon starts with an ordinary gun, but later is able to find other weapons, including a homing bowling ball launcher and a stun gun. He can also collect various power-ups, such as limited invincibility, high speed, an item that freezes all the enemies on the level for a short time, etc. It is possible to switch weapons and power-ups at any time.****Doraemon can enter different rooms and caves scattered through the levels. Some of them lead to mini-games (finding a correct way through a maze, memory games, etc.), which, in their turn, lead to significant power-ups, such as an extra life. The game has a symmetrical structure: each &amp;quot;world&amp;quot; is divided into four levels, the last one leading to the boss battle, after which Doraemon travels to another world.</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Doraemon - Nobita no Dorabian Night (Japan)&quot;&gt; &lt;year&gt;1992&lt;/year&gt; &lt;rating&gt;ESRB - E (Everyone)&lt;/rating&gt; &lt;title&gt;Doraemon - Nobita no Dorabian Night &lt;/title&gt; &lt;pub&gt;Hudson Soft&lt;/pub&gt; &lt;dev&gt;Hudson Soft&lt;/dev&gt; &lt;genre&gt;Action&lt;/genre&gt; &lt;score&gt;3.7&lt;/score&gt; &lt;player&gt;1 Player&lt;/player&gt; &lt;story&gt;Based on the popular  Doraemon franchise, Nobita no Dorabian Night follows the adventures of the titular robotic cat, as he tries to rescue his friends from different time periods. How did this happen? Naturally, because of Nobita, Doraemon's best friend and geek extraordinaire. Something went wrong when Nobita was showing his friends a time machine, so they ended up stranded in hostile worlds, and now it's Doraemon's job to save them!****The game is a traditional platformer; Doraemon's main activities are jumping his way through the levels and eliminating enemies who try to stop him. Doraemon starts with an ordinary gun, but later is able to find other weapons, including a homing bowling ball launcher and a stun gun. He can also collect various power-ups, such as limited invincibility, high speed, an item that freezes all the enemies on the level for a short time, etc. It is possible to switch weapons and power-ups at any time.****Doraemon can enter different rooms and caves scattered through the levels. Some of them lead to mini-games (finding a correct way through a maze, memory games, etc.), which, in their turn, lead to significant power-ups, such as an extra life. The game has a symmetrical structure: each &amp;quot;world&amp;quot; is divided into four levels, the last one leading to the boss battle, after which Doraemon travels to another world.&lt;/story&gt; &lt;/game&gt;">
            <text:p>&lt;game name="Doraemon - Nobita no Dorabian Night (Japan)"&gt; &lt;year&gt;1992&lt;/year&gt; &lt;rating&gt;ESRB - E (Everyone)&lt;/rating&gt; &lt;title&gt;Doraemon - Nobita no Dorabian Night &lt;/title&gt; &lt;pub&gt;Hudson Soft&lt;/pub&gt; &lt;dev&gt;Hudson Soft&lt;/dev&gt; &lt;genre&gt;Action&lt;/genre&gt; &lt;score&gt;3.7&lt;/score&gt; &lt;player&gt;1 Player&lt;/player&gt; &lt;story&gt;Based on the popular <text:s/>Doraemon franchise, Nobita no Dorabian Night follows the adventures of the titular robotic cat, as he tries to rescue his friends from different time periods. How did this happen? Naturally, because of Nobita, Doraemon's best friend and geek extraordinaire. Something went wrong when Nobita was showing his friends a time machine, so they ended up stranded in hostile worlds, and now it's Doraemon's job to save them!****The game is a traditional platformer; Doraemon's main activities are jumping his way through the levels and eliminating enemies who try to stop him. Doraemon starts with an ordinary gun, but later is able to find other weapons, including a homing bowling ball launcher and a stun gun. He can also collect various power-ups, such as limited invincibility, high speed, an item that freezes all the enemies on the level for a short time, etc. It is possible to switch weapons and power-ups at any time.****Doraemon can enter different rooms and caves scattered through the levels. Some of them lead to mini-games (finding a correct way through a maze, memory games, etc.), which, in their turn, lead to significant power-ups, such as an extra life. The game has a symmetrical structure: each &amp;quot;world&amp;quot; is divided into four levels, the last one leading to the boss battle, after which Doraemon travels to another world.&lt;/story&gt; &lt;/game&gt;</text:p>
          </table:table-cell>
        </table:table-row>
        <table:table-row table:style-name="ro1">
          <table:table-cell office:value-type="string">
            <text:p>Double Dragon 2 - The Revenge (Japan)</text:p>
          </table:table-cell>
          <table:table-cell office:value-type="string">
            <text:p>1993</text:p>
          </table:table-cell>
          <table:table-cell office:value-type="string">
            <text:p>ESRB - E (Everyone)</text:p>
          </table:table-cell>
          <table:table-cell office:value-type="string">
            <text:p>Double Dragon 2 - The Revenge </text:p>
          </table:table-cell>
          <table:table-cell table:number-columns-repeated="2" office:value-type="string">
            <text:p>Naxat Soft</text:p>
          </table:table-cell>
          <table:table-cell office:value-type="string">
            <text:p>Beat-'Em-Up</text:p>
          </table:table-cell>
          <table:table-cell office:value-type="string">
            <text:p>4.3</text:p>
          </table:table-cell>
          <table:table-cell office:value-type="string">
            <text:p>1-2 Players</text:p>
          </table:table-cell>
          <table:table-cell office:value-type="string">
            <text:p>The lovely Marian was rescued from the clutches of the Black Warriors gang by Billy &amp; Jimmy Lee in the first Double Dragon game, but now the gang has killed her in retaliation of their early defeat. The Dragons must now embark on a mission to avenge her death and defeat the Black Warriors for the second and final time.****The original arcade version of "Double Dragon II" was essentially an improved version of the first game. In addition to offering renewed audio and visuals, as well as new traps, moves and enemy characters, "Double Dragon II" discarded the conventional punch and kick buttons in favor of a direction-oriented attacking system similar to the original Technos beat-em-up Renegade.****The NES version offered new stages, new moves and illustrated cut-scenes, as well as a new final boss and a new ending. Unlike the first NES game, it offered 2-Player Co-Op gameplay with the option to turn off the friendly fire.****The Game Boy version of "Double Dragon II" is an English localization of a "Kunio-kun" game (the Japanese franchise which inspired "Renegade" and "River City Ransom" and has nothing to do with the arcade and NES versions.</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Double Dragon 2 - The Revenge (Japan)&quot;&gt; &lt;year&gt;1993&lt;/year&gt; &lt;rating&gt;ESRB - E (Everyone)&lt;/rating&gt; &lt;title&gt;Double Dragon 2 - The Revenge &lt;/title&gt; &lt;pub&gt;Naxat Soft&lt;/pub&gt; &lt;dev&gt;Naxat Soft&lt;/dev&gt; &lt;genre&gt;Beat-'Em-Up&lt;/genre&gt; &lt;score&gt;4.3&lt;/score&gt; &lt;player&gt;1-2 Players&lt;/player&gt; &lt;story&gt;The lovely Marian was rescued from the clutches of the Black Warriors gang by Billy &amp; Jimmy Lee in the first Double Dragon game, but now the gang has killed her in retaliation of their early defeat. The Dragons must now embark on a mission to avenge her death and defeat the Black Warriors for the second and final time.****The original arcade version of &quot;Double Dragon II&quot; was essentially an improved version of the first game. In addition to offering renewed audio and visuals, as well as new traps, moves and enemy characters, &quot;Double Dragon II&quot; discarded the conventional punch and kick buttons in favor of a direction-oriented attacking system similar to the original Technos beat-em-up Renegade.****The NES version offered new stages, new moves and illustrated cut-scenes, as well as a new final boss and a new ending. Unlike the first NES game, it offered 2-Player Co-Op gameplay with the option to turn off the friendly fire.****The Game Boy version of &quot;Double Dragon II&quot; is an English localization of a &quot;Kunio-kun&quot; game (the Japanese franchise which inspired &quot;Renegade&quot; and &quot;River City Ransom&quot; and has nothing to do with the arcade and NES versions.&lt;/story&gt; &lt;/game&gt;">
            <text:p>&lt;game name="Double Dragon 2 - The Revenge (Japan)"&gt; &lt;year&gt;1993&lt;/year&gt; &lt;rating&gt;ESRB - E (Everyone)&lt;/rating&gt; &lt;title&gt;Double Dragon 2 - The Revenge &lt;/title&gt; &lt;pub&gt;Naxat Soft&lt;/pub&gt; &lt;dev&gt;Naxat Soft&lt;/dev&gt; &lt;genre&gt;Beat-'Em-Up&lt;/genre&gt; &lt;score&gt;4.3&lt;/score&gt; &lt;player&gt;1-2 Players&lt;/player&gt; &lt;story&gt;The lovely Marian was rescued from the clutches of the Black Warriors gang by Billy &amp; Jimmy Lee in the first Double Dragon game, but now the gang has killed her in retaliation of their early defeat. The Dragons must now embark on a mission to avenge her death and defeat the Black Warriors for the second and final time.****The original arcade version of "Double Dragon II" was essentially an improved version of the first game. In addition to offering renewed audio and visuals, as well as new traps, moves and enemy characters, "Double Dragon II" discarded the conventional punch and kick buttons in favor of a direction-oriented attacking system similar to the original Technos beat-em-up Renegade.****The NES version offered new stages, new moves and illustrated cut-scenes, as well as a new final boss and a new ending. Unlike the first NES game, it offered 2-Player Co-Op gameplay with the option to turn off the friendly fire.****The Game Boy version of "Double Dragon II" is an English localization of a "Kunio-kun" game (the Japanese franchise which inspired "Renegade" and "River City Ransom" and has nothing to do with the arcade and NES versions.&lt;/story&gt; &lt;/game&gt;</text:p>
          </table:table-cell>
        </table:table-row>
        <table:table-row table:style-name="ro1">
          <table:table-cell office:value-type="string">
            <text:p>Download 2 (Japan)</text:p>
          </table:table-cell>
          <table:table-cell office:value-type="string">
            <text:p>1991</text:p>
          </table:table-cell>
          <table:table-cell office:value-type="string">
            <text:p>ESRB - E (Everyone)</text:p>
          </table:table-cell>
          <table:table-cell office:value-type="string">
            <text:p>Download 2 </text:p>
          </table:table-cell>
          <table:table-cell table:number-columns-repeated="2" office:value-type="string">
            <text:p>NEC Avenue, Ltd.</text:p>
          </table:table-cell>
          <table:table-cell office:value-type="string">
            <text:p>Shooter</text:p>
          </table:table-cell>
          <table:table-cell office:value-type="string">
            <text:p>3.9</text:p>
          </table:table-cell>
          <table:table-cell office:value-type="string">
            <text:p>1 Player</text:p>
          </table:table-cell>
          <table:table-cell office:value-type="string">
            <text:p>In this sequel to <text:s/>Down Load, the player once again takes control of Syd, a young "cyber diver" - a highly trained agent who is able to infiltrate the "cyber world", a virtual reality network that has replaced real life for so many humans in this grim futuristic scenario of the end of the <text:s/>21st century. This time, Syd is up against an even bigger menace: a terrorist organization that has taken possession of Adolf Hitler's brain, in order to re-create it in a digital for, thus effectively reviving one of the most vile and insane dictators in human history! ****Like its predecessor, Down Load 2 is a side-scrolling shooter; it shares many elements with the original game, such as the overall setting, "virtual reality" levels with abstract design (along with real-world locations), etc. However, the control scheme is a bit different. Instead of choosing a main weapon and a sub-weapon in the beginning of a mission, the player has four types of weapons and is able to switch between them at any time. In addition to the vulcan cannon and the laser beam, which were present in the first game, the player can also use homing missiles and a short-range, yet powerful lightning gun as main weapons here.****All the weapons can be upgraded with power ups, up to three times each. Another type of a power up increases the speed of the ship (yes, Syd pilots a spaceship-like aircraft this time, not his trademark flying bike). Secondary weapons must be picked up, and include additional missiles, bombs, and protective shields. As before, powerful boss enemies must be defeated before proceeding to the next stage. Anime-style cut scenes with voice-overs advance the story.</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Download 2 (Japan)&quot;&gt; &lt;year&gt;1991&lt;/year&gt; &lt;rating&gt;ESRB - E (Everyone)&lt;/rating&gt; &lt;title&gt;Download 2 &lt;/title&gt; &lt;pub&gt;NEC Avenue, Ltd.&lt;/pub&gt; &lt;dev&gt;NEC Avenue, Ltd.&lt;/dev&gt; &lt;genre&gt;Shooter&lt;/genre&gt; &lt;score&gt;3.9&lt;/score&gt; &lt;player&gt;1 Player&lt;/player&gt; &lt;story&gt;In this sequel to  Down Load, the player once again takes control of Syd, a young &quot;cyber diver&quot; - a highly trained agent who is able to infiltrate the &quot;cyber world&quot;, a virtual reality network that has replaced real life for so many humans in this grim futuristic scenario of the end of the  21st century. This time, Syd is up against an even bigger menace: a terrorist organization that has taken possession of Adolf Hitler's brain, in order to re-create it in a digital for, thus effectively reviving one of the most vile and insane dictators in human history! ****Like its predecessor, Down Load 2 is a side-scrolling shooter; it shares many elements with the original game, such as the overall setting, &quot;virtual reality&quot; levels with abstract design (along with real-world locations), etc. However, the control scheme is a bit different. Instead of choosing a main weapon and a sub-weapon in the beginning of a mission, the player has four types of weapons and is able to switch between them at any time. In addition to the vulcan cannon and the laser beam, which were present in the first game, the player can also use homing missiles and a short-range, yet powerful lightning gun as main weapons here.****All the weapons can be upgraded with power ups, up to three times each. Another type of a power up increases the speed of the ship (yes, Syd pilots a spaceship-like aircraft this time, not his trademark flying bike). Secondary weapons must be picked up, and include additional missiles, bombs, and protective shields. As before, powerful boss enemies must be defeated before proceeding to the next stage. Anime-style cut scenes with voice-overs advance the story.&lt;/story&gt; &lt;/game&gt;">
            <text:p>&lt;game name="Download 2 (Japan)"&gt; &lt;year&gt;1991&lt;/year&gt; &lt;rating&gt;ESRB - E (Everyone)&lt;/rating&gt; &lt;title&gt;Download 2 &lt;/title&gt; &lt;pub&gt;NEC Avenue, Ltd.&lt;/pub&gt; &lt;dev&gt;NEC Avenue, Ltd.&lt;/dev&gt; &lt;genre&gt;Shooter&lt;/genre&gt; &lt;score&gt;3.9&lt;/score&gt; &lt;player&gt;1 Player&lt;/player&gt; &lt;story&gt;In this sequel to <text:s/>Down Load, the player once again takes control of Syd, a young "cyber diver" - a highly trained agent who is able to infiltrate the "cyber world", a virtual reality network that has replaced real life for so many humans in this grim futuristic scenario of the end of the <text:s/>21st century. This time, Syd is up against an even bigger menace: a terrorist organization that has taken possession of Adolf Hitler's brain, in order to re-create it in a digital for, thus effectively reviving one of the most vile and insane dictators in human history! ****Like its predecessor, Down Load 2 is a side-scrolling shooter; it shares many elements with the original game, such as the overall setting, "virtual reality" levels with abstract design (along with real-world locations), etc. However, the control scheme is a bit different. Instead of choosing a main weapon and a sub-weapon in the beginning of a mission, the player has four types of weapons and is able to switch between them at any time. In addition to the vulcan cannon and the laser beam, which were present in the first game, the player can also use homing missiles and a short-range, yet powerful lightning gun as main weapons here.****All the weapons can be upgraded with power ups, up to three times each. Another type of a power up increases the speed of the ship (yes, Syd pilots a spaceship-like aircraft this time, not his trademark flying bike). Secondary weapons must be picked up, and include additional missiles, bombs, and protective shields. As before, powerful boss enemies must be defeated before proceeding to the next stage. Anime-style cut scenes with voice-overs advance the story.&lt;/story&gt; &lt;/game&gt;</text:p>
          </table:table-cell>
        </table:table-row>
        <table:table-row table:style-name="ro1">
          <table:table-cell office:value-type="string">
            <text:p>Downtown Nekketsu Koushinkyoku - Soreyuke Daiundoukai (Japan)</text:p>
          </table:table-cell>
          <table:table-cell office:value-type="string">
            <text:p>1992</text:p>
          </table:table-cell>
          <table:table-cell office:value-type="string">
            <text:p>ESRB - E (Everyone)</text:p>
          </table:table-cell>
          <table:table-cell office:value-type="string">
            <text:p>Downtown Nekketsu Koushinkyoku - Soreyuke Daiundoukai </text:p>
          </table:table-cell>
          <table:table-cell office:value-type="string">
            <text:p>TECHNOS JAPAN</text:p>
          </table:table-cell>
          <table:table-cell office:value-type="string">
            <text:p>Naxat Soft</text:p>
          </table:table-cell>
          <table:table-cell office:value-type="string">
            <text:p>Beat-'Em-Up</text:p>
          </table:table-cell>
          <table:table-cell office:value-type="string">
            <text:p>3.9</text:p>
          </table:table-cell>
          <table:table-cell office:value-type="string">
            <text:p>1-4 Players</text:p>
          </table:table-cell>
          <table:table-cell office:value-type="string">
            <text:p>Another day at Nekketsu High, another gang tournament... but this time its different! A wealthy school principal has placed a challenge for all the school gangs to compete in a special obstacle course composed of 4 different challenges that you and your team must overcome. First in line is a race across the city streets (and rooftops), next is an obstacle course filled with dangerous hazards, then a jumping challenge in which you have to break a series of metal balls, and finally an all-out fighting tournament.****The game uses the same engine and basic gameplay mechanics featured in other Nekketsu High games, with the only change being the goals you must complete to clear each stage. Seeing as how the characters are gang members, fighting and beating your opponents can be a viable way of winning the challenges, so several weapons and power-ups can also be found in the courses</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Downtown Nekketsu Koushinkyoku - Soreyuke Daiundoukai (Japan)&quot;&gt; &lt;year&gt;1992&lt;/year&gt; &lt;rating&gt;ESRB - E (Everyone)&lt;/rating&gt; &lt;title&gt;Downtown Nekketsu Koushinkyoku - Soreyuke Daiundoukai &lt;/title&gt; &lt;pub&gt;TECHNOS JAPAN&lt;/pub&gt; &lt;dev&gt;Naxat Soft&lt;/dev&gt; &lt;genre&gt;Beat-'Em-Up&lt;/genre&gt; &lt;score&gt;3.9&lt;/score&gt; &lt;player&gt;1-4 Players&lt;/player&gt; &lt;story&gt;Another day at Nekketsu High, another gang tournament... but this time its different! A wealthy school principal has placed a challenge for all the school gangs to compete in a special obstacle course composed of 4 different challenges that you and your team must overcome. First in line is a race across the city streets (and rooftops), next is an obstacle course filled with dangerous hazards, then a jumping challenge in which you have to break a series of metal balls, and finally an all-out fighting tournament.****The game uses the same engine and basic gameplay mechanics featured in other Nekketsu High games, with the only change being the goals you must complete to clear each stage. Seeing as how the characters are gang members, fighting and beating your opponents can be a viable way of winning the challenges, so several weapons and power-ups can also be found in the courses&lt;/story&gt; &lt;/game&gt;">
            <text:p>&lt;game name="Downtown Nekketsu Koushinkyoku - Soreyuke Daiundoukai (Japan)"&gt; &lt;year&gt;1992&lt;/year&gt; &lt;rating&gt;ESRB - E (Everyone)&lt;/rating&gt; &lt;title&gt;Downtown Nekketsu Koushinkyoku - Soreyuke Daiundoukai &lt;/title&gt; &lt;pub&gt;TECHNOS JAPAN&lt;/pub&gt; &lt;dev&gt;Naxat Soft&lt;/dev&gt; &lt;genre&gt;Beat-'Em-Up&lt;/genre&gt; &lt;score&gt;3.9&lt;/score&gt; &lt;player&gt;1-4 Players&lt;/player&gt; &lt;story&gt;Another day at Nekketsu High, another gang tournament... but this time its different! A wealthy school principal has placed a challenge for all the school gangs to compete in a special obstacle course composed of 4 different challenges that you and your team must overcome. First in line is a race across the city streets (and rooftops), next is an obstacle course filled with dangerous hazards, then a jumping challenge in which you have to break a series of metal balls, and finally an all-out fighting tournament.****The game uses the same engine and basic gameplay mechanics featured in other Nekketsu High games, with the only change being the goals you must complete to clear each stage. Seeing as how the characters are gang members, fighting and beating your opponents can be a viable way of winning the challenges, so several weapons and power-ups can also be found in the courses&lt;/story&gt; &lt;/game&gt;</text:p>
          </table:table-cell>
        </table:table-row>
        <table:table-row table:style-name="ro1">
          <table:table-cell office:value-type="string">
            <text:p>Dragon Ball Z - Idainaru Son Gokuu Densetsu (Japan)</text:p>
          </table:table-cell>
          <table:table-cell office:value-type="string">
            <text:p>1994</text:p>
          </table:table-cell>
          <table:table-cell office:value-type="string">
            <text:p>ESRB - E (Everyone)</text:p>
          </table:table-cell>
          <table:table-cell office:value-type="string">
            <text:p>Dragon Ball Z - Idainaru Son Gokuu Densetsu </text:p>
          </table:table-cell>
          <table:table-cell table:number-columns-repeated="2" office:value-type="string">
            <text:p>Bandai</text:p>
          </table:table-cell>
          <table:table-cell office:value-type="string">
            <text:p>Fighter</text:p>
          </table:table-cell>
          <table:table-cell office:value-type="string">
            <text:p>3.6</text:p>
          </table:table-cell>
          <table:table-cell office:value-type="string">
            <text:p>1 Player</text:p>
          </table:table-cell>
          <table:table-cell office:value-type="string">
            <text:p>Dragon Ball Z: Idainaru Goku Densetsu illustrates Goku's seven greatest battles: Fighting Tao Pai Pai, challenging Tenshinhan at the Martial Arts Tournament, destroying Piccolo Daimao (who had killed Kuririn, Master Roshi and Chaozu), fighting Piccolo Jr. at the Martial Arts Tournament, protecting Earth from Vegita, saving Namek from Freeza and avenging the Saiyans, and nobly sacrificing his life to save the world from Perfect Cell. During the game, Gohan is telling Goten stories about Goku, his father, who died before he was born. As each story is told, it is your job to play out the battles as they occurred in the series. Cinematics help to tell the stories in graphic detail. Other characters from the series will occasionally come to help Gohan tell the stories.</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Dragon Ball Z - Idainaru Son Gokuu Densetsu (Japan)&quot;&gt; &lt;year&gt;1994&lt;/year&gt; &lt;rating&gt;ESRB - E (Everyone)&lt;/rating&gt; &lt;title&gt;Dragon Ball Z - Idainaru Son Gokuu Densetsu &lt;/title&gt; &lt;pub&gt;Bandai&lt;/pub&gt; &lt;dev&gt;Bandai&lt;/dev&gt; &lt;genre&gt;Fighter&lt;/genre&gt; &lt;score&gt;3.6&lt;/score&gt; &lt;player&gt;1 Player&lt;/player&gt; &lt;story&gt;Dragon Ball Z: Idainaru Goku Densetsu illustrates Goku's seven greatest battles: Fighting Tao Pai Pai, challenging Tenshinhan at the Martial Arts Tournament, destroying Piccolo Daimao (who had killed Kuririn, Master Roshi and Chaozu), fighting Piccolo Jr. at the Martial Arts Tournament, protecting Earth from Vegita, saving Namek from Freeza and avenging the Saiyans, and nobly sacrificing his life to save the world from Perfect Cell. During the game, Gohan is telling Goten stories about Goku, his father, who died before he was born. As each story is told, it is your job to play out the battles as they occurred in the series. Cinematics help to tell the stories in graphic detail. Other characters from the series will occasionally come to help Gohan tell the stories.&lt;/story&gt; &lt;/game&gt;">
            <text:p>&lt;game name="Dragon Ball Z - Idainaru Son Gokuu Densetsu (Japan)"&gt; &lt;year&gt;1994&lt;/year&gt; &lt;rating&gt;ESRB - E (Everyone)&lt;/rating&gt; &lt;title&gt;Dragon Ball Z - Idainaru Son Gokuu Densetsu &lt;/title&gt; &lt;pub&gt;Bandai&lt;/pub&gt; &lt;dev&gt;Bandai&lt;/dev&gt; &lt;genre&gt;Fighter&lt;/genre&gt; &lt;score&gt;3.6&lt;/score&gt; &lt;player&gt;1 Player&lt;/player&gt; &lt;story&gt;Dragon Ball Z: Idainaru Goku Densetsu illustrates Goku's seven greatest battles: Fighting Tao Pai Pai, challenging Tenshinhan at the Martial Arts Tournament, destroying Piccolo Daimao (who had killed Kuririn, Master Roshi and Chaozu), fighting Piccolo Jr. at the Martial Arts Tournament, protecting Earth from Vegita, saving Namek from Freeza and avenging the Saiyans, and nobly sacrificing his life to save the world from Perfect Cell. During the game, Gohan is telling Goten stories about Goku, his father, who died before he was born. As each story is told, it is your job to play out the battles as they occurred in the series. Cinematics help to tell the stories in graphic detail. Other characters from the series will occasionally come to help Gohan tell the stories.&lt;/story&gt; &lt;/game&gt;</text:p>
          </table:table-cell>
        </table:table-row>
        <table:table-row table:style-name="ro1">
          <table:table-cell office:value-type="string">
            <text:p>F1 Circus Special - Pole to Win (Japan)</text:p>
          </table:table-cell>
          <table:table-cell office:value-type="string">
            <text:p>1992</text:p>
          </table:table-cell>
          <table:table-cell office:value-type="string">
            <text:p>ESRB - E (Everyone)</text:p>
          </table:table-cell>
          <table:table-cell office:value-type="string">
            <text:p>F1 Circus Special - Pole to Win </text:p>
          </table:table-cell>
          <table:table-cell table:number-columns-repeated="2" office:value-type="string">
            <text:p>Nichibutsu</text:p>
          </table:table-cell>
          <table:table-cell office:value-type="string">
            <text:p>Driving</text:p>
          </table:table-cell>
          <table:table-cell office:value-type="string">
            <text:p>3.7</text:p>
          </table:table-cell>
          <table:table-cell office:value-type="string">
            <text:p>1 Player</text:p>
          </table:table-cell>
          <table:table-cell office:value-type="string">
            <text:p>F1 Circus Special is a Formula 1 racing game. Players can choose between a world championship mode, which follows the path of one driver through the game's available courses in a linear fashion; a test drive mode, which allows players to choose any course as well as change rules and conditions (e.g. the amount of damage inflicted); and a time attack mode for competing against each other. There are twenty courses altogether in the game. The cars are modeled after real ones, their brand names slightly changed for copyright reasons. It is possible to customize brakes, tires, gears, wings, and other attributes of the car, or choose the "easy setting", which selects these parameters according to optimal speed or handling of the car. Digitized photos are used for driver portraits.</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F1 Circus Special - Pole to Win (Japan)&quot;&gt; &lt;year&gt;1992&lt;/year&gt; &lt;rating&gt;ESRB - E (Everyone)&lt;/rating&gt; &lt;title&gt;F1 Circus Special - Pole to Win &lt;/title&gt; &lt;pub&gt;Nichibutsu&lt;/pub&gt; &lt;dev&gt;Nichibutsu&lt;/dev&gt; &lt;genre&gt;Driving&lt;/genre&gt; &lt;score&gt;3.7&lt;/score&gt; &lt;player&gt;1 Player&lt;/player&gt; &lt;story&gt;F1 Circus Special is a Formula 1 racing game. Players can choose between a world championship mode, which follows the path of one driver through the game's available courses in a linear fashion; a test drive mode, which allows players to choose any course as well as change rules and conditions (e.g. the amount of damage inflicted); and a time attack mode for competing against each other. There are twenty courses altogether in the game. The cars are modeled after real ones, their brand names slightly changed for copyright reasons. It is possible to customize brakes, tires, gears, wings, and other attributes of the car, or choose the &quot;easy setting&quot;, which selects these parameters according to optimal speed or handling of the car. Digitized photos are used for driver portraits.&lt;/story&gt; &lt;/game&gt;">
            <text:p>&lt;game name="F1 Circus Special - Pole to Win (Japan)"&gt; &lt;year&gt;1992&lt;/year&gt; &lt;rating&gt;ESRB - E (Everyone)&lt;/rating&gt; &lt;title&gt;F1 Circus Special - Pole to Win &lt;/title&gt; &lt;pub&gt;Nichibutsu&lt;/pub&gt; &lt;dev&gt;Nichibutsu&lt;/dev&gt; &lt;genre&gt;Driving&lt;/genre&gt; &lt;score&gt;3.7&lt;/score&gt; &lt;player&gt;1 Player&lt;/player&gt; &lt;story&gt;F1 Circus Special is a Formula 1 racing game. Players can choose between a world championship mode, which follows the path of one driver through the game's available courses in a linear fashion; a test drive mode, which allows players to choose any course as well as change rules and conditions (e.g. the amount of damage inflicted); and a time attack mode for competing against each other. There are twenty courses altogether in the game. The cars are modeled after real ones, their brand names slightly changed for copyright reasons. It is possible to customize brakes, tires, gears, wings, and other attributes of the car, or choose the "easy setting", which selects these parameters according to optimal speed or handling of the car. Digitized photos are used for driver portraits.&lt;/story&gt; &lt;/game&gt;</text:p>
          </table:table-cell>
        </table:table-row>
        <table:table-row table:style-name="ro1">
          <table:table-cell office:value-type="string">
            <text:p>Faceball (Japan)</text:p>
          </table:table-cell>
          <table:table-cell office:value-type="string">
            <text:p>1993</text:p>
          </table:table-cell>
          <table:table-cell office:value-type="string">
            <text:p>ESRB - E (Everyone)</text:p>
          </table:table-cell>
          <table:table-cell office:value-type="string">
            <text:p>Faceball </text:p>
          </table:table-cell>
          <table:table-cell table:number-columns-repeated="2" office:value-type="string">
            <text:p>Riverhill Soft</text:p>
          </table:table-cell>
          <table:table-cell office:value-type="string">
            <text:p>Action</text:p>
          </table:table-cell>
          <table:table-cell office:value-type="string">
            <text:p>4.0</text:p>
          </table:table-cell>
          <table:table-cell office:value-type="string">
            <text:p>1-2 Players</text:p>
          </table:table-cell>
          <table:table-cell office:value-type="string">
            <text:p>Faceball is a first-person shooter. You control a H.A.P.P.Y.F.A.C.E., or Holographically Assisted Physical Pattern Yielded For Active Computerized Embarkation. The graphics consist of flat shaded corridors. Enemies are all simple geometric shapes with smiley faces on them. Although the graphics are simple, they allow for full freedom of movement, not unlike Wolfenstein 3-D. <text:s/>There are two modes of play. First there is a single player mode in which your goal is to find the exit to each level. There are 70 mazes in this mode. The second mode is the multiplayer arena. For the Game Boy: up to 4 Game Boys can be linked together in this mode.</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Faceball (Japan)&quot;&gt; &lt;year&gt;1993&lt;/year&gt; &lt;rating&gt;ESRB - E (Everyone)&lt;/rating&gt; &lt;title&gt;Faceball &lt;/title&gt; &lt;pub&gt;Riverhill Soft&lt;/pub&gt; &lt;dev&gt;Riverhill Soft&lt;/dev&gt; &lt;genre&gt;Action&lt;/genre&gt; &lt;score&gt;4.0&lt;/score&gt; &lt;player&gt;1-2 Players&lt;/player&gt; &lt;story&gt;Faceball is a first-person shooter. You control a H.A.P.P.Y.F.A.C.E., or Holographically Assisted Physical Pattern Yielded For Active Computerized Embarkation. The graphics consist of flat shaded corridors. Enemies are all simple geometric shapes with smiley faces on them. Although the graphics are simple, they allow for full freedom of movement, not unlike Wolfenstein 3-D.  There are two modes of play. First there is a single player mode in which your goal is to find the exit to each level. There are 70 mazes in this mode. The second mode is the multiplayer arena. For the Game Boy: up to 4 Game Boys can be linked together in this mode.&lt;/story&gt; &lt;/game&gt;">
            <text:p>&lt;game name="Faceball (Japan)"&gt; &lt;year&gt;1993&lt;/year&gt; &lt;rating&gt;ESRB - E (Everyone)&lt;/rating&gt; &lt;title&gt;Faceball &lt;/title&gt; &lt;pub&gt;Riverhill Soft&lt;/pub&gt; &lt;dev&gt;Riverhill Soft&lt;/dev&gt; &lt;genre&gt;Action&lt;/genre&gt; &lt;score&gt;4.0&lt;/score&gt; &lt;player&gt;1-2 Players&lt;/player&gt; &lt;story&gt;Faceball is a first-person shooter. You control a H.A.P.P.Y.F.A.C.E., or Holographically Assisted Physical Pattern Yielded For Active Computerized Embarkation. The graphics consist of flat shaded corridors. Enemies are all simple geometric shapes with smiley faces on them. Although the graphics are simple, they allow for full freedom of movement, not unlike Wolfenstein 3-D. <text:s/>There are two modes of play. First there is a single player mode in which your goal is to find the exit to each level. There are 70 mazes in this mode. The second mode is the multiplayer arena. For the Game Boy: up to 4 Game Boys can be linked together in this mode.&lt;/story&gt; &lt;/game&gt;</text:p>
          </table:table-cell>
        </table:table-row>
        <table:table-row table:style-name="ro1">
          <table:table-cell office:value-type="string">
            <text:p>Faussete Amour (Japan)</text:p>
          </table:table-cell>
          <table:table-cell office:value-type="string">
            <text:p>1993</text:p>
          </table:table-cell>
          <table:table-cell office:value-type="string">
            <text:p>ESRB - E (Everyone)</text:p>
          </table:table-cell>
          <table:table-cell office:value-type="string">
            <text:p>Faussete Amour </text:p>
          </table:table-cell>
          <table:table-cell table:number-columns-repeated="2" office:value-type="string">
            <text:p>Naxat Soft</text:p>
          </table:table-cell>
          <table:table-cell office:value-type="string">
            <text:p>Action</text:p>
          </table:table-cell>
          <table:table-cell office:value-type="string">
            <text:p>4.0</text:p>
          </table:table-cell>
          <table:table-cell office:value-type="string">
            <text:p>1 Player</text:p>
          </table:table-cell>
          <table:table-cell office:value-type="string">
            <text:p>A young girl named Koruku lived in her home village, enjoying a peaceful life with her sister and her friends. But it all changed when an evil demon known as the Goatbone appeared. With his powers of mind control and shape-shifting, he possessed Koruku's friends, turning them into terrifying monsters, kidnapped her sister, and burnt down the village. A mysterious old man approaches the desperate Koruku and bestows her with a wonderful armor, weapon, and magic powers. The young girl is ready to venture into Goatbone's lair and liberate her sister... but will she be able to defeat her own friends who now obey the word of their dark master?****Fausseté Amour is an action platformer, somewhat similar to <text:s/>Valis games. The player navigates Koruku through large side-scrolling, platform-based stages, which culminate with boss battles. Koruku dispatches of the enemies with her regular weapon, a kind of chain that can be also used as a grapple, similarly to <text:s/>Bionic Commando: double-jumping allows Koruku to attach the grapple to a higher platform, swing, and jump on it.****When Koruku is hit by an enemy, she loses her armor and continues to fight in her underwear; when she is hit again, she loses even the underwear, and dies (despite this somewhat provocative depiction, there is no explicit nudity in the game). Koruku can also use three kinds of offensive magic spells. Little fairies are scattered through the levels; when hit, they produce spare armor or orbs that can refill Koruku's magic energy.****Anime-style cut scenes with voice acting advance the story between the stages. Audio CD tracks accompany the game during the cut scenes, and as background music for the stages.</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Faussete Amour (Japan)&quot;&gt; &lt;year&gt;1993&lt;/year&gt; &lt;rating&gt;ESRB - E (Everyone)&lt;/rating&gt; &lt;title&gt;Faussete Amour &lt;/title&gt; &lt;pub&gt;Naxat Soft&lt;/pub&gt; &lt;dev&gt;Naxat Soft&lt;/dev&gt; &lt;genre&gt;Action&lt;/genre&gt; &lt;score&gt;4.0&lt;/score&gt; &lt;player&gt;1 Player&lt;/player&gt; &lt;story&gt;A young girl named Koruku lived in her home village, enjoying a peaceful life with her sister and her friends. But it all changed when an evil demon known as the Goatbone appeared. With his powers of mind control and shape-shifting, he possessed Koruku's friends, turning them into terrifying monsters, kidnapped her sister, and burnt down the village. A mysterious old man approaches the desperate Koruku and bestows her with a wonderful armor, weapon, and magic powers. The young girl is ready to venture into Goatbone's lair and liberate her sister... but will she be able to defeat her own friends who now obey the word of their dark master?****Fausseté Amour is an action platformer, somewhat similar to  Valis games. The player navigates Koruku through large side-scrolling, platform-based stages, which culminate with boss battles. Koruku dispatches of the enemies with her regular weapon, a kind of chain that can be also used as a grapple, similarly to  Bionic Commando: double-jumping allows Koruku to attach the grapple to a higher platform, swing, and jump on it.****When Koruku is hit by an enemy, she loses her armor and continues to fight in her underwear; when she is hit again, she loses even the underwear, and dies (despite this somewhat provocative depiction, there is no explicit nudity in the game). Koruku can also use three kinds of offensive magic spells. Little fairies are scattered through the levels; when hit, they produce spare armor or orbs that can refill Koruku's magic energy.****Anime-style cut scenes with voice acting advance the story between the stages. Audio CD tracks accompany the game during the cut scenes, and as background music for the stages.&lt;/story&gt; &lt;/game&gt;">
            <text:p>&lt;game name="Faussete Amour (Japan)"&gt; &lt;year&gt;1993&lt;/year&gt; &lt;rating&gt;ESRB - E (Everyone)&lt;/rating&gt; &lt;title&gt;Faussete Amour &lt;/title&gt; &lt;pub&gt;Naxat Soft&lt;/pub&gt; &lt;dev&gt;Naxat Soft&lt;/dev&gt; &lt;genre&gt;Action&lt;/genre&gt; &lt;score&gt;4.0&lt;/score&gt; &lt;player&gt;1 Player&lt;/player&gt; &lt;story&gt;A young girl named Koruku lived in her home village, enjoying a peaceful life with her sister and her friends. But it all changed when an evil demon known as the Goatbone appeared. With his powers of mind control and shape-shifting, he possessed Koruku's friends, turning them into terrifying monsters, kidnapped her sister, and burnt down the village. A mysterious old man approaches the desperate Koruku and bestows her with a wonderful armor, weapon, and magic powers. The young girl is ready to venture into Goatbone's lair and liberate her sister... but will she be able to defeat her own friends who now obey the word of their dark master?****Fausseté Amour is an action platformer, somewhat similar to <text:s/>Valis games. The player navigates Koruku through large side-scrolling, platform-based stages, which culminate with boss battles. Koruku dispatches of the enemies with her regular weapon, a kind of chain that can be also used as a grapple, similarly to <text:s/>Bionic Commando: double-jumping allows Koruku to attach the grapple to a higher platform, swing, and jump on it.****When Koruku is hit by an enemy, she loses her armor and continues to fight in her underwear; when she is hit again, she loses even the underwear, and dies (despite this somewhat provocative depiction, there is no explicit nudity in the game). Koruku can also use three kinds of offensive magic spells. Little fairies are scattered through the levels; when hit, they produce spare armor or orbs that can refill Koruku's magic energy.****Anime-style cut scenes with voice acting advance the story between the stages. Audio CD tracks accompany the game during the cut scenes, and as background music for the stages.&lt;/story&gt; &lt;/game&gt;</text:p>
          </table:table-cell>
        </table:table-row>
        <table:table-row table:style-name="ro1">
          <table:table-cell office:value-type="string">
            <text:p>Fiend Hunter (Japan)</text:p>
          </table:table-cell>
          <table:table-cell office:value-type="string">
            <text:p>1993</text:p>
          </table:table-cell>
          <table:table-cell office:value-type="string">
            <text:p>ESRB - E (Everyone)</text:p>
          </table:table-cell>
          <table:table-cell office:value-type="string">
            <text:p>Fiend Hunter </text:p>
          </table:table-cell>
          <table:table-cell table:number-columns-repeated="2" office:value-type="string">
            <text:p>Rigth Stuff Corp.</text:p>
          </table:table-cell>
          <table:table-cell office:value-type="string">
            <text:p>Action</text:p>
          </table:table-cell>
          <table:table-cell office:value-type="string">
            <text:p>4.2</text:p>
          </table:table-cell>
          <table:table-cell office:value-type="string">
            <text:p>1 Player</text:p>
          </table:table-cell>
          <table:table-cell office:value-type="string">
            <text:p>Feed Sluster is a fiend hunter: a man who takes job that involves elimination of mysterious beings known as fiends. One day he is contacted by a woman named Beth, who offers him a more demanding job, which involves investigating shady activities between humans and fiends, and getting to the bottom of the entire mystery, discovering the origin of the fiends and determine their ultimate fate. <text:s/>Fiend Hunter is a cinematic platformer set in an Old West-like environment with supernatural elements. With the exception of the initial town and a few other locations, the game is spent in areas that require carefully navigating Feed through a series of platform-like structures. Controls and animation resemble those of Prince of Persia. Feed can jump, run, perform a running jump, hang on ledges, pull up or drop down, kneel and crawl. He also takes falling damage; the primary challenge during platforming sequences consists of preventing him from falling down. <text:s/>Enemies only appear at pre-set points; each battle is one-on-one, and it is impossible to escape from a fight. Coupled with the enemies' high HP count and varied attack patterns, this essentially turns each encounter into a boss battle. Feed fights with a sword and can perform various moves, combining attacks with jumping and ducking. He can also gain access to a few magic spells. <text:s/>A little fire fiend named Exy accompanies Feed on his journey. Exy can be used as offensive and defensive enhancement in combat, and can also be set to light dark areas. Each enemy drops a special orb that can be used to increase Feed's vitality, attack power, or magic, as well as teach Exy more powerful attacks, which gives the game a light RPG flavor. Feed can also equip rings and buy or find health-restoring and protective potions.</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Fiend Hunter (Japan)&quot;&gt; &lt;year&gt;1993&lt;/year&gt; &lt;rating&gt;ESRB - E (Everyone)&lt;/rating&gt; &lt;title&gt;Fiend Hunter &lt;/title&gt; &lt;pub&gt;Rigth Stuff Corp.&lt;/pub&gt; &lt;dev&gt;Rigth Stuff Corp.&lt;/dev&gt; &lt;genre&gt;Action&lt;/genre&gt; &lt;score&gt;4.2&lt;/score&gt; &lt;player&gt;1 Player&lt;/player&gt; &lt;story&gt;Feed Sluster is a fiend hunter: a man who takes job that involves elimination of mysterious beings known as fiends. One day he is contacted by a woman named Beth, who offers him a more demanding job, which involves investigating shady activities between humans and fiends, and getting to the bottom of the entire mystery, discovering the origin of the fiends and determine their ultimate fate.  Fiend Hunter is a cinematic platformer set in an Old West-like environment with supernatural elements. With the exception of the initial town and a few other locations, the game is spent in areas that require carefully navigating Feed through a series of platform-like structures. Controls and animation resemble those of Prince of Persia. Feed can jump, run, perform a running jump, hang on ledges, pull up or drop down, kneel and crawl. He also takes falling damage; the primary challenge during platforming sequences consists of preventing him from falling down.  Enemies only appear at pre-set points; each battle is one-on-one, and it is impossible to escape from a fight. Coupled with the enemies' high HP count and varied attack patterns, this essentially turns each encounter into a boss battle. Feed fights with a sword and can perform various moves, combining attacks with jumping and ducking. He can also gain access to a few magic spells.  A little fire fiend named Exy accompanies Feed on his journey. Exy can be used as offensive and defensive enhancement in combat, and can also be set to light dark areas. Each enemy drops a special orb that can be used to increase Feed's vitality, attack power, or magic, as well as teach Exy more powerful attacks, which gives the game a light RPG flavor. Feed can also equip rings and buy or find health-restoring and protective potions.&lt;/story&gt; &lt;/game&gt;">
            <text:p>&lt;game name="Fiend Hunter (Japan)"&gt; &lt;year&gt;1993&lt;/year&gt; &lt;rating&gt;ESRB - E (Everyone)&lt;/rating&gt; &lt;title&gt;Fiend Hunter &lt;/title&gt; &lt;pub&gt;Rigth Stuff Corp.&lt;/pub&gt; &lt;dev&gt;Rigth Stuff Corp.&lt;/dev&gt; &lt;genre&gt;Action&lt;/genre&gt; &lt;score&gt;4.2&lt;/score&gt; &lt;player&gt;1 Player&lt;/player&gt; &lt;story&gt;Feed Sluster is a fiend hunter: a man who takes job that involves elimination of mysterious beings known as fiends. One day he is contacted by a woman named Beth, who offers him a more demanding job, which involves investigating shady activities between humans and fiends, and getting to the bottom of the entire mystery, discovering the origin of the fiends and determine their ultimate fate. <text:s/>Fiend Hunter is a cinematic platformer set in an Old West-like environment with supernatural elements. With the exception of the initial town and a few other locations, the game is spent in areas that require carefully navigating Feed through a series of platform-like structures. Controls and animation resemble those of Prince of Persia. Feed can jump, run, perform a running jump, hang on ledges, pull up or drop down, kneel and crawl. He also takes falling damage; the primary challenge during platforming sequences consists of preventing him from falling down. <text:s/>Enemies only appear at pre-set points; each battle is one-on-one, and it is impossible to escape from a fight. Coupled with the enemies' high HP count and varied attack patterns, this essentially turns each encounter into a boss battle. Feed fights with a sword and can perform various moves, combining attacks with jumping and ducking. He can also gain access to a few magic spells. <text:s/>A little fire fiend named Exy accompanies Feed on his journey. Exy can be used as offensive and defensive enhancement in combat, and can also be set to light dark areas. Each enemy drops a special orb that can be used to increase Feed's vitality, attack power, or magic, as well as teach Exy more powerful attacks, which gives the game a light RPG flavor. Feed can also equip rings and buy or find health-restoring and protective potions.&lt;/story&gt; &lt;/game&gt;</text:p>
          </table:table-cell>
        </table:table-row>
        <table:table-row table:style-name="ro1">
          <table:table-cell office:value-type="string">
            <text:p>Fire Pro Jyoshi - Shoumu Choujyo Taisen - Zenjo vs JWP (Japan)</text:p>
          </table:table-cell>
          <table:table-cell office:value-type="string">
            <text:p>1995</text:p>
          </table:table-cell>
          <table:table-cell office:value-type="string">
            <text:p>ESRB - E (Everyone)</text:p>
          </table:table-cell>
          <table:table-cell office:value-type="string">
            <text:p>Fire Pro Jyoshi - Shoumu Choujyo Taisen - Zenjo vs JWP </text:p>
          </table:table-cell>
          <table:table-cell table:number-columns-repeated="2" office:value-type="string">
            <text:p>Human Entertainment</text:p>
          </table:table-cell>
          <table:table-cell office:value-type="string">
            <text:p>Sports/Wrestling</text:p>
          </table:table-cell>
          <table:table-cell office:value-type="string">
            <text:p>3.5</text:p>
          </table:table-cell>
          <table:table-cell office:value-type="string">
            <text:p>1-2 Players</text:p>
          </table:table-cell>
          <table:table-cell office:value-type="string">
            <text:p>Long before the WWE introduced the Divas wrestling matches, in Japan there was a more serious affair, where wrestling skill was more important than breast implants, and matches were "real" (as far as wrestling goes) instead of pillow-fighting or bra and panties fights. <text:s/>In this game in the Fire Pro Series, the cast of the All Japan Women's Pro-Wrestling promotion are available, all fighting to win the Red belt, the highest prize of the federation. It's also possible to fight in single matches, tournaments, Battle Royal and Elimination matches. The usual array of options in CAW is present, being possible to create 16 new Wrestlers. <text:s/>Gameplay, as usual is the series, is dramatically different than in most western games. Each wrestler has a bunch of moves, ranked from weak to strong. While it's possible to connect any of them from open situations, while grappling only when the opponent is already beaten the most powerful moves can be successfully used. </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Fire Pro Jyoshi - Shoumu Choujyo Taisen - Zenjo vs JWP (Japan)&quot;&gt; &lt;year&gt;1995&lt;/year&gt; &lt;rating&gt;ESRB - E (Everyone)&lt;/rating&gt; &lt;title&gt;Fire Pro Jyoshi - Shoumu Choujyo Taisen - Zenjo vs JWP &lt;/title&gt; &lt;pub&gt;Human Entertainment&lt;/pub&gt; &lt;dev&gt;Human Entertainment&lt;/dev&gt; &lt;genre&gt;Sports/Wrestling&lt;/genre&gt; &lt;score&gt;3.5&lt;/score&gt; &lt;player&gt;1-2 Players&lt;/player&gt; &lt;story&gt;Long before the WWE introduced the Divas wrestling matches, in Japan there was a more serious affair, where wrestling skill was more important than breast implants, and matches were &quot;real&quot; (as far as wrestling goes) instead of pillow-fighting or bra and panties fights.  In this game in the Fire Pro Series, the cast of the All Japan Women's Pro-Wrestling promotion are available, all fighting to win the Red belt, the highest prize of the federation. It's also possible to fight in single matches, tournaments, Battle Royal and Elimination matches. The usual array of options in CAW is present, being possible to create 16 new Wrestlers.  Gameplay, as usual is the series, is dramatically different than in most western games. Each wrestler has a bunch of moves, ranked from weak to strong. While it's possible to connect any of them from open situations, while grappling only when the opponent is already beaten the most powerful moves can be successfully used. &lt;/story&gt; &lt;/game&gt;">
            <text:p>&lt;game name="Fire Pro Jyoshi - Shoumu Choujyo Taisen - Zenjo vs JWP (Japan)"&gt; &lt;year&gt;1995&lt;/year&gt; &lt;rating&gt;ESRB - E (Everyone)&lt;/rating&gt; &lt;title&gt;Fire Pro Jyoshi - Shoumu Choujyo Taisen - Zenjo vs JWP &lt;/title&gt; &lt;pub&gt;Human Entertainment&lt;/pub&gt; &lt;dev&gt;Human Entertainment&lt;/dev&gt; &lt;genre&gt;Sports/Wrestling&lt;/genre&gt; &lt;score&gt;3.5&lt;/score&gt; &lt;player&gt;1-2 Players&lt;/player&gt; &lt;story&gt;Long before the WWE introduced the Divas wrestling matches, in Japan there was a more serious affair, where wrestling skill was more important than breast implants, and matches were "real" (as far as wrestling goes) instead of pillow-fighting or bra and panties fights. <text:s/>In this game in the Fire Pro Series, the cast of the All Japan Women's Pro-Wrestling promotion are available, all fighting to win the Red belt, the highest prize of the federation. It's also possible to fight in single matches, tournaments, Battle Royal and Elimination matches. The usual array of options in CAW is present, being possible to create 16 new Wrestlers. <text:s/>Gameplay, as usual is the series, is dramatically different than in most western games. Each wrestler has a bunch of moves, ranked from weak to strong. While it's possible to connect any of them from open situations, while grappling only when the opponent is already beaten the most powerful moves can be successfully used. &lt;/story&gt; &lt;/game&gt;</text:p>
          </table:table-cell>
        </table:table-row>
        <table:table-row table:style-name="ro1">
          <table:table-cell office:value-type="string">
            <text:p>Flash Hiders (Japan)</text:p>
          </table:table-cell>
          <table:table-cell office:value-type="string">
            <text:p>1993</text:p>
          </table:table-cell>
          <table:table-cell office:value-type="string">
            <text:p>ESRB - E (Everyone)</text:p>
          </table:table-cell>
          <table:table-cell office:value-type="string">
            <text:p>Flash Hiders </text:p>
          </table:table-cell>
          <table:table-cell table:number-columns-repeated="2" office:value-type="string">
            <text:p>Right Stuff</text:p>
          </table:table-cell>
          <table:table-cell office:value-type="string">
            <text:p>Fighter</text:p>
          </table:table-cell>
          <table:table-cell office:value-type="string">
            <text:p>4.8</text:p>
          </table:table-cell>
          <table:table-cell office:value-type="string">
            <text:p>1-2 Players</text:p>
          </table:table-cell>
          <table:table-cell office:value-type="string">
            <text:p>Flash Hiders is an anime-style 2D fighting game with a distinct RPG slant. The game has a heavy focus on story and presentation, featuring animated, voiced cutscenes throughout the game's scenario mode, as well as the ability to purchase and use equipment to increase your stats. The scenario mode follows the martial-artist Bang as he travels through a war-torn world with the sorceress Tiria and an all-but-adopted kid named Erue. The "Advance" mode lets you choose any character in the game and follow their specific story, building your character's abilities as you go. There is, of course, also a versus mode for two players.</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Flash Hiders (Japan)&quot;&gt; &lt;year&gt;1993&lt;/year&gt; &lt;rating&gt;ESRB - E (Everyone)&lt;/rating&gt; &lt;title&gt;Flash Hiders &lt;/title&gt; &lt;pub&gt;Right Stuff&lt;/pub&gt; &lt;dev&gt;Right Stuff&lt;/dev&gt; &lt;genre&gt;Fighter&lt;/genre&gt; &lt;score&gt;4.8&lt;/score&gt; &lt;player&gt;1-2 Players&lt;/player&gt; &lt;story&gt;Flash Hiders is an anime-style 2D fighting game with a distinct RPG slant. The game has a heavy focus on story and presentation, featuring animated, voiced cutscenes throughout the game's scenario mode, as well as the ability to purchase and use equipment to increase your stats. The scenario mode follows the martial-artist Bang as he travels through a war-torn world with the sorceress Tiria and an all-but-adopted kid named Erue. The &quot;Advance&quot; mode lets you choose any character in the game and follow their specific story, building your character's abilities as you go. There is, of course, also a versus mode for two players.&lt;/story&gt; &lt;/game&gt;">
            <text:p>&lt;game name="Flash Hiders (Japan)"&gt; &lt;year&gt;1993&lt;/year&gt; &lt;rating&gt;ESRB - E (Everyone)&lt;/rating&gt; &lt;title&gt;Flash Hiders &lt;/title&gt; &lt;pub&gt;Right Stuff&lt;/pub&gt; &lt;dev&gt;Right Stuff&lt;/dev&gt; &lt;genre&gt;Fighter&lt;/genre&gt; &lt;score&gt;4.8&lt;/score&gt; &lt;player&gt;1-2 Players&lt;/player&gt; &lt;story&gt;Flash Hiders is an anime-style 2D fighting game with a distinct RPG slant. The game has a heavy focus on story and presentation, featuring animated, voiced cutscenes throughout the game's scenario mode, as well as the ability to purchase and use equipment to increase your stats. The scenario mode follows the martial-artist Bang as he travels through a war-torn world with the sorceress Tiria and an all-but-adopted kid named Erue. The "Advance" mode lets you choose any character in the game and follow their specific story, building your character's abilities as you go. There is, of course, also a versus mode for two players.&lt;/story&gt; &lt;/game&gt;</text:p>
          </table:table-cell>
        </table:table-row>
        <table:table-row table:style-name="ro1">
          <table:table-cell office:value-type="string">
            <text:p>Gain Ground SX (Japan)</text:p>
          </table:table-cell>
          <table:table-cell office:value-type="string">
            <text:p>1992</text:p>
          </table:table-cell>
          <table:table-cell office:value-type="string">
            <text:p>ESRB - E (Everyone)</text:p>
          </table:table-cell>
          <table:table-cell office:value-type="string">
            <text:p>Gain Ground SX </text:p>
          </table:table-cell>
          <table:table-cell office:value-type="string">
            <text:p>Sega</text:p>
          </table:table-cell>
          <table:table-cell office:value-type="string">
            <text:p>NEC Avenue, Ltd.</text:p>
          </table:table-cell>
          <table:table-cell office:value-type="string">
            <text:p>Action</text:p>
          </table:table-cell>
          <table:table-cell office:value-type="string">
            <text:p>4.4</text:p>
          </table:table-cell>
          <table:table-cell office:value-type="string">
            <text:p>1 Player</text:p>
          </table:table-cell>
          <table:table-cell office:value-type="string">
            <text:p>Gain Ground is an arcade style action game with a bit of strategy thrown in. The goal is get all of the soldiers to the opposite side of the screen or to kill all of the enemies. Each soldier in the army has a unique specialization, from among 20 types. Each soldier can attack in two different ways, using either a normal weapon or a special weapon. The strategy comes from deciding which soldier would do best in which situation. Some weapons are better at dealing with certain enemies and obstacles than other weapons.****Players start with only three soldiers but can encounter other soldiers that can be rescued, by touching them. If the new solider survives long enough to reach the exit, they can be added to the soldier inventory. The number of possible soldier in a player's army is over 30 soldiers. There are 50 stages total, divided into rounds of 10. At the end of each round, players encounter an enemy boss.</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Gain Ground SX (Japan)&quot;&gt; &lt;year&gt;1992&lt;/year&gt; &lt;rating&gt;ESRB - E (Everyone)&lt;/rating&gt; &lt;title&gt;Gain Ground SX &lt;/title&gt; &lt;pub&gt;Sega&lt;/pub&gt; &lt;dev&gt;NEC Avenue, Ltd.&lt;/dev&gt; &lt;genre&gt;Action&lt;/genre&gt; &lt;score&gt;4.4&lt;/score&gt; &lt;player&gt;1 Player&lt;/player&gt; &lt;story&gt;Gain Ground is an arcade style action game with a bit of strategy thrown in. The goal is get all of the soldiers to the opposite side of the screen or to kill all of the enemies. Each soldier in the army has a unique specialization, from among 20 types. Each soldier can attack in two different ways, using either a normal weapon or a special weapon. The strategy comes from deciding which soldier would do best in which situation. Some weapons are better at dealing with certain enemies and obstacles than other weapons.****Players start with only three soldiers but can encounter other soldiers that can be rescued, by touching them. If the new solider survives long enough to reach the exit, they can be added to the soldier inventory. The number of possible soldier in a player's army is over 30 soldiers. There are 50 stages total, divided into rounds of 10. At the end of each round, players encounter an enemy boss.&lt;/story&gt; &lt;/game&gt;">
            <text:p>&lt;game name="Gain Ground SX (Japan)"&gt; &lt;year&gt;1992&lt;/year&gt; &lt;rating&gt;ESRB - E (Everyone)&lt;/rating&gt; &lt;title&gt;Gain Ground SX &lt;/title&gt; &lt;pub&gt;Sega&lt;/pub&gt; &lt;dev&gt;NEC Avenue, Ltd.&lt;/dev&gt; &lt;genre&gt;Action&lt;/genre&gt; &lt;score&gt;4.4&lt;/score&gt; &lt;player&gt;1 Player&lt;/player&gt; &lt;story&gt;Gain Ground is an arcade style action game with a bit of strategy thrown in. The goal is get all of the soldiers to the opposite side of the screen or to kill all of the enemies. Each soldier in the army has a unique specialization, from among 20 types. Each soldier can attack in two different ways, using either a normal weapon or a special weapon. The strategy comes from deciding which soldier would do best in which situation. Some weapons are better at dealing with certain enemies and obstacles than other weapons.****Players start with only three soldiers but can encounter other soldiers that can be rescued, by touching them. If the new solider survives long enough to reach the exit, they can be added to the soldier inventory. The number of possible soldier in a player's army is over 30 soldiers. There are 50 stages total, divided into rounds of 10. At the end of each round, players encounter an enemy boss.&lt;/story&gt; &lt;/game&gt;</text:p>
          </table:table-cell>
        </table:table-row>
        <table:table-row table:style-name="ro1">
          <table:table-cell office:value-type="string">
            <text:p>Galaxy Keiji Gayvan (Japan)</text:p>
          </table:table-cell>
          <table:table-cell office:value-type="string">
            <text:p>1993</text:p>
          </table:table-cell>
          <table:table-cell office:value-type="string">
            <text:p>ESRB - E (Everyone)</text:p>
          </table:table-cell>
          <table:table-cell office:value-type="string">
            <text:p>Galaxy Keiji Gayvan </text:p>
          </table:table-cell>
          <table:table-cell office:value-type="string">
            <text:p>Fill in Cafe</text:p>
          </table:table-cell>
          <table:table-cell office:value-type="string">
            <text:p>Intec Inc.</text:p>
          </table:table-cell>
          <table:table-cell office:value-type="string">
            <text:p>Beat-'Em-Up</text:p>
          </table:table-cell>
          <table:table-cell office:value-type="string">
            <text:p>4.2</text:p>
          </table:table-cell>
          <table:table-cell office:value-type="string">
            <text:p>1-2 Players</text:p>
          </table:table-cell>
          <table:table-cell office:value-type="string">
            <text:p>Earth is the most beautiful planet in the galaxy, and its peaceful existence is threatened by the criminal mastermind Ballas. The galaxy police sends two agents to deal with the threat: Hiro Aoyama and Michiko Akasaka, who can transform into the powerful super-fighters Gayvan and Mittchi, respectively, and are alone able to stop Ballas. <text:s/>Galaxy Deka Gayvan is a brawler. Players can choose to control either of the two heroes, or both of them in a co-op mode. Like in other beat-em-up games, the player must defeat all the enemies on screen in hand-to-hand combat before being able to proceed. Both Hiro and Michiko can accumulate special energy (dropped by the enemies along with health power-ups and money) that allows them to transfer into the superheroes Gayvan and Mittchi and stay in that form until they run out of energy. The superhero forms are stronger and are able to execute special attacks. <text:s/>In addition, a two-player versus fighting mode is included. Players can choose either the protagonists or three enemy characters to compete against each other in one-on-one fighting.</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Galaxy Keiji Gayvan (Japan)&quot;&gt; &lt;year&gt;1993&lt;/year&gt; &lt;rating&gt;ESRB - E (Everyone)&lt;/rating&gt; &lt;title&gt;Galaxy Keiji Gayvan &lt;/title&gt; &lt;pub&gt;Fill in Cafe&lt;/pub&gt; &lt;dev&gt;Intec Inc.&lt;/dev&gt; &lt;genre&gt;Beat-'Em-Up&lt;/genre&gt; &lt;score&gt;4.2&lt;/score&gt; &lt;player&gt;1-2 Players&lt;/player&gt; &lt;story&gt;Earth is the most beautiful planet in the galaxy, and its peaceful existence is threatened by the criminal mastermind Ballas. The galaxy police sends two agents to deal with the threat: Hiro Aoyama and Michiko Akasaka, who can transform into the powerful super-fighters Gayvan and Mittchi, respectively, and are alone able to stop Ballas.  Galaxy Deka Gayvan is a brawler. Players can choose to control either of the two heroes, or both of them in a co-op mode. Like in other beat-em-up games, the player must defeat all the enemies on screen in hand-to-hand combat before being able to proceed. Both Hiro and Michiko can accumulate special energy (dropped by the enemies along with health power-ups and money) that allows them to transfer into the superheroes Gayvan and Mittchi and stay in that form until they run out of energy. The superhero forms are stronger and are able to execute special attacks.  In addition, a two-player versus fighting mode is included. Players can choose either the protagonists or three enemy characters to compete against each other in one-on-one fighting.&lt;/story&gt; &lt;/game&gt;">
            <text:p>&lt;game name="Galaxy Keiji Gayvan (Japan)"&gt; &lt;year&gt;1993&lt;/year&gt; &lt;rating&gt;ESRB - E (Everyone)&lt;/rating&gt; &lt;title&gt;Galaxy Keiji Gayvan &lt;/title&gt; &lt;pub&gt;Fill in Cafe&lt;/pub&gt; &lt;dev&gt;Intec Inc.&lt;/dev&gt; &lt;genre&gt;Beat-'Em-Up&lt;/genre&gt; &lt;score&gt;4.2&lt;/score&gt; &lt;player&gt;1-2 Players&lt;/player&gt; &lt;story&gt;Earth is the most beautiful planet in the galaxy, and its peaceful existence is threatened by the criminal mastermind Ballas. The galaxy police sends two agents to deal with the threat: Hiro Aoyama and Michiko Akasaka, who can transform into the powerful super-fighters Gayvan and Mittchi, respectively, and are alone able to stop Ballas. <text:s/>Galaxy Deka Gayvan is a brawler. Players can choose to control either of the two heroes, or both of them in a co-op mode. Like in other beat-em-up games, the player must defeat all the enemies on screen in hand-to-hand combat before being able to proceed. Both Hiro and Michiko can accumulate special energy (dropped by the enemies along with health power-ups and money) that allows them to transfer into the superheroes Gayvan and Mittchi and stay in that form until they run out of energy. The superhero forms are stronger and are able to execute special attacks. <text:s/>In addition, a two-player versus fighting mode is included. Players can choose either the protagonists or three enemy characters to compete against each other in one-on-one fighting.&lt;/story&gt; &lt;/game&gt;</text:p>
          </table:table-cell>
        </table:table-row>
        <table:table-row table:style-name="ro1">
          <table:table-cell office:value-type="string">
            <text:p>Garou Densetsu 2 - Aratanaru Tatakai (Japan)</text:p>
          </table:table-cell>
          <table:table-cell office:value-type="string">
            <text:p>1994</text:p>
          </table:table-cell>
          <table:table-cell office:value-type="string">
            <text:p>ESRB - E (Everyone)</text:p>
          </table:table-cell>
          <table:table-cell office:value-type="string">
            <text:p>Garou Densetsu 2 - Aratanaru Tatakai </text:p>
          </table:table-cell>
          <table:table-cell table:number-columns-repeated="2" office:value-type="string">
            <text:p>Hudson Soft</text:p>
          </table:table-cell>
          <table:table-cell office:value-type="string">
            <text:p>Fighter</text:p>
          </table:table-cell>
          <table:table-cell office:value-type="string">
            <text:p>4.3</text:p>
          </table:table-cell>
          <table:table-cell office:value-type="string">
            <text:p>1-2 Players</text:p>
          </table:table-cell>
          <table:table-cell office:value-type="string">
            <text:p>Again, the Lone Wolves return! Geese Howard may have been defeated, but that doesn't mean all is peaceful. A new opponent, Wolfgang Krauser, has come forth to begin a new Fatal Fury tournament. The Lone Wolves return, with new faces amongst them. Only one can be declared the winner though. The player can choose one from eight playable characters: Terry Bogard, Andy Bogard, Joe Higashi, Big Bear, Jubei Yamada, Cheng Sinzan, Kim Kaphwan, and Mai Shiranui. The game has four bosses. The combat system is more complex than in the first game, supporting four keys to attack. The two-plane (foreground and background) battle system has been retained, but now, the player can move freely to the adjacent plane - just by pressing the Light Punch and Light Kick buttons simultaneously. The main principle remains the same - beat your opponent in a duel with fists and kicks. </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Garou Densetsu 2 - Aratanaru Tatakai (Japan)&quot;&gt; &lt;year&gt;1994&lt;/year&gt; &lt;rating&gt;ESRB - E (Everyone)&lt;/rating&gt; &lt;title&gt;Garou Densetsu 2 - Aratanaru Tatakai &lt;/title&gt; &lt;pub&gt;Hudson Soft&lt;/pub&gt; &lt;dev&gt;Hudson Soft&lt;/dev&gt; &lt;genre&gt;Fighter&lt;/genre&gt; &lt;score&gt;4.3&lt;/score&gt; &lt;player&gt;1-2 Players&lt;/player&gt; &lt;story&gt;Again, the Lone Wolves return! Geese Howard may have been defeated, but that doesn't mean all is peaceful. A new opponent, Wolfgang Krauser, has come forth to begin a new Fatal Fury tournament. The Lone Wolves return, with new faces amongst them. Only one can be declared the winner though. The player can choose one from eight playable characters: Terry Bogard, Andy Bogard, Joe Higashi, Big Bear, Jubei Yamada, Cheng Sinzan, Kim Kaphwan, and Mai Shiranui. The game has four bosses. The combat system is more complex than in the first game, supporting four keys to attack. The two-plane (foreground and background) battle system has been retained, but now, the player can move freely to the adjacent plane - just by pressing the Light Punch and Light Kick buttons simultaneously. The main principle remains the same - beat your opponent in a duel with fists and kicks. &lt;/story&gt; &lt;/game&gt;">
            <text:p>&lt;game name="Garou Densetsu 2 - Aratanaru Tatakai (Japan)"&gt; &lt;year&gt;1994&lt;/year&gt; &lt;rating&gt;ESRB - E (Everyone)&lt;/rating&gt; &lt;title&gt;Garou Densetsu 2 - Aratanaru Tatakai &lt;/title&gt; &lt;pub&gt;Hudson Soft&lt;/pub&gt; &lt;dev&gt;Hudson Soft&lt;/dev&gt; &lt;genre&gt;Fighter&lt;/genre&gt; &lt;score&gt;4.3&lt;/score&gt; &lt;player&gt;1-2 Players&lt;/player&gt; &lt;story&gt;Again, the Lone Wolves return! Geese Howard may have been defeated, but that doesn't mean all is peaceful. A new opponent, Wolfgang Krauser, has come forth to begin a new Fatal Fury tournament. The Lone Wolves return, with new faces amongst them. Only one can be declared the winner though. The player can choose one from eight playable characters: Terry Bogard, Andy Bogard, Joe Higashi, Big Bear, Jubei Yamada, Cheng Sinzan, Kim Kaphwan, and Mai Shiranui. The game has four bosses. The combat system is more complex than in the first game, supporting four keys to attack. The two-plane (foreground and background) battle system has been retained, but now, the player can move freely to the adjacent plane - just by pressing the Light Punch and Light Kick buttons simultaneously. The main principle remains the same - beat your opponent in a duel with fists and kicks. &lt;/story&gt; &lt;/game&gt;</text:p>
          </table:table-cell>
        </table:table-row>
        <table:table-row table:style-name="ro1">
          <table:table-cell office:value-type="string">
            <text:p>Garou Densetsu Special (Japan)</text:p>
          </table:table-cell>
          <table:table-cell office:value-type="string">
            <text:p>1994</text:p>
          </table:table-cell>
          <table:table-cell office:value-type="string">
            <text:p>ESRB - E (Everyone)</text:p>
          </table:table-cell>
          <table:table-cell office:value-type="string">
            <text:p>Garou Densetsu Special </text:p>
          </table:table-cell>
          <table:table-cell table:number-columns-repeated="2" office:value-type="string">
            <text:p>Hudson Soft</text:p>
          </table:table-cell>
          <table:table-cell office:value-type="string">
            <text:p>Fighter</text:p>
          </table:table-cell>
          <table:table-cell office:value-type="string">
            <text:p>4.8</text:p>
          </table:table-cell>
          <table:table-cell office:value-type="string">
            <text:p>1-2 Players</text:p>
          </table:table-cell>
          <table:table-cell office:value-type="string">
            <text:p>Fatal Fury Special is an improved version of SNK's 2D one-on-one fighter Fatal Fury 2. The objective is to win the tournament by defeating all other fighters including end boss Wolfgang Krauser. Fatal Fury Special features a fairly large selection of fighters that includes:**The eight regular fighters from Fatal Fury 2: Terry Bogard, Andy Bogard, Joe Higashi, Kim Kaphwan, Jubei Yamada, Cheng Sinzan, Mai Shiranui and Big Bear. **The four bosses from Fatal Fury 2: Billy Kane, Axel Hawk, Lawrence Blood and Wolfgang Krauser (this time they're all immediately playable). **Three characters returning from the first Fatal Fury: Duck King, Tung Fu Rue and Geese Howard (the end boss from Fatal Fury). Other improvements include:**A new Count Down mode (defeat as many opponents as possible in 3 minutes). **Extra color schemes for every character. **New &amp; improved background graphics. **Dolby Surround Sound support. Fatal Fury Special still features the series' trademark pseudo-3D movement along two planes.</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Garou Densetsu Special (Japan)&quot;&gt; &lt;year&gt;1994&lt;/year&gt; &lt;rating&gt;ESRB - E (Everyone)&lt;/rating&gt; &lt;title&gt;Garou Densetsu Special &lt;/title&gt; &lt;pub&gt;Hudson Soft&lt;/pub&gt; &lt;dev&gt;Hudson Soft&lt;/dev&gt; &lt;genre&gt;Fighter&lt;/genre&gt; &lt;score&gt;4.8&lt;/score&gt; &lt;player&gt;1-2 Players&lt;/player&gt; &lt;story&gt;Fatal Fury Special is an improved version of SNK's 2D one-on-one fighter Fatal Fury 2. The objective is to win the tournament by defeating all other fighters including end boss Wolfgang Krauser. Fatal Fury Special features a fairly large selection of fighters that includes:**The eight regular fighters from Fatal Fury 2: Terry Bogard, Andy Bogard, Joe Higashi, Kim Kaphwan, Jubei Yamada, Cheng Sinzan, Mai Shiranui and Big Bear. **The four bosses from Fatal Fury 2: Billy Kane, Axel Hawk, Lawrence Blood and Wolfgang Krauser (this time they're all immediately playable). **Three characters returning from the first Fatal Fury: Duck King, Tung Fu Rue and Geese Howard (the end boss from Fatal Fury). Other improvements include:**A new Count Down mode (defeat as many opponents as possible in 3 minutes). **Extra color schemes for every character. **New &amp; improved background graphics. **Dolby Surround Sound support. Fatal Fury Special still features the series' trademark pseudo-3D movement along two planes.&lt;/story&gt; &lt;/game&gt;">
            <text:p>&lt;game name="Garou Densetsu Special (Japan)"&gt; &lt;year&gt;1994&lt;/year&gt; &lt;rating&gt;ESRB - E (Everyone)&lt;/rating&gt; &lt;title&gt;Garou Densetsu Special &lt;/title&gt; &lt;pub&gt;Hudson Soft&lt;/pub&gt; &lt;dev&gt;Hudson Soft&lt;/dev&gt; &lt;genre&gt;Fighter&lt;/genre&gt; &lt;score&gt;4.8&lt;/score&gt; &lt;player&gt;1-2 Players&lt;/player&gt; &lt;story&gt;Fatal Fury Special is an improved version of SNK's 2D one-on-one fighter Fatal Fury 2. The objective is to win the tournament by defeating all other fighters including end boss Wolfgang Krauser. Fatal Fury Special features a fairly large selection of fighters that includes:**The eight regular fighters from Fatal Fury 2: Terry Bogard, Andy Bogard, Joe Higashi, Kim Kaphwan, Jubei Yamada, Cheng Sinzan, Mai Shiranui and Big Bear. **The four bosses from Fatal Fury 2: Billy Kane, Axel Hawk, Lawrence Blood and Wolfgang Krauser (this time they're all immediately playable). **Three characters returning from the first Fatal Fury: Duck King, Tung Fu Rue and Geese Howard (the end boss from Fatal Fury). Other improvements include:**A new Count Down mode (defeat as many opponents as possible in 3 minutes). **Extra color schemes for every character. **New &amp; improved background graphics. **Dolby Surround Sound support. Fatal Fury Special still features the series' trademark pseudo-3D movement along two planes.&lt;/story&gt; &lt;/game&gt;</text:p>
          </table:table-cell>
        </table:table-row>
        <table:table-row table:style-name="ro1">
          <table:table-cell office:value-type="string">
            <text:p>Gate of Thunder (Japan)</text:p>
          </table:table-cell>
          <table:table-cell office:value-type="string">
            <text:p>1992</text:p>
          </table:table-cell>
          <table:table-cell office:value-type="string">
            <text:p>ESRB - E (Everyone)</text:p>
          </table:table-cell>
          <table:table-cell office:value-type="string">
            <text:p>Gate of Thunder </text:p>
          </table:table-cell>
          <table:table-cell table:number-columns-repeated="2" office:value-type="string">
            <text:p>Hudson Soft</text:p>
          </table:table-cell>
          <table:table-cell office:value-type="string">
            <text:p>Shooter</text:p>
          </table:table-cell>
          <table:table-cell office:value-type="string">
            <text:p>4.3</text:p>
          </table:table-cell>
          <table:table-cell office:value-type="string">
            <text:p>1 Player</text:p>
          </table:table-cell>
          <table:table-cell office:value-type="string">
            <text:p>A side-scrolling shoot-'em-up, Gate of Thunder asks players to take control of the space-craft "Hunting Dog". You fly left-to-right mostly, with occasional vertically-scrolling sections, and use several different weapon styles to defeat your many foes. Along with Esty in her ship the "Wild Cat", you must defeat the forces of General Don Jingi, who has plans of taking energy from the star of Aries. <text:s/>Playing as the pilot Hawk, players must avoid collisions and weapon-fire from the General's "Obellon" army. Consisting of many different types of enemy, the army has a massive, sprawling force of guns, turret, ships, battle-stations and mech-type units. Their fire-power is immense and you are the single opposing force! <text:s/>Gate of Thunder allows players to choose in real-time from three weapon-fire types. A blue-coloured electrical fire, a green-coloured wave-fire, and a red-coloured quake-type fire. Along with this, players obtain homing-missiles and the assistance of the "Wild Cat" which orbits the ship separately. Gate of Thunder also features a critically acclaimed soundtrack that remains a talking-point to this day.</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Gate of Thunder (Japan)&quot;&gt; &lt;year&gt;1992&lt;/year&gt; &lt;rating&gt;ESRB - E (Everyone)&lt;/rating&gt; &lt;title&gt;Gate of Thunder &lt;/title&gt; &lt;pub&gt;Hudson Soft&lt;/pub&gt; &lt;dev&gt;Hudson Soft&lt;/dev&gt; &lt;genre&gt;Shooter&lt;/genre&gt; &lt;score&gt;4.3&lt;/score&gt; &lt;player&gt;1 Player&lt;/player&gt; &lt;story&gt;A side-scrolling shoot-'em-up, Gate of Thunder asks players to take control of the space-craft &quot;Hunting Dog&quot;. You fly left-to-right mostly, with occasional vertically-scrolling sections, and use several different weapon styles to defeat your many foes. Along with Esty in her ship the &quot;Wild Cat&quot;, you must defeat the forces of General Don Jingi, who has plans of taking energy from the star of Aries.  Playing as the pilot Hawk, players must avoid collisions and weapon-fire from the General's &quot;Obellon&quot; army. Consisting of many different types of enemy, the army has a massive, sprawling force of guns, turret, ships, battle-stations and mech-type units. Their fire-power is immense and you are the single opposing force!  Gate of Thunder allows players to choose in real-time from three weapon-fire types. A blue-coloured electrical fire, a green-coloured wave-fire, and a red-coloured quake-type fire. Along with this, players obtain homing-missiles and the assistance of the &quot;Wild Cat&quot; which orbits the ship separately. Gate of Thunder also features a critically acclaimed soundtrack that remains a talking-point to this day.&lt;/story&gt; &lt;/game&gt;">
            <text:p>&lt;game name="Gate of Thunder (Japan)"&gt; &lt;year&gt;1992&lt;/year&gt; &lt;rating&gt;ESRB - E (Everyone)&lt;/rating&gt; &lt;title&gt;Gate of Thunder &lt;/title&gt; &lt;pub&gt;Hudson Soft&lt;/pub&gt; &lt;dev&gt;Hudson Soft&lt;/dev&gt; &lt;genre&gt;Shooter&lt;/genre&gt; &lt;score&gt;4.3&lt;/score&gt; &lt;player&gt;1 Player&lt;/player&gt; &lt;story&gt;A side-scrolling shoot-'em-up, Gate of Thunder asks players to take control of the space-craft "Hunting Dog". You fly left-to-right mostly, with occasional vertically-scrolling sections, and use several different weapon styles to defeat your many foes. Along with Esty in her ship the "Wild Cat", you must defeat the forces of General Don Jingi, who has plans of taking energy from the star of Aries. <text:s/>Playing as the pilot Hawk, players must avoid collisions and weapon-fire from the General's "Obellon" army. Consisting of many different types of enemy, the army has a massive, sprawling force of guns, turret, ships, battle-stations and mech-type units. Their fire-power is immense and you are the single opposing force! <text:s/>Gate of Thunder allows players to choose in real-time from three weapon-fire types. A blue-coloured electrical fire, a green-coloured wave-fire, and a red-coloured quake-type fire. Along with this, players obtain homing-missiles and the assistance of the "Wild Cat" which orbits the ship separately. Gate of Thunder also features a critically acclaimed soundtrack that remains a talking-point to this day.&lt;/story&gt; &lt;/game&gt;</text:p>
          </table:table-cell>
        </table:table-row>
        <table:table-row table:style-name="ro1">
          <table:table-cell office:value-type="string">
            <text:p>Genocide (Japan)</text:p>
          </table:table-cell>
          <table:table-cell office:value-type="string">
            <text:p>1992</text:p>
          </table:table-cell>
          <table:table-cell office:value-type="string">
            <text:p>ESRB - E (Everyone)</text:p>
          </table:table-cell>
          <table:table-cell office:value-type="string">
            <text:p>Genocide </text:p>
          </table:table-cell>
          <table:table-cell table:number-columns-repeated="2" office:value-type="string">
            <text:p>Brain Grey</text:p>
          </table:table-cell>
          <table:table-cell office:value-type="string">
            <text:p>Action</text:p>
          </table:table-cell>
          <table:table-cell office:value-type="string">
            <text:p>0.8</text:p>
          </table:table-cell>
          <table:table-cell office:value-type="string">
            <text:p>1 Player</text:p>
          </table:table-cell>
          <table:table-cell office:value-type="string">
            <text:p>Life became more and more complicated in the 22th century. Humans have constructed a super-computer known as MESIA, entrusting it with the task of monitoring everything that happens on the planet. However, the computer grew increasingly megalomaniac, and eventually decided to conquer the Earth with deadly machines of its own production. In the middle of the 23rd century, humanity engages in a decisive battle against MESIA. Their hopes lie with Ken Ryugasaki, who pilots the powerful mecha Tracer on his journey to the super-computer's lair. <text:s/>Genocide is a side-scrolling action game. The player controls Tracer, who can fight with a sword-like melee weapon and jump. Later in the game Tracer acquires "Betty", a powerful weapon that can shoot in eight directions. The gameplay is fairly straightforward; there are no power-ups, and the bulk of the game consists of surviving continuous onslaughts of enemies.</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Genocide (Japan)&quot;&gt; &lt;year&gt;1992&lt;/year&gt; &lt;rating&gt;ESRB - E (Everyone)&lt;/rating&gt; &lt;title&gt;Genocide &lt;/title&gt; &lt;pub&gt;Brain Grey&lt;/pub&gt; &lt;dev&gt;Brain Grey&lt;/dev&gt; &lt;genre&gt;Action&lt;/genre&gt; &lt;score&gt;0.8&lt;/score&gt; &lt;player&gt;1 Player&lt;/player&gt; &lt;story&gt;Life became more and more complicated in the 22th century. Humans have constructed a super-computer known as MESIA, entrusting it with the task of monitoring everything that happens on the planet. However, the computer grew increasingly megalomaniac, and eventually decided to conquer the Earth with deadly machines of its own production. In the middle of the 23rd century, humanity engages in a decisive battle against MESIA. Their hopes lie with Ken Ryugasaki, who pilots the powerful mecha Tracer on his journey to the super-computer's lair.  Genocide is a side-scrolling action game. The player controls Tracer, who can fight with a sword-like melee weapon and jump. Later in the game Tracer acquires &quot;Betty&quot;, a powerful weapon that can shoot in eight directions. The gameplay is fairly straightforward; there are no power-ups, and the bulk of the game consists of surviving continuous onslaughts of enemies.&lt;/story&gt; &lt;/game&gt;">
            <text:p>&lt;game name="Genocide (Japan)"&gt; &lt;year&gt;1992&lt;/year&gt; &lt;rating&gt;ESRB - E (Everyone)&lt;/rating&gt; &lt;title&gt;Genocide &lt;/title&gt; &lt;pub&gt;Brain Grey&lt;/pub&gt; &lt;dev&gt;Brain Grey&lt;/dev&gt; &lt;genre&gt;Action&lt;/genre&gt; &lt;score&gt;0.8&lt;/score&gt; &lt;player&gt;1 Player&lt;/player&gt; &lt;story&gt;Life became more and more complicated in the 22th century. Humans have constructed a super-computer known as MESIA, entrusting it with the task of monitoring everything that happens on the planet. However, the computer grew increasingly megalomaniac, and eventually decided to conquer the Earth with deadly machines of its own production. In the middle of the 23rd century, humanity engages in a decisive battle against MESIA. Their hopes lie with Ken Ryugasaki, who pilots the powerful mecha Tracer on his journey to the super-computer's lair. <text:s/>Genocide is a side-scrolling action game. The player controls Tracer, who can fight with a sword-like melee weapon and jump. Later in the game Tracer acquires "Betty", a powerful weapon that can shoot in eight directions. The gameplay is fairly straightforward; there are no power-ups, and the bulk of the game consists of surviving continuous onslaughts of enemies.&lt;/story&gt; &lt;/game&gt;</text:p>
          </table:table-cell>
        </table:table-row>
        <table:table-row table:style-name="ro1">
          <table:table-cell office:value-type="string">
            <text:p>Ginga Fukei Densetsu - Sapphire (Japan)</text:p>
          </table:table-cell>
          <table:table-cell office:value-type="string">
            <text:p>1995</text:p>
          </table:table-cell>
          <table:table-cell office:value-type="string">
            <text:p>ESRB - E (Everyone)</text:p>
          </table:table-cell>
          <table:table-cell office:value-type="string">
            <text:p>Ginga Fukei Densetsu - Sapphire </text:p>
          </table:table-cell>
          <table:table-cell table:number-columns-repeated="2" office:value-type="string">
            <text:p>Hudson Soft</text:p>
          </table:table-cell>
          <table:table-cell office:value-type="string">
            <text:p>Shooter</text:p>
          </table:table-cell>
          <table:table-cell office:value-type="string">
            <text:p>4.1</text:p>
          </table:table-cell>
          <table:table-cell office:value-type="string">
            <text:p>1 Player</text:p>
          </table:table-cell>
          <table:table-cell office:value-type="string">
            <text:p>In the future, time travel became a regular commodity. Criminal organizations began using advanced science in order to escape into different time periods to avoid capture. To counter that, a special police unit called "Burning Rabbits" was formed, consisting of four young ladies who bravely pilot their fighter craft through time and space. <text:s/>Ginga Fukei Densetsu: Sapphire is a vertically-scrolling shoot-em-up. The player can choose between four different female characters, each piloting a different ship: Sapphire has balanced strength is speed; Charlotte is the fastest, but also the weakest; Helen is the slowest and the strongest; Jasmine is the second-strongest and the second-slowest. The ships are also distinguished by their weapon properties. Each ship can collect red, green, or blue power-ups; collecting a power-up of the same color enhances the currently equipped weapon, while a differently-colored power-up changes weapon properties while retaining whatever enhancements the ship might have had with the previous weapon. The actual properties of each weapon is different for each ship, and include various combinations of lasers, beams, missiles, piercing and homing weapons. <text:s/>Each ship also has two pods on the sides that fire simultaneously. If the player releases the fire button for five seconds, the pods will charge up and damage enemies with electricity during the next shot. In additions, the ships can also drop bombs that heavily damage all the enemies on the screen; up to two bombs can be carried at the same time. The stages include various themes such as medieval, feudal China, ancient Egypt, etc., all with a strong sci-fi angle. The player can continue up to nine times from the same spot if the protagonist runs out of lives, and additional continues are granted when the player gathers a sufficient amount of points.</text:p>
          </table:table-cell>
          <table:table-cell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Ginga Fukei Densetsu - Sapphire (Japan)&quot;&gt; &lt;year&gt;1995&lt;/year&gt; &lt;rating&gt;ESRB - E (Everyone)&lt;/rating&gt; &lt;title&gt;Ginga Fukei Densetsu - Sapphire &lt;/title&gt; &lt;pub&gt;Hudson Soft&lt;/pub&gt; &lt;dev&gt;Hudson Soft&lt;/dev&gt; &lt;genre&gt;Shooter&lt;/genre&gt; &lt;score&gt;4.1&lt;/score&gt; &lt;player&gt;1 Player&lt;/player&gt; &lt;story&gt;In the future, time travel became a regular commodity. Criminal organizations began using advanced science in order to escape into different time periods to avoid capture. To counter that, a special police unit called &quot;Burning Rabbits&quot; was formed, consisting of four young ladies who bravely pilot their fighter craft through time and space.  Ginga Fukei Densetsu: Sapphire is a vertically-scrolling shoot-em-up. The player can choose between four different female characters, each piloting a different ship: Sapphire has balanced strength is speed; Charlotte is the fastest, but also the weakest; Helen is the slowest and the strongest; Jasmine is the second-strongest and the second-slowest. The ships are also distinguished by their weapon properties. Each ship can collect red, green, or blue power-ups; collecting a power-up of the same color enhances the currently equipped weapon, while a differently-colored power-up changes weapon properties while retaining whatever enhancements the ship might have had with the previous weapon. The actual properties of each weapon is different for each ship, and include various combinations of lasers, beams, missiles, piercing and homing weapons.  Each ship also has two pods on the sides that fire simultaneously. If the player releases the fire button for five seconds, the pods will charge up and damage enemies with electricity during the next shot. In additions, the ships can also drop bombs that heavily damage all the enemies on the screen; up to two bombs can be carried at the same time. The stages include various themes such as medieval, feudal China, ancient Egypt, etc., all with a strong sci-fi angle. The player can continue up to nine times from the same spot if the protagonist runs out of lives, and additional continues are granted when the player gathers a sufficient amount of points.&lt;/story&gt; &lt;/game&gt;">
            <text:p>&lt;game name="Ginga Fukei Densetsu - Sapphire (Japan)"&gt; &lt;year&gt;1995&lt;/year&gt; &lt;rating&gt;ESRB - E (Everyone)&lt;/rating&gt; &lt;title&gt;Ginga Fukei Densetsu - Sapphire &lt;/title&gt; &lt;pub&gt;Hudson Soft&lt;/pub&gt; &lt;dev&gt;Hudson Soft&lt;/dev&gt; &lt;genre&gt;Shooter&lt;/genre&gt; &lt;score&gt;4.1&lt;/score&gt; &lt;player&gt;1 Player&lt;/player&gt; &lt;story&gt;In the future, time travel became a regular commodity. Criminal organizations began using advanced science in order to escape into different time periods to avoid capture. To counter that, a special police unit called "Burning Rabbits" was formed, consisting of four young ladies who bravely pilot their fighter craft through time and space. <text:s/>Ginga Fukei Densetsu: Sapphire is a vertically-scrolling shoot-em-up. The player can choose between four different female characters, each piloting a different ship: Sapphire has balanced strength is speed; Charlotte is the fastest, but also the weakest; Helen is the slowest and the strongest; Jasmine is the second-strongest and the second-slowest. The ships are also distinguished by their weapon properties. Each ship can collect red, green, or blue power-ups; collecting a power-up of the same color enhances the currently equipped weapon, while a differently-colored power-up changes weapon properties while retaining whatever enhancements the ship might have had with the previous weapon. The actual properties of each weapon is different for each ship, and include various combinations of lasers, beams, missiles, piercing and homing weapons. <text:s/>Each ship also has two pods on the sides that fire simultaneously. If the player releases the fire button for five seconds, the pods will charge up and damage enemies with electricity during the next shot. In additions, the ships can also drop bombs that heavily damage all the enemies on the screen; up to two bombs can be carried at the same time. The stages include various themes such as medieval, feudal China, ancient Egypt, etc., all with a strong sci-fi angle. The player can continue up to nine times from the same spot if the protagonist runs out of lives, and additional continues are granted when the player gathers a sufficient amount of points.&lt;/story&gt; &lt;/game&gt;</text:p>
          </table:table-cell>
        </table:table-row>
        <table:table-row table:style-name="ro1">
          <table:table-cell office:value-type="string">
            <text:p>God Panic - Shijou Saikyou Gundan (Japan)</text:p>
          </table:table-cell>
          <table:table-cell office:value-type="string">
            <text:p>1992</text:p>
          </table:table-cell>
          <table:table-cell office:value-type="string">
            <text:p>ESRB - E (Everyone)</text:p>
          </table:table-cell>
          <table:table-cell office:value-type="string">
            <text:p>God Panic - Shijou Saikyou Gundan </text:p>
          </table:table-cell>
          <table:table-cell office:value-type="string">
            <text:p>Teichiku</text:p>
          </table:table-cell>
          <table:table-cell office:value-type="string">
            <text:p>Teichiku </text:p>
          </table:table-cell>
          <table:table-cell office:value-type="string">
            <text:p>Shooter</text:p>
          </table:table-cell>
          <table:table-cell office:value-type="string">
            <text:p>2.0</text:p>
          </table:table-cell>
          <table:table-cell office:value-type="string">
            <text:p>1 Player</text:p>
          </table:table-cell>
          <table:table-cell office:value-type="string">
            <text:p>God Panic is a vertically-scrolling shoot-em-up set in a cartoony, anachronistic version of feudal Japan with supernatural elements. There is no in-game background story or plot-advancing cutscenes, with the exception of a wise old man who would sometimes offer the cat-suit-clad hero some help. Creatures from Japanese mythology have gone wild, and it is up to the flying protagonist to defeat them, all the while defending himself against enraged villagers, mechanical cats, homoerotic wrestlers and other grotesque beings. <text:s/>The player character is armed with a standard gun in the beginning, which shoots in two lines straight in front of him. Power-ups are obtained by flying over treasure chests, usually placed on top of the screen. These grant the hero wingmen, additional shots, a new ray attack, extra lives, etc. Like in most scrolling shooters, a button is assigned to a powerful all-screen attack (in this case throwing coins) with limited charges. Stages culminate in boss battles, and some of them are built as a series of mini-boss encounters.</text:p>
          </table:table-cell>
          <table:table-cell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God Panic - Shijou Saikyou Gundan (Japan)&quot;&gt; &lt;year&gt;1992&lt;/year&gt; &lt;rating&gt;ESRB - E (Everyone)&lt;/rating&gt; &lt;title&gt;God Panic - Shijou Saikyou Gundan &lt;/title&gt; &lt;pub&gt;Teichiku&lt;/pub&gt; &lt;dev&gt;Teichiku &lt;/dev&gt; &lt;genre&gt;Shooter&lt;/genre&gt; &lt;score&gt;2.0&lt;/score&gt; &lt;player&gt;1 Player&lt;/player&gt; &lt;story&gt;God Panic is a vertically-scrolling shoot-em-up set in a cartoony, anachronistic version of feudal Japan with supernatural elements. There is no in-game background story or plot-advancing cutscenes, with the exception of a wise old man who would sometimes offer the cat-suit-clad hero some help. Creatures from Japanese mythology have gone wild, and it is up to the flying protagonist to defeat them, all the while defending himself against enraged villagers, mechanical cats, homoerotic wrestlers and other grotesque beings.  The player character is armed with a standard gun in the beginning, which shoots in two lines straight in front of him. Power-ups are obtained by flying over treasure chests, usually placed on top of the screen. These grant the hero wingmen, additional shots, a new ray attack, extra lives, etc. Like in most scrolling shooters, a button is assigned to a powerful all-screen attack (in this case throwing coins) with limited charges. Stages culminate in boss battles, and some of them are built as a series of mini-boss encounters.&lt;/story&gt; &lt;/game&gt;">
            <text:p>&lt;game name="God Panic - Shijou Saikyou Gundan (Japan)"&gt; &lt;year&gt;1992&lt;/year&gt; &lt;rating&gt;ESRB - E (Everyone)&lt;/rating&gt; &lt;title&gt;God Panic - Shijou Saikyou Gundan &lt;/title&gt; &lt;pub&gt;Teichiku&lt;/pub&gt; &lt;dev&gt;Teichiku &lt;/dev&gt; &lt;genre&gt;Shooter&lt;/genre&gt; &lt;score&gt;2.0&lt;/score&gt; &lt;player&gt;1 Player&lt;/player&gt; &lt;story&gt;God Panic is a vertically-scrolling shoot-em-up set in a cartoony, anachronistic version of feudal Japan with supernatural elements. There is no in-game background story or plot-advancing cutscenes, with the exception of a wise old man who would sometimes offer the cat-suit-clad hero some help. Creatures from Japanese mythology have gone wild, and it is up to the flying protagonist to defeat them, all the while defending himself against enraged villagers, mechanical cats, homoerotic wrestlers and other grotesque beings. <text:s/>The player character is armed with a standard gun in the beginning, which shoots in two lines straight in front of him. Power-ups are obtained by flying over treasure chests, usually placed on top of the screen. These grant the hero wingmen, additional shots, a new ray attack, extra lives, etc. Like in most scrolling shooters, a button is assigned to a powerful all-screen attack (in this case throwing coins) with limited charges. Stages culminate in boss battles, and some of them are built as a series of mini-boss encounters.&lt;/story&gt; &lt;/game&gt;</text:p>
          </table:table-cell>
        </table:table-row>
        <table:table-row table:style-name="ro1">
          <table:table-cell office:value-type="string">
            <text:p>Golden Axe (Japan)</text:p>
          </table:table-cell>
          <table:table-cell office:value-type="string">
            <text:p>1990</text:p>
          </table:table-cell>
          <table:table-cell office:value-type="string">
            <text:p>ESRB - E (Everyone)</text:p>
          </table:table-cell>
          <table:table-cell office:value-type="string">
            <text:p>Golden Axe </text:p>
          </table:table-cell>
          <table:table-cell office:value-type="string">
            <text:p>Sega</text:p>
          </table:table-cell>
          <table:table-cell office:value-type="string">
            <text:p>Nihon Telenet</text:p>
          </table:table-cell>
          <table:table-cell office:value-type="string">
            <text:p>Beat-'Em-Up</text:p>
          </table:table-cell>
          <table:table-cell office:value-type="string">
            <text:p>2.7</text:p>
          </table:table-cell>
          <table:table-cell office:value-type="string">
            <text:p>1 Player</text:p>
          </table:table-cell>
          <table:table-cell office:value-type="string">
            <text:p>Sega's classic arcade beat-'em-up game, Golden Axe puts in the shoes of one of three heroes, each with his own reason for trying to overthrow the evil rule of Death-Adder, who - along with his forces of darkness - kidnapped and imprisoned the King and his daughter and stole the legendary Golden Axe.****This is a horizontal fighting game, where you basically take one of the three characters (a warrior, a dwarf or an amazon) and bash everything which stands between you and Death Adder himself.</text:p>
          </table:table-cell>
          <table:table-cell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Golden Axe (Japan)&quot;&gt; &lt;year&gt;1990&lt;/year&gt; &lt;rating&gt;ESRB - E (Everyone)&lt;/rating&gt; &lt;title&gt;Golden Axe &lt;/title&gt; &lt;pub&gt;Sega&lt;/pub&gt; &lt;dev&gt;Nihon Telenet&lt;/dev&gt; &lt;genre&gt;Beat-'Em-Up&lt;/genre&gt; &lt;score&gt;2.7&lt;/score&gt; &lt;player&gt;1 Player&lt;/player&gt; &lt;story&gt;Sega's classic arcade beat-'em-up game, Golden Axe puts in the shoes of one of three heroes, each with his own reason for trying to overthrow the evil rule of Death-Adder, who - along with his forces of darkness - kidnapped and imprisoned the King and his daughter and stole the legendary Golden Axe.****This is a horizontal fighting game, where you basically take one of the three characters (a warrior, a dwarf or an amazon) and bash everything which stands between you and Death Adder himself.&lt;/story&gt; &lt;/game&gt;">
            <text:p>&lt;game name="Golden Axe (Japan)"&gt; &lt;year&gt;1990&lt;/year&gt; &lt;rating&gt;ESRB - E (Everyone)&lt;/rating&gt; &lt;title&gt;Golden Axe &lt;/title&gt; &lt;pub&gt;Sega&lt;/pub&gt; &lt;dev&gt;Nihon Telenet&lt;/dev&gt; &lt;genre&gt;Beat-'Em-Up&lt;/genre&gt; &lt;score&gt;2.7&lt;/score&gt; &lt;player&gt;1 Player&lt;/player&gt; &lt;story&gt;Sega's classic arcade beat-'em-up game, Golden Axe puts in the shoes of one of three heroes, each with his own reason for trying to overthrow the evil rule of Death-Adder, who - along with his forces of darkness - kidnapped and imprisoned the King and his daughter and stole the legendary Golden Axe.****This is a horizontal fighting game, where you basically take one of the three characters (a warrior, a dwarf or an amazon) and bash everything which stands between you and Death Adder himself.&lt;/story&gt; &lt;/game&gt;</text:p>
          </table:table-cell>
        </table:table-row>
        <table:table-row table:style-name="ro1">
          <table:table-cell office:value-type="string">
            <text:p>GoTzenDiener (Japan)</text:p>
          </table:table-cell>
          <table:table-cell office:value-type="string">
            <text:p>1994</text:p>
          </table:table-cell>
          <table:table-cell office:value-type="string">
            <text:p>ESRB - E (Everyone)</text:p>
          </table:table-cell>
          <table:table-cell office:value-type="string">
            <text:p>GoTzenDiener </text:p>
          </table:table-cell>
          <table:table-cell table:number-columns-repeated="2" office:value-type="string">
            <text:p>NEC Home Electronics.</text:p>
          </table:table-cell>
          <table:table-cell office:value-type="string">
            <text:p>Action</text:p>
          </table:table-cell>
          <table:table-cell office:value-type="string">
            <text:p>2.0</text:p>
          </table:table-cell>
          <table:table-cell office:value-type="string">
            <text:p>1 Player</text:p>
          </table:table-cell>
          <table:table-cell office:value-type="string">
            <text:p>The Demon God has abducted the princess Misa, intending to sacrifice her in order to restore his power. The king has sent an army to rescue his daughter, led by a knight who was carrying the legendary Sword of the Valiant. All the soldiers were killed by the minions of the Demon God, and only the brave knight survived. But as he delivered the fatal blow to the Demon God, he was himself mortally wounded by him. The princess Misa has no other choice but to take the Sword of the Valiant and to find a way to escape from the Demon God's dungeon, full of deadly traps and enemies...****Götzendiener (for some reason the title is German, meaning "idolator"), made by the creators of <text:s/>Princess Maker, presents its own take on "rescue the princess" story: here, there is nobody who can rescue the princess but herself. Armed with the sword, the princess must explore the isometric dungeon, fighting enemies in real-time combat and solving environmental puzzles on the way. The princess jumps automatically, and the actions in the game are limited to attacking enemies with a sword and pushing and pulling objects.</text:p>
          </table:table-cell>
          <table:table-cell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GoTzenDiener (Japan)&quot;&gt; &lt;year&gt;1994&lt;/year&gt; &lt;rating&gt;ESRB - E (Everyone)&lt;/rating&gt; &lt;title&gt;GoTzenDiener &lt;/title&gt; &lt;pub&gt;NEC Home Electronics.&lt;/pub&gt; &lt;dev&gt;NEC Home Electronics.&lt;/dev&gt; &lt;genre&gt;Action&lt;/genre&gt; &lt;score&gt;2.0&lt;/score&gt; &lt;player&gt;1 Player&lt;/player&gt; &lt;story&gt;The Demon God has abducted the princess Misa, intending to sacrifice her in order to restore his power. The king has sent an army to rescue his daughter, led by a knight who was carrying the legendary Sword of the Valiant. All the soldiers were killed by the minions of the Demon God, and only the brave knight survived. But as he delivered the fatal blow to the Demon God, he was himself mortally wounded by him. The princess Misa has no other choice but to take the Sword of the Valiant and to find a way to escape from the Demon God's dungeon, full of deadly traps and enemies...****Götzendiener (for some reason the title is German, meaning &quot;idolator&quot;), made by the creators of  Princess Maker, presents its own take on &quot;rescue the princess&quot; story: here, there is nobody who can rescue the princess but herself. Armed with the sword, the princess must explore the isometric dungeon, fighting enemies in real-time combat and solving environmental puzzles on the way. The princess jumps automatically, and the actions in the game are limited to attacking enemies with a sword and pushing and pulling objects.&lt;/story&gt; &lt;/game&gt;">
            <text:p>&lt;game name="GoTzenDiener (Japan)"&gt; &lt;year&gt;1994&lt;/year&gt; &lt;rating&gt;ESRB - E (Everyone)&lt;/rating&gt; &lt;title&gt;GoTzenDiener &lt;/title&gt; &lt;pub&gt;NEC Home Electronics.&lt;/pub&gt; &lt;dev&gt;NEC Home Electronics.&lt;/dev&gt; &lt;genre&gt;Action&lt;/genre&gt; &lt;score&gt;2.0&lt;/score&gt; &lt;player&gt;1 Player&lt;/player&gt; &lt;story&gt;The Demon God has abducted the princess Misa, intending to sacrifice her in order to restore his power. The king has sent an army to rescue his daughter, led by a knight who was carrying the legendary Sword of the Valiant. All the soldiers were killed by the minions of the Demon God, and only the brave knight survived. But as he delivered the fatal blow to the Demon God, he was himself mortally wounded by him. The princess Misa has no other choice but to take the Sword of the Valiant and to find a way to escape from the Demon God's dungeon, full of deadly traps and enemies...****Götzendiener (for some reason the title is German, meaning "idolator"), made by the creators of <text:s/>Princess Maker, presents its own take on "rescue the princess" story: here, there is nobody who can rescue the princess but herself. Armed with the sword, the princess must explore the isometric dungeon, fighting enemies in real-time combat and solving environmental puzzles on the way. The princess jumps automatically, and the actions in the game are limited to attacking enemies with a sword and pushing and pulling objects.&lt;/story&gt; &lt;/game&gt;</text:p>
          </table:table-cell>
        </table:table-row>
        <table:table-row table:style-name="ro1">
          <table:table-cell office:value-type="string">
            <text:p>Gradius 2 - Gofer no Yabou (Japan)</text:p>
          </table:table-cell>
          <table:table-cell office:value-type="string">
            <text:p>1992</text:p>
          </table:table-cell>
          <table:table-cell office:value-type="string">
            <text:p>ESRB - E (Everyone)</text:p>
          </table:table-cell>
          <table:table-cell office:value-type="string">
            <text:p>Gradius 2 - Gofer no Yabou </text:p>
          </table:table-cell>
          <table:table-cell table:number-columns-repeated="2" office:value-type="string">
            <text:p>Konami</text:p>
          </table:table-cell>
          <table:table-cell office:value-type="string">
            <text:p>Shooter</text:p>
          </table:table-cell>
          <table:table-cell office:value-type="string">
            <text:p>4.5</text:p>
          </table:table-cell>
          <table:table-cell office:value-type="string">
            <text:p>1 Player</text:p>
          </table:table-cell>
          <table:table-cell office:value-type="string">
            <text:p>Gradius II is a sequel to Gradius, and Life Force, and is a horizontal space shooter composed of 7 levels.**Like it's predecessor, you can collect power up from enemies and chose which ones to use when. This time, this system is enhanced because you can chose between 4 different power-up sequences, allowing you to use differents types of weapons against your enemies. There is also the possibility to gain options, which are mysterious balls of fire that follows your spaceship closely and mimic all its movements (including shots). While you only could have 2 of them in Gradius, you now can have up to 4 of them.</text:p>
          </table:table-cell>
          <table:table-cell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Gradius 2 - Gofer no Yabou (Japan)&quot;&gt; &lt;year&gt;1992&lt;/year&gt; &lt;rating&gt;ESRB - E (Everyone)&lt;/rating&gt; &lt;title&gt;Gradius 2 - Gofer no Yabou &lt;/title&gt; &lt;pub&gt;Konami&lt;/pub&gt; &lt;dev&gt;Konami&lt;/dev&gt; &lt;genre&gt;Shooter&lt;/genre&gt; &lt;score&gt;4.5&lt;/score&gt; &lt;player&gt;1 Player&lt;/player&gt; &lt;story&gt;Gradius II is a sequel to Gradius, and Life Force, and is a horizontal space shooter composed of 7 levels.**Like it's predecessor, you can collect power up from enemies and chose which ones to use when. This time, this system is enhanced because you can chose between 4 different power-up sequences, allowing you to use differents types of weapons against your enemies. There is also the possibility to gain options, which are mysterious balls of fire that follows your spaceship closely and mimic all its movements (including shots). While you only could have 2 of them in Gradius, you now can have up to 4 of them.&lt;/story&gt; &lt;/game&gt;">
            <text:p>&lt;game name="Gradius 2 - Gofer no Yabou (Japan)"&gt; &lt;year&gt;1992&lt;/year&gt; &lt;rating&gt;ESRB - E (Everyone)&lt;/rating&gt; &lt;title&gt;Gradius 2 - Gofer no Yabou &lt;/title&gt; &lt;pub&gt;Konami&lt;/pub&gt; &lt;dev&gt;Konami&lt;/dev&gt; &lt;genre&gt;Shooter&lt;/genre&gt; &lt;score&gt;4.5&lt;/score&gt; &lt;player&gt;1 Player&lt;/player&gt; &lt;story&gt;Gradius II is a sequel to Gradius, and Life Force, and is a horizontal space shooter composed of 7 levels.**Like it's predecessor, you can collect power up from enemies and chose which ones to use when. This time, this system is enhanced because you can chose between 4 different power-up sequences, allowing you to use differents types of weapons against your enemies. There is also the possibility to gain options, which are mysterious balls of fire that follows your spaceship closely and mimic all its movements (including shots). While you only could have 2 of them in Gradius, you now can have up to 4 of them.&lt;/story&gt; &lt;/game&gt;</text:p>
          </table:table-cell>
        </table:table-row>
        <table:table-row table:style-name="ro1">
          <table:table-cell office:value-type="string">
            <text:p>Hawk F-123 (Japan)</text:p>
          </table:table-cell>
          <table:table-cell office:value-type="string">
            <text:p>1992</text:p>
          </table:table-cell>
          <table:table-cell office:value-type="string">
            <text:p>ESRB - E (Everyone)</text:p>
          </table:table-cell>
          <table:table-cell office:value-type="string">
            <text:p>Hawk F-123 </text:p>
          </table:table-cell>
          <table:table-cell table:number-columns-repeated="2" office:value-type="string">
            <text:p>Pack-In-Video</text:p>
          </table:table-cell>
          <table:table-cell office:value-type="string">
            <text:p>Shooter</text:p>
          </table:table-cell>
          <table:table-cell office:value-type="string">
            <text:p>3.5</text:p>
          </table:table-cell>
          <table:table-cell office:value-type="string">
            <text:p>1 Player</text:p>
          </table:table-cell>
          <table:table-cell office:value-type="string">
            <text:p>Hawk F-123 is a side-scrolling shoot-em-up. There is no background story in the game and no cutscenes; the player pilots a fighter plane, flying over various areas such as a desert, a sea, a city at night, etc. Most of the enemies are different types of aircraft, though a few stationary turrets appear as well. The player-controlled fighter can pick up power-ups that change his primary weapon: red for a vulcan gun, yellow for energy bolts, and blue for laser. Each of these will increase in power (e.g. three lasers instead of one for the blue weapon) when the player repeatedly collects power-ups of the same color. Other power-ups add a secondary weapon or enhancement to any of the described above, such as homing missiles, fireballs, a wingman, etc. Secondary weapons are fired simultaneously with the main ones. In addition, special weapons can be collected and accumulated. These weapons are triggered by pressing a separate button, and include delayed bombs, exploding bullets, protective shields, and others.</text:p>
          </table:table-cell>
          <table:table-cell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Hawk F-123 (Japan)&quot;&gt; &lt;year&gt;1992&lt;/year&gt; &lt;rating&gt;ESRB - E (Everyone)&lt;/rating&gt; &lt;title&gt;Hawk F-123 &lt;/title&gt; &lt;pub&gt;Pack-In-Video&lt;/pub&gt; &lt;dev&gt;Pack-In-Video&lt;/dev&gt; &lt;genre&gt;Shooter&lt;/genre&gt; &lt;score&gt;3.5&lt;/score&gt; &lt;player&gt;1 Player&lt;/player&gt; &lt;story&gt;Hawk F-123 is a side-scrolling shoot-em-up. There is no background story in the game and no cutscenes; the player pilots a fighter plane, flying over various areas such as a desert, a sea, a city at night, etc. Most of the enemies are different types of aircraft, though a few stationary turrets appear as well. The player-controlled fighter can pick up power-ups that change his primary weapon: red for a vulcan gun, yellow for energy bolts, and blue for laser. Each of these will increase in power (e.g. three lasers instead of one for the blue weapon) when the player repeatedly collects power-ups of the same color. Other power-ups add a secondary weapon or enhancement to any of the described above, such as homing missiles, fireballs, a wingman, etc. Secondary weapons are fired simultaneously with the main ones. In addition, special weapons can be collected and accumulated. These weapons are triggered by pressing a separate button, and include delayed bombs, exploding bullets, protective shields, and others.&lt;/story&gt; &lt;/game&gt;">
            <text:p>&lt;game name="Hawk F-123 (Japan)"&gt; &lt;year&gt;1992&lt;/year&gt; &lt;rating&gt;ESRB - E (Everyone)&lt;/rating&gt; &lt;title&gt;Hawk F-123 &lt;/title&gt; &lt;pub&gt;Pack-In-Video&lt;/pub&gt; &lt;dev&gt;Pack-In-Video&lt;/dev&gt; &lt;genre&gt;Shooter&lt;/genre&gt; &lt;score&gt;3.5&lt;/score&gt; &lt;player&gt;1 Player&lt;/player&gt; &lt;story&gt;Hawk F-123 is a side-scrolling shoot-em-up. There is no background story in the game and no cutscenes; the player pilots a fighter plane, flying over various areas such as a desert, a sea, a city at night, etc. Most of the enemies are different types of aircraft, though a few stationary turrets appear as well. The player-controlled fighter can pick up power-ups that change his primary weapon: red for a vulcan gun, yellow for energy bolts, and blue for laser. Each of these will increase in power (e.g. three lasers instead of one for the blue weapon) when the player repeatedly collects power-ups of the same color. Other power-ups add a secondary weapon or enhancement to any of the described above, such as homing missiles, fireballs, a wingman, etc. Secondary weapons are fired simultaneously with the main ones. In addition, special weapons can be collected and accumulated. These weapons are triggered by pressing a separate button, and include delayed bombs, exploding bullets, protective shields, and others.&lt;/story&gt; &lt;/game&gt;</text:p>
          </table:table-cell>
        </table:table-row>
        <table:table-row table:style-name="ro1">
          <table:table-cell office:value-type="string">
            <text:p>Hellfire S - The Another Story (Japan)</text:p>
          </table:table-cell>
          <table:table-cell office:value-type="string">
            <text:p>1991</text:p>
          </table:table-cell>
          <table:table-cell office:value-type="string">
            <text:p>ESRB - E (Everyone)</text:p>
          </table:table-cell>
          <table:table-cell office:value-type="string">
            <text:p>Hellfire S - The Another Story </text:p>
          </table:table-cell>
          <table:table-cell table:number-columns-repeated="2" office:value-type="string">
            <text:p>NEC Avenue, Ltd.</text:p>
          </table:table-cell>
          <table:table-cell office:value-type="string">
            <text:p>Shooter</text:p>
          </table:table-cell>
          <table:table-cell office:value-type="string">
            <text:p>3.8</text:p>
          </table:table-cell>
          <table:table-cell office:value-type="string">
            <text:p>1-2 Players</text:p>
          </table:table-cell>
          <table:table-cell office:value-type="string">
            <text:p>Hellfire S is an updated version of the horizontal space shooter <text:s/>Hellfire.****Basic gameplay, level layout, and graphics are for the most part identical to those of the earlier version.****An important gameplay-related difference is the absence of "check points". If the player's ship is destroyed, the player loses a "life", but the next ship is deployed at the same spot, without the necessity to replay large portions of a level again.****This version also features full-screen, anime-style cut scenes between levels, which advance the plot.</text:p>
          </table:table-cell>
          <table:table-cell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Hellfire S - The Another Story (Japan)&quot;&gt; &lt;year&gt;1991&lt;/year&gt; &lt;rating&gt;ESRB - E (Everyone)&lt;/rating&gt; &lt;title&gt;Hellfire S - The Another Story &lt;/title&gt; &lt;pub&gt;NEC Avenue, Ltd.&lt;/pub&gt; &lt;dev&gt;NEC Avenue, Ltd.&lt;/dev&gt; &lt;genre&gt;Shooter&lt;/genre&gt; &lt;score&gt;3.8&lt;/score&gt; &lt;player&gt;1-2 Players&lt;/player&gt; &lt;story&gt;Hellfire S is an updated version of the horizontal space shooter  Hellfire.****Basic gameplay, level layout, and graphics are for the most part identical to those of the earlier version.****An important gameplay-related difference is the absence of &quot;check points&quot;. If the player's ship is destroyed, the player loses a &quot;life&quot;, but the next ship is deployed at the same spot, without the necessity to replay large portions of a level again.****This version also features full-screen, anime-style cut scenes between levels, which advance the plot.&lt;/story&gt; &lt;/game&gt;">
            <text:p>&lt;game name="Hellfire S - The Another Story (Japan)"&gt; &lt;year&gt;1991&lt;/year&gt; &lt;rating&gt;ESRB - E (Everyone)&lt;/rating&gt; &lt;title&gt;Hellfire S - The Another Story &lt;/title&gt; &lt;pub&gt;NEC Avenue, Ltd.&lt;/pub&gt; &lt;dev&gt;NEC Avenue, Ltd.&lt;/dev&gt; &lt;genre&gt;Shooter&lt;/genre&gt; &lt;score&gt;3.8&lt;/score&gt; &lt;player&gt;1-2 Players&lt;/player&gt; &lt;story&gt;Hellfire S is an updated version of the horizontal space shooter <text:s/>Hellfire.****Basic gameplay, level layout, and graphics are for the most part identical to those of the earlier version.****An important gameplay-related difference is the absence of "check points". If the player's ship is destroyed, the player loses a "life", but the next ship is deployed at the same spot, without the necessity to replay large portions of a level again.****This version also features full-screen, anime-style cut scenes between levels, which advance the plot.&lt;/story&gt; &lt;/game&gt;</text:p>
          </table:table-cell>
        </table:table-row>
        <table:table-row table:style-name="ro1">
          <table:table-cell office:value-type="string">
            <text:p>Hihou Densetsu - Chris no Bouken (Japan)</text:p>
          </table:table-cell>
          <table:table-cell office:value-type="string">
            <text:p>1991</text:p>
          </table:table-cell>
          <table:table-cell office:value-type="string">
            <text:p>ESRB - E (Everyone)</text:p>
          </table:table-cell>
          <table:table-cell office:value-type="string">
            <text:p>Hihou Densetsu - Chris no Bouken </text:p>
          </table:table-cell>
          <table:table-cell table:number-columns-repeated="2" office:value-type="string">
            <text:p>Pack-In-Video</text:p>
          </table:table-cell>
          <table:table-cell office:value-type="string">
            <text:p>Action</text:p>
          </table:table-cell>
          <table:table-cell office:value-type="string">
            <text:p>4.0</text:p>
          </table:table-cell>
          <table:table-cell office:value-type="string">
            <text:p>1 Player</text:p>
          </table:table-cell>
          <table:table-cell office:value-type="string">
            <text:p>A scientist named Arnold Steiner researches the ancient civilization of Indios in Central America. However, following a breakthrough discovery, Steiner mysteriously disappears. His daughter Chris travels to Central America in search of her father, and steps into an intimidating world of monsters and conspiracies. <text:s/>Hihō Densetsu: Chris no Bōken is a platformer. Chris is armed with a dagger and cannot use any other weapons or gadgets to protect herself. However, the dagger can be upgraded by collecting colored orbs dropped by enemies. Depending on their combination, the dagger can be used as a long-ranged weapon, firing projectiles or acting as a boomerang. The protagonist's health is measured with hearts; a stage must be restarted if Chris runs out of all five of them. Enemies would sometimes leave hearts and coins behind; the latter add an extra life to Chris if she collects a sufficient amount. A boss enemy awaits at the end of every second stage. Other features include moving and disappearing platforms, deadly traps such as spikes, mine cart-riding, and a strict time limit for each stage. The story is advanced through anime-style cutscenes between stages.</text:p>
          </table:table-cell>
          <table:table-cell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Hihou Densetsu - Chris no Bouken (Japan)&quot;&gt; &lt;year&gt;1991&lt;/year&gt; &lt;rating&gt;ESRB - E (Everyone)&lt;/rating&gt; &lt;title&gt;Hihou Densetsu - Chris no Bouken &lt;/title&gt; &lt;pub&gt;Pack-In-Video&lt;/pub&gt; &lt;dev&gt;Pack-In-Video&lt;/dev&gt; &lt;genre&gt;Action&lt;/genre&gt; &lt;score&gt;4.0&lt;/score&gt; &lt;player&gt;1 Player&lt;/player&gt; &lt;story&gt;A scientist named Arnold Steiner researches the ancient civilization of Indios in Central America. However, following a breakthrough discovery, Steiner mysteriously disappears. His daughter Chris travels to Central America in search of her father, and steps into an intimidating world of monsters and conspiracies.  Hihō Densetsu: Chris no Bōken is a platformer. Chris is armed with a dagger and cannot use any other weapons or gadgets to protect herself. However, the dagger can be upgraded by collecting colored orbs dropped by enemies. Depending on their combination, the dagger can be used as a long-ranged weapon, firing projectiles or acting as a boomerang. The protagonist's health is measured with hearts; a stage must be restarted if Chris runs out of all five of them. Enemies would sometimes leave hearts and coins behind; the latter add an extra life to Chris if she collects a sufficient amount. A boss enemy awaits at the end of every second stage. Other features include moving and disappearing platforms, deadly traps such as spikes, mine cart-riding, and a strict time limit for each stage. The story is advanced through anime-style cutscenes between stages.&lt;/story&gt; &lt;/game&gt;">
            <text:p>&lt;game name="Hihou Densetsu - Chris no Bouken (Japan)"&gt; &lt;year&gt;1991&lt;/year&gt; &lt;rating&gt;ESRB - E (Everyone)&lt;/rating&gt; &lt;title&gt;Hihou Densetsu - Chris no Bouken &lt;/title&gt; &lt;pub&gt;Pack-In-Video&lt;/pub&gt; &lt;dev&gt;Pack-In-Video&lt;/dev&gt; &lt;genre&gt;Action&lt;/genre&gt; &lt;score&gt;4.0&lt;/score&gt; &lt;player&gt;1 Player&lt;/player&gt; &lt;story&gt;A scientist named Arnold Steiner researches the ancient civilization of Indios in Central America. However, following a breakthrough discovery, Steiner mysteriously disappears. His daughter Chris travels to Central America in search of her father, and steps into an intimidating world of monsters and conspiracies. <text:s/>Hihō Densetsu: Chris no Bōken is a platformer. Chris is armed with a dagger and cannot use any other weapons or gadgets to protect herself. However, the dagger can be upgraded by collecting colored orbs dropped by enemies. Depending on their combination, the dagger can be used as a long-ranged weapon, firing projectiles or acting as a boomerang. The protagonist's health is measured with hearts; a stage must be restarted if Chris runs out of all five of them. Enemies would sometimes leave hearts and coins behind; the latter add an extra life to Chris if she collects a sufficient amount. A boss enemy awaits at the end of every second stage. Other features include moving and disappearing platforms, deadly traps such as spikes, mine cart-riding, and a strict time limit for each stage. The story is advanced through anime-style cutscenes between stages.&lt;/story&gt; &lt;/game&gt;</text:p>
          </table:table-cell>
        </table:table-row>
        <table:table-row table:style-name="ro1">
          <table:table-cell office:value-type="string">
            <text:p>Horror Story (Japan)</text:p>
          </table:table-cell>
          <table:table-cell office:value-type="string">
            <text:p>1993</text:p>
          </table:table-cell>
          <table:table-cell office:value-type="string">
            <text:p>ESRB - E (Everyone)</text:p>
          </table:table-cell>
          <table:table-cell office:value-type="string">
            <text:p>Horror Story </text:p>
          </table:table-cell>
          <table:table-cell table:number-columns-repeated="2" office:value-type="string">
            <text:p>NEC Avenue, Ltd.</text:p>
          </table:table-cell>
          <table:table-cell office:value-type="string">
            <text:p>Action</text:p>
          </table:table-cell>
          <table:table-cell office:value-type="string">
            <text:p>3.0</text:p>
          </table:table-cell>
          <table:table-cell office:value-type="string">
            <text:p>1 Player</text:p>
          </table:table-cell>
          <table:table-cell office:value-type="string">
            <text:p>Originating on the arcades (where it was known as Demon's World to the Western audience), Horror Story is an "old-style" side-scrolling platformer/shooter. The basic gameplay premise is very simple: shoot and jump your way through large amounts of monsters, defeat the boss, proceed to the next level. There is no narrative of any kind in the game, and no cut scenes; the hero is a tough-looking <text:s/>Duke Nukem-look-alike equipped with guns. ****The screen is scrolling at all times, even if the player character doesn't move. The levels are almost entirely linear, the only choice sometimes being to stay on the ground or jump to the higher platforms. Cooperative two-player mode is available.****Though shooting is decidedly the main gameplay element here, jumping (particularly double-jumping) must be used liberally to navigate the hero through platform-based stages, and avoid and kill enemies (since jumping on their heads eliminates them as well). Weapons can be switched by catching power-ups, which appear as floating, constantly changing letters. Depending on the letter the player decides to take, the hero will get different weapons. These weapons include: a steady energy beam of moderate power; flamethrower; bombs; a short-distance grenade launcher of sorts; and a gun that spits fireballs in three different directions.****As the name implies, the game has a horror theme. The game begins in what looks like old Japan, complete with traditional Japanese demons, but later switches to more "mainstream" horror, complete with haunted towns, ghosts, zombies, skeletons, etc.</text:p>
          </table:table-cell>
          <table:table-cell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Horror Story (Japan)&quot;&gt; &lt;year&gt;1993&lt;/year&gt; &lt;rating&gt;ESRB - E (Everyone)&lt;/rating&gt; &lt;title&gt;Horror Story &lt;/title&gt; &lt;pub&gt;NEC Avenue, Ltd.&lt;/pub&gt; &lt;dev&gt;NEC Avenue, Ltd.&lt;/dev&gt; &lt;genre&gt;Action&lt;/genre&gt; &lt;score&gt;3.0&lt;/score&gt; &lt;player&gt;1 Player&lt;/player&gt; &lt;story&gt;Originating on the arcades (where it was known as Demon's World to the Western audience), Horror Story is an &quot;old-style&quot; side-scrolling platformer/shooter. The basic gameplay premise is very simple: shoot and jump your way through large amounts of monsters, defeat the boss, proceed to the next level. There is no narrative of any kind in the game, and no cut scenes; the hero is a tough-looking  Duke Nukem-look-alike equipped with guns. ****The screen is scrolling at all times, even if the player character doesn't move. The levels are almost entirely linear, the only choice sometimes being to stay on the ground or jump to the higher platforms. Cooperative two-player mode is available.****Though shooting is decidedly the main gameplay element here, jumping (particularly double-jumping) must be used liberally to navigate the hero through platform-based stages, and avoid and kill enemies (since jumping on their heads eliminates them as well). Weapons can be switched by catching power-ups, which appear as floating, constantly changing letters. Depending on the letter the player decides to take, the hero will get different weapons. These weapons include: a steady energy beam of moderate power; flamethrower; bombs; a short-distance grenade launcher of sorts; and a gun that spits fireballs in three different directions.****As the name implies, the game has a horror theme. The game begins in what looks like old Japan, complete with traditional Japanese demons, but later switches to more &quot;mainstream&quot; horror, complete with haunted towns, ghosts, zombies, skeletons, etc.&lt;/story&gt; &lt;/game&gt;">
            <text:p>&lt;game name="Horror Story (Japan)"&gt; &lt;year&gt;1993&lt;/year&gt; &lt;rating&gt;ESRB - E (Everyone)&lt;/rating&gt; &lt;title&gt;Horror Story &lt;/title&gt; &lt;pub&gt;NEC Avenue, Ltd.&lt;/pub&gt; &lt;dev&gt;NEC Avenue, Ltd.&lt;/dev&gt; &lt;genre&gt;Action&lt;/genre&gt; &lt;score&gt;3.0&lt;/score&gt; &lt;player&gt;1 Player&lt;/player&gt; &lt;story&gt;Originating on the arcades (where it was known as Demon's World to the Western audience), Horror Story is an "old-style" side-scrolling platformer/shooter. The basic gameplay premise is very simple: shoot and jump your way through large amounts of monsters, defeat the boss, proceed to the next level. There is no narrative of any kind in the game, and no cut scenes; the hero is a tough-looking <text:s/>Duke Nukem-look-alike equipped with guns. ****The screen is scrolling at all times, even if the player character doesn't move. The levels are almost entirely linear, the only choice sometimes being to stay on the ground or jump to the higher platforms. Cooperative two-player mode is available.****Though shooting is decidedly the main gameplay element here, jumping (particularly double-jumping) must be used liberally to navigate the hero through platform-based stages, and avoid and kill enemies (since jumping on their heads eliminates them as well). Weapons can be switched by catching power-ups, which appear as floating, constantly changing letters. Depending on the letter the player decides to take, the hero will get different weapons. These weapons include: a steady energy beam of moderate power; flamethrower; bombs; a short-distance grenade launcher of sorts; and a gun that spits fireballs in three different directions.****As the name implies, the game has a horror theme. The game begins in what looks like old Japan, complete with traditional Japanese demons, but later switches to more "mainstream" horror, complete with haunted towns, ghosts, zombies, skeletons, etc.&lt;/story&gt; &lt;/game&gt;</text:p>
          </table:table-cell>
        </table:table-row>
        <table:table-row table:style-name="ro1">
          <table:table-cell office:value-type="string">
            <text:p>Human Sports Festival (Japan)</text:p>
          </table:table-cell>
          <table:table-cell office:value-type="string">
            <text:p>1992</text:p>
          </table:table-cell>
          <table:table-cell office:value-type="string">
            <text:p>ESRB - E (Everyone)</text:p>
          </table:table-cell>
          <table:table-cell office:value-type="string">
            <text:p>Human Sports Festival </text:p>
          </table:table-cell>
          <table:table-cell table:number-columns-repeated="2" office:value-type="string">
            <text:p>Human Creative Group</text:p>
          </table:table-cell>
          <table:table-cell office:value-type="string">
            <text:p>Sports</text:p>
          </table:table-cell>
          <table:table-cell office:value-type="string">
            <text:p>3.0</text:p>
          </table:table-cell>
          <table:table-cell office:value-type="string">
            <text:p>1-4 Players</text:p>
          </table:table-cell>
          <table:table-cell office:value-type="string">
            <text:p>Human Sports Festival is a compilation that contains three previously unreleased sports games: **Fine Shot Golf is a golf game for up to four players with an exhibition, tournament, and practice mode. It is possible to choose club types and (in the practice mode) golf course. The game is played from a first-person perspective, and requires the player to stop a moving bar at the correct moment to regulate the strength of the short. **Formation Soccer: Human Cup '92 is a top-down soccer (football) game that allows the player to choose an international team out of several available European and American ones. Formation and goaltender behavior can be customized; however, no detailed player management is present. The championship mode allows one or two players to compete against the computer. **Final Match Tennis Ladies is similar in style to Final Match Tennis, but with notable female tennis players (their names are slightly altered). It is possible to choose one of the three available tennis court types, as well as go through the Australian Open tournament controlling one competitor in a cup system. </text:p>
          </table:table-cell>
          <table:table-cell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Human Sports Festival (Japan)&quot;&gt; &lt;year&gt;1992&lt;/year&gt; &lt;rating&gt;ESRB - E (Everyone)&lt;/rating&gt; &lt;title&gt;Human Sports Festival &lt;/title&gt; &lt;pub&gt;Human Creative Group&lt;/pub&gt; &lt;dev&gt;Human Creative Group&lt;/dev&gt; &lt;genre&gt;Sports&lt;/genre&gt; &lt;score&gt;3.0&lt;/score&gt; &lt;player&gt;1-4 Players&lt;/player&gt; &lt;story&gt;Human Sports Festival is a compilation that contains three previously unreleased sports games: **Fine Shot Golf is a golf game for up to four players with an exhibition, tournament, and practice mode. It is possible to choose club types and (in the practice mode) golf course. The game is played from a first-person perspective, and requires the player to stop a moving bar at the correct moment to regulate the strength of the short. **Formation Soccer: Human Cup '92 is a top-down soccer (football) game that allows the player to choose an international team out of several available European and American ones. Formation and goaltender behavior can be customized; however, no detailed player management is present. The championship mode allows one or two players to compete against the computer. **Final Match Tennis Ladies is similar in style to Final Match Tennis, but with notable female tennis players (their names are slightly altered). It is possible to choose one of the three available tennis court types, as well as go through the Australian Open tournament controlling one competitor in a cup system. &lt;/story&gt; &lt;/game&gt;">
            <text:p>&lt;game name="Human Sports Festival (Japan)"&gt; &lt;year&gt;1992&lt;/year&gt; &lt;rating&gt;ESRB - E (Everyone)&lt;/rating&gt; &lt;title&gt;Human Sports Festival &lt;/title&gt; &lt;pub&gt;Human Creative Group&lt;/pub&gt; &lt;dev&gt;Human Creative Group&lt;/dev&gt; &lt;genre&gt;Sports&lt;/genre&gt; &lt;score&gt;3.0&lt;/score&gt; &lt;player&gt;1-4 Players&lt;/player&gt; &lt;story&gt;Human Sports Festival is a compilation that contains three previously unreleased sports games: **Fine Shot Golf is a golf game for up to four players with an exhibition, tournament, and practice mode. It is possible to choose club types and (in the practice mode) golf course. The game is played from a first-person perspective, and requires the player to stop a moving bar at the correct moment to regulate the strength of the short. **Formation Soccer: Human Cup '92 is a top-down soccer (football) game that allows the player to choose an international team out of several available European and American ones. Formation and goaltender behavior can be customized; however, no detailed player management is present. The championship mode allows one or two players to compete against the computer. **Final Match Tennis Ladies is similar in style to Final Match Tennis, but with notable female tennis players (their names are slightly altered). It is possible to choose one of the three available tennis court types, as well as go through the Australian Open tournament controlling one competitor in a cup system. &lt;/story&gt; &lt;/game&gt;</text:p>
          </table:table-cell>
        </table:table-row>
        <table:table-row table:style-name="ro1">
          <table:table-cell office:value-type="string">
            <text:p>Hyper Dyne SideArms Special (Japan)</text:p>
          </table:table-cell>
          <table:table-cell office:value-type="string">
            <text:p>1989</text:p>
          </table:table-cell>
          <table:table-cell office:value-type="string">
            <text:p>ESRB - E (Everyone)</text:p>
          </table:table-cell>
          <table:table-cell office:value-type="string">
            <text:p>Hyper Dyne SideArms Special </text:p>
          </table:table-cell>
          <table:table-cell office:value-type="string">
            <text:p>Capcom</text:p>
          </table:table-cell>
          <table:table-cell office:value-type="string">
            <text:p>NEC Interchannel</text:p>
          </table:table-cell>
          <table:table-cell office:value-type="string">
            <text:p>Shooter</text:p>
          </table:table-cell>
          <table:table-cell office:value-type="string">
            <text:p>4.1</text:p>
          </table:table-cell>
          <table:table-cell office:value-type="string">
            <text:p>1-2 Players</text:p>
          </table:table-cell>
          <table:table-cell office:value-type="string">
            <text:p>Side Arms Special is, in essence, the same game as the regular edition of the arcade side-scrolling shooter <text:s text:c="2"/>Side Arms (with audio CD tracks instead of MIDI music) - plus a new gameplay mode called Before Christ.****This mode can be considered a "hardcore mode", since the player has to return to the beginning of the level after the player character has died, as opposed to losing a "life" and continuing from the same spot in the regular mode. Also, while in the regular mode the player can change the type and direction of weapon (laser, spreading, etc.) at any time, in Before Christ mode, it is possible only upon picking up a corresponding power-up.****Another change includes the ability to charge the weapon, similarly to the feature in <text:s/>R-Type. The charged beam is more powerful, but obviously requires more time to execute.</text:p>
          </table:table-cell>
          <table:table-cell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Hyper Dyne SideArms Special (Japan)&quot;&gt; &lt;year&gt;1989&lt;/year&gt; &lt;rating&gt;ESRB - E (Everyone)&lt;/rating&gt; &lt;title&gt;Hyper Dyne SideArms Special &lt;/title&gt; &lt;pub&gt;Capcom&lt;/pub&gt; &lt;dev&gt;NEC Interchannel&lt;/dev&gt; &lt;genre&gt;Shooter&lt;/genre&gt; &lt;score&gt;4.1&lt;/score&gt; &lt;player&gt;1-2 Players&lt;/player&gt; &lt;story&gt;Side Arms Special is, in essence, the same game as the regular edition of the arcade side-scrolling shooter   Side Arms (with audio CD tracks instead of MIDI music) - plus a new gameplay mode called Before Christ.****This mode can be considered a &quot;hardcore mode&quot;, since the player has to return to the beginning of the level after the player character has died, as opposed to losing a &quot;life&quot; and continuing from the same spot in the regular mode. Also, while in the regular mode the player can change the type and direction of weapon (laser, spreading, etc.) at any time, in Before Christ mode, it is possible only upon picking up a corresponding power-up.****Another change includes the ability to charge the weapon, similarly to the feature in  R-Type. The charged beam is more powerful, but obviously requires more time to execute.&lt;/story&gt; &lt;/game&gt;">
            <text:p>&lt;game name="Hyper Dyne SideArms Special (Japan)"&gt; &lt;year&gt;1989&lt;/year&gt; &lt;rating&gt;ESRB - E (Everyone)&lt;/rating&gt; &lt;title&gt;Hyper Dyne SideArms Special &lt;/title&gt; &lt;pub&gt;Capcom&lt;/pub&gt; &lt;dev&gt;NEC Interchannel&lt;/dev&gt; &lt;genre&gt;Shooter&lt;/genre&gt; &lt;score&gt;4.1&lt;/score&gt; &lt;player&gt;1-2 Players&lt;/player&gt; &lt;story&gt;Side Arms Special is, in essence, the same game as the regular edition of the arcade side-scrolling shooter <text:s text:c="2"/>Side Arms (with audio CD tracks instead of MIDI music) - plus a new gameplay mode called Before Christ.****This mode can be considered a "hardcore mode", since the player has to return to the beginning of the level after the player character has died, as opposed to losing a "life" and continuing from the same spot in the regular mode. Also, while in the regular mode the player can change the type and direction of weapon (laser, spreading, etc.) at any time, in Before Christ mode, it is possible only upon picking up a corresponding power-up.****Another change includes the ability to charge the weapon, similarly to the feature in <text:s/>R-Type. The charged beam is more powerful, but obviously requires more time to execute.&lt;/story&gt; &lt;/game&gt;</text:p>
          </table:table-cell>
        </table:table-row>
        <table:table-row table:style-name="ro1">
          <table:table-cell office:value-type="string">
            <text:p>Hyper Wars (Japan)</text:p>
          </table:table-cell>
          <table:table-cell office:value-type="string">
            <text:p>1994</text:p>
          </table:table-cell>
          <table:table-cell office:value-type="string">
            <text:p>ESRB - E (Everyone)</text:p>
          </table:table-cell>
          <table:table-cell office:value-type="string">
            <text:p>Hyper Wars </text:p>
          </table:table-cell>
          <table:table-cell table:number-columns-repeated="2" office:value-type="string">
            <text:p>Hudson Soft</text:p>
          </table:table-cell>
          <table:table-cell office:value-type="string">
            <text:p>Simulation</text:p>
          </table:table-cell>
          <table:table-cell office:value-type="string">
            <text:p>3.6</text:p>
          </table:table-cell>
          <table:table-cell office:value-type="string">
            <text:p>1 Player</text:p>
          </table:table-cell>
          <table:table-cell office:value-type="string">
            <text:p>After humans ventured into outer space, they began building colonies there. It became increasingly hard to maintain them, and special robots known as "Bidroids" were invented to do the hard work. However, the colonies began waging war on each other, and Bidroids were used for military purposes. When peace was finally achieved, the leaders decided that Bidroids could continue functioning as combat machines, but in friendly championships rather than in deadly wars. Hyper Wars is primarily a managerial simulation; robot combat itself is calculated depending on how the player created and maintained his or her robots. The player controls a manager of a team which competes in a league, complete with schedules, stadiums, etc. The player is given an initial budget with which he or she is able to create the first robot models and train them. Each robot can be created by merging together various parts ("human", "beast", "bird", and so on). After creation, it is necessary to outfit the robot with weapons and upgrade its parameters by paying for training. When the player feels ready, the robots can be taken to combat arenas and participate in the tournament.</text:p>
          </table:table-cell>
          <table:table-cell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Hyper Wars (Japan)&quot;&gt; &lt;year&gt;1994&lt;/year&gt; &lt;rating&gt;ESRB - E (Everyone)&lt;/rating&gt; &lt;title&gt;Hyper Wars &lt;/title&gt; &lt;pub&gt;Hudson Soft&lt;/pub&gt; &lt;dev&gt;Hudson Soft&lt;/dev&gt; &lt;genre&gt;Simulation&lt;/genre&gt; &lt;score&gt;3.6&lt;/score&gt; &lt;player&gt;1 Player&lt;/player&gt; &lt;story&gt;After humans ventured into outer space, they began building colonies there. It became increasingly hard to maintain them, and special robots known as &quot;Bidroids&quot; were invented to do the hard work. However, the colonies began waging war on each other, and Bidroids were used for military purposes. When peace was finally achieved, the leaders decided that Bidroids could continue functioning as combat machines, but in friendly championships rather than in deadly wars. Hyper Wars is primarily a managerial simulation; robot combat itself is calculated depending on how the player created and maintained his or her robots. The player controls a manager of a team which competes in a league, complete with schedules, stadiums, etc. The player is given an initial budget with which he or she is able to create the first robot models and train them. Each robot can be created by merging together various parts (&quot;human&quot;, &quot;beast&quot;, &quot;bird&quot;, and so on). After creation, it is necessary to outfit the robot with weapons and upgrade its parameters by paying for training. When the player feels ready, the robots can be taken to combat arenas and participate in the tournament.&lt;/story&gt; &lt;/game&gt;">
            <text:p>&lt;game name="Hyper Wars (Japan)"&gt; &lt;year&gt;1994&lt;/year&gt; &lt;rating&gt;ESRB - E (Everyone)&lt;/rating&gt; &lt;title&gt;Hyper Wars &lt;/title&gt; &lt;pub&gt;Hudson Soft&lt;/pub&gt; &lt;dev&gt;Hudson Soft&lt;/dev&gt; &lt;genre&gt;Simulation&lt;/genre&gt; &lt;score&gt;3.6&lt;/score&gt; &lt;player&gt;1 Player&lt;/player&gt; &lt;story&gt;After humans ventured into outer space, they began building colonies there. It became increasingly hard to maintain them, and special robots known as "Bidroids" were invented to do the hard work. However, the colonies began waging war on each other, and Bidroids were used for military purposes. When peace was finally achieved, the leaders decided that Bidroids could continue functioning as combat machines, but in friendly championships rather than in deadly wars. Hyper Wars is primarily a managerial simulation; robot combat itself is calculated depending on how the player created and maintained his or her robots. The player controls a manager of a team which competes in a league, complete with schedules, stadiums, etc. The player is given an initial budget with which he or she is able to create the first robot models and train them. Each robot can be created by merging together various parts ("human", "beast", "bird", and so on). After creation, it is necessary to outfit the robot with weapons and upgrade its parameters by paying for training. When the player feels ready, the robots can be taken to combat arenas and participate in the tournament.&lt;/story&gt; &lt;/game&gt;</text:p>
          </table:table-cell>
        </table:table-row>
        <table:table-row table:style-name="ro1">
          <table:table-cell office:value-type="string">
            <text:p>Iga Ninden Gaiou (Japan)</text:p>
          </table:table-cell>
          <table:table-cell office:value-type="string">
            <text:p>1993</text:p>
          </table:table-cell>
          <table:table-cell office:value-type="string">
            <text:p>ESRB - E (Everyone)</text:p>
          </table:table-cell>
          <table:table-cell office:value-type="string">
            <text:p>Iga Ninden Gaiou </text:p>
          </table:table-cell>
          <table:table-cell table:number-columns-repeated="2" office:value-type="string">
            <text:p>Nichibutsu</text:p>
          </table:table-cell>
          <table:table-cell office:value-type="string">
            <text:p>Action</text:p>
          </table:table-cell>
          <table:table-cell office:value-type="string">
            <text:p>4.5</text:p>
          </table:table-cell>
          <table:table-cell office:value-type="string">
            <text:p>1 Player</text:p>
          </table:table-cell>
          <table:table-cell office:value-type="string">
            <text:p>During the Edo period in Japan, the ninja clans from Iga and Kōga were fighting each other. A mysterious foreigner named Doppelgen Hauser, aided by the Kōga ninjas, kidnapped princess Mayura. An Iga ninja named Hattori Gaō swore to catch up with the criminal and rescue the princess, but the ninjas from the Kōga clan will do anything in their power to stop him. <text:s/>Iga Ninden Gaō is a side-scrolling action game very loosely based on historical events, with plenty of anachronisms and supernatural elements. Gaō mostly uses his sword to defeat enemies; he can also jump and attack in mid-air. Sometimes it is necessary to jump over bottomless pits or other obstacles to advance. Pressing down the attack button will charge a special meter that will allow Gaō to throw knives at enemies. In addition, Gaō possesses special powerful all-screen attacks that come in limited quantities. Enemies may drop charges for such attacks, health-restoring items, and other power-ups. Stages usually culminate with boss battles, after which the hero gains access to new weapons and armor.</text:p>
          </table:table-cell>
          <table:table-cell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Iga Ninden Gaiou (Japan)&quot;&gt; &lt;year&gt;1993&lt;/year&gt; &lt;rating&gt;ESRB - E (Everyone)&lt;/rating&gt; &lt;title&gt;Iga Ninden Gaiou &lt;/title&gt; &lt;pub&gt;Nichibutsu&lt;/pub&gt; &lt;dev&gt;Nichibutsu&lt;/dev&gt; &lt;genre&gt;Action&lt;/genre&gt; &lt;score&gt;4.5&lt;/score&gt; &lt;player&gt;1 Player&lt;/player&gt; &lt;story&gt;During the Edo period in Japan, the ninja clans from Iga and Kōga were fighting each other. A mysterious foreigner named Doppelgen Hauser, aided by the Kōga ninjas, kidnapped princess Mayura. An Iga ninja named Hattori Gaō swore to catch up with the criminal and rescue the princess, but the ninjas from the Kōga clan will do anything in their power to stop him.  Iga Ninden Gaō is a side-scrolling action game very loosely based on historical events, with plenty of anachronisms and supernatural elements. Gaō mostly uses his sword to defeat enemies; he can also jump and attack in mid-air. Sometimes it is necessary to jump over bottomless pits or other obstacles to advance. Pressing down the attack button will charge a special meter that will allow Gaō to throw knives at enemies. In addition, Gaō possesses special powerful all-screen attacks that come in limited quantities. Enemies may drop charges for such attacks, health-restoring items, and other power-ups. Stages usually culminate with boss battles, after which the hero gains access to new weapons and armor.&lt;/story&gt; &lt;/game&gt;">
            <text:p>&lt;game name="Iga Ninden Gaiou (Japan)"&gt; &lt;year&gt;1993&lt;/year&gt; &lt;rating&gt;ESRB - E (Everyone)&lt;/rating&gt; &lt;title&gt;Iga Ninden Gaiou &lt;/title&gt; &lt;pub&gt;Nichibutsu&lt;/pub&gt; &lt;dev&gt;Nichibutsu&lt;/dev&gt; &lt;genre&gt;Action&lt;/genre&gt; &lt;score&gt;4.5&lt;/score&gt; &lt;player&gt;1 Player&lt;/player&gt; &lt;story&gt;During the Edo period in Japan, the ninja clans from Iga and Kōga were fighting each other. A mysterious foreigner named Doppelgen Hauser, aided by the Kōga ninjas, kidnapped princess Mayura. An Iga ninja named Hattori Gaō swore to catch up with the criminal and rescue the princess, but the ninjas from the Kōga clan will do anything in their power to stop him. <text:s/>Iga Ninden Gaō is a side-scrolling action game very loosely based on historical events, with plenty of anachronisms and supernatural elements. Gaō mostly uses his sword to defeat enemies; he can also jump and attack in mid-air. Sometimes it is necessary to jump over bottomless pits or other obstacles to advance. Pressing down the attack button will charge a special meter that will allow Gaō to throw knives at enemies. In addition, Gaō possesses special powerful all-screen attacks that come in limited quantities. Enemies may drop charges for such attacks, health-restoring items, and other power-ups. Stages usually culminate with boss battles, after which the hero gains access to new weapons and armor.&lt;/story&gt; &lt;/game&gt;</text:p>
          </table:table-cell>
        </table:table-row>
        <table:table-row table:style-name="ro1">
          <table:table-cell office:value-type="string">
            <text:p>Image Fight 2 - Operation Deepstriker (Japan)</text:p>
          </table:table-cell>
          <table:table-cell office:value-type="string">
            <text:p>1992</text:p>
          </table:table-cell>
          <table:table-cell office:value-type="string">
            <text:p>ESRB - E (Everyone)</text:p>
          </table:table-cell>
          <table:table-cell office:value-type="string">
            <text:p>Image Fight 2 - Operation Deepstriker </text:p>
          </table:table-cell>
          <table:table-cell table:number-columns-repeated="2" office:value-type="string">
            <text:p>Irem</text:p>
          </table:table-cell>
          <table:table-cell office:value-type="string">
            <text:p>Shooter</text:p>
          </table:table-cell>
          <table:table-cell office:value-type="string">
            <text:p>4.5</text:p>
          </table:table-cell>
          <table:table-cell office:value-type="string">
            <text:p>1 Player</text:p>
          </table:table-cell>
          <table:table-cell office:value-type="string">
            <text:p>In the year 2048, the mother computer on the moon base was destroyed, the alien invasion stopped, and peace brought back to the Earth. However, three years later a space probe launched between Saturn and Uranus confirmed humanity's worst fears: a huge alien armada was moving from the deep space towards the Earth. Pilots controlling the newest fighter spacecraft, the OF-2, are humanity's last hope. <text:s/>Operation Deepstriker is a vertically scrolling sci-fi shoot-em-up, and a sequel to Image Fight. Gameplay mechanics are similar to those of the previous game: green containers must be shot at to reveal power-ups of various colors and shapes; some of these enhance the ship's primary weapon, change the direction of the shot, or attach a head weapon with different properties (lasers, missiles, etc.) to the ship. Some of the stages take place in closed environments, where careful manipulation of the ship is required. Stages typically end in boss battles. Anime-style cutscenes with voice-overs advance the story between the stages and reveal information about the protagonist's past and personal life.</text:p>
          </table:table-cell>
          <table:table-cell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Image Fight 2 - Operation Deepstriker (Japan)&quot;&gt; &lt;year&gt;1992&lt;/year&gt; &lt;rating&gt;ESRB - E (Everyone)&lt;/rating&gt; &lt;title&gt;Image Fight 2 - Operation Deepstriker &lt;/title&gt; &lt;pub&gt;Irem&lt;/pub&gt; &lt;dev&gt;Irem&lt;/dev&gt; &lt;genre&gt;Shooter&lt;/genre&gt; &lt;score&gt;4.5&lt;/score&gt; &lt;player&gt;1 Player&lt;/player&gt; &lt;story&gt;In the year 2048, the mother computer on the moon base was destroyed, the alien invasion stopped, and peace brought back to the Earth. However, three years later a space probe launched between Saturn and Uranus confirmed humanity's worst fears: a huge alien armada was moving from the deep space towards the Earth. Pilots controlling the newest fighter spacecraft, the OF-2, are humanity's last hope.  Operation Deepstriker is a vertically scrolling sci-fi shoot-em-up, and a sequel to Image Fight. Gameplay mechanics are similar to those of the previous game: green containers must be shot at to reveal power-ups of various colors and shapes; some of these enhance the ship's primary weapon, change the direction of the shot, or attach a head weapon with different properties (lasers, missiles, etc.) to the ship. Some of the stages take place in closed environments, where careful manipulation of the ship is required. Stages typically end in boss battles. Anime-style cutscenes with voice-overs advance the story between the stages and reveal information about the protagonist's past and personal life.&lt;/story&gt; &lt;/game&gt;">
            <text:p>&lt;game name="Image Fight 2 - Operation Deepstriker (Japan)"&gt; &lt;year&gt;1992&lt;/year&gt; &lt;rating&gt;ESRB - E (Everyone)&lt;/rating&gt; &lt;title&gt;Image Fight 2 - Operation Deepstriker &lt;/title&gt; &lt;pub&gt;Irem&lt;/pub&gt; &lt;dev&gt;Irem&lt;/dev&gt; &lt;genre&gt;Shooter&lt;/genre&gt; &lt;score&gt;4.5&lt;/score&gt; &lt;player&gt;1 Player&lt;/player&gt; &lt;story&gt;In the year 2048, the mother computer on the moon base was destroyed, the alien invasion stopped, and peace brought back to the Earth. However, three years later a space probe launched between Saturn and Uranus confirmed humanity's worst fears: a huge alien armada was moving from the deep space towards the Earth. Pilots controlling the newest fighter spacecraft, the OF-2, are humanity's last hope. <text:s/>Operation Deepstriker is a vertically scrolling sci-fi shoot-em-up, and a sequel to Image Fight. Gameplay mechanics are similar to those of the previous game: green containers must be shot at to reveal power-ups of various colors and shapes; some of these enhance the ship's primary weapon, change the direction of the shot, or attach a head weapon with different properties (lasers, missiles, etc.) to the ship. Some of the stages take place in closed environments, where careful manipulation of the ship is required. Stages typically end in boss battles. Anime-style cutscenes with voice-overs advance the story between the stages and reveal information about the protagonist's past and personal life.&lt;/story&gt; &lt;/game&gt;</text:p>
          </table:table-cell>
        </table:table-row>
        <table:table-row table:style-name="ro1">
          <table:table-cell office:value-type="string">
            <text:p>J League Tremendous Soccer '94 (Japan)</text:p>
          </table:table-cell>
          <table:table-cell office:value-type="string">
            <text:p>1994</text:p>
          </table:table-cell>
          <table:table-cell office:value-type="string">
            <text:p>ESRB - E (Everyone)</text:p>
          </table:table-cell>
          <table:table-cell office:value-type="string">
            <text:p>J League Tremendous Soccer '94 </text:p>
          </table:table-cell>
          <table:table-cell table:number-columns-repeated="2" office:value-type="string">
            <text:p>NEC Home Electronics</text:p>
          </table:table-cell>
          <table:table-cell office:value-type="string">
            <text:p>Sports/Soccer</text:p>
          </table:table-cell>
          <table:table-cell office:value-type="string">
            <text:p>4.0</text:p>
          </table:table-cell>
          <table:table-cell office:value-type="string">
            <text:p>1-4 Players</text:p>
          </table:table-cell>
          <table:table-cell office:value-type="string">
            <text:p>Tremendous Soccer '94 is a soccer (football) game with licensed players and teams of the Japanese soccer league (J.League). There are five modes in the game: Pre-Season (a single game between two teams in the league), Championship (a season mode), Cup (the Japanese football cup with elimination rounds), All-Star (West and East teams compete in a match), and PK Battle (penalty kicks between teams). The player can regulate the strength of the computer AI and the length of a game, as well as substitute players and change tactical formations. The gameplay is similar to other top-down football games of the time, with simple controls and automatic moves performed by players depending on the situation.</text:p>
          </table:table-cell>
          <table:table-cell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J League Tremendous Soccer '94 (Japan)&quot;&gt; &lt;year&gt;1994&lt;/year&gt; &lt;rating&gt;ESRB - E (Everyone)&lt;/rating&gt; &lt;title&gt;J League Tremendous Soccer '94 &lt;/title&gt; &lt;pub&gt;NEC Home Electronics&lt;/pub&gt; &lt;dev&gt;NEC Home Electronics&lt;/dev&gt; &lt;genre&gt;Sports/Soccer&lt;/genre&gt; &lt;score&gt;4.0&lt;/score&gt; &lt;player&gt;1-4 Players&lt;/player&gt; &lt;story&gt;Tremendous Soccer '94 is a soccer (football) game with licensed players and teams of the Japanese soccer league (J.League). There are five modes in the game: Pre-Season (a single game between two teams in the league), Championship (a season mode), Cup (the Japanese football cup with elimination rounds), All-Star (West and East teams compete in a match), and PK Battle (penalty kicks between teams). The player can regulate the strength of the computer AI and the length of a game, as well as substitute players and change tactical formations. The gameplay is similar to other top-down football games of the time, with simple controls and automatic moves performed by players depending on the situation.&lt;/story&gt; &lt;/game&gt;">
            <text:p>&lt;game name="J League Tremendous Soccer '94 (Japan)"&gt; &lt;year&gt;1994&lt;/year&gt; &lt;rating&gt;ESRB - E (Everyone)&lt;/rating&gt; &lt;title&gt;J League Tremendous Soccer '94 &lt;/title&gt; &lt;pub&gt;NEC Home Electronics&lt;/pub&gt; &lt;dev&gt;NEC Home Electronics&lt;/dev&gt; &lt;genre&gt;Sports/Soccer&lt;/genre&gt; &lt;score&gt;4.0&lt;/score&gt; &lt;player&gt;1-4 Players&lt;/player&gt; &lt;story&gt;Tremendous Soccer '94 is a soccer (football) game with licensed players and teams of the Japanese soccer league (J.League). There are five modes in the game: Pre-Season (a single game between two teams in the league), Championship (a season mode), Cup (the Japanese football cup with elimination rounds), All-Star (West and East teams compete in a match), and PK Battle (penalty kicks between teams). The player can regulate the strength of the computer AI and the length of a game, as well as substitute players and change tactical formations. The gameplay is similar to other top-down football games of the time, with simple controls and automatic moves performed by players depending on the situation.&lt;/story&gt; &lt;/game&gt;</text:p>
          </table:table-cell>
        </table:table-row>
        <table:table-row table:style-name="ro1">
          <table:table-cell office:value-type="string">
            <text:p>Jim Power - In Mutant Planet (Japan)</text:p>
          </table:table-cell>
          <table:table-cell office:value-type="string">
            <text:p>1993</text:p>
          </table:table-cell>
          <table:table-cell office:value-type="string">
            <text:p>ESRB - E (Everyone)</text:p>
          </table:table-cell>
          <table:table-cell office:value-type="string">
            <text:p>Jim Power - In Mutant Planet </text:p>
          </table:table-cell>
          <table:table-cell office:value-type="string">
            <text:p>Loriciel</text:p>
          </table:table-cell>
          <table:table-cell office:value-type="string">
            <text:p>Microworld</text:p>
          </table:table-cell>
          <table:table-cell office:value-type="string">
            <text:p>Action</text:p>
          </table:table-cell>
          <table:table-cell office:value-type="string">
            <text:p>2.8</text:p>
          </table:table-cell>
          <table:table-cell office:value-type="string">
            <text:p>1 Player</text:p>
          </table:table-cell>
          <table:table-cell office:value-type="string">
            <text:p>Jim Power was a hero who one day while travelling through the forest, encountered a dimensional rift into a strange new world. Luckily Jim always travels armed and now he'll need to fight his way past several monsters into a monster stronghold to find his way back home.****Jim Power is a side-scrolling platform game, a side-scrolling shooter and a top-view shooter game depending on the level. Jim Power for the most part can jump and has an upgradable gun weapon. He must find fight enemies, bosses and obtain various keys to progress through the levels. Jim also has a "Smart Bomb" power attack which can clear the screen of enemies. In shooter levels, Jim's spaceship only has the ability to shoot and move around the screen avoiding obstacles.</text:p>
          </table:table-cell>
          <table:table-cell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Jim Power - In Mutant Planet (Japan)&quot;&gt; &lt;year&gt;1993&lt;/year&gt; &lt;rating&gt;ESRB - E (Everyone)&lt;/rating&gt; &lt;title&gt;Jim Power - In Mutant Planet &lt;/title&gt; &lt;pub&gt;Loriciel&lt;/pub&gt; &lt;dev&gt;Microworld&lt;/dev&gt; &lt;genre&gt;Action&lt;/genre&gt; &lt;score&gt;2.8&lt;/score&gt; &lt;player&gt;1 Player&lt;/player&gt; &lt;story&gt;Jim Power was a hero who one day while travelling through the forest, encountered a dimensional rift into a strange new world. Luckily Jim always travels armed and now he'll need to fight his way past several monsters into a monster stronghold to find his way back home.****Jim Power is a side-scrolling platform game, a side-scrolling shooter and a top-view shooter game depending on the level. Jim Power for the most part can jump and has an upgradable gun weapon. He must find fight enemies, bosses and obtain various keys to progress through the levels. Jim also has a &quot;Smart Bomb&quot; power attack which can clear the screen of enemies. In shooter levels, Jim's spaceship only has the ability to shoot and move around the screen avoiding obstacles.&lt;/story&gt; &lt;/game&gt;">
            <text:p>&lt;game name="Jim Power - In Mutant Planet (Japan)"&gt; &lt;year&gt;1993&lt;/year&gt; &lt;rating&gt;ESRB - E (Everyone)&lt;/rating&gt; &lt;title&gt;Jim Power - In Mutant Planet &lt;/title&gt; &lt;pub&gt;Loriciel&lt;/pub&gt; &lt;dev&gt;Microworld&lt;/dev&gt; &lt;genre&gt;Action&lt;/genre&gt; &lt;score&gt;2.8&lt;/score&gt; &lt;player&gt;1 Player&lt;/player&gt; &lt;story&gt;Jim Power was a hero who one day while travelling through the forest, encountered a dimensional rift into a strange new world. Luckily Jim always travels armed and now he'll need to fight his way past several monsters into a monster stronghold to find his way back home.****Jim Power is a side-scrolling platform game, a side-scrolling shooter and a top-view shooter game depending on the level. Jim Power for the most part can jump and has an upgradable gun weapon. He must find fight enemies, bosses and obtain various keys to progress through the levels. Jim also has a "Smart Bomb" power attack which can clear the screen of enemies. In shooter levels, Jim's spaceship only has the ability to shoot and move around the screen avoiding obstacles.&lt;/story&gt; &lt;/game&gt;</text:p>
          </table:table-cell>
        </table:table-row>
        <table:table-row table:style-name="ro1">
          <table:table-cell office:value-type="string">
            <text:p>Juuouki (Japan)</text:p>
          </table:table-cell>
          <table:table-cell office:value-type="string">
            <text:p>1989</text:p>
          </table:table-cell>
          <table:table-cell office:value-type="string">
            <text:p>ESRB - E (Everyone)</text:p>
          </table:table-cell>
          <table:table-cell office:value-type="string">
            <text:p>Juuouki </text:p>
          </table:table-cell>
          <table:table-cell office:value-type="string">
            <text:p>Bits Laboratory</text:p>
          </table:table-cell>
          <table:table-cell office:value-type="string">
            <text:p>NEC Home Electronics</text:p>
          </table:table-cell>
          <table:table-cell office:value-type="string">
            <text:p>Action</text:p>
          </table:table-cell>
          <table:table-cell office:value-type="string">
            <text:p>4.0</text:p>
          </table:table-cell>
          <table:table-cell office:value-type="string">
            <text:p>1 Player</text:p>
          </table:table-cell>
          <table:table-cell office:value-type="string">
            <text:p>You are a hero raised from the dead by the god Zeus to rescue his daughter Athena. With scenery inspired by Ancient Greece, you have to fight hordes of undead and demons, with a boss at the end of each level until you meet the god Neff, who holds the girl captive. <text:s/>The Altered Beast title refers to your shapeshifting abilities. In this platformer, you can collect spirit balls by defeating two-headed wolves, allowing you to mutate into different beasts such as a werewolf, a dragon, a tiger, a bear and others depending on the version. Each form, tied to a level, comes with special abilities such as flight and powerful attacks, easily superseding the basic set of punches and kicks in your human form. <text:s/>The game can be played in single player mode, or in same-screen multiplayer co-op mode.</text:p>
          </table:table-cell>
          <table:table-cell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Juuouki (Japan)&quot;&gt; &lt;year&gt;1989&lt;/year&gt; &lt;rating&gt;ESRB - E (Everyone)&lt;/rating&gt; &lt;title&gt;Juuouki &lt;/title&gt; &lt;pub&gt;Bits Laboratory&lt;/pub&gt; &lt;dev&gt;NEC Home Electronics&lt;/dev&gt; &lt;genre&gt;Action&lt;/genre&gt; &lt;score&gt;4.0&lt;/score&gt; &lt;player&gt;1 Player&lt;/player&gt; &lt;story&gt;You are a hero raised from the dead by the god Zeus to rescue his daughter Athena. With scenery inspired by Ancient Greece, you have to fight hordes of undead and demons, with a boss at the end of each level until you meet the god Neff, who holds the girl captive.  The Altered Beast title refers to your shapeshifting abilities. In this platformer, you can collect spirit balls by defeating two-headed wolves, allowing you to mutate into different beasts such as a werewolf, a dragon, a tiger, a bear and others depending on the version. Each form, tied to a level, comes with special abilities such as flight and powerful attacks, easily superseding the basic set of punches and kicks in your human form.  The game can be played in single player mode, or in same-screen multiplayer co-op mode.&lt;/story&gt; &lt;/game&gt;">
            <text:p>&lt;game name="Juuouki (Japan)"&gt; &lt;year&gt;1989&lt;/year&gt; &lt;rating&gt;ESRB - E (Everyone)&lt;/rating&gt; &lt;title&gt;Juuouki &lt;/title&gt; &lt;pub&gt;Bits Laboratory&lt;/pub&gt; &lt;dev&gt;NEC Home Electronics&lt;/dev&gt; &lt;genre&gt;Action&lt;/genre&gt; &lt;score&gt;4.0&lt;/score&gt; &lt;player&gt;1 Player&lt;/player&gt; &lt;story&gt;You are a hero raised from the dead by the god Zeus to rescue his daughter Athena. With scenery inspired by Ancient Greece, you have to fight hordes of undead and demons, with a boss at the end of each level until you meet the god Neff, who holds the girl captive. <text:s/>The Altered Beast title refers to your shapeshifting abilities. In this platformer, you can collect spirit balls by defeating two-headed wolves, allowing you to mutate into different beasts such as a werewolf, a dragon, a tiger, a bear and others depending on the version. Each form, tied to a level, comes with special abilities such as flight and powerful attacks, easily superseding the basic set of punches and kicks in your human form. <text:s/>The game can be played in single player mode, or in same-screen multiplayer co-op mode.&lt;/story&gt; &lt;/game&gt;</text:p>
          </table:table-cell>
        </table:table-row>
        <table:table-row table:style-name="ro1">
          <table:table-cell office:value-type="string">
            <text:p>Kaizou Choujin Shubibinman 3 - Ikai no Princess (Japan)</text:p>
          </table:table-cell>
          <table:table-cell office:value-type="string">
            <text:p>1992</text:p>
          </table:table-cell>
          <table:table-cell office:value-type="string">
            <text:p>ESRB - E (Everyone)</text:p>
          </table:table-cell>
          <table:table-cell office:value-type="string">
            <text:p>Kaizou Choujin Shubibinman 3 - Ikai no Princess </text:p>
          </table:table-cell>
          <table:table-cell office:value-type="string">
            <text:p>Masaya</text:p>
          </table:table-cell>
          <table:table-cell office:value-type="string">
            <text:p>NCS</text:p>
          </table:table-cell>
          <table:table-cell office:value-type="string">
            <text:p>Action</text:p>
          </table:table-cell>
          <table:table-cell office:value-type="string">
            <text:p>4.0</text:p>
          </table:table-cell>
          <table:table-cell office:value-type="string">
            <text:p>1-2 Players</text:p>
          </table:table-cell>
          <table:table-cell office:value-type="string">
            <text:p>Third game in the Shubibinman <text:s/>series of action platformers. Cyborgs Tasuke and Kyapiko have taken a vacation from all their robot-bashing when they receive a plea for help from the princess of an alien world, naturally our heroes accept and make the journey to outer space, where more robot-bashing adventures await. <text:s/>The game plays like a standard action side-scroller in which you must clear each stage of all enemies using your attacks and make your way to the end-level boss, kick his metallic behind and advance to the next stage. You have at your disposal an energy blade and a small collection of ranged attacks to deal with your enemies, and between certain stages you get to play shooter sequences to spice things up. <text:s/>As usual for SuperCD games, the title also features fully animated cutscenes with voice acting.</text:p>
          </table:table-cell>
          <table:table-cell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Kaizou Choujin Shubibinman 3 - Ikai no Princess (Japan)&quot;&gt; &lt;year&gt;1992&lt;/year&gt; &lt;rating&gt;ESRB - E (Everyone)&lt;/rating&gt; &lt;title&gt;Kaizou Choujin Shubibinman 3 - Ikai no Princess &lt;/title&gt; &lt;pub&gt;Masaya&lt;/pub&gt; &lt;dev&gt;NCS&lt;/dev&gt; &lt;genre&gt;Action&lt;/genre&gt; &lt;score&gt;4.0&lt;/score&gt; &lt;player&gt;1-2 Players&lt;/player&gt; &lt;story&gt;Third game in the Shubibinman  series of action platformers. Cyborgs Tasuke and Kyapiko have taken a vacation from all their robot-bashing when they receive a plea for help from the princess of an alien world, naturally our heroes accept and make the journey to outer space, where more robot-bashing adventures await.  The game plays like a standard action side-scroller in which you must clear each stage of all enemies using your attacks and make your way to the end-level boss, kick his metallic behind and advance to the next stage. You have at your disposal an energy blade and a small collection of ranged attacks to deal with your enemies, and between certain stages you get to play shooter sequences to spice things up.  As usual for SuperCD games, the title also features fully animated cutscenes with voice acting.&lt;/story&gt; &lt;/game&gt;">
            <text:p>&lt;game name="Kaizou Choujin Shubibinman 3 - Ikai no Princess (Japan)"&gt; &lt;year&gt;1992&lt;/year&gt; &lt;rating&gt;ESRB - E (Everyone)&lt;/rating&gt; &lt;title&gt;Kaizou Choujin Shubibinman 3 - Ikai no Princess &lt;/title&gt; &lt;pub&gt;Masaya&lt;/pub&gt; &lt;dev&gt;NCS&lt;/dev&gt; &lt;genre&gt;Action&lt;/genre&gt; &lt;score&gt;4.0&lt;/score&gt; &lt;player&gt;1-2 Players&lt;/player&gt; &lt;story&gt;Third game in the Shubibinman <text:s/>series of action platformers. Cyborgs Tasuke and Kyapiko have taken a vacation from all their robot-bashing when they receive a plea for help from the princess of an alien world, naturally our heroes accept and make the journey to outer space, where more robot-bashing adventures await. <text:s/>The game plays like a standard action side-scroller in which you must clear each stage of all enemies using your attacks and make your way to the end-level boss, kick his metallic behind and advance to the next stage. You have at your disposal an energy blade and a small collection of ranged attacks to deal with your enemies, and between certain stages you get to play shooter sequences to spice things up. <text:s/>As usual for SuperCD games, the title also features fully animated cutscenes with voice acting.&lt;/story&gt; &lt;/game&gt;</text:p>
          </table:table-cell>
        </table:table-row>
        <table:table-row table:style-name="ro1">
          <table:table-cell office:value-type="string">
            <text:p>Kakutou Haou Densetsu Algunos (Japan)</text:p>
          </table:table-cell>
          <table:table-cell office:value-type="string">
            <text:p>1994</text:p>
          </table:table-cell>
          <table:table-cell office:value-type="string">
            <text:p>ESRB - E (Everyone)</text:p>
          </table:table-cell>
          <table:table-cell office:value-type="string">
            <text:p>Kakutou Haou Densetsu Algunos </text:p>
          </table:table-cell>
          <table:table-cell table:number-columns-repeated="2" office:value-type="string">
            <text:p>INTEC Inc.</text:p>
          </table:table-cell>
          <table:table-cell office:value-type="string">
            <text:p>Fighter</text:p>
          </table:table-cell>
          <table:table-cell office:value-type="string">
            <text:p>2.5</text:p>
          </table:table-cell>
          <table:table-cell office:value-type="string">
            <text:p>1-2 Players</text:p>
          </table:table-cell>
          <table:table-cell office:value-type="string">
            <text:p>Kakutō Haō Densetsu Algunos is a fighting game. It doesn't have a developed story; rather, it tells background stories of the ten fighters the player can control in the game: Jenius, Asasin, Arcer (sic to all three), Samohan, Greeze, Orga, Lobo, Blocken, Jyobei and Daibuster. The only time the background story is told is when the player selects a fighter in the story mode. Usually, the five "good" fighters have to face the five "evil" ones one after the other (each in different order) if selected in the story mode. Though the game's intro states that it is less about who is good and who is evil, and more about who is the better fighter... <text:s/>The gameplay is for the most part traditional fighting game-style (with the obligatory two-player battle mode as an option to the linear story mode); an important difference is the fact that some of the characters use swords and other weapons, rather than fight with their bare hands. The traditional "kick" and "punch" buttons are called "short attack" and "long attack" here; their execution is unique to each fighter.</text:p>
          </table:table-cell>
          <table:table-cell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Kakutou Haou Densetsu Algunos (Japan)&quot;&gt; &lt;year&gt;1994&lt;/year&gt; &lt;rating&gt;ESRB - E (Everyone)&lt;/rating&gt; &lt;title&gt;Kakutou Haou Densetsu Algunos &lt;/title&gt; &lt;pub&gt;INTEC Inc.&lt;/pub&gt; &lt;dev&gt;INTEC Inc.&lt;/dev&gt; &lt;genre&gt;Fighter&lt;/genre&gt; &lt;score&gt;2.5&lt;/score&gt; &lt;player&gt;1-2 Players&lt;/player&gt; &lt;story&gt;Kakutō Haō Densetsu Algunos is a fighting game. It doesn't have a developed story; rather, it tells background stories of the ten fighters the player can control in the game: Jenius, Asasin, Arcer (sic to all three), Samohan, Greeze, Orga, Lobo, Blocken, Jyobei and Daibuster. The only time the background story is told is when the player selects a fighter in the story mode. Usually, the five &quot;good&quot; fighters have to face the five &quot;evil&quot; ones one after the other (each in different order) if selected in the story mode. Though the game's intro states that it is less about who is good and who is evil, and more about who is the better fighter...  The gameplay is for the most part traditional fighting game-style (with the obligatory two-player battle mode as an option to the linear story mode); an important difference is the fact that some of the characters use swords and other weapons, rather than fight with their bare hands. The traditional &quot;kick&quot; and &quot;punch&quot; buttons are called &quot;short attack&quot; and &quot;long attack&quot; here; their execution is unique to each fighter.&lt;/story&gt; &lt;/game&gt;">
            <text:p>&lt;game name="Kakutou Haou Densetsu Algunos (Japan)"&gt; &lt;year&gt;1994&lt;/year&gt; &lt;rating&gt;ESRB - E (Everyone)&lt;/rating&gt; &lt;title&gt;Kakutou Haou Densetsu Algunos &lt;/title&gt; &lt;pub&gt;INTEC Inc.&lt;/pub&gt; &lt;dev&gt;INTEC Inc.&lt;/dev&gt; &lt;genre&gt;Fighter&lt;/genre&gt; &lt;score&gt;2.5&lt;/score&gt; &lt;player&gt;1-2 Players&lt;/player&gt; &lt;story&gt;Kakutō Haō Densetsu Algunos is a fighting game. It doesn't have a developed story; rather, it tells background stories of the ten fighters the player can control in the game: Jenius, Asasin, Arcer (sic to all three), Samohan, Greeze, Orga, Lobo, Blocken, Jyobei and Daibuster. The only time the background story is told is when the player selects a fighter in the story mode. Usually, the five "good" fighters have to face the five "evil" ones one after the other (each in different order) if selected in the story mode. Though the game's intro states that it is less about who is good and who is evil, and more about who is the better fighter... <text:s/>The gameplay is for the most part traditional fighting game-style (with the obligatory two-player battle mode as an option to the linear story mode); an important difference is the fact that some of the characters use swords and other weapons, rather than fight with their bare hands. The traditional "kick" and "punch" buttons are called "short attack" and "long attack" here; their execution is unique to each fighter.&lt;/story&gt; &lt;/game&gt;</text:p>
          </table:table-cell>
        </table:table-row>
        <table:table-row table:style-name="ro1">
          <table:table-cell office:value-type="string">
            <text:p>Kaze Kiri - Ninja Action (Japan)</text:p>
          </table:table-cell>
          <table:table-cell office:value-type="string">
            <text:p>1994</text:p>
          </table:table-cell>
          <table:table-cell office:value-type="string">
            <text:p>ESRB - E (Everyone)</text:p>
          </table:table-cell>
          <table:table-cell office:value-type="string">
            <text:p>Kaze Kiri - Ninja Action </text:p>
          </table:table-cell>
          <table:table-cell table:number-columns-repeated="2" office:value-type="string">
            <text:p>Naxat Soft</text:p>
          </table:table-cell>
          <table:table-cell office:value-type="string">
            <text:p>Action</text:p>
          </table:table-cell>
          <table:table-cell office:value-type="string">
            <text:p>4.0</text:p>
          </table:table-cell>
          <table:table-cell office:value-type="string">
            <text:p>1 Player</text:p>
          </table:table-cell>
          <table:table-cell office:value-type="string">
            <text:p>Princess Shizuhime has been kidnapped by a group of ninja under the command of Genbu, and brought to the castle of the malevolent Lord Hiei. The brave young ninja Kaze is summoned by Lord Yoshikage and sent on a dangerous mission: infiltrate Hiei's castle, defeat his minions, and rescue Shizuhime. <text:s/>Kaze Kiri is essentially a beat-em-up with a few distinguishing characteristics. The game consists of traversing fully linear side-scrolling areas, defeating regular enemies and bosses on the way. Before being able to fight the stage boss, Kaze has to vanquish a pre-determined number of enemies, which is displayed as a shared enemy HP on top of the screen. <text:s/>Kaze attacks with his sword when he is near the enemy, or throws shurikens at them from afar. Enemy projectiles can also be blocked by countering them with shurikens. Kaze can also disappear for a moment and re-appear at another location. He can jump, duck, perform somersaults, and grab and throw enemies. Kaze's health regenerates over time if he is not hit repeatedly. Completing the game unlocks another playable character, the female ninja Suzu.</text:p>
          </table:table-cell>
          <table:table-cell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Kaze Kiri - Ninja Action (Japan)&quot;&gt; &lt;year&gt;1994&lt;/year&gt; &lt;rating&gt;ESRB - E (Everyone)&lt;/rating&gt; &lt;title&gt;Kaze Kiri - Ninja Action &lt;/title&gt; &lt;pub&gt;Naxat Soft&lt;/pub&gt; &lt;dev&gt;Naxat Soft&lt;/dev&gt; &lt;genre&gt;Action&lt;/genre&gt; &lt;score&gt;4.0&lt;/score&gt; &lt;player&gt;1 Player&lt;/player&gt; &lt;story&gt;Princess Shizuhime has been kidnapped by a group of ninja under the command of Genbu, and brought to the castle of the malevolent Lord Hiei. The brave young ninja Kaze is summoned by Lord Yoshikage and sent on a dangerous mission: infiltrate Hiei's castle, defeat his minions, and rescue Shizuhime.  Kaze Kiri is essentially a beat-em-up with a few distinguishing characteristics. The game consists of traversing fully linear side-scrolling areas, defeating regular enemies and bosses on the way. Before being able to fight the stage boss, Kaze has to vanquish a pre-determined number of enemies, which is displayed as a shared enemy HP on top of the screen.  Kaze attacks with his sword when he is near the enemy, or throws shurikens at them from afar. Enemy projectiles can also be blocked by countering them with shurikens. Kaze can also disappear for a moment and re-appear at another location. He can jump, duck, perform somersaults, and grab and throw enemies. Kaze's health regenerates over time if he is not hit repeatedly. Completing the game unlocks another playable character, the female ninja Suzu.&lt;/story&gt; &lt;/game&gt;">
            <text:p>&lt;game name="Kaze Kiri - Ninja Action (Japan)"&gt; &lt;year&gt;1994&lt;/year&gt; &lt;rating&gt;ESRB - E (Everyone)&lt;/rating&gt; &lt;title&gt;Kaze Kiri - Ninja Action &lt;/title&gt; &lt;pub&gt;Naxat Soft&lt;/pub&gt; &lt;dev&gt;Naxat Soft&lt;/dev&gt; &lt;genre&gt;Action&lt;/genre&gt; &lt;score&gt;4.0&lt;/score&gt; &lt;player&gt;1 Player&lt;/player&gt; &lt;story&gt;Princess Shizuhime has been kidnapped by a group of ninja under the command of Genbu, and brought to the castle of the malevolent Lord Hiei. The brave young ninja Kaze is summoned by Lord Yoshikage and sent on a dangerous mission: infiltrate Hiei's castle, defeat his minions, and rescue Shizuhime. <text:s/>Kaze Kiri is essentially a beat-em-up with a few distinguishing characteristics. The game consists of traversing fully linear side-scrolling areas, defeating regular enemies and bosses on the way. Before being able to fight the stage boss, Kaze has to vanquish a pre-determined number of enemies, which is displayed as a shared enemy HP on top of the screen. <text:s/>Kaze attacks with his sword when he is near the enemy, or throws shurikens at them from afar. Enemy projectiles can also be blocked by countering them with shurikens. Kaze can also disappear for a moment and re-appear at another location. He can jump, duck, perform somersaults, and grab and throw enemies. Kaze's health regenerates over time if he is not hit repeatedly. Completing the game unlocks another playable character, the female ninja Suzu.&lt;/story&gt; &lt;/game&gt;</text:p>
          </table:table-cell>
        </table:table-row>
        <table:table-row table:style-name="ro1">
          <table:table-cell office:value-type="string">
            <text:p>Kiaidan 00 (Japan)</text:p>
          </table:table-cell>
          <table:table-cell office:value-type="string">
            <text:p>1992</text:p>
          </table:table-cell>
          <table:table-cell office:value-type="string">
            <text:p>ESRB - E (Everyone)</text:p>
          </table:table-cell>
          <table:table-cell office:value-type="string">
            <text:p>Kiaidan 00 </text:p>
          </table:table-cell>
          <table:table-cell office:value-type="string">
            <text:p>Alfa System</text:p>
          </table:table-cell>
          <table:table-cell office:value-type="string">
            <text:p>Nihon Telenet</text:p>
          </table:table-cell>
          <table:table-cell office:value-type="string">
            <text:p>Shooter</text:p>
          </table:table-cell>
          <table:table-cell office:value-type="string">
            <text:p>3.3</text:p>
          </table:table-cell>
          <table:table-cell office:value-type="string">
            <text:p>1 Player</text:p>
          </table:table-cell>
          <table:table-cell office:value-type="string">
            <text:p>In 21st century, Tokyo was suddenly attacked by combined forces of robotic and organic alien races. A special giant mecha fighter craft was constructed in order to avert the threat. A young pilot is sent on the most dangerous mission of his life. <text:s/>Kiaidan 00 is a horizontally scrolling sci-fi shoot-em-up. The basic gameplay is similar to other games of this genre; however, the weapon system differs from the traditional power-up and upgrade style. The player character has all the weapons at his disposal from the very beginning. The five weapons include spreading energy blasts, focused multiple shot, laser beams that travel in different directions, an energy ball that protects the ship from frontal assaults, and an extended arm that hits enemies melee-style. The player can cycle through and choose any of these weapons at any time. Instead of the traditional secondary weapon system the game offers charged modes for all the weapons. When a weapon is charged it either becomes more powerful or gains new properties (for example, the extended arm becomes longer and is controlled from a distance). The player character's health is represented by shield units, which can also be picked up in the stages. Dialogue and cutscenes advance the story between and within missions.</text:p>
          </table:table-cell>
          <table:table-cell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Kiaidan 00 (Japan)&quot;&gt; &lt;year&gt;1992&lt;/year&gt; &lt;rating&gt;ESRB - E (Everyone)&lt;/rating&gt; &lt;title&gt;Kiaidan 00 &lt;/title&gt; &lt;pub&gt;Alfa System&lt;/pub&gt; &lt;dev&gt;Nihon Telenet&lt;/dev&gt; &lt;genre&gt;Shooter&lt;/genre&gt; &lt;score&gt;3.3&lt;/score&gt; &lt;player&gt;1 Player&lt;/player&gt; &lt;story&gt;In 21st century, Tokyo was suddenly attacked by combined forces of robotic and organic alien races. A special giant mecha fighter craft was constructed in order to avert the threat. A young pilot is sent on the most dangerous mission of his life.  Kiaidan 00 is a horizontally scrolling sci-fi shoot-em-up. The basic gameplay is similar to other games of this genre; however, the weapon system differs from the traditional power-up and upgrade style. The player character has all the weapons at his disposal from the very beginning. The five weapons include spreading energy blasts, focused multiple shot, laser beams that travel in different directions, an energy ball that protects the ship from frontal assaults, and an extended arm that hits enemies melee-style. The player can cycle through and choose any of these weapons at any time. Instead of the traditional secondary weapon system the game offers charged modes for all the weapons. When a weapon is charged it either becomes more powerful or gains new properties (for example, the extended arm becomes longer and is controlled from a distance). The player character's health is represented by shield units, which can also be picked up in the stages. Dialogue and cutscenes advance the story between and within missions.&lt;/story&gt; &lt;/game&gt;">
            <text:p>&lt;game name="Kiaidan 00 (Japan)"&gt; &lt;year&gt;1992&lt;/year&gt; &lt;rating&gt;ESRB - E (Everyone)&lt;/rating&gt; &lt;title&gt;Kiaidan 00 &lt;/title&gt; &lt;pub&gt;Alfa System&lt;/pub&gt; &lt;dev&gt;Nihon Telenet&lt;/dev&gt; &lt;genre&gt;Shooter&lt;/genre&gt; &lt;score&gt;3.3&lt;/score&gt; &lt;player&gt;1 Player&lt;/player&gt; &lt;story&gt;In 21st century, Tokyo was suddenly attacked by combined forces of robotic and organic alien races. A special giant mecha fighter craft was constructed in order to avert the threat. A young pilot is sent on the most dangerous mission of his life. <text:s/>Kiaidan 00 is a horizontally scrolling sci-fi shoot-em-up. The basic gameplay is similar to other games of this genre; however, the weapon system differs from the traditional power-up and upgrade style. The player character has all the weapons at his disposal from the very beginning. The five weapons include spreading energy blasts, focused multiple shot, laser beams that travel in different directions, an energy ball that protects the ship from frontal assaults, and an extended arm that hits enemies melee-style. The player can cycle through and choose any of these weapons at any time. Instead of the traditional secondary weapon system the game offers charged modes for all the weapons. When a weapon is charged it either becomes more powerful or gains new properties (for example, the extended arm becomes longer and is controlled from a distance). The player character's health is represented by shield units, which can also be picked up in the stages. Dialogue and cutscenes advance the story between and within missions.&lt;/story&gt; &lt;/game&gt;</text:p>
          </table:table-cell>
        </table:table-row>
        <table:table-row table:style-name="ro1">
          <table:table-cell office:value-type="string">
            <text:p>Kick Boxing, The (Japan)</text:p>
          </table:table-cell>
          <table:table-cell office:value-type="string">
            <text:p>1992</text:p>
          </table:table-cell>
          <table:table-cell office:value-type="string">
            <text:p>ESRB - E (Everyone)</text:p>
          </table:table-cell>
          <table:table-cell office:value-type="string">
            <text:p>Kick Boxing, The </text:p>
          </table:table-cell>
          <table:table-cell office:value-type="string">
            <text:p>Loriciel</text:p>
          </table:table-cell>
          <table:table-cell office:value-type="string">
            <text:p>Microworld</text:p>
          </table:table-cell>
          <table:table-cell office:value-type="string">
            <text:p>Sports/Boxing</text:p>
          </table:table-cell>
          <table:table-cell office:value-type="string">
            <text:p>3.6</text:p>
          </table:table-cell>
          <table:table-cell office:value-type="string">
            <text:p>1-2 Players</text:p>
          </table:table-cell>
          <table:table-cell office:value-type="string">
            <text:p>Endorsed by André Panza, this video game adaptation of Thai kick boxing features over 35 moves. Use the training gym to build up your character's abilities until you feel ready to take on an opponent. You also have the ability to customize your attacks. When you are ready, go to the ring to take on various opponents as you try to become the best kick boxer in the game. </text:p>
          </table:table-cell>
          <table:table-cell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Kick Boxing, The (Japan)&quot;&gt; &lt;year&gt;1992&lt;/year&gt; &lt;rating&gt;ESRB - E (Everyone)&lt;/rating&gt; &lt;title&gt;Kick Boxing, The &lt;/title&gt; &lt;pub&gt;Loriciel&lt;/pub&gt; &lt;dev&gt;Microworld&lt;/dev&gt; &lt;genre&gt;Sports/Boxing&lt;/genre&gt; &lt;score&gt;3.6&lt;/score&gt; &lt;player&gt;1-2 Players&lt;/player&gt; &lt;story&gt;Endorsed by André Panza, this video game adaptation of Thai kick boxing features over 35 moves. Use the training gym to build up your character's abilities until you feel ready to take on an opponent. You also have the ability to customize your attacks. When you are ready, go to the ring to take on various opponents as you try to become the best kick boxer in the game. &lt;/story&gt; &lt;/game&gt;">
            <text:p>&lt;game name="Kick Boxing, The (Japan)"&gt; &lt;year&gt;1992&lt;/year&gt; &lt;rating&gt;ESRB - E (Everyone)&lt;/rating&gt; &lt;title&gt;Kick Boxing, The &lt;/title&gt; &lt;pub&gt;Loriciel&lt;/pub&gt; &lt;dev&gt;Microworld&lt;/dev&gt; &lt;genre&gt;Sports/Boxing&lt;/genre&gt; &lt;score&gt;3.6&lt;/score&gt; &lt;player&gt;1-2 Players&lt;/player&gt; &lt;story&gt;Endorsed by André Panza, this video game adaptation of Thai kick boxing features over 35 moves. Use the training gym to build up your character's abilities until you feel ready to take on an opponent. You also have the ability to customize your attacks. When you are ready, go to the ring to take on various opponents as you try to become the best kick boxer in the game. &lt;/story&gt; &lt;/game&gt;</text:p>
          </table:table-cell>
        </table:table-row>
        <table:table-row table:style-name="ro1">
          <table:table-cell office:value-type="string">
            <text:p>L-Dis (Japan)</text:p>
          </table:table-cell>
          <table:table-cell office:value-type="string">
            <text:p>1991</text:p>
          </table:table-cell>
          <table:table-cell office:value-type="string">
            <text:p>ESRB - E (Everyone)</text:p>
          </table:table-cell>
          <table:table-cell office:value-type="string">
            <text:p>L-Dis </text:p>
          </table:table-cell>
          <table:table-cell office:value-type="string">
            <text:p>Masaya</text:p>
          </table:table-cell>
          <table:table-cell office:value-type="string">
            <text:p>NCS</text:p>
          </table:table-cell>
          <table:table-cell office:value-type="string">
            <text:p>Shooter</text:p>
          </table:table-cell>
          <table:table-cell office:value-type="string">
            <text:p>3.7</text:p>
          </table:table-cell>
          <table:table-cell office:value-type="string">
            <text:p>1 Player</text:p>
          </table:table-cell>
          <table:table-cell office:value-type="string">
            <text:p>One day during a school break, a boy and a girl met in the yard and started drawing monsters and mechanical devices on the wall. Suddenly, a mysterious vessel appeared and swallowed the girl. All the creatures drawn by the children became alive - but so did a little fighter plane, which the boy immediately boards and goes up towards the skies, searching for the girl. <text:s/>L-DIS is a horizontally scrolling shoot-em-up with cartoon-like visuals and humorous overtones. The player can choose between three different weapon setups in the beginning. Power-ups are obtained by shooting little winged yellow creatures encountered in the stages. These power-ups rapidly change properties and can either enhance the strength of the main weapon, add a secondary one, or grant the protagonist protective shields or bombs that can eliminate all the enemies on the screen. Bosses and mini-bosses are present in most of the levels.</text:p>
          </table:table-cell>
          <table:table-cell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L-Dis (Japan)&quot;&gt; &lt;year&gt;1991&lt;/year&gt; &lt;rating&gt;ESRB - E (Everyone)&lt;/rating&gt; &lt;title&gt;L-Dis &lt;/title&gt; &lt;pub&gt;Masaya&lt;/pub&gt; &lt;dev&gt;NCS&lt;/dev&gt; &lt;genre&gt;Shooter&lt;/genre&gt; &lt;score&gt;3.7&lt;/score&gt; &lt;player&gt;1 Player&lt;/player&gt; &lt;story&gt;One day during a school break, a boy and a girl met in the yard and started drawing monsters and mechanical devices on the wall. Suddenly, a mysterious vessel appeared and swallowed the girl. All the creatures drawn by the children became alive - but so did a little fighter plane, which the boy immediately boards and goes up towards the skies, searching for the girl.  L-DIS is a horizontally scrolling shoot-em-up with cartoon-like visuals and humorous overtones. The player can choose between three different weapon setups in the beginning. Power-ups are obtained by shooting little winged yellow creatures encountered in the stages. These power-ups rapidly change properties and can either enhance the strength of the main weapon, add a secondary one, or grant the protagonist protective shields or bombs that can eliminate all the enemies on the screen. Bosses and mini-bosses are present in most of the levels.&lt;/story&gt; &lt;/game&gt;">
            <text:p>&lt;game name="L-Dis (Japan)"&gt; &lt;year&gt;1991&lt;/year&gt; &lt;rating&gt;ESRB - E (Everyone)&lt;/rating&gt; &lt;title&gt;L-Dis &lt;/title&gt; &lt;pub&gt;Masaya&lt;/pub&gt; &lt;dev&gt;NCS&lt;/dev&gt; &lt;genre&gt;Shooter&lt;/genre&gt; &lt;score&gt;3.7&lt;/score&gt; &lt;player&gt;1 Player&lt;/player&gt; &lt;story&gt;One day during a school break, a boy and a girl met in the yard and started drawing monsters and mechanical devices on the wall. Suddenly, a mysterious vessel appeared and swallowed the girl. All the creatures drawn by the children became alive - but so did a little fighter plane, which the boy immediately boards and goes up towards the skies, searching for the girl. <text:s/>L-DIS is a horizontally scrolling shoot-em-up with cartoon-like visuals and humorous overtones. The player can choose between three different weapon setups in the beginning. Power-ups are obtained by shooting little winged yellow creatures encountered in the stages. These power-ups rapidly change properties and can either enhance the strength of the main weapon, add a secondary one, or grant the protagonist protective shields or bombs that can eliminate all the enemies on the screen. Bosses and mini-bosses are present in most of the levels.&lt;/story&gt; &lt;/game&gt;</text:p>
          </table:table-cell>
        </table:table-row>
        <table:table-row table:style-name="ro1">
          <table:table-cell office:value-type="string">
            <text:p>Legion (Japan)</text:p>
          </table:table-cell>
          <table:table-cell office:value-type="string">
            <text:p>1990</text:p>
          </table:table-cell>
          <table:table-cell office:value-type="string">
            <text:p>ESRB - E (Everyone)</text:p>
          </table:table-cell>
          <table:table-cell office:value-type="string">
            <text:p>Legion </text:p>
          </table:table-cell>
          <table:table-cell office:value-type="string">
            <text:p>RENO</text:p>
          </table:table-cell>
          <table:table-cell office:value-type="string">
            <text:p>Nihon Telenet</text:p>
          </table:table-cell>
          <table:table-cell office:value-type="string">
            <text:p>Shooter</text:p>
          </table:table-cell>
          <table:table-cell office:value-type="string">
            <text:p>1.5</text:p>
          </table:table-cell>
          <table:table-cell office:value-type="string">
            <text:p>1-2 Players</text:p>
          </table:table-cell>
          <table:table-cell office:value-type="string">
            <text:p>Legion is a horizontally scrolling shoot-em-up. The player controls a fighter pilot who defends an unnamed futuristic Empire from an assault of mechanical creatures. In spite of the game's exclusively Japanese release, the protagonist delivers voiced monologues in English, musing over his mission, at the beginning of each stage. <text:s/>The game has a traditional power-up system with a basic weapon power-up that changes its color rapidly when revealed (red for vulcan gun, green for lasers, blue for missiles), as well as assorted collectible letters that either enhance the strength of the gun with additional shots, add a secondary weapon (such as bombs), or provide the ship with a protective shield. In addition, a powerful all-screen attack can be executed by pressing the second action button. At several points during the game the player is able to choose the next stage among two available ones. <text:s/></text:p>
          </table:table-cell>
          <table:table-cell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Legion (Japan)&quot;&gt; &lt;year&gt;1990&lt;/year&gt; &lt;rating&gt;ESRB - E (Everyone)&lt;/rating&gt; &lt;title&gt;Legion &lt;/title&gt; &lt;pub&gt;RENO&lt;/pub&gt; &lt;dev&gt;Nihon Telenet&lt;/dev&gt; &lt;genre&gt;Shooter&lt;/genre&gt; &lt;score&gt;1.5&lt;/score&gt; &lt;player&gt;1-2 Players&lt;/player&gt; &lt;story&gt;Legion is a horizontally scrolling shoot-em-up. The player controls a fighter pilot who defends an unnamed futuristic Empire from an assault of mechanical creatures. In spite of the game's exclusively Japanese release, the protagonist delivers voiced monologues in English, musing over his mission, at the beginning of each stage.  The game has a traditional power-up system with a basic weapon power-up that changes its color rapidly when revealed (red for vulcan gun, green for lasers, blue for missiles), as well as assorted collectible letters that either enhance the strength of the gun with additional shots, add a secondary weapon (such as bombs), or provide the ship with a protective shield. In addition, a powerful all-screen attack can be executed by pressing the second action button. At several points during the game the player is able to choose the next stage among two available ones.  &lt;/story&gt; &lt;/game&gt;">
            <text:p>&lt;game name="Legion (Japan)"&gt; &lt;year&gt;1990&lt;/year&gt; &lt;rating&gt;ESRB - E (Everyone)&lt;/rating&gt; &lt;title&gt;Legion &lt;/title&gt; &lt;pub&gt;RENO&lt;/pub&gt; &lt;dev&gt;Nihon Telenet&lt;/dev&gt; &lt;genre&gt;Shooter&lt;/genre&gt; &lt;score&gt;1.5&lt;/score&gt; &lt;player&gt;1-2 Players&lt;/player&gt; &lt;story&gt;Legion is a horizontally scrolling shoot-em-up. The player controls a fighter pilot who defends an unnamed futuristic Empire from an assault of mechanical creatures. In spite of the game's exclusively Japanese release, the protagonist delivers voiced monologues in English, musing over his mission, at the beginning of each stage. <text:s/>The game has a traditional power-up system with a basic weapon power-up that changes its color rapidly when revealed (red for vulcan gun, green for lasers, blue for missiles), as well as assorted collectible letters that either enhance the strength of the gun with additional shots, add a secondary weapon (such as bombs), or provide the ship with a protective shield. In addition, a powerful all-screen attack can be executed by pressing the second action button. At several points during the game the player is able to choose the next stage among two available ones. <text:s/>&lt;/story&gt; &lt;/game&gt;</text:p>
          </table:table-cell>
        </table:table-row>
        <table:table-row table:style-name="ro1">
          <table:table-cell office:value-type="string">
            <text:p>Lemmings (Japan)</text:p>
          </table:table-cell>
          <table:table-cell office:value-type="string">
            <text:p>1992</text:p>
          </table:table-cell>
          <table:table-cell office:value-type="string">
            <text:p>ESRB - E (Everyone)</text:p>
          </table:table-cell>
          <table:table-cell office:value-type="string">
            <text:p>Lemmings </text:p>
          </table:table-cell>
          <table:table-cell office:value-type="string">
            <text:p>Psygnosis</text:p>
          </table:table-cell>
          <table:table-cell office:value-type="string">
            <text:p>Sunsoft</text:p>
          </table:table-cell>
          <table:table-cell office:value-type="string">
            <text:p>Puzzle</text:p>
          </table:table-cell>
          <table:table-cell office:value-type="string">
            <text:p>3.5</text:p>
          </table:table-cell>
          <table:table-cell office:value-type="string">
            <text:p>1-2 Players</text:p>
          </table:table-cell>
          <table:table-cell office:value-type="string">
            <text:p>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 <text: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text:p>
          </table:table-cell>
          <table:table-cell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Lemmings (Japan)&quot;&gt; &lt;year&gt;1992&lt;/year&gt; &lt;rating&gt;ESRB - E (Everyone)&lt;/rating&gt; &lt;title&gt;Lemmings &lt;/title&gt; &lt;pub&gt;Psygnosis&lt;/pub&gt; &lt;dev&gt;Sunsoft&lt;/dev&gt; &lt;genre&gt;Puzzle&lt;/genre&gt; &lt;score&gt;3.5&lt;/score&gt; &lt;player&gt;1-2 Players&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  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
            <text:p>&lt;game name="Lemmings (Japan)"&gt; &lt;year&gt;1992&lt;/year&gt; &lt;rating&gt;ESRB - E (Everyone)&lt;/rating&gt; &lt;title&gt;Lemmings &lt;/title&gt; &lt;pub&gt;Psygnosis&lt;/pub&gt; &lt;dev&gt;Sunsoft&lt;/dev&gt; &lt;genre&gt;Puzzle&lt;/genre&gt; &lt;score&gt;3.5&lt;/score&gt; &lt;player&gt;1-2 Players&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 <text: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text:p>
          </table:table-cell>
        </table:table-row>
        <table:table-row table:style-name="ro1">
          <table:table-cell office:value-type="string">
            <text:p>Mad Stalker - Full Metal Force (Japan)</text:p>
          </table:table-cell>
          <table:table-cell office:value-type="string">
            <text:p>1994</text:p>
          </table:table-cell>
          <table:table-cell office:value-type="string">
            <text:p>ESRB - E (Everyone)</text:p>
          </table:table-cell>
          <table:table-cell office:value-type="string">
            <text:p>Mad Stalker - Full Metal Force </text:p>
          </table:table-cell>
          <table:table-cell table:number-columns-repeated="2" office:value-type="string">
            <text:p>NEC Home Electronics</text:p>
          </table:table-cell>
          <table:table-cell office:value-type="string">
            <text:p>Action</text:p>
          </table:table-cell>
          <table:table-cell office:value-type="string">
            <text:p>3.7</text:p>
          </table:table-cell>
          <table:table-cell office:value-type="string">
            <text:p>1-2 Players</text:p>
          </table:table-cell>
          <table:table-cell office:value-type="string">
            <text:p>Mad Stalker is a side-scrolling mecha-themed brawler in which the player controls a character piloting a giant mecha (called "Slave Gear" in the game), fighting hostile robots unleashed upon the city by an evil mastermind. The player can choose between three playable characters: Chico Rodrigues, Richard Winston, and Eve Lurdia, each piloting their own version of a Slave Gear, distinguished by visual appearance as well as balancing of strength and speed. The game consists of six linear stages in which the protagonist has to eliminate all enemies on screen before advancing, typically facing a boss enemy at the end of a stage. All the enemies in the game are mechas. Player-controlled robots fight with fists or swords (Winston's mecha); they can also jump, kick, as well as grab and throw opponents. The game also includes a single- or two-player versus fighting mode in which players can choose to control the protagonists or enemy mechas.</text:p>
          </table:table-cell>
          <table:table-cell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Mad Stalker - Full Metal Force (Japan)&quot;&gt; &lt;year&gt;1994&lt;/year&gt; &lt;rating&gt;ESRB - E (Everyone)&lt;/rating&gt; &lt;title&gt;Mad Stalker - Full Metal Force &lt;/title&gt; &lt;pub&gt;NEC Home Electronics&lt;/pub&gt; &lt;dev&gt;NEC Home Electronics&lt;/dev&gt; &lt;genre&gt;Action&lt;/genre&gt; &lt;score&gt;3.7&lt;/score&gt; &lt;player&gt;1-2 Players&lt;/player&gt; &lt;story&gt;Mad Stalker is a side-scrolling mecha-themed brawler in which the player controls a character piloting a giant mecha (called &quot;Slave Gear&quot; in the game), fighting hostile robots unleashed upon the city by an evil mastermind. The player can choose between three playable characters: Chico Rodrigues, Richard Winston, and Eve Lurdia, each piloting their own version of a Slave Gear, distinguished by visual appearance as well as balancing of strength and speed. The game consists of six linear stages in which the protagonist has to eliminate all enemies on screen before advancing, typically facing a boss enemy at the end of a stage. All the enemies in the game are mechas. Player-controlled robots fight with fists or swords (Winston's mecha); they can also jump, kick, as well as grab and throw opponents. The game also includes a single- or two-player versus fighting mode in which players can choose to control the protagonists or enemy mechas.&lt;/story&gt; &lt;/game&gt;">
            <text:p>&lt;game name="Mad Stalker - Full Metal Force (Japan)"&gt; &lt;year&gt;1994&lt;/year&gt; &lt;rating&gt;ESRB - E (Everyone)&lt;/rating&gt; &lt;title&gt;Mad Stalker - Full Metal Force &lt;/title&gt; &lt;pub&gt;NEC Home Electronics&lt;/pub&gt; &lt;dev&gt;NEC Home Electronics&lt;/dev&gt; &lt;genre&gt;Action&lt;/genre&gt; &lt;score&gt;3.7&lt;/score&gt; &lt;player&gt;1-2 Players&lt;/player&gt; &lt;story&gt;Mad Stalker is a side-scrolling mecha-themed brawler in which the player controls a character piloting a giant mecha (called "Slave Gear" in the game), fighting hostile robots unleashed upon the city by an evil mastermind. The player can choose between three playable characters: Chico Rodrigues, Richard Winston, and Eve Lurdia, each piloting their own version of a Slave Gear, distinguished by visual appearance as well as balancing of strength and speed. The game consists of six linear stages in which the protagonist has to eliminate all enemies on screen before advancing, typically facing a boss enemy at the end of a stage. All the enemies in the game are mechas. Player-controlled robots fight with fists or swords (Winston's mecha); they can also jump, kick, as well as grab and throw opponents. The game also includes a single- or two-player versus fighting mode in which players can choose to control the protagonists or enemy mechas.&lt;/story&gt; &lt;/game&gt;</text:p>
          </table:table-cell>
        </table:table-row>
        <table:table-row table:style-name="ro1">
          <table:table-cell office:value-type="string">
            <text:p>Manhole, The (Japan)</text:p>
          </table:table-cell>
          <table:table-cell office:value-type="string">
            <text:p>1991</text:p>
          </table:table-cell>
          <table:table-cell office:value-type="string">
            <text:p>ESRB - E (Everyone)</text:p>
          </table:table-cell>
          <table:table-cell office:value-type="string">
            <text:p>Manhole, The </text:p>
          </table:table-cell>
          <table:table-cell office:value-type="string">
            <text:p>Activision</text:p>
          </table:table-cell>
          <table:table-cell office:value-type="string">
            <text:p>Sunsoft</text:p>
          </table:table-cell>
          <table:table-cell office:value-type="string">
            <text:p>Adventure</text:p>
          </table:table-cell>
          <table:table-cell office:value-type="string">
            <text:p>3.3</text:p>
          </table:table-cell>
          <table:table-cell office:value-type="string">
            <text:p>1 Player</text:p>
          </table:table-cell>
          <table:table-cell office:value-type="string">
            <text:p>Like Alice in Wonderland, you are a child jumping into a magical world filled with fantastical places and peculiar characters. The world can be navigated screen by screen, by clicking the mouse where you want to go. Many objects on each screen can be clicked to find hidden animations and sounds. Exploring the completely open world, you can listen to and have educational conversations with Mr. Rabbit, Mr. Dragon, and others. <text:s/>The Manhole is aimed at children, and focuses on exploration and experimentation. There is no progress to be made, no goal to be reached, and the player can not fail. The entire world is accessible from the start. <text:s/>The original Macintosh version consists of six black-and-white stacks for the Macintosh's HyperCard software. Ports to other systems added color graphics.</text:p>
          </table:table-cell>
          <table:table-cell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Manhole, The (Japan)&quot;&gt; &lt;year&gt;1991&lt;/year&gt; &lt;rating&gt;ESRB - E (Everyone)&lt;/rating&gt; &lt;title&gt;Manhole, The &lt;/title&gt; &lt;pub&gt;Activision&lt;/pub&gt; &lt;dev&gt;Sunsoft&lt;/dev&gt; &lt;genre&gt;Adventure&lt;/genre&gt; &lt;score&gt;3.3&lt;/score&gt; &lt;player&gt;1 Player&lt;/player&gt; &lt;story&gt;Like Alice in Wonderland, you are a child jumping into a magical world filled with fantastical places and peculiar characters. The world can be navigated screen by screen, by clicking the mouse where you want to go. Many objects on each screen can be clicked to find hidden animations and sounds. Exploring the completely open world, you can listen to and have educational conversations with Mr. Rabbit, Mr. Dragon, and others.  The Manhole is aimed at children, and focuses on exploration and experimentation. There is no progress to be made, no goal to be reached, and the player can not fail. The entire world is accessible from the start.  The original Macintosh version consists of six black-and-white stacks for the Macintosh's HyperCard software. Ports to other systems added color graphics.&lt;/story&gt; &lt;/game&gt;">
            <text:p>&lt;game name="Manhole, The (Japan)"&gt; &lt;year&gt;1991&lt;/year&gt; &lt;rating&gt;ESRB - E (Everyone)&lt;/rating&gt; &lt;title&gt;Manhole, The &lt;/title&gt; &lt;pub&gt;Activision&lt;/pub&gt; &lt;dev&gt;Sunsoft&lt;/dev&gt; &lt;genre&gt;Adventure&lt;/genre&gt; &lt;score&gt;3.3&lt;/score&gt; &lt;player&gt;1 Player&lt;/player&gt; &lt;story&gt;Like Alice in Wonderland, you are a child jumping into a magical world filled with fantastical places and peculiar characters. The world can be navigated screen by screen, by clicking the mouse where you want to go. Many objects on each screen can be clicked to find hidden animations and sounds. Exploring the completely open world, you can listen to and have educational conversations with Mr. Rabbit, Mr. Dragon, and others. <text:s/>The Manhole is aimed at children, and focuses on exploration and experimentation. There is no progress to be made, no goal to be reached, and the player can not fail. The entire world is accessible from the start. <text:s/>The original Macintosh version consists of six black-and-white stacks for the Macintosh's HyperCard software. Ports to other systems added color graphics.&lt;/story&gt; &lt;/game&gt;</text:p>
          </table:table-cell>
        </table:table-row>
        <table:table-row table:style-name="ro1">
          <table:table-cell office:value-type="string">
            <text:p>Martial Champion (Japan)</text:p>
          </table:table-cell>
          <table:table-cell office:value-type="string">
            <text:p>1993</text:p>
          </table:table-cell>
          <table:table-cell office:value-type="string">
            <text:p>ESRB - E (Everyone)</text:p>
          </table:table-cell>
          <table:table-cell office:value-type="string">
            <text:p>Martial Champion </text:p>
          </table:table-cell>
          <table:table-cell table:number-columns-repeated="2" office:value-type="string">
            <text:p>Konami</text:p>
          </table:table-cell>
          <table:table-cell office:value-type="string">
            <text:p>Fighter</text:p>
          </table:table-cell>
          <table:table-cell office:value-type="string">
            <text:p>2.3</text:p>
          </table:table-cell>
          <table:table-cell office:value-type="string">
            <text:p>1-2 Players</text:p>
          </table:table-cell>
          <table:table-cell office:value-type="string">
            <text:p>Martial Champion is a versus fighting game similar in concept to Street Fighter II. There are ten characters to choose from, each representing his or her own country. The main protagonist is a Japanese martial artist named Jin; others include his countryman Zen, a kabuki fighter; a Chinese kung-fu expert and a vampire from Hong-Kong; an Egyptian princess; a scimitar fighter from Saudi Arabia; a spear-wielding Kenyan warrior; a French weapons specialist; and two North Americans - an eyepatched soldier and a blonde female ninja-like fighter. There are three modes in the game: a tournament mode, in which these characters compete against each other before facing the final boss; a versus mode; and a group fighting mode, in which each player selects several fighters to represent in a series of one-on-one battles. The fighting scheme resembles that of Yie Ar Kung Fu, though with a simplified handling of high, medium, and low attacks. Some of the characters use weapons in battles; it is possible to knock these weapons out of their hands and use them against their owners.</text:p>
          </table:table-cell>
          <table:table-cell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Martial Champion (Japan)&quot;&gt; &lt;year&gt;1993&lt;/year&gt; &lt;rating&gt;ESRB - E (Everyone)&lt;/rating&gt; &lt;title&gt;Martial Champion &lt;/title&gt; &lt;pub&gt;Konami&lt;/pub&gt; &lt;dev&gt;Konami&lt;/dev&gt; &lt;genre&gt;Fighter&lt;/genre&gt; &lt;score&gt;2.3&lt;/score&gt; &lt;player&gt;1-2 Players&lt;/player&gt; &lt;story&gt;Martial Champion is a versus fighting game similar in concept to Street Fighter II. There are ten characters to choose from, each representing his or her own country. The main protagonist is a Japanese martial artist named Jin; others include his countryman Zen, a kabuki fighter; a Chinese kung-fu expert and a vampire from Hong-Kong; an Egyptian princess; a scimitar fighter from Saudi Arabia; a spear-wielding Kenyan warrior; a French weapons specialist; and two North Americans - an eyepatched soldier and a blonde female ninja-like fighter. There are three modes in the game: a tournament mode, in which these characters compete against each other before facing the final boss; a versus mode; and a group fighting mode, in which each player selects several fighters to represent in a series of one-on-one battles. The fighting scheme resembles that of Yie Ar Kung Fu, though with a simplified handling of high, medium, and low attacks. Some of the characters use weapons in battles; it is possible to knock these weapons out of their hands and use them against their owners.&lt;/story&gt; &lt;/game&gt;">
            <text:p>&lt;game name="Martial Champion (Japan)"&gt; &lt;year&gt;1993&lt;/year&gt; &lt;rating&gt;ESRB - E (Everyone)&lt;/rating&gt; &lt;title&gt;Martial Champion &lt;/title&gt; &lt;pub&gt;Konami&lt;/pub&gt; &lt;dev&gt;Konami&lt;/dev&gt; &lt;genre&gt;Fighter&lt;/genre&gt; &lt;score&gt;2.3&lt;/score&gt; &lt;player&gt;1-2 Players&lt;/player&gt; &lt;story&gt;Martial Champion is a versus fighting game similar in concept to Street Fighter II. There are ten characters to choose from, each representing his or her own country. The main protagonist is a Japanese martial artist named Jin; others include his countryman Zen, a kabuki fighter; a Chinese kung-fu expert and a vampire from Hong-Kong; an Egyptian princess; a scimitar fighter from Saudi Arabia; a spear-wielding Kenyan warrior; a French weapons specialist; and two North Americans - an eyepatched soldier and a blonde female ninja-like fighter. There are three modes in the game: a tournament mode, in which these characters compete against each other before facing the final boss; a versus mode; and a group fighting mode, in which each player selects several fighters to represent in a series of one-on-one battles. The fighting scheme resembles that of Yie Ar Kung Fu, though with a simplified handling of high, medium, and low attacks. Some of the characters use weapons in battles; it is possible to knock these weapons out of their hands and use them against their owners.&lt;/story&gt; &lt;/game&gt;</text:p>
          </table:table-cell>
        </table:table-row>
        <table:table-row table:style-name="ro1">
          <table:table-cell office:value-type="string">
            <text:p>Metamor Jupiter (Japan)</text:p>
          </table:table-cell>
          <table:table-cell office:value-type="string">
            <text:p>1993</text:p>
          </table:table-cell>
          <table:table-cell office:value-type="string">
            <text:p>ESRB - E (Everyone)</text:p>
          </table:table-cell>
          <table:table-cell office:value-type="string">
            <text:p>Metamor Jupiter </text:p>
          </table:table-cell>
          <table:table-cell table:number-columns-repeated="2" office:value-type="string">
            <text:p>NEC Home Electronics</text:p>
          </table:table-cell>
          <table:table-cell office:value-type="string">
            <text:p>Shooter</text:p>
          </table:table-cell>
          <table:table-cell office:value-type="string">
            <text:p>3.5</text:p>
          </table:table-cell>
          <table:table-cell office:value-type="string">
            <text:p>1-3 Players</text:p>
          </table:table-cell>
          <table:table-cell office:value-type="string">
            <text:p>The plot of Metamor Jupiter is simple: a biological mutation causes an alien race to spread all over the galaxy. Armed with advanced technology, the aliens sent their machines and robots to face humanity in a cosmic battle. To counter that, the humans draw from the newly discovered crystal energy to deploy a unit of powerful fighter crafts, which can change their shapes in an instant, adapting to every situation. <text:s/>The player controls one of such crafts, and has to fly and shoot his way through side-scrolling levels populated by regular enemies, bosses, and various types of hazards. Other fighters will accompany the player-controlled machine from time to time, but they usually don't survive the robotic onslaught, and the player character is left to fend for himself. As the premise implies, the defining feature of the game is the fighter craft's ability to change shapes. The three main variations have two weapons each, which are suited for different situations. For example, one of the forms has vertical fire, but lacks powerful explosives; another can drop bombs, but has a slow forward beam attack, etc. Each of the forms can gather power-ups, which will strengthen the conventional weapons. <text:s/>Unlike most shooters of this kind, there are no "lives"; instead, the player-controlled plane has a set amount of hit points, parts of which are depleted when it gets hit. Hit points can be restored by catching power-ups scattered across the levels.</text:p>
          </table:table-cell>
          <table:table-cell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Metamor Jupiter (Japan)&quot;&gt; &lt;year&gt;1993&lt;/year&gt; &lt;rating&gt;ESRB - E (Everyone)&lt;/rating&gt; &lt;title&gt;Metamor Jupiter &lt;/title&gt; &lt;pub&gt;NEC Home Electronics&lt;/pub&gt; &lt;dev&gt;NEC Home Electronics&lt;/dev&gt; &lt;genre&gt;Shooter&lt;/genre&gt; &lt;score&gt;3.5&lt;/score&gt; &lt;player&gt;1-3 Players&lt;/player&gt; &lt;story&gt;The plot of Metamor Jupiter is simple: a biological mutation causes an alien race to spread all over the galaxy. Armed with advanced technology, the aliens sent their machines and robots to face humanity in a cosmic battle. To counter that, the humans draw from the newly discovered crystal energy to deploy a unit of powerful fighter crafts, which can change their shapes in an instant, adapting to every situation.  The player controls one of such crafts, and has to fly and shoot his way through side-scrolling levels populated by regular enemies, bosses, and various types of hazards. Other fighters will accompany the player-controlled machine from time to time, but they usually don't survive the robotic onslaught, and the player character is left to fend for himself. As the premise implies, the defining feature of the game is the fighter craft's ability to change shapes. The three main variations have two weapons each, which are suited for different situations. For example, one of the forms has vertical fire, but lacks powerful explosives; another can drop bombs, but has a slow forward beam attack, etc. Each of the forms can gather power-ups, which will strengthen the conventional weapons.  Unlike most shooters of this kind, there are no &quot;lives&quot;; instead, the player-controlled plane has a set amount of hit points, parts of which are depleted when it gets hit. Hit points can be restored by catching power-ups scattered across the levels.&lt;/story&gt; &lt;/game&gt;">
            <text:p>&lt;game name="Metamor Jupiter (Japan)"&gt; &lt;year&gt;1993&lt;/year&gt; &lt;rating&gt;ESRB - E (Everyone)&lt;/rating&gt; &lt;title&gt;Metamor Jupiter &lt;/title&gt; &lt;pub&gt;NEC Home Electronics&lt;/pub&gt; &lt;dev&gt;NEC Home Electronics&lt;/dev&gt; &lt;genre&gt;Shooter&lt;/genre&gt; &lt;score&gt;3.5&lt;/score&gt; &lt;player&gt;1-3 Players&lt;/player&gt; &lt;story&gt;The plot of Metamor Jupiter is simple: a biological mutation causes an alien race to spread all over the galaxy. Armed with advanced technology, the aliens sent their machines and robots to face humanity in a cosmic battle. To counter that, the humans draw from the newly discovered crystal energy to deploy a unit of powerful fighter crafts, which can change their shapes in an instant, adapting to every situation. <text:s/>The player controls one of such crafts, and has to fly and shoot his way through side-scrolling levels populated by regular enemies, bosses, and various types of hazards. Other fighters will accompany the player-controlled machine from time to time, but they usually don't survive the robotic onslaught, and the player character is left to fend for himself. As the premise implies, the defining feature of the game is the fighter craft's ability to change shapes. The three main variations have two weapons each, which are suited for different situations. For example, one of the forms has vertical fire, but lacks powerful explosives; another can drop bombs, but has a slow forward beam attack, etc. Each of the forms can gather power-ups, which will strengthen the conventional weapons. <text:s/>Unlike most shooters of this kind, there are no "lives"; instead, the player-controlled plane has a set amount of hit points, parts of which are depleted when it gets hit. Hit points can be restored by catching power-ups scattered across the levels.&lt;/story&gt; &lt;/game&gt;</text:p>
          </table:table-cell>
        </table:table-row>
        <table:table-row table:style-name="ro1">
          <table:table-cell office:value-type="string">
            <text:p>Mine Sweeper (Japan)</text:p>
          </table:table-cell>
          <table:table-cell office:value-type="string">
            <text:p>1992</text:p>
          </table:table-cell>
          <table:table-cell office:value-type="string">
            <text:p>ESRB - E (Everyone)</text:p>
          </table:table-cell>
          <table:table-cell office:value-type="string">
            <text:p>Mine Sweeper </text:p>
          </table:table-cell>
          <table:table-cell table:number-columns-repeated="2" office:value-type="string">
            <text:p>Pack-In-Video</text:p>
          </table:table-cell>
          <table:table-cell office:value-type="string">
            <text:p>Puzzle</text:p>
          </table:table-cell>
          <table:table-cell office:value-type="string">
            <text:p>2.8</text:p>
          </table:table-cell>
          <table:table-cell office:value-type="string">
            <text:p>1 Player</text:p>
          </table:table-cell>
          <table:table-cell office:value-type="string">
            <text:p>Minesweeper is a minesweeping game, just like the one included in every copy of Microsoft Windows since ancient times. On a grid, the player clicks in a cell and hopes that it is not occupied with a mine. If it isn't, that cell is filled with a number, which indicates how many mines there are in adjacent cells. Using logical thinking, looking at the relations between different number cells, the player can conclude which cells contain a mine and mark them as such. Once all cells are revealed, the player progresses to the next minefield. <text:s/>Three main game modes are available, differentiated by the size of the minefield: 9x7, 12x12 and 18x14. Clearing a minefield takes the player to another one of the same size, but with more bombs to clear. <text:s/>A second mode is a mission mode ("voyage mode" in the PC Engine version), where the player is presented with 10 minefields each in 7 locations around the world. The first ones are very small, only 4x4, growing larger and larger from then on. What is different about the mission mode is that a few cells in the minefield are revealed from the start, putting the player's ability of deduction at test. The editor mode allows players to construct a minefield of their own, by inputting parameters of size and amount of bombs. <text:s/>The Game Boy version can also be played by two players via a link cable. The PC Engine (TurboGrafx CD) version contains an additional mode entitled "Cook's Quest", in which the player has to help a cook to escape from falling boulders in a cave, represented by mines on a familiar minesweeper field.</text:p>
          </table:table-cell>
          <table:table-cell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Mine Sweeper (Japan)&quot;&gt; &lt;year&gt;1992&lt;/year&gt; &lt;rating&gt;ESRB - E (Everyone)&lt;/rating&gt; &lt;title&gt;Mine Sweeper &lt;/title&gt; &lt;pub&gt;Pack-In-Video&lt;/pub&gt; &lt;dev&gt;Pack-In-Video&lt;/dev&gt; &lt;genre&gt;Puzzle&lt;/genre&gt; &lt;score&gt;2.8&lt;/score&gt; &lt;player&gt;1 Player&lt;/player&gt; &lt;story&gt;Minesweeper is a minesweeping game, just like the one included in every copy of Microsoft Windows since ancient times. On a grid, the player clicks in a cell and hopes that it is not occupied with a mine. If it isn't, that cell is filled with a number, which indicates how many mines there are in adjacent cells. Using logical thinking, looking at the relations between different number cells, the player can conclude which cells contain a mine and mark them as such. Once all cells are revealed, the player progresses to the next minefield.  Three main game modes are available, differentiated by the size of the minefield: 9x7, 12x12 and 18x14. Clearing a minefield takes the player to another one of the same size, but with more bombs to clear.  A second mode is a mission mode (&quot;voyage mode&quot; in the PC Engine version), where the player is presented with 10 minefields each in 7 locations around the world. The first ones are very small, only 4x4, growing larger and larger from then on. What is different about the mission mode is that a few cells in the minefield are revealed from the start, putting the player's ability of deduction at test. The editor mode allows players to construct a minefield of their own, by inputting parameters of size and amount of bombs.  The Game Boy version can also be played by two players via a link cable. The PC Engine (TurboGrafx CD) version contains an additional mode entitled &quot;Cook's Quest&quot;, in which the player has to help a cook to escape from falling boulders in a cave, represented by mines on a familiar minesweeper field.&lt;/story&gt; &lt;/game&gt;">
            <text:p>&lt;game name="Mine Sweeper (Japan)"&gt; &lt;year&gt;1992&lt;/year&gt; &lt;rating&gt;ESRB - E (Everyone)&lt;/rating&gt; &lt;title&gt;Mine Sweeper &lt;/title&gt; &lt;pub&gt;Pack-In-Video&lt;/pub&gt; &lt;dev&gt;Pack-In-Video&lt;/dev&gt; &lt;genre&gt;Puzzle&lt;/genre&gt; &lt;score&gt;2.8&lt;/score&gt; &lt;player&gt;1 Player&lt;/player&gt; &lt;story&gt;Minesweeper is a minesweeping game, just like the one included in every copy of Microsoft Windows since ancient times. On a grid, the player clicks in a cell and hopes that it is not occupied with a mine. If it isn't, that cell is filled with a number, which indicates how many mines there are in adjacent cells. Using logical thinking, looking at the relations between different number cells, the player can conclude which cells contain a mine and mark them as such. Once all cells are revealed, the player progresses to the next minefield. <text:s/>Three main game modes are available, differentiated by the size of the minefield: 9x7, 12x12 and 18x14. Clearing a minefield takes the player to another one of the same size, but with more bombs to clear. <text:s/>A second mode is a mission mode ("voyage mode" in the PC Engine version), where the player is presented with 10 minefields each in 7 locations around the world. The first ones are very small, only 4x4, growing larger and larger from then on. What is different about the mission mode is that a few cells in the minefield are revealed from the start, putting the player's ability of deduction at test. The editor mode allows players to construct a minefield of their own, by inputting parameters of size and amount of bombs. <text:s/>The Game Boy version can also be played by two players via a link cable. The PC Engine (TurboGrafx CD) version contains an additional mode entitled "Cook's Quest", in which the player has to help a cook to escape from falling boulders in a cave, represented by mines on a familiar minesweeper field.&lt;/story&gt; &lt;/game&gt;</text:p>
          </table:table-cell>
        </table:table-row>
        <table:table-row table:style-name="ro1">
          <table:table-cell office:value-type="string">
            <text:p>Mirai Shounen Conan (Japan)</text:p>
          </table:table-cell>
          <table:table-cell office:value-type="string">
            <text:p>1992</text:p>
          </table:table-cell>
          <table:table-cell office:value-type="string">
            <text:p>ESRB - E (Everyone)</text:p>
          </table:table-cell>
          <table:table-cell office:value-type="string">
            <text:p>Mirai Shounen Conan </text:p>
          </table:table-cell>
          <table:table-cell office:value-type="string">
            <text:p>RIOT</text:p>
          </table:table-cell>
          <table:table-cell office:value-type="string">
            <text:p>Telenet Japan</text:p>
          </table:table-cell>
          <table:table-cell office:value-type="string">
            <text:p>Platform</text:p>
          </table:table-cell>
          <table:table-cell office:value-type="string">
            <text:p>3.0</text:p>
          </table:table-cell>
          <table:table-cell office:value-type="string">
            <text:p>1 Player</text:p>
          </table:table-cell>
          <table:table-cell office:value-type="string">
            <text:p>Mirai Shōnen Conan is based on Hayao Miyazaki's anime series Future Boy Conan, itself an adaptation of the novel The Incredible Tide by Alexander Key. In 2008, a devastating war between two super-powers led to a nearly complete destruction of the Earth. The continents sunk into the oceans, and only a few islands remained. Conan is a boy who grew up on one of those islands, a descendant of one of the survivors of a spaceship crash. He meets a girl named Lana, who later gets kidnapped by soldiers of Industria, a developed island with centralized administration. Conan travels to Industria and is determined to rescue Lana, uncovering a much greater conspiracy in the process. <text:s/>The game plays like a fairly traditional platformer taking place in predominantly maze-like environments connected by exit areas. Conan can jump, duck, and fight enemies with his fists. He can also use a limited numbers of ranged weapons such as spears.</text:p>
          </table:table-cell>
          <table:table-cell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Mirai Shounen Conan (Japan)&quot;&gt; &lt;year&gt;1992&lt;/year&gt; &lt;rating&gt;ESRB - E (Everyone)&lt;/rating&gt; &lt;title&gt;Mirai Shounen Conan &lt;/title&gt; &lt;pub&gt;RIOT&lt;/pub&gt; &lt;dev&gt;Telenet Japan&lt;/dev&gt; &lt;genre&gt;Platform&lt;/genre&gt; &lt;score&gt;3.0&lt;/score&gt; &lt;player&gt;1 Player&lt;/player&gt; &lt;story&gt;Mirai Shōnen Conan is based on Hayao Miyazaki's anime series Future Boy Conan, itself an adaptation of the novel The Incredible Tide by Alexander Key. In 2008, a devastating war between two super-powers led to a nearly complete destruction of the Earth. The continents sunk into the oceans, and only a few islands remained. Conan is a boy who grew up on one of those islands, a descendant of one of the survivors of a spaceship crash. He meets a girl named Lana, who later gets kidnapped by soldiers of Industria, a developed island with centralized administration. Conan travels to Industria and is determined to rescue Lana, uncovering a much greater conspiracy in the process.  The game plays like a fairly traditional platformer taking place in predominantly maze-like environments connected by exit areas. Conan can jump, duck, and fight enemies with his fists. He can also use a limited numbers of ranged weapons such as spears.&lt;/story&gt; &lt;/game&gt;">
            <text:p>&lt;game name="Mirai Shounen Conan (Japan)"&gt; &lt;year&gt;1992&lt;/year&gt; &lt;rating&gt;ESRB - E (Everyone)&lt;/rating&gt; &lt;title&gt;Mirai Shounen Conan &lt;/title&gt; &lt;pub&gt;RIOT&lt;/pub&gt; &lt;dev&gt;Telenet Japan&lt;/dev&gt; &lt;genre&gt;Platform&lt;/genre&gt; &lt;score&gt;3.0&lt;/score&gt; &lt;player&gt;1 Player&lt;/player&gt; &lt;story&gt;Mirai Shōnen Conan is based on Hayao Miyazaki's anime series Future Boy Conan, itself an adaptation of the novel The Incredible Tide by Alexander Key. In 2008, a devastating war between two super-powers led to a nearly complete destruction of the Earth. The continents sunk into the oceans, and only a few islands remained. Conan is a boy who grew up on one of those islands, a descendant of one of the survivors of a spaceship crash. He meets a girl named Lana, who later gets kidnapped by soldiers of Industria, a developed island with centralized administration. Conan travels to Industria and is determined to rescue Lana, uncovering a much greater conspiracy in the process. <text:s/>The game plays like a fairly traditional platformer taking place in predominantly maze-like environments connected by exit areas. Conan can jump, duck, and fight enemies with his fists. He can also use a limited numbers of ranged weapons such as spears.&lt;/story&gt; &lt;/game&gt;</text:p>
          </table:table-cell>
        </table:table-row>
        <table:table-row table:style-name="ro1">
          <table:table-cell office:value-type="string">
            <text:p>Motoroader MC (Japan)</text:p>
          </table:table-cell>
          <table:table-cell office:value-type="string">
            <text:p>1992</text:p>
          </table:table-cell>
          <table:table-cell office:value-type="string">
            <text:p>ESRB - E (Everyone)</text:p>
          </table:table-cell>
          <table:table-cell office:value-type="string">
            <text:p>Motoroader MC </text:p>
          </table:table-cell>
          <table:table-cell office:value-type="string">
            <text:p>Masaya</text:p>
          </table:table-cell>
          <table:table-cell office:value-type="string">
            <text:p>NCS</text:p>
          </table:table-cell>
          <table:table-cell office:value-type="string">
            <text:p>Driving</text:p>
          </table:table-cell>
          <table:table-cell office:value-type="string">
            <text:p>4.5</text:p>
          </table:table-cell>
          <table:table-cell office:value-type="string">
            <text:p>1-5 Players</text:p>
          </table:table-cell>
          <table:table-cell office:value-type="string">
            <text:p>Motoroader MC is, like its predecessor, an overhead racing game with car combat. Gameplay mechanics, however, are different: players can only control regular-looking cars, which are presented as small sprites. Each car is equipped with two types of firearms, which can be used against opponents to win the race. Every course only occupies one screen, and the player has to complete laps faster than AI-controlled cars or race against time. Multiplayer (for two or four players) is also available. Time attack mode allows the player to select any course from twenty-five available ones, thematically grouped in five categories: Circuit (resembling racing tracks), City (urban locations), Nature (field, beach, desert, etc.), Märchen (colorful fairy tale-like courses), and Special (unorthodox designs, e.g. a giant ape overlooking a road). Courses usually include various hazards that slow down or trap cars, as well as turbo fields that speed them up. Some courses also have entrances and exits, which teleport cars to another location on the screen.</text:p>
          </table:table-cell>
          <table:table-cell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Motoroader MC (Japan)&quot;&gt; &lt;year&gt;1992&lt;/year&gt; &lt;rating&gt;ESRB - E (Everyone)&lt;/rating&gt; &lt;title&gt;Motoroader MC &lt;/title&gt; &lt;pub&gt;Masaya&lt;/pub&gt; &lt;dev&gt;NCS&lt;/dev&gt; &lt;genre&gt;Driving&lt;/genre&gt; &lt;score&gt;4.5&lt;/score&gt; &lt;player&gt;1-5 Players&lt;/player&gt; &lt;story&gt;Motoroader MC is, like its predecessor, an overhead racing game with car combat. Gameplay mechanics, however, are different: players can only control regular-looking cars, which are presented as small sprites. Each car is equipped with two types of firearms, which can be used against opponents to win the race. Every course only occupies one screen, and the player has to complete laps faster than AI-controlled cars or race against time. Multiplayer (for two or four players) is also available. Time attack mode allows the player to select any course from twenty-five available ones, thematically grouped in five categories: Circuit (resembling racing tracks), City (urban locations), Nature (field, beach, desert, etc.), Märchen (colorful fairy tale-like courses), and Special (unorthodox designs, e.g. a giant ape overlooking a road). Courses usually include various hazards that slow down or trap cars, as well as turbo fields that speed them up. Some courses also have entrances and exits, which teleport cars to another location on the screen.&lt;/story&gt; &lt;/game&gt;">
            <text:p>&lt;game name="Motoroader MC (Japan)"&gt; &lt;year&gt;1992&lt;/year&gt; &lt;rating&gt;ESRB - E (Everyone)&lt;/rating&gt; &lt;title&gt;Motoroader MC &lt;/title&gt; &lt;pub&gt;Masaya&lt;/pub&gt; &lt;dev&gt;NCS&lt;/dev&gt; &lt;genre&gt;Driving&lt;/genre&gt; &lt;score&gt;4.5&lt;/score&gt; &lt;player&gt;1-5 Players&lt;/player&gt; &lt;story&gt;Motoroader MC is, like its predecessor, an overhead racing game with car combat. Gameplay mechanics, however, are different: players can only control regular-looking cars, which are presented as small sprites. Each car is equipped with two types of firearms, which can be used against opponents to win the race. Every course only occupies one screen, and the player has to complete laps faster than AI-controlled cars or race against time. Multiplayer (for two or four players) is also available. Time attack mode allows the player to select any course from twenty-five available ones, thematically grouped in five categories: Circuit (resembling racing tracks), City (urban locations), Nature (field, beach, desert, etc.), Märchen (colorful fairy tale-like courses), and Special (unorthodox designs, e.g. a giant ape overlooking a road). Courses usually include various hazards that slow down or trap cars, as well as turbo fields that speed them up. Some courses also have entrances and exits, which teleport cars to another location on the screen.&lt;/story&gt; &lt;/game&gt;</text:p>
          </table:table-cell>
        </table:table-row>
        <table:table-row table:style-name="ro1">
          <table:table-cell office:value-type="string">
            <text:p>Motteke Tamago (Japan) (Translated)</text:p>
          </table:table-cell>
          <table:table-cell office:value-type="string">
            <text:p>1993</text:p>
          </table:table-cell>
          <table:table-cell office:value-type="string">
            <text:p>ESRB - E (Everyone)</text:p>
          </table:table-cell>
          <table:table-cell office:value-type="string">
            <text:p>Motteke Tamago </text:p>
          </table:table-cell>
          <table:table-cell office:value-type="string">
            <text:p>Tokuma Shoten Intermedia</text:p>
          </table:table-cell>
          <table:table-cell office:value-type="string">
            <text:p>Naxat Soft</text:p>
          </table:table-cell>
          <table:table-cell office:value-type="string">
            <text:p>Puzzle</text:p>
          </table:table-cell>
          <table:table-cell office:value-type="string">
            <text:p>3.9</text:p>
          </table:table-cell>
          <table:table-cell office:value-type="string">
            <text:p>1-4 Players</text:p>
          </table:table-cell>
          <table:table-cell office:value-type="string">
            <text:p>Motteke Tamago was included in the second volume of the Super PC Engine Fan Deluxe magazine. It is an action game similar in concept to Bomberman. The game consists of three "worlds", each with ten screens; on every screen, four ducks are competing against each other in collecting eggs and delivering their babies home. The ducks can be controlled by human players or by computer AI. Eggs are being dropped into the maze-like stage; the goal is to collect as many of them as possible. Once collected, an egg follows the duck, and after a while a baby would hatch and return home safely. <text:s/>Each duck tries to sabotage the work of other ducks by placing fried eggs on their paths. In addition, various hazards and enemies keep appearing, trying to impede the ducks' progress. Ducks can be knocked down, paralyzed, and robbed of their eggs.</text:p>
          </table:table-cell>
          <table:table-cell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Motteke Tamago (Japan) (Translated)&quot;&gt; &lt;year&gt;1993&lt;/year&gt; &lt;rating&gt;ESRB - E (Everyone)&lt;/rating&gt; &lt;title&gt;Motteke Tamago &lt;/title&gt; &lt;pub&gt;Tokuma Shoten Intermedia&lt;/pub&gt; &lt;dev&gt;Naxat Soft&lt;/dev&gt; &lt;genre&gt;Puzzle&lt;/genre&gt; &lt;score&gt;3.9&lt;/score&gt; &lt;player&gt;1-4 Players&lt;/player&gt; &lt;story&gt;Motteke Tamago was included in the second volume of the Super PC Engine Fan Deluxe magazine. It is an action game similar in concept to Bomberman. The game consists of three &quot;worlds&quot;, each with ten screens; on every screen, four ducks are competing against each other in collecting eggs and delivering their babies home. The ducks can be controlled by human players or by computer AI. Eggs are being dropped into the maze-like stage; the goal is to collect as many of them as possible. Once collected, an egg follows the duck, and after a while a baby would hatch and return home safely.  Each duck tries to sabotage the work of other ducks by placing fried eggs on their paths. In addition, various hazards and enemies keep appearing, trying to impede the ducks' progress. Ducks can be knocked down, paralyzed, and robbed of their eggs.&lt;/story&gt; &lt;/game&gt;">
            <text:p>&lt;game name="Motteke Tamago (Japan) (Translated)"&gt; &lt;year&gt;1993&lt;/year&gt; &lt;rating&gt;ESRB - E (Everyone)&lt;/rating&gt; &lt;title&gt;Motteke Tamago &lt;/title&gt; &lt;pub&gt;Tokuma Shoten Intermedia&lt;/pub&gt; &lt;dev&gt;Naxat Soft&lt;/dev&gt; &lt;genre&gt;Puzzle&lt;/genre&gt; &lt;score&gt;3.9&lt;/score&gt; &lt;player&gt;1-4 Players&lt;/player&gt; &lt;story&gt;Motteke Tamago was included in the second volume of the Super PC Engine Fan Deluxe magazine. It is an action game similar in concept to Bomberman. The game consists of three "worlds", each with ten screens; on every screen, four ducks are competing against each other in collecting eggs and delivering their babies home. The ducks can be controlled by human players or by computer AI. Eggs are being dropped into the maze-like stage; the goal is to collect as many of them as possible. Once collected, an egg follows the duck, and after a while a baby would hatch and return home safely. <text:s/>Each duck tries to sabotage the work of other ducks by placing fried eggs on their paths. In addition, various hazards and enemies keep appearing, trying to impede the ducks' progress. Ducks can be knocked down, paralyzed, and robbed of their eggs.&lt;/story&gt; &lt;/game&gt;</text:p>
          </table:table-cell>
        </table:table-row>
        <table:table-row table:style-name="ro1">
          <table:table-cell office:value-type="string">
            <text:p>Mugen Senshi Valis - Legend of a Fantasm Soldier (Japan)</text:p>
          </table:table-cell>
          <table:table-cell office:value-type="string">
            <text:p>1992</text:p>
          </table:table-cell>
          <table:table-cell office:value-type="string">
            <text:p>ESRB - E (Everyone)</text:p>
          </table:table-cell>
          <table:table-cell office:value-type="string">
            <text:p>Mugen Senshi Valis - Legend of a Fantasm Soldier </text:p>
          </table:table-cell>
          <table:table-cell office:value-type="string">
            <text:p>RIOT</text:p>
          </table:table-cell>
          <table:table-cell office:value-type="string">
            <text:p>Nihon Telenet</text:p>
          </table:table-cell>
          <table:table-cell office:value-type="string">
            <text:p>Action</text:p>
          </table:table-cell>
          <table:table-cell office:value-type="string">
            <text:p>3.8</text:p>
          </table:table-cell>
          <table:table-cell office:value-type="string">
            <text:p>1 Player</text:p>
          </table:table-cell>
          <table:table-cell office:value-type="string">
            <text:p>Yuko Ahso is an ordinary Japanese teenager with an ordinary life - until one day she is attacked by a monster on the street. Out of nowhere, a sword appears in her hands. She fights the monsters who have suddenly invaded the city, and is summoned to the parallel world known as Vecanti, which is ruled by a cruel tyrant named Rogles, whose actions disrupt the balance of the the worlds. Wielding the legendary Valis sword, Yuko must defeat Rogles and restore the balance. <text:s/>Valis has the same story and basic genre (platform action) as the <text:s/>original first game in the <text:s/>series; however, it is a different game with different locations, regular enemies and bosses, new cutscenes, etc. Defeating the numerous enemies populating the game world requires precise usage of jumping and ducking abilities, and attack timing. Yuko can jump very high and attack while jumping. Various power-ups are scattered through the game, many of which enhance the performance of Yuko's sword. Acting as a melee weapon in the beginning, it can be customized with power-ups and turn into a medium-range weapon, firing shots at the enemies - with proper power-ups, also in different directions. Boss enemies typically have different attack patterns and require different strategies to defeat them.</text:p>
          </table:table-cell>
          <table:table-cell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Mugen Senshi Valis - Legend of a Fantasm Soldier (Japan)&quot;&gt; &lt;year&gt;1992&lt;/year&gt; &lt;rating&gt;ESRB - E (Everyone)&lt;/rating&gt; &lt;title&gt;Mugen Senshi Valis - Legend of a Fantasm Soldier &lt;/title&gt; &lt;pub&gt;RIOT&lt;/pub&gt; &lt;dev&gt;Nihon Telenet&lt;/dev&gt; &lt;genre&gt;Action&lt;/genre&gt; &lt;score&gt;3.8&lt;/score&gt; &lt;player&gt;1 Player&lt;/player&gt; &lt;story&gt;Yuko Ahso is an ordinary Japanese teenager with an ordinary life - until one day she is attacked by a monster on the street. Out of nowhere, a sword appears in her hands. She fights the monsters who have suddenly invaded the city, and is summoned to the parallel world known as Vecanti, which is ruled by a cruel tyrant named Rogles, whose actions disrupt the balance of the the worlds. Wielding the legendary Valis sword, Yuko must defeat Rogles and restore the balance.  Valis has the same story and basic genre (platform action) as the  original first game in the  series; however, it is a different game with different locations, regular enemies and bosses, new cutscenes, etc. Defeating the numerous enemies populating the game world requires precise usage of jumping and ducking abilities, and attack timing. Yuko can jump very high and attack while jumping. Various power-ups are scattered through the game, many of which enhance the performance of Yuko's sword. Acting as a melee weapon in the beginning, it can be customized with power-ups and turn into a medium-range weapon, firing shots at the enemies - with proper power-ups, also in different directions. Boss enemies typically have different attack patterns and require different strategies to defeat them.&lt;/story&gt; &lt;/game&gt;">
            <text:p>&lt;game name="Mugen Senshi Valis - Legend of a Fantasm Soldier (Japan)"&gt; &lt;year&gt;1992&lt;/year&gt; &lt;rating&gt;ESRB - E (Everyone)&lt;/rating&gt; &lt;title&gt;Mugen Senshi Valis - Legend of a Fantasm Soldier &lt;/title&gt; &lt;pub&gt;RIOT&lt;/pub&gt; &lt;dev&gt;Nihon Telenet&lt;/dev&gt; &lt;genre&gt;Action&lt;/genre&gt; &lt;score&gt;3.8&lt;/score&gt; &lt;player&gt;1 Player&lt;/player&gt; &lt;story&gt;Yuko Ahso is an ordinary Japanese teenager with an ordinary life - until one day she is attacked by a monster on the street. Out of nowhere, a sword appears in her hands. She fights the monsters who have suddenly invaded the city, and is summoned to the parallel world known as Vecanti, which is ruled by a cruel tyrant named Rogles, whose actions disrupt the balance of the the worlds. Wielding the legendary Valis sword, Yuko must defeat Rogles and restore the balance. <text:s/>Valis has the same story and basic genre (platform action) as the <text:s/>original first game in the <text:s/>series; however, it is a different game with different locations, regular enemies and bosses, new cutscenes, etc. Defeating the numerous enemies populating the game world requires precise usage of jumping and ducking abilities, and attack timing. Yuko can jump very high and attack while jumping. Various power-ups are scattered through the game, many of which enhance the performance of Yuko's sword. Acting as a melee weapon in the beginning, it can be customized with power-ups and turn into a medium-range weapon, firing shots at the enemies - with proper power-ups, also in different directions. Boss enemies typically have different attack patterns and require different strategies to defeat them.&lt;/story&gt; &lt;/game&gt;</text:p>
          </table:table-cell>
        </table:table-row>
        <table:table-row table:style-name="ro1">
          <table:table-cell office:value-type="string">
            <text:p>Mystic Formula (Japan)</text:p>
          </table:table-cell>
          <table:table-cell office:value-type="string">
            <text:p>1993</text:p>
          </table:table-cell>
          <table:table-cell office:value-type="string">
            <text:p>ESRB - E (Everyone)</text:p>
          </table:table-cell>
          <table:table-cell office:value-type="string">
            <text:p>Mystic Formula </text:p>
          </table:table-cell>
          <table:table-cell table:number-columns-repeated="2" office:value-type="string">
            <text:p>Microcabin Corp.</text:p>
          </table:table-cell>
          <table:table-cell office:value-type="string">
            <text:p>Action</text:p>
          </table:table-cell>
          <table:table-cell office:value-type="string">
            <text:p>3.6</text:p>
          </table:table-cell>
          <table:table-cell office:value-type="string">
            <text:p>1-2 Players</text:p>
          </table:table-cell>
          <table:table-cell office:value-type="string">
            <text:p>In a world where advanced technology and magic co-exist, the Magic Empire controls the vast arid wastelands and the dwellings of mythical creatures. A group of four treasure hunters come across an announcement promising a reward of one million credits to whoever would recover a mysterious purple stone with the engraving of the Empire's crest on it. The four find the artifact relatively quickly, but it is stolen from them by another group with an agenda of their own. Now the heroes must bring the stone back while dealing with the dangerous foes on their way. <text:s/>MysticFormula is a top-down shooter. The player navigates the protagonist through hostile environments, shooting at regular enemies and bosses, and avoiding their attacks. The player can choose to control any of the four treasure hunters: a balanced lead character armed with a laser pistol; an elf who shoots fireballs from her staff; an agile female thief; and a sturdy, slow, yet powerful robot. All the characters use ranged attacks that can be upgraded with power-ups. In addition, another type of a power-up brings forth one of the characters from the group to aid the player in combat, controlled by the AI. Two-player mode is available as well. </text:p>
          </table:table-cell>
          <table:table-cell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Mystic Formula (Japan)&quot;&gt; &lt;year&gt;1993&lt;/year&gt; &lt;rating&gt;ESRB - E (Everyone)&lt;/rating&gt; &lt;title&gt;Mystic Formula &lt;/title&gt; &lt;pub&gt;Microcabin Corp.&lt;/pub&gt; &lt;dev&gt;Microcabin Corp.&lt;/dev&gt; &lt;genre&gt;Action&lt;/genre&gt; &lt;score&gt;3.6&lt;/score&gt; &lt;player&gt;1-2 Players&lt;/player&gt; &lt;story&gt;In a world where advanced technology and magic co-exist, the Magic Empire controls the vast arid wastelands and the dwellings of mythical creatures. A group of four treasure hunters come across an announcement promising a reward of one million credits to whoever would recover a mysterious purple stone with the engraving of the Empire's crest on it. The four find the artifact relatively quickly, but it is stolen from them by another group with an agenda of their own. Now the heroes must bring the stone back while dealing with the dangerous foes on their way.  MysticFormula is a top-down shooter. The player navigates the protagonist through hostile environments, shooting at regular enemies and bosses, and avoiding their attacks. The player can choose to control any of the four treasure hunters: a balanced lead character armed with a laser pistol; an elf who shoots fireballs from her staff; an agile female thief; and a sturdy, slow, yet powerful robot. All the characters use ranged attacks that can be upgraded with power-ups. In addition, another type of a power-up brings forth one of the characters from the group to aid the player in combat, controlled by the AI. Two-player mode is available as well. &lt;/story&gt; &lt;/game&gt;">
            <text:p>&lt;game name="Mystic Formula (Japan)"&gt; &lt;year&gt;1993&lt;/year&gt; &lt;rating&gt;ESRB - E (Everyone)&lt;/rating&gt; &lt;title&gt;Mystic Formula &lt;/title&gt; &lt;pub&gt;Microcabin Corp.&lt;/pub&gt; &lt;dev&gt;Microcabin Corp.&lt;/dev&gt; &lt;genre&gt;Action&lt;/genre&gt; &lt;score&gt;3.6&lt;/score&gt; &lt;player&gt;1-2 Players&lt;/player&gt; &lt;story&gt;In a world where advanced technology and magic co-exist, the Magic Empire controls the vast arid wastelands and the dwellings of mythical creatures. A group of four treasure hunters come across an announcement promising a reward of one million credits to whoever would recover a mysterious purple stone with the engraving of the Empire's crest on it. The four find the artifact relatively quickly, but it is stolen from them by another group with an agenda of their own. Now the heroes must bring the stone back while dealing with the dangerous foes on their way. <text:s/>MysticFormula is a top-down shooter. The player navigates the protagonist through hostile environments, shooting at regular enemies and bosses, and avoiding their attacks. The player can choose to control any of the four treasure hunters: a balanced lead character armed with a laser pistol; an elf who shoots fireballs from her staff; an agile female thief; and a sturdy, slow, yet powerful robot. All the characters use ranged attacks that can be upgraded with power-ups. In addition, another type of a power-up brings forth one of the characters from the group to aid the player in combat, controlled by the AI. Two-player mode is available as well. &lt;/story&gt; &lt;/game&gt;</text:p>
          </table:table-cell>
        </table:table-row>
        <table:table-row table:style-name="ro1">
          <table:table-cell office:value-type="string">
            <text:p>Nekketsu Koukou Dodgeball Bu - Soccer Hen (Japan)</text:p>
          </table:table-cell>
          <table:table-cell office:value-type="string">
            <text:p>1991</text:p>
          </table:table-cell>
          <table:table-cell office:value-type="string">
            <text:p>ESRB - E (Everyone)</text:p>
          </table:table-cell>
          <table:table-cell office:value-type="string">
            <text:p>Nekketsu Koukou Dodgeball Bu - Soccer Hen </text:p>
          </table:table-cell>
          <table:table-cell office:value-type="string">
            <text:p>TECHNOS JAPAN</text:p>
          </table:table-cell>
          <table:table-cell office:value-type="string">
            <text:p>Naxat Soft</text:p>
          </table:table-cell>
          <table:table-cell office:value-type="string">
            <text:p>Sports/Soccer</text:p>
          </table:table-cell>
          <table:table-cell office:value-type="string">
            <text:p>3.7</text:p>
          </table:table-cell>
          <table:table-cell office:value-type="string">
            <text:p>1-2 Players</text:p>
          </table:table-cell>
          <table:table-cell office:value-type="string">
            <text:p>This soccer game was made at the time when Nintendo introduced their four player adapter, and was probably made for the four playing purpose. This is shown clearly when you choose to play 2 or more players. Then you can choose between many different ground layers, like ice, grass and stone, which adds to the replayability. <text:s/>When you play a one player game you play the world cup as one of the top soccer countries of that time, and you meet countries in a fixed order. Cameroon in the first match and the final is against West Germany. In an old-school fashion you lose when you play a draw, there's no extra time whatsoever. <text:s/>In the game you always steer only one character, which you choose before the match starts. You can then give simple orders to you team-mates, like pass, tackle and shoot. Your moves are also limited to these moves. The game is totally lawless, so feel free to make elbow tackles without a wink from the referee. Probably it was made this way to be funnier to play against friends.</text:p>
          </table:table-cell>
          <table:table-cell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Nekketsu Koukou Dodgeball Bu - Soccer Hen (Japan)&quot;&gt; &lt;year&gt;1991&lt;/year&gt; &lt;rating&gt;ESRB - E (Everyone)&lt;/rating&gt; &lt;title&gt;Nekketsu Koukou Dodgeball Bu - Soccer Hen &lt;/title&gt; &lt;pub&gt;TECHNOS JAPAN&lt;/pub&gt; &lt;dev&gt;Naxat Soft&lt;/dev&gt; &lt;genre&gt;Sports/Soccer&lt;/genre&gt; &lt;score&gt;3.7&lt;/score&gt; &lt;player&gt;1-2 Players&lt;/player&gt; &lt;story&gt;This soccer game was made at the time when Nintendo introduced their four player adapter, and was probably made for the four playing purpose. This is shown clearly when you choose to play 2 or more players. Then you can choose between many different ground layers, like ice, grass and stone, which adds to the replayability.  When you play a one player game you play the world cup as one of the top soccer countries of that time, and you meet countries in a fixed order. Cameroon in the first match and the final is against West Germany. In an old-school fashion you lose when you play a draw, there's no extra time whatsoever.  In the game you always steer only one character, which you choose before the match starts. You can then give simple orders to you team-mates, like pass, tackle and shoot. Your moves are also limited to these moves. The game is totally lawless, so feel free to make elbow tackles without a wink from the referee. Probably it was made this way to be funnier to play against friends.&lt;/story&gt; &lt;/game&gt;">
            <text:p>&lt;game name="Nekketsu Koukou Dodgeball Bu - Soccer Hen (Japan)"&gt; &lt;year&gt;1991&lt;/year&gt; &lt;rating&gt;ESRB - E (Everyone)&lt;/rating&gt; &lt;title&gt;Nekketsu Koukou Dodgeball Bu - Soccer Hen &lt;/title&gt; &lt;pub&gt;TECHNOS JAPAN&lt;/pub&gt; &lt;dev&gt;Naxat Soft&lt;/dev&gt; &lt;genre&gt;Sports/Soccer&lt;/genre&gt; &lt;score&gt;3.7&lt;/score&gt; &lt;player&gt;1-2 Players&lt;/player&gt; &lt;story&gt;This soccer game was made at the time when Nintendo introduced their four player adapter, and was probably made for the four playing purpose. This is shown clearly when you choose to play 2 or more players. Then you can choose between many different ground layers, like ice, grass and stone, which adds to the replayability. <text:s/>When you play a one player game you play the world cup as one of the top soccer countries of that time, and you meet countries in a fixed order. Cameroon in the first match and the final is against West Germany. In an old-school fashion you lose when you play a draw, there's no extra time whatsoever. <text:s/>In the game you always steer only one character, which you choose before the match starts. You can then give simple orders to you team-mates, like pass, tackle and shoot. Your moves are also limited to these moves. The game is totally lawless, so feel free to make elbow tackles without a wink from the referee. Probably it was made this way to be funnier to play against friends.&lt;/story&gt; &lt;/game&gt;</text:p>
          </table:table-cell>
        </table:table-row>
        <table:table-row table:style-name="ro1">
          <table:table-cell office:value-type="string">
            <text:p>Nexzr (Japan)</text:p>
          </table:table-cell>
          <table:table-cell office:value-type="string">
            <text:p>1992</text:p>
          </table:table-cell>
          <table:table-cell office:value-type="string">
            <text:p>ESRB - E (Everyone)</text:p>
          </table:table-cell>
          <table:table-cell office:value-type="string">
            <text:p>Nexzr </text:p>
          </table:table-cell>
          <table:table-cell table:number-columns-repeated="2" office:value-type="string">
            <text:p>Naxat Soft</text:p>
          </table:table-cell>
          <table:table-cell office:value-type="string">
            <text:p>Shooter</text:p>
          </table:table-cell>
          <table:table-cell office:value-type="string">
            <text:p>4.5</text:p>
          </table:table-cell>
          <table:table-cell office:value-type="string">
            <text:p>1 Player</text:p>
          </table:table-cell>
          <table:table-cell office:value-type="string">
            <text:p>In the year 2012 an alien armada attacked the Earth. Two young pilots were in the midst of a battle, and one of them, a lovely young woman, was killed. Three years later, the surviving pilot finally got a chance to avenge her death. Navigating a powerful new fighter ship named "Slasher", the pilot ventured into space, ready to bring destruction to those who took so much away from him. <text:s/>Nexzr is a vertically scrolling shoot-em-up similar to Super Star Soldier. The player-controlled spaceship starts with a simple vulcan gun that can only shoot straight. Various power-ups can either enhance the strength of this gun, replace it with a laser weapon, or add a secondary weapon (homing fire, thin spreading laser attacks, etc.), which is activated automatically. Mid- and end-level bosses are encountered on nearly every stage. Additional lives can be collected, but the player always restarts from the beginning of the stage when his fighter craft is destroyed.</text:p>
          </table:table-cell>
          <table:table-cell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Nexzr (Japan)&quot;&gt; &lt;year&gt;1992&lt;/year&gt; &lt;rating&gt;ESRB - E (Everyone)&lt;/rating&gt; &lt;title&gt;Nexzr &lt;/title&gt; &lt;pub&gt;Naxat Soft&lt;/pub&gt; &lt;dev&gt;Naxat Soft&lt;/dev&gt; &lt;genre&gt;Shooter&lt;/genre&gt; &lt;score&gt;4.5&lt;/score&gt; &lt;player&gt;1 Player&lt;/player&gt; &lt;story&gt;In the year 2012 an alien armada attacked the Earth. Two young pilots were in the midst of a battle, and one of them, a lovely young woman, was killed. Three years later, the surviving pilot finally got a chance to avenge her death. Navigating a powerful new fighter ship named &quot;Slasher&quot;, the pilot ventured into space, ready to bring destruction to those who took so much away from him.  Nexzr is a vertically scrolling shoot-em-up similar to Super Star Soldier. The player-controlled spaceship starts with a simple vulcan gun that can only shoot straight. Various power-ups can either enhance the strength of this gun, replace it with a laser weapon, or add a secondary weapon (homing fire, thin spreading laser attacks, etc.), which is activated automatically. Mid- and end-level bosses are encountered on nearly every stage. Additional lives can be collected, but the player always restarts from the beginning of the stage when his fighter craft is destroyed.&lt;/story&gt; &lt;/game&gt;">
            <text:p>&lt;game name="Nexzr (Japan)"&gt; &lt;year&gt;1992&lt;/year&gt; &lt;rating&gt;ESRB - E (Everyone)&lt;/rating&gt; &lt;title&gt;Nexzr &lt;/title&gt; &lt;pub&gt;Naxat Soft&lt;/pub&gt; &lt;dev&gt;Naxat Soft&lt;/dev&gt; &lt;genre&gt;Shooter&lt;/genre&gt; &lt;score&gt;4.5&lt;/score&gt; &lt;player&gt;1 Player&lt;/player&gt; &lt;story&gt;In the year 2012 an alien armada attacked the Earth. Two young pilots were in the midst of a battle, and one of them, a lovely young woman, was killed. Three years later, the surviving pilot finally got a chance to avenge her death. Navigating a powerful new fighter ship named "Slasher", the pilot ventured into space, ready to bring destruction to those who took so much away from him. <text:s/>Nexzr is a vertically scrolling shoot-em-up similar to Super Star Soldier. The player-controlled spaceship starts with a simple vulcan gun that can only shoot straight. Various power-ups can either enhance the strength of this gun, replace it with a laser weapon, or add a secondary weapon (homing fire, thin spreading laser attacks, etc.), which is activated automatically. Mid- and end-level bosses are encountered on nearly every stage. Additional lives can be collected, but the player always restarts from the beginning of the stage when his fighter craft is destroyed.&lt;/story&gt; &lt;/game&gt;</text:p>
          </table:table-cell>
        </table:table-row>
        <table:table-row table:style-name="ro1">
          <table:table-cell office:value-type="string">
            <text:p>Pop'n Magic (Japan)</text:p>
          </table:table-cell>
          <table:table-cell office:value-type="string">
            <text:p>1992</text:p>
          </table:table-cell>
          <table:table-cell office:value-type="string">
            <text:p>ESRB - E (Everyone)</text:p>
          </table:table-cell>
          <table:table-cell office:value-type="string">
            <text:p>Pop'n Magic </text:p>
          </table:table-cell>
          <table:table-cell office:value-type="string">
            <text:p>RIOT</text:p>
          </table:table-cell>
          <table:table-cell office:value-type="string">
            <text:p>Nihon Telenet</text:p>
          </table:table-cell>
          <table:table-cell office:value-type="string">
            <text:p>Action</text:p>
          </table:table-cell>
          <table:table-cell office:value-type="string">
            <text:p>4.2</text:p>
          </table:table-cell>
          <table:table-cell office:value-type="string">
            <text:p>1-2 Players</text:p>
          </table:table-cell>
          <table:table-cell office:value-type="string">
            <text:p>Pop 'n Magic is a platformer with single-screen stages, similar in concept to Bubble Bobble. Demons have attacked a lovely floating island, defeated its guardian, and stole the crystals that protected it. Two young magicians, Anis and Lester, decide to put an end to monster invasion. Players can choose to control either of them in single-player mode, or join forces in co-op gameplay. Like in Bubble Bobble, the goal is to eliminate all the enemies on screen by turning them into bubbles; this is achieved by shooting projectiles at them from a magic wand. These bubbles can be destroyed with the wand or thrown at each other for a more effective result. Each monster, however, turns into a bubble of a particular color, and making two bubbles of the same color touch each other releases the trapped monsters. If it takes the player too long to kill all the enemies, tougher ones will appear on screen. The game consists of six worlds, each comprising nine regular and one boss stage. <text:s/></text:p>
          </table:table-cell>
          <table:table-cell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Pop'n Magic (Japan)&quot;&gt; &lt;year&gt;1992&lt;/year&gt; &lt;rating&gt;ESRB - E (Everyone)&lt;/rating&gt; &lt;title&gt;Pop'n Magic &lt;/title&gt; &lt;pub&gt;RIOT&lt;/pub&gt; &lt;dev&gt;Nihon Telenet&lt;/dev&gt; &lt;genre&gt;Action&lt;/genre&gt; &lt;score&gt;4.2&lt;/score&gt; &lt;player&gt;1-2 Players&lt;/player&gt; &lt;story&gt;Pop 'n Magic is a platformer with single-screen stages, similar in concept to Bubble Bobble. Demons have attacked a lovely floating island, defeated its guardian, and stole the crystals that protected it. Two young magicians, Anis and Lester, decide to put an end to monster invasion. Players can choose to control either of them in single-player mode, or join forces in co-op gameplay. Like in Bubble Bobble, the goal is to eliminate all the enemies on screen by turning them into bubbles; this is achieved by shooting projectiles at them from a magic wand. These bubbles can be destroyed with the wand or thrown at each other for a more effective result. Each monster, however, turns into a bubble of a particular color, and making two bubbles of the same color touch each other releases the trapped monsters. If it takes the player too long to kill all the enemies, tougher ones will appear on screen. The game consists of six worlds, each comprising nine regular and one boss stage.  &lt;/story&gt; &lt;/game&gt;">
            <text:p>&lt;game name="Pop'n Magic (Japan)"&gt; &lt;year&gt;1992&lt;/year&gt; &lt;rating&gt;ESRB - E (Everyone)&lt;/rating&gt; &lt;title&gt;Pop'n Magic &lt;/title&gt; &lt;pub&gt;RIOT&lt;/pub&gt; &lt;dev&gt;Nihon Telenet&lt;/dev&gt; &lt;genre&gt;Action&lt;/genre&gt; &lt;score&gt;4.2&lt;/score&gt; &lt;player&gt;1-2 Players&lt;/player&gt; &lt;story&gt;Pop 'n Magic is a platformer with single-screen stages, similar in concept to Bubble Bobble. Demons have attacked a lovely floating island, defeated its guardian, and stole the crystals that protected it. Two young magicians, Anis and Lester, decide to put an end to monster invasion. Players can choose to control either of them in single-player mode, or join forces in co-op gameplay. Like in Bubble Bobble, the goal is to eliminate all the enemies on screen by turning them into bubbles; this is achieved by shooting projectiles at them from a magic wand. These bubbles can be destroyed with the wand or thrown at each other for a more effective result. Each monster, however, turns into a bubble of a particular color, and making two bubbles of the same color touch each other releases the trapped monsters. If it takes the player too long to kill all the enemies, tougher ones will appear on screen. The game consists of six worlds, each comprising nine regular and one boss stage. <text:s/>&lt;/story&gt; &lt;/game&gt;</text:p>
          </table:table-cell>
        </table:table-row>
        <table:table-row table:style-name="ro1">
          <table:table-cell office:value-type="string">
            <text:p>Popful Mail (Japan)</text:p>
          </table:table-cell>
          <table:table-cell office:value-type="string">
            <text:p>1994</text:p>
          </table:table-cell>
          <table:table-cell office:value-type="string">
            <text:p>ESRB - E (Everyone)</text:p>
          </table:table-cell>
          <table:table-cell office:value-type="string">
            <text:p>Popful Mail </text:p>
          </table:table-cell>
          <table:table-cell table:number-columns-repeated="2" office:value-type="string">
            <text:p>NEC Home Electronics</text:p>
          </table:table-cell>
          <table:table-cell office:value-type="string">
            <text:p>Action</text:p>
          </table:table-cell>
          <table:table-cell office:value-type="string">
            <text:p>4.5</text:p>
          </table:table-cell>
          <table:table-cell office:value-type="string">
            <text:p>1 Player</text:p>
          </table:table-cell>
          <table:table-cell office:value-type="string">
            <text:p>Mail is a young, cute, enthusiastic female bounty-hunting elf. Unfortunately, every time a bounty is a near something goes wrong: the last case was particularly painful, involving Mail bravely cutting off the head of a famous criminal - only to realize that his body escaped without the head. Mail tried at least to sell the head in the nearest town, but discovered that the local tavern was full of these heads stored in a basket. But not all is lost: Mail reads a poster that promises a big reward for someone who catches an evil wizard who terrorizes the land. Sounds like just the job Mail was looking for! <text:s/>This version of Popful Mail is quite different from later releases, even though it has the same story and basic gameplay. However, the layout of locations, regular enemies, bosses, concrete events - everything is entirely different. This version is less of a fast-paced platformer and is more focused on exploration, with more maze-like levels and back-tracking. As in the other versions, there are "friendly" areas where Mail can buy weapons, armor, and items. There is no "attack button": Mail attacks by simply running into enemies or jumping on them. </text:p>
          </table:table-cell>
          <table:table-cell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Popful Mail (Japan)&quot;&gt; &lt;year&gt;1994&lt;/year&gt; &lt;rating&gt;ESRB - E (Everyone)&lt;/rating&gt; &lt;title&gt;Popful Mail &lt;/title&gt; &lt;pub&gt;NEC Home Electronics&lt;/pub&gt; &lt;dev&gt;NEC Home Electronics&lt;/dev&gt; &lt;genre&gt;Action&lt;/genre&gt; &lt;score&gt;4.5&lt;/score&gt; &lt;player&gt;1 Player&lt;/player&gt; &lt;story&gt;Mail is a young, cute, enthusiastic female bounty-hunting elf. Unfortunately, every time a bounty is a near something goes wrong: the last case was particularly painful, involving Mail bravely cutting off the head of a famous criminal - only to realize that his body escaped without the head. Mail tried at least to sell the head in the nearest town, but discovered that the local tavern was full of these heads stored in a basket. But not all is lost: Mail reads a poster that promises a big reward for someone who catches an evil wizard who terrorizes the land. Sounds like just the job Mail was looking for!  This version of Popful Mail is quite different from later releases, even though it has the same story and basic gameplay. However, the layout of locations, regular enemies, bosses, concrete events - everything is entirely different. This version is less of a fast-paced platformer and is more focused on exploration, with more maze-like levels and back-tracking. As in the other versions, there are &quot;friendly&quot; areas where Mail can buy weapons, armor, and items. There is no &quot;attack button&quot;: Mail attacks by simply running into enemies or jumping on them. &lt;/story&gt; &lt;/game&gt;">
            <text:p>&lt;game name="Popful Mail (Japan)"&gt; &lt;year&gt;1994&lt;/year&gt; &lt;rating&gt;ESRB - E (Everyone)&lt;/rating&gt; &lt;title&gt;Popful Mail &lt;/title&gt; &lt;pub&gt;NEC Home Electronics&lt;/pub&gt; &lt;dev&gt;NEC Home Electronics&lt;/dev&gt; &lt;genre&gt;Action&lt;/genre&gt; &lt;score&gt;4.5&lt;/score&gt; &lt;player&gt;1 Player&lt;/player&gt; &lt;story&gt;Mail is a young, cute, enthusiastic female bounty-hunting elf. Unfortunately, every time a bounty is a near something goes wrong: the last case was particularly painful, involving Mail bravely cutting off the head of a famous criminal - only to realize that his body escaped without the head. Mail tried at least to sell the head in the nearest town, but discovered that the local tavern was full of these heads stored in a basket. But not all is lost: Mail reads a poster that promises a big reward for someone who catches an evil wizard who terrorizes the land. Sounds like just the job Mail was looking for! <text:s/>This version of Popful Mail is quite different from later releases, even though it has the same story and basic gameplay. However, the layout of locations, regular enemies, bosses, concrete events - everything is entirely different. This version is less of a fast-paced platformer and is more focused on exploration, with more maze-like levels and back-tracking. As in the other versions, there are "friendly" areas where Mail can buy weapons, armor, and items. There is no "attack button": Mail attacks by simply running into enemies or jumping on them. &lt;/story&gt; &lt;/game&gt;</text:p>
          </table:table-cell>
        </table:table-row>
        <table:table-row table:style-name="ro1">
          <table:table-cell office:value-type="string">
            <text:p>Populous - The Promised Lands (Japan)</text:p>
          </table:table-cell>
          <table:table-cell office:value-type="string">
            <text:p>1991</text:p>
          </table:table-cell>
          <table:table-cell office:value-type="string">
            <text:p>ESRB - E (Everyone)</text:p>
          </table:table-cell>
          <table:table-cell office:value-type="string">
            <text:p>Populous - The Promised Lands </text:p>
          </table:table-cell>
          <table:table-cell office:value-type="string">
            <text:p>Electronic Arts</text:p>
          </table:table-cell>
          <table:table-cell office:value-type="string">
            <text:p>Hudson Soft</text:p>
          </table:table-cell>
          <table:table-cell office:value-type="string">
            <text:p>Strategy</text:p>
          </table:table-cell>
          <table:table-cell office:value-type="string">
            <text:p>4.5</text:p>
          </table:table-cell>
          <table:table-cell office:value-type="string">
            <text:p>1 Player</text:p>
          </table:table-cell>
          <table:table-cell office:value-type="string">
            <text:p>This Data Disk for Populous adds five new landscape types: Wild West, Silly Land, Block Land, Révolution Française and Bit Plains. The types can be used to create new maps in Paint Map mode and the disk also has 500 new maps for Conquest mode.</text:p>
          </table:table-cell>
          <table:table-cell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Populous - The Promised Lands (Japan)&quot;&gt; &lt;year&gt;1991&lt;/year&gt; &lt;rating&gt;ESRB - E (Everyone)&lt;/rating&gt; &lt;title&gt;Populous - The Promised Lands &lt;/title&gt; &lt;pub&gt;Electronic Arts&lt;/pub&gt; &lt;dev&gt;Hudson Soft&lt;/dev&gt; &lt;genre&gt;Strategy&lt;/genre&gt; &lt;score&gt;4.5&lt;/score&gt; &lt;player&gt;1 Player&lt;/player&gt; &lt;story&gt;This Data Disk for Populous adds five new landscape types: Wild West, Silly Land, Block Land, Révolution Française and Bit Plains. The types can be used to create new maps in Paint Map mode and the disk also has 500 new maps for Conquest mode.&lt;/story&gt; &lt;/game&gt;">
            <text:p>&lt;game name="Populous - The Promised Lands (Japan)"&gt; &lt;year&gt;1991&lt;/year&gt; &lt;rating&gt;ESRB - E (Everyone)&lt;/rating&gt; &lt;title&gt;Populous - The Promised Lands &lt;/title&gt; &lt;pub&gt;Electronic Arts&lt;/pub&gt; &lt;dev&gt;Hudson Soft&lt;/dev&gt; &lt;genre&gt;Strategy&lt;/genre&gt; &lt;score&gt;4.5&lt;/score&gt; &lt;player&gt;1 Player&lt;/player&gt; &lt;story&gt;This Data Disk for Populous adds five new landscape types: Wild West, Silly Land, Block Land, Révolution Française and Bit Plains. The types can be used to create new maps in Paint Map mode and the disk also has 500 new maps for Conquest mode.&lt;/story&gt; &lt;/game&gt;</text:p>
          </table:table-cell>
        </table:table-row>
        <table:table-row table:style-name="ro1">
          <table:table-cell office:value-type="string">
            <text:p>Psychic Storm (Japan)</text:p>
          </table:table-cell>
          <table:table-cell office:value-type="string">
            <text:p>1992</text:p>
          </table:table-cell>
          <table:table-cell office:value-type="string">
            <text:p>ESRB - E (Everyone)</text:p>
          </table:table-cell>
          <table:table-cell office:value-type="string">
            <text:p>Psychic Storm </text:p>
          </table:table-cell>
          <table:table-cell office:value-type="string">
            <text:p>Alfa System</text:p>
          </table:table-cell>
          <table:table-cell office:value-type="string">
            <text:p>Nihon Telenet</text:p>
          </table:table-cell>
          <table:table-cell office:value-type="string">
            <text:p>Shooter</text:p>
          </table:table-cell>
          <table:table-cell office:value-type="string">
            <text:p>4.4</text:p>
          </table:table-cell>
          <table:table-cell office:value-type="string">
            <text:p>1-2 Players</text:p>
          </table:table-cell>
          <table:table-cell office:value-type="string">
            <text:p>Psychic Storm is a vertically scrolling shoot-em-up in which the player takes the role of four characters who must protect Neo Hong Kong City from an assault by vicious insectoid aliens. The player can select any of the four characters before each stage. The characters are distinguished by the unique attacks of their ships: Alex uses a vulcan gun, Charr has short-ranged "psychic" beam, Joe has a slow, yet powerful Hell Flame attack, and Nastasia uses ion laser. Each character can also acquire additional weapons by picking regular power-ups. <text:s/>The game's stand-out feature, however, is its transformation mode. Each of the characters can transform to a larger and much more powerful biomechanical insect-like ship. The transformation can be performed at any time as long as the correspondent bar, which refills itself over the time, is not empty. The bar is reduced rapidly when the character is transformed; special power-ups can be collected from vanquished enemies to extend it temporarily, but once it is depleted the character transforms back to his or her normal form.</text:p>
          </table:table-cell>
          <table:table-cell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Psychic Storm (Japan)&quot;&gt; &lt;year&gt;1992&lt;/year&gt; &lt;rating&gt;ESRB - E (Everyone)&lt;/rating&gt; &lt;title&gt;Psychic Storm &lt;/title&gt; &lt;pub&gt;Alfa System&lt;/pub&gt; &lt;dev&gt;Nihon Telenet&lt;/dev&gt; &lt;genre&gt;Shooter&lt;/genre&gt; &lt;score&gt;4.4&lt;/score&gt; &lt;player&gt;1-2 Players&lt;/player&gt; &lt;story&gt;Psychic Storm is a vertically scrolling shoot-em-up in which the player takes the role of four characters who must protect Neo Hong Kong City from an assault by vicious insectoid aliens. The player can select any of the four characters before each stage. The characters are distinguished by the unique attacks of their ships: Alex uses a vulcan gun, Charr has short-ranged &quot;psychic&quot; beam, Joe has a slow, yet powerful Hell Flame attack, and Nastasia uses ion laser. Each character can also acquire additional weapons by picking regular power-ups.  The game's stand-out feature, however, is its transformation mode. Each of the characters can transform to a larger and much more powerful biomechanical insect-like ship. The transformation can be performed at any time as long as the correspondent bar, which refills itself over the time, is not empty. The bar is reduced rapidly when the character is transformed; special power-ups can be collected from vanquished enemies to extend it temporarily, but once it is depleted the character transforms back to his or her normal form.&lt;/story&gt; &lt;/game&gt;">
            <text:p>&lt;game name="Psychic Storm (Japan)"&gt; &lt;year&gt;1992&lt;/year&gt; &lt;rating&gt;ESRB - E (Everyone)&lt;/rating&gt; &lt;title&gt;Psychic Storm &lt;/title&gt; &lt;pub&gt;Alfa System&lt;/pub&gt; &lt;dev&gt;Nihon Telenet&lt;/dev&gt; &lt;genre&gt;Shooter&lt;/genre&gt; &lt;score&gt;4.4&lt;/score&gt; &lt;player&gt;1-2 Players&lt;/player&gt; &lt;story&gt;Psychic Storm is a vertically scrolling shoot-em-up in which the player takes the role of four characters who must protect Neo Hong Kong City from an assault by vicious insectoid aliens. The player can select any of the four characters before each stage. The characters are distinguished by the unique attacks of their ships: Alex uses a vulcan gun, Charr has short-ranged "psychic" beam, Joe has a slow, yet powerful Hell Flame attack, and Nastasia uses ion laser. Each character can also acquire additional weapons by picking regular power-ups. <text:s/>The game's stand-out feature, however, is its transformation mode. Each of the characters can transform to a larger and much more powerful biomechanical insect-like ship. The transformation can be performed at any time as long as the correspondent bar, which refills itself over the time, is not empty. The bar is reduced rapidly when the character is transformed; special power-ups can be collected from vanquished enemies to extend it temporarily, but once it is depleted the character transforms back to his or her normal form.&lt;/story&gt; &lt;/game&gt;</text:p>
          </table:table-cell>
        </table:table-row>
        <table:table-row table:style-name="ro1">
          <table:table-cell office:value-type="string">
            <text:p>Puyo Puyo CD (Japan)</text:p>
          </table:table-cell>
          <table:table-cell office:value-type="string">
            <text:p>1994</text:p>
          </table:table-cell>
          <table:table-cell office:value-type="string">
            <text:p>ESRB - E (Everyone)</text:p>
          </table:table-cell>
          <table:table-cell office:value-type="string">
            <text:p>Puyo Puyo CD </text:p>
          </table:table-cell>
          <table:table-cell table:number-columns-repeated="2" office:value-type="string">
            <text:p>NEC Avenue, Ltd.</text:p>
          </table:table-cell>
          <table:table-cell office:value-type="string">
            <text:p>Puzzle</text:p>
          </table:table-cell>
          <table:table-cell office:value-type="string">
            <text:p>4.7</text:p>
          </table:table-cell>
          <table:table-cell office:value-type="string">
            <text:p>1-2 Players</text:p>
          </table:table-cell>
          <table:table-cell office:value-type="string">
            <text:p>A year after the release of the falling block puzzle game Puyo Puyo for <text:s/>MSX and Famicom, an arcade version was released that took the basic concept, but transformed it from a solo into a competitive game, changing the series fundamentally: all ports and later entries in the series are based on this version. <text:s/>The original arcade version has two modes: a single-player story mode and a two-player competitive mode. In story mode (which is based on characters from Compile's RPG series Madō Monogatari), the player controls Arle Nadja (Silvana in the English translation of the arcade version), a young sorceress, whose goal is to defeat Satan. To do so, she has to win 12 battles against his minions until she can meet him in a final confrontation. The game offers an extra training mode against three lesser opponents, as well as the ability to start from level 4 of the main game. <text:s/>During a match, pairs of puyos fall down from the top of the screen into each player's field. They can be moved left or right, rotated in either direction and made to drop faster. The goal is to arrange puyos of the same color into patterns of at least four, with horizontal or vertical (but no diagonal) connections. Doing so removes them from the field (with any unconnected puyos falling down) while at the same time sending garbage blocks into the opponent's field. Creating patterns of more than four, several different patterns at the same time, or chain reactions creates more garbage blocks. The garbage blocks can only be removed by creating patterns adjacent to them. The player whose playing field reaches the top first loses. In single-player mode, the falling speed of the puyos increases level by level and each of the enemies plays in a unique style. <text:s/>The home ports also add an endless single-player mode, in which there is no opponent (and thus no garbage blocks) and one simply plays for a high score, similar to the MSX/Famicom version. <text:s/>Unique to the Game Gear version is an additional quest mode. Similar to the mission mode of the original MSX/Famicom version, it presents a series of pre-filled playing fields with a specific task, like making a minimum number of puyos disappear in one move, or removing all puyos of a certain color. Progress is saved via passwords.</text:p>
          </table:table-cell>
          <table:table-cell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Puyo Puyo CD (Japan)&quot;&gt; &lt;year&gt;1994&lt;/year&gt; &lt;rating&gt;ESRB - E (Everyone)&lt;/rating&gt; &lt;title&gt;Puyo Puyo CD &lt;/title&gt; &lt;pub&gt;NEC Avenue, Ltd.&lt;/pub&gt; &lt;dev&gt;NEC Avenue, Ltd.&lt;/dev&gt; &lt;genre&gt;Puzzle&lt;/genre&gt; &lt;score&gt;4.7&lt;/score&gt; &lt;player&gt;1-2 Players&lt;/player&gt; &lt;story&gt;A year after the release of the falling block puzzle game Puyo Puyo for  MSX and Famicom, an arcade version was released that took the basic concept, but transformed it from a solo into a competitive game, changing the series fundamentally: all ports and later entries in the series are based on this version.  The original arcade version has two modes: a single-player story mode and a two-player competitive mode. In story mode (which is based on characters from Compile's RPG series Madō Monogatari), the player controls Arle Nadja (Silvana in the English translation of the arcade version), a young sorceress, whose goal is to defeat Satan. To do so, she has to win 12 battles against his minions until she can meet him in a final confrontation. The game offers an extra training mode against three lesser opponents, as well as the ability to start from level 4 of the main game.  During a match, pairs of puyos fall down from the top of the screen into each player's field. They can be moved left or right, rotated in either direction and made to drop faster. The goal is to arrange puyos of the same color into patterns of at least four, with horizontal or vertical (but no diagonal) connections. Doing so removes them from the field (with any unconnected puyos falling down) while at the same time sending garbage blocks into the opponent's field. Creating patterns of more than four, several different patterns at the same time, or chain reactions creates more garbage blocks. The garbage blocks can only be removed by creating patterns adjacent to them. The player whose playing field reaches the top first loses. In single-player mode, the falling speed of the puyos increases level by level and each of the enemies plays in a unique style.  The home ports also add an endless single-player mode, in which there is no opponent (and thus no garbage blocks) and one simply plays for a high score, similar to the MSX/Famicom version.  Unique to the Game Gear version is an additional quest mode. Similar to the mission mode of the original MSX/Famicom version, it presents a series of pre-filled playing fields with a specific task, like making a minimum number of puyos disappear in one move, or removing all puyos of a certain color. Progress is saved via passwords.&lt;/story&gt; &lt;/game&gt;">
            <text:p>&lt;game name="Puyo Puyo CD (Japan)"&gt; &lt;year&gt;1994&lt;/year&gt; &lt;rating&gt;ESRB - E (Everyone)&lt;/rating&gt; &lt;title&gt;Puyo Puyo CD &lt;/title&gt; &lt;pub&gt;NEC Avenue, Ltd.&lt;/pub&gt; &lt;dev&gt;NEC Avenue, Ltd.&lt;/dev&gt; &lt;genre&gt;Puzzle&lt;/genre&gt; &lt;score&gt;4.7&lt;/score&gt; &lt;player&gt;1-2 Players&lt;/player&gt; &lt;story&gt;A year after the release of the falling block puzzle game Puyo Puyo for <text:s/>MSX and Famicom, an arcade version was released that took the basic concept, but transformed it from a solo into a competitive game, changing the series fundamentally: all ports and later entries in the series are based on this version. <text:s/>The original arcade version has two modes: a single-player story mode and a two-player competitive mode. In story mode (which is based on characters from Compile's RPG series Madō Monogatari), the player controls Arle Nadja (Silvana in the English translation of the arcade version), a young sorceress, whose goal is to defeat Satan. To do so, she has to win 12 battles against his minions until she can meet him in a final confrontation. The game offers an extra training mode against three lesser opponents, as well as the ability to start from level 4 of the main game. <text:s/>During a match, pairs of puyos fall down from the top of the screen into each player's field. They can be moved left or right, rotated in either direction and made to drop faster. The goal is to arrange puyos of the same color into patterns of at least four, with horizontal or vertical (but no diagonal) connections. Doing so removes them from the field (with any unconnected puyos falling down) while at the same time sending garbage blocks into the opponent's field. Creating patterns of more than four, several different patterns at the same time, or chain reactions creates more garbage blocks. The garbage blocks can only be removed by creating patterns adjacent to them. The player whose playing field reaches the top first loses. In single-player mode, the falling speed of the puyos increases level by level and each of the enemies plays in a unique style. <text:s/>The home ports also add an endless single-player mode, in which there is no opponent (and thus no garbage blocks) and one simply plays for a high score, similar to the MSX/Famicom version. <text:s/>Unique to the Game Gear version is an additional quest mode. Similar to the mission mode of the original MSX/Famicom version, it presents a series of pre-filled playing fields with a specific task, like making a minimum number of puyos disappear in one move, or removing all puyos of a certain color. Progress is saved via passwords.&lt;/story&gt; &lt;/game&gt;</text:p>
          </table:table-cell>
        </table:table-row>
        <table:table-row table:style-name="ro1">
          <table:table-cell office:value-type="string">
            <text:p>Puyo Puyo CD Tsuu (Japan)</text:p>
          </table:table-cell>
          <table:table-cell office:value-type="string">
            <text:p>1996</text:p>
          </table:table-cell>
          <table:table-cell office:value-type="string">
            <text:p>ESRB - E (Everyone)</text:p>
          </table:table-cell>
          <table:table-cell office:value-type="string">
            <text:p>Puyo Puyo CD Tsuu </text:p>
          </table:table-cell>
          <table:table-cell table:number-columns-repeated="2" office:value-type="string">
            <text:p>NEC Interchannel, Ltd.</text:p>
          </table:table-cell>
          <table:table-cell office:value-type="string">
            <text:p>Puzzle</text:p>
          </table:table-cell>
          <table:table-cell office:value-type="string">
            <text:p>4.6</text:p>
          </table:table-cell>
          <table:table-cell office:value-type="string">
            <text:p>1-2 Players</text:p>
          </table:table-cell>
          <table:table-cell office:value-type="string">
            <text:p>The follow-up to Puyo Puyo is, like its predecessor, a falling block game in which the goal is to combine four or more blocks (Puyos) of the same color, which then disappear. The remaining Puyos will then fall down and can produce combos which can cause special blocks (Nuisance Puyos, that can only be destroyed by eliminating adjacent Puyos) to appear on the enemy's field.</text:p>
          </table:table-cell>
          <table:table-cell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Puyo Puyo CD Tsuu (Japan)&quot;&gt; &lt;year&gt;1996&lt;/year&gt; &lt;rating&gt;ESRB - E (Everyone)&lt;/rating&gt; &lt;title&gt;Puyo Puyo CD Tsuu &lt;/title&gt; &lt;pub&gt;NEC Interchannel, Ltd.&lt;/pub&gt; &lt;dev&gt;NEC Interchannel, Ltd.&lt;/dev&gt; &lt;genre&gt;Puzzle&lt;/genre&gt; &lt;score&gt;4.6&lt;/score&gt; &lt;player&gt;1-2 Players&lt;/player&gt; &lt;story&gt;The follow-up to Puyo Puyo is, like its predecessor, a falling block game in which the goal is to combine four or more blocks (Puyos) of the same color, which then disappear. The remaining Puyos will then fall down and can produce combos which can cause special blocks (Nuisance Puyos, that can only be destroyed by eliminating adjacent Puyos) to appear on the enemy's field.&lt;/story&gt; &lt;/game&gt;">
            <text:p>&lt;game name="Puyo Puyo CD Tsuu (Japan)"&gt; &lt;year&gt;1996&lt;/year&gt; &lt;rating&gt;ESRB - E (Everyone)&lt;/rating&gt; &lt;title&gt;Puyo Puyo CD Tsuu &lt;/title&gt; &lt;pub&gt;NEC Interchannel, Ltd.&lt;/pub&gt; &lt;dev&gt;NEC Interchannel, Ltd.&lt;/dev&gt; &lt;genre&gt;Puzzle&lt;/genre&gt; &lt;score&gt;4.6&lt;/score&gt; &lt;player&gt;1-2 Players&lt;/player&gt; &lt;story&gt;The follow-up to Puyo Puyo is, like its predecessor, a falling block game in which the goal is to combine four or more blocks (Puyos) of the same color, which then disappear. The remaining Puyos will then fall down and can produce combos which can cause special blocks (Nuisance Puyos, that can only be destroyed by eliminating adjacent Puyos) to appear on the enemy's field.&lt;/story&gt; &lt;/game&gt;</text:p>
          </table:table-cell>
        </table:table-row>
        <table:table-row table:style-name="ro1">
          <table:table-cell office:value-type="string">
            <text:p>R-Type Complete (Japan)</text:p>
          </table:table-cell>
          <table:table-cell office:value-type="string">
            <text:p>1991</text:p>
          </table:table-cell>
          <table:table-cell office:value-type="string">
            <text:p>ESRB - E (Everyone)</text:p>
          </table:table-cell>
          <table:table-cell office:value-type="string">
            <text:p>R-Type Complete </text:p>
          </table:table-cell>
          <table:table-cell table:number-columns-repeated="2" office:value-type="string">
            <text:p>IREM</text:p>
          </table:table-cell>
          <table:table-cell office:value-type="string">
            <text:p>Shooter</text:p>
          </table:table-cell>
          <table:table-cell office:value-type="string">
            <text:p>4.4</text:p>
          </table:table-cell>
          <table:table-cell office:value-type="string">
            <text:p>1 Player</text:p>
          </table:table-cell>
          <table:table-cell office:value-type="string">
            <text:p>R-Type is a side scrolling shoot 'em up best known for its extremely tough and strategic gameplay. You control the R-9 spaceship as it launches a last-ditch effort to repel the evil Bydo empire. <text:s/>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The Force",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 <tex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text:p>
          </table:table-cell>
          <table:table-cell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R-Type Complete (Japan)&quot;&gt; &lt;year&gt;1991&lt;/year&gt; &lt;rating&gt;ESRB - E (Everyone)&lt;/rating&gt; &lt;title&gt;R-Type Complete &lt;/title&gt; &lt;pub&gt;IREM&lt;/pub&gt; &lt;dev&gt;IREM&lt;/dev&gt; &lt;genre&gt;Shooter&lt;/genre&gt; &lt;score&gt;4.4&lt;/score&gt; &lt;player&gt;1 Player&lt;/player&gt; &lt;story&gt;R-Type is a side scrolling shoot 'em up best known for its extremely tough and strategic gameplay. You control the R-9 spaceship as it launches a last-ditch effort to repel the evil Bydo empire.  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quot;The Force&quot;,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  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lt;/story&gt; &lt;/game&gt;">
            <text:p>&lt;game name="R-Type Complete (Japan)"&gt; &lt;year&gt;1991&lt;/year&gt; &lt;rating&gt;ESRB - E (Everyone)&lt;/rating&gt; &lt;title&gt;R-Type Complete &lt;/title&gt; &lt;pub&gt;IREM&lt;/pub&gt; &lt;dev&gt;IREM&lt;/dev&gt; &lt;genre&gt;Shooter&lt;/genre&gt; &lt;score&gt;4.4&lt;/score&gt; &lt;player&gt;1 Player&lt;/player&gt; &lt;story&gt;R-Type is a side scrolling shoot 'em up best known for its extremely tough and strategic gameplay. You control the R-9 spaceship as it launches a last-ditch effort to repel the evil Bydo empire. <text:s/>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The Force",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 <tex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lt;/story&gt; &lt;/game&gt;</text:p>
          </table:table-cell>
        </table:table-row>
        <table:table-row table:style-name="ro1">
          <table:table-cell office:value-type="string">
            <text:p>Rainbow Islands (Japan)</text:p>
          </table:table-cell>
          <table:table-cell office:value-type="string">
            <text:p>1993</text:p>
          </table:table-cell>
          <table:table-cell office:value-type="string">
            <text:p>ESRB - E (Everyone)</text:p>
          </table:table-cell>
          <table:table-cell office:value-type="string">
            <text:p>Rainbow Islands </text:p>
          </table:table-cell>
          <table:table-cell table:number-columns-repeated="2" office:value-type="string">
            <text:p>NEC Avenue, Ltd.</text:p>
          </table:table-cell>
          <table:table-cell office:value-type="string">
            <text:p>Action</text:p>
          </table:table-cell>
          <table:table-cell office:value-type="string">
            <text:p>3.5</text:p>
          </table:table-cell>
          <table:table-cell office:value-type="string">
            <text:p>1-2 Players</text:p>
          </table:table-cell>
          <table:table-cell office:value-type="string">
            <text:p>Sequel to Bubble Bobble, Rainbow Islands sees Bub and Bob (in 2 player mode), who are now curiously small boys rather than dinosaurs, attempting to rid the Rainbow Islands of bad guys. <text:s/>Using the power to cast rainbows, trapping anything underneath, the boys must ascend vertically 4 levels each island, with a big, bad boss at the end of each. <text:s/>By trapping beasts under your rainbows, then jumping on them to break them you can collect seven different colored gems, and there are also power-ups for extra speed and rainbows.</text:p>
          </table:table-cell>
          <table:table-cell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Rainbow Islands (Japan)&quot;&gt; &lt;year&gt;1993&lt;/year&gt; &lt;rating&gt;ESRB - E (Everyone)&lt;/rating&gt; &lt;title&gt;Rainbow Islands &lt;/title&gt; &lt;pub&gt;NEC Avenue, Ltd.&lt;/pub&gt; &lt;dev&gt;NEC Avenue, Ltd.&lt;/dev&gt; &lt;genre&gt;Action&lt;/genre&gt; &lt;score&gt;3.5&lt;/score&gt; &lt;player&gt;1-2 Players&lt;/player&gt; &lt;story&gt;Sequel to Bubble Bobble, Rainbow Islands sees Bub and Bob (in 2 player mode), who are now curiously small boys rather than dinosaurs, attempting to rid the Rainbow Islands of bad guys.  Using the power to cast rainbows, trapping anything underneath, the boys must ascend vertically 4 levels each island, with a big, bad boss at the end of each.  By trapping beasts under your rainbows, then jumping on them to break them you can collect seven different colored gems, and there are also power-ups for extra speed and rainbows.&lt;/story&gt; &lt;/game&gt;">
            <text:p>&lt;game name="Rainbow Islands (Japan)"&gt; &lt;year&gt;1993&lt;/year&gt; &lt;rating&gt;ESRB - E (Everyone)&lt;/rating&gt; &lt;title&gt;Rainbow Islands &lt;/title&gt; &lt;pub&gt;NEC Avenue, Ltd.&lt;/pub&gt; &lt;dev&gt;NEC Avenue, Ltd.&lt;/dev&gt; &lt;genre&gt;Action&lt;/genre&gt; &lt;score&gt;3.5&lt;/score&gt; &lt;player&gt;1-2 Players&lt;/player&gt; &lt;story&gt;Sequel to Bubble Bobble, Rainbow Islands sees Bub and Bob (in 2 player mode), who are now curiously small boys rather than dinosaurs, attempting to rid the Rainbow Islands of bad guys. <text:s/>Using the power to cast rainbows, trapping anything underneath, the boys must ascend vertically 4 levels each island, with a big, bad boss at the end of each. <text:s/>By trapping beasts under your rainbows, then jumping on them to break them you can collect seven different colored gems, and there are also power-ups for extra speed and rainbows.&lt;/story&gt; &lt;/game&gt;</text:p>
          </table:table-cell>
        </table:table-row>
        <table:table-row table:style-name="ro1">
          <table:table-cell office:value-type="string">
            <text:p>Ranma Ω - Datou, Ganso Musabetsu Kakutou-Ryuu! (Japan)</text:p>
          </table:table-cell>
          <table:table-cell office:value-type="string">
            <text:p>1992</text:p>
          </table:table-cell>
          <table:table-cell office:value-type="string">
            <text:p>ESRB - E (Everyone)</text:p>
          </table:table-cell>
          <table:table-cell office:value-type="string">
            <text:p>Ranma Ω: Datou, Ganso Musabetsu Kakutou-Ryuu! </text:p>
          </table:table-cell>
          <table:table-cell office:value-type="string">
            <text:p>Shogakukan</text:p>
          </table:table-cell>
          <table:table-cell office:value-type="string">
            <text:p>NCS</text:p>
          </table:table-cell>
          <table:table-cell office:value-type="string">
            <text:p>Fighter</text:p>
          </table:table-cell>
          <table:table-cell office:value-type="string">
            <text:p>3.9</text:p>
          </table:table-cell>
          <table:table-cell office:value-type="string">
            <text:p>1 Player</text:p>
          </table:table-cell>
          <table:table-cell office:value-type="string">
            <text:p>Like most games based on the <text:s/>Ranma 1/2 manga and anime series, Datō, Ganso Musabetsu Kakutō-Ryū! is a fighting game. Unlike the <text:s/>earlier Ranma 1/2 iteration by the <text:s/>same company, this game does not follow the main manga/anime story, and does not include any other gameplay elements beside one-on-one fighting. However, the game is still rich on story-telling; fully voiced anime-style cut scenes appear after each battle and serve to put Ranma in various situations and set the stage for battles against familiar character from the manga and anime, such the old pervert Happousai, Mousse, Ryuga, etc. The Vs. mode allows two-player gameplay; the players can choose any combinations of the characters who appear in the game to test their skills. As Ranma, the player can revert to his female form (this time at will, simply by pressing a button); the female Ranma is more agile but less powerful. The combat system includes characteristic fighting game mechanics, with punches, kicks, jumps, combinations of buttons to execute specific moves, and powerful special attacks, which can be executed after charging the power.</text:p>
          </table:table-cell>
          <table:table-cell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Ranma Ω - Datou, Ganso Musabetsu Kakutou-Ryuu! (Japan)&quot;&gt; &lt;year&gt;1992&lt;/year&gt; &lt;rating&gt;ESRB - E (Everyone)&lt;/rating&gt; &lt;title&gt;Ranma Ω: Datou, Ganso Musabetsu Kakutou-Ryuu! &lt;/title&gt; &lt;pub&gt;Shogakukan&lt;/pub&gt; &lt;dev&gt;NCS&lt;/dev&gt; &lt;genre&gt;Fighter&lt;/genre&gt; &lt;score&gt;3.9&lt;/score&gt; &lt;player&gt;1 Player&lt;/player&gt; &lt;story&gt;Like most games based on the  Ranma 1/2 manga and anime series, Datō, Ganso Musabetsu Kakutō-Ryū! is a fighting game. Unlike the  earlier Ranma 1/2 iteration by the  same company, this game does not follow the main manga/anime story, and does not include any other gameplay elements beside one-on-one fighting. However, the game is still rich on story-telling; fully voiced anime-style cut scenes appear after each battle and serve to put Ranma in various situations and set the stage for battles against familiar character from the manga and anime, such the old pervert Happousai, Mousse, Ryuga, etc. The Vs. mode allows two-player gameplay; the players can choose any combinations of the characters who appear in the game to test their skills. As Ranma, the player can revert to his female form (this time at will, simply by pressing a button); the female Ranma is more agile but less powerful. The combat system includes characteristic fighting game mechanics, with punches, kicks, jumps, combinations of buttons to execute specific moves, and powerful special attacks, which can be executed after charging the power.&lt;/story&gt; &lt;/game&gt;">
            <text:p>&lt;game name="Ranma Ω - Datou, Ganso Musabetsu Kakutou-Ryuu! (Japan)"&gt; &lt;year&gt;1992&lt;/year&gt; &lt;rating&gt;ESRB - E (Everyone)&lt;/rating&gt; &lt;title&gt;Ranma Ω: Datou, Ganso Musabetsu Kakutou-Ryuu! &lt;/title&gt; &lt;pub&gt;Shogakukan&lt;/pub&gt; &lt;dev&gt;NCS&lt;/dev&gt; &lt;genre&gt;Fighter&lt;/genre&gt; &lt;score&gt;3.9&lt;/score&gt; &lt;player&gt;1 Player&lt;/player&gt; &lt;story&gt;Like most games based on the <text:s/>Ranma 1/2 manga and anime series, Datō, Ganso Musabetsu Kakutō-Ryū! is a fighting game. Unlike the <text:s/>earlier Ranma 1/2 iteration by the <text:s/>same company, this game does not follow the main manga/anime story, and does not include any other gameplay elements beside one-on-one fighting. However, the game is still rich on story-telling; fully voiced anime-style cut scenes appear after each battle and serve to put Ranma in various situations and set the stage for battles against familiar character from the manga and anime, such the old pervert Happousai, Mousse, Ryuga, etc. The Vs. mode allows two-player gameplay; the players can choose any combinations of the characters who appear in the game to test their skills. As Ranma, the player can revert to his female form (this time at will, simply by pressing a button); the female Ranma is more agile but less powerful. The combat system includes characteristic fighting game mechanics, with punches, kicks, jumps, combinations of buttons to execute specific moves, and powerful special attacks, which can be executed after charging the power.&lt;/story&gt; &lt;/game&gt;</text:p>
          </table:table-cell>
        </table:table-row>
        <table:table-row table:style-name="ro1">
          <table:table-cell office:value-type="string">
            <text:p>Ranma Ω - Ni Bun no Ichi (Japan)</text:p>
          </table:table-cell>
          <table:table-cell office:value-type="string">
            <text:p>1990</text:p>
          </table:table-cell>
          <table:table-cell office:value-type="string">
            <text:p>ESRB - E (Everyone)</text:p>
          </table:table-cell>
          <table:table-cell office:value-type="string">
            <text:p>Ranma Ω: Ni Bun no Ichi </text:p>
          </table:table-cell>
          <table:table-cell office:value-type="string">
            <text:p>Shogakukan</text:p>
          </table:table-cell>
          <table:table-cell office:value-type="string">
            <text:p>NCS</text:p>
          </table:table-cell>
          <table:table-cell office:value-type="string">
            <text:p>Action</text:p>
          </table:table-cell>
          <table:table-cell office:value-type="string">
            <text:p>4.4</text:p>
          </table:table-cell>
          <table:table-cell office:value-type="string">
            <text:p>1 Player</text:p>
          </table:table-cell>
          <table:table-cell office:value-type="string">
            <text:p>Based on the popular manga/anime series of the same name, Ranma 1/2 follows the story of an aspiring martial artist who accidentally turns into a young woman by bathing in a cursed spring. He can revert to his natural form by touching hot water; however, contact with cold water will turn him into a girl again. Most of the original manga story is dedicated to semi-comical situations, based on the fact that Ranma is trying to conceal his predicament, which leads to misunderstandings, confusion, and romantic complications in his high school life. <text:s/>This interpretation of the license follows a part of the initial manga story, starting with the curse and going through Ranma's first conflicts with schoolmates and rival martial artists. The game is mostly structured like a "beat-'em-up" side-scroller, though there are also several boss fights that are more reminiscent of a one-on-one fighting game. The Vs. mode allows the player to recreate these boss fights using different characters. Ranma's curse becomes a gameplay feature in the game: cold and hot water turn Ranma into a girl and a boy, respectively. Female Ranma is quicker and can jump higher, but her attack and defense are lower. Anime-style cut scenes advance the story between the levels.</text:p>
          </table:table-cell>
          <table:table-cell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Ranma Ω - Ni Bun no Ichi (Japan)&quot;&gt; &lt;year&gt;1990&lt;/year&gt; &lt;rating&gt;ESRB - E (Everyone)&lt;/rating&gt; &lt;title&gt;Ranma Ω: Ni Bun no Ichi &lt;/title&gt; &lt;pub&gt;Shogakukan&lt;/pub&gt; &lt;dev&gt;NCS&lt;/dev&gt; &lt;genre&gt;Action&lt;/genre&gt; &lt;score&gt;4.4&lt;/score&gt; &lt;player&gt;1 Player&lt;/player&gt; &lt;story&gt;Based on the popular manga/anime series of the same name, Ranma 1/2 follows the story of an aspiring martial artist who accidentally turns into a young woman by bathing in a cursed spring. He can revert to his natural form by touching hot water; however, contact with cold water will turn him into a girl again. Most of the original manga story is dedicated to semi-comical situations, based on the fact that Ranma is trying to conceal his predicament, which leads to misunderstandings, confusion, and romantic complications in his high school life.  This interpretation of the license follows a part of the initial manga story, starting with the curse and going through Ranma's first conflicts with schoolmates and rival martial artists. The game is mostly structured like a &quot;beat-'em-up&quot; side-scroller, though there are also several boss fights that are more reminiscent of a one-on-one fighting game. The Vs. mode allows the player to recreate these boss fights using different characters. Ranma's curse becomes a gameplay feature in the game: cold and hot water turn Ranma into a girl and a boy, respectively. Female Ranma is quicker and can jump higher, but her attack and defense are lower. Anime-style cut scenes advance the story between the levels.&lt;/story&gt; &lt;/game&gt;">
            <text:p>&lt;game name="Ranma Ω - Ni Bun no Ichi (Japan)"&gt; &lt;year&gt;1990&lt;/year&gt; &lt;rating&gt;ESRB - E (Everyone)&lt;/rating&gt; &lt;title&gt;Ranma Ω: Ni Bun no Ichi &lt;/title&gt; &lt;pub&gt;Shogakukan&lt;/pub&gt; &lt;dev&gt;NCS&lt;/dev&gt; &lt;genre&gt;Action&lt;/genre&gt; &lt;score&gt;4.4&lt;/score&gt; &lt;player&gt;1 Player&lt;/player&gt; &lt;story&gt;Based on the popular manga/anime series of the same name, Ranma 1/2 follows the story of an aspiring martial artist who accidentally turns into a young woman by bathing in a cursed spring. He can revert to his natural form by touching hot water; however, contact with cold water will turn him into a girl again. Most of the original manga story is dedicated to semi-comical situations, based on the fact that Ranma is trying to conceal his predicament, which leads to misunderstandings, confusion, and romantic complications in his high school life. <text:s/>This interpretation of the license follows a part of the initial manga story, starting with the curse and going through Ranma's first conflicts with schoolmates and rival martial artists. The game is mostly structured like a "beat-'em-up" side-scroller, though there are also several boss fights that are more reminiscent of a one-on-one fighting game. The Vs. mode allows the player to recreate these boss fights using different characters. Ranma's curse becomes a gameplay feature in the game: cold and hot water turn Ranma into a girl and a boy, respectively. Female Ranma is quicker and can jump higher, but her attack and defense are lower. Anime-style cut scenes advance the story between the levels.&lt;/story&gt; &lt;/game&gt;</text:p>
          </table:table-cell>
        </table:table-row>
        <table:table-row table:style-name="ro1">
          <table:table-cell office:value-type="string">
            <text:p>Rayxanber II (Japan)</text:p>
          </table:table-cell>
          <table:table-cell office:value-type="string">
            <text:p>1991</text:p>
          </table:table-cell>
          <table:table-cell office:value-type="string">
            <text:p>ESRB - E (Everyone)</text:p>
          </table:table-cell>
          <table:table-cell office:value-type="string">
            <text:p>Rayxanber II </text:p>
          </table:table-cell>
          <table:table-cell table:number-columns-repeated="2" office:value-type="string">
            <text:p>DataWest</text:p>
          </table:table-cell>
          <table:table-cell office:value-type="string">
            <text:p>Shooter</text:p>
          </table:table-cell>
          <table:table-cell office:value-type="string">
            <text:p>3.5</text:p>
          </table:table-cell>
          <table:table-cell office:value-type="string">
            <text:p>1 Player</text:p>
          </table:table-cell>
          <table:table-cell office:value-type="string">
            <text:p>Rayxanber II is a sequel to Rayxanber. Like its predecessor, it is a horizontally scrolling shooter that puts the player in the role of a lone fighter pilot who has to protect Earth against the invasion of biomechanical aliens serving the Zoul Empire. As in most games of its kind, the action revolves around shooting waves of continuously attacking enemies, facing bosses to terminate stages. The player can collect colored power-ups that will modify the ship's weapons, turning them into an explosive gun (red), flame laser (green), and multi-way fire (blue). These power-ups are constantly rotating, and picking them up at specific moments will change the direction they are facing - up, down, left, or right. By holding the attack button the player can charge the ship's power, unleashing explosive attacks. It is also possible to increase the ship's speed for a quick thrust, which makes it easier to evade enemy fire.</text:p>
          </table:table-cell>
          <table:table-cell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Rayxanber II (Japan)&quot;&gt; &lt;year&gt;1991&lt;/year&gt; &lt;rating&gt;ESRB - E (Everyone)&lt;/rating&gt; &lt;title&gt;Rayxanber II &lt;/title&gt; &lt;pub&gt;DataWest&lt;/pub&gt; &lt;dev&gt;DataWest&lt;/dev&gt; &lt;genre&gt;Shooter&lt;/genre&gt; &lt;score&gt;3.5&lt;/score&gt; &lt;player&gt;1 Player&lt;/player&gt; &lt;story&gt;Rayxanber II is a sequel to Rayxanber. Like its predecessor, it is a horizontally scrolling shooter that puts the player in the role of a lone fighter pilot who has to protect Earth against the invasion of biomechanical aliens serving the Zoul Empire. As in most games of its kind, the action revolves around shooting waves of continuously attacking enemies, facing bosses to terminate stages. The player can collect colored power-ups that will modify the ship's weapons, turning them into an explosive gun (red), flame laser (green), and multi-way fire (blue). These power-ups are constantly rotating, and picking them up at specific moments will change the direction they are facing - up, down, left, or right. By holding the attack button the player can charge the ship's power, unleashing explosive attacks. It is also possible to increase the ship's speed for a quick thrust, which makes it easier to evade enemy fire.&lt;/story&gt; &lt;/game&gt;">
            <text:p>&lt;game name="Rayxanber II (Japan)"&gt; &lt;year&gt;1991&lt;/year&gt; &lt;rating&gt;ESRB - E (Everyone)&lt;/rating&gt; &lt;title&gt;Rayxanber II &lt;/title&gt; &lt;pub&gt;DataWest&lt;/pub&gt; &lt;dev&gt;DataWest&lt;/dev&gt; &lt;genre&gt;Shooter&lt;/genre&gt; &lt;score&gt;3.5&lt;/score&gt; &lt;player&gt;1 Player&lt;/player&gt; &lt;story&gt;Rayxanber II is a sequel to Rayxanber. Like its predecessor, it is a horizontally scrolling shooter that puts the player in the role of a lone fighter pilot who has to protect Earth against the invasion of biomechanical aliens serving the Zoul Empire. As in most games of its kind, the action revolves around shooting waves of continuously attacking enemies, facing bosses to terminate stages. The player can collect colored power-ups that will modify the ship's weapons, turning them into an explosive gun (red), flame laser (green), and multi-way fire (blue). These power-ups are constantly rotating, and picking them up at specific moments will change the direction they are facing - up, down, left, or right. By holding the attack button the player can charge the ship's power, unleashing explosive attacks. It is also possible to increase the ship's speed for a quick thrust, which makes it easier to evade enemy fire.&lt;/story&gt; &lt;/game&gt;</text:p>
          </table:table-cell>
        </table:table-row>
        <table:table-row table:style-name="ro1">
          <table:table-cell office:value-type="string">
            <text:p>Rayxanber III (Japan)</text:p>
          </table:table-cell>
          <table:table-cell office:value-type="string">
            <text:p>1992</text:p>
          </table:table-cell>
          <table:table-cell office:value-type="string">
            <text:p>ESRB - E (Everyone)</text:p>
          </table:table-cell>
          <table:table-cell office:value-type="string">
            <text:p>Rayxanber III </text:p>
          </table:table-cell>
          <table:table-cell table:number-columns-repeated="2" office:value-type="string">
            <text:p>DataWest</text:p>
          </table:table-cell>
          <table:table-cell office:value-type="string">
            <text:p>Shooter</text:p>
          </table:table-cell>
          <table:table-cell office:value-type="string">
            <text:p>3.8</text:p>
          </table:table-cell>
          <table:table-cell office:value-type="string">
            <text:p>1 Player</text:p>
          </table:table-cell>
          <table:table-cell office:value-type="string">
            <text:p>The biomechanical aliens of the Zoul Empire are invading again. One of the Earth's mother ships is under attack. As people are being evacuated, a lone fighter pilot is entrusted with protecting the ship. However, he cannot ward off the alien onslaught, barely escaping the carnage himself. The mother ship is destroyed, and the humans are driven to a desperate move: venture into the core of the alien world, taking the war to them. The only one brave enough to go on this suicide mission is the same pilot who has protected the Earth before. <text:s/>Rayxanber III is a horizontally scrolling shooter that retains the gameplay elements of its predecessors in the series. As with the previous installments, the game's two distinguishing features are rotating power-ups (which must be collected at specific moments to change the aiming direction of the ship's weapons), and the ability to quickly dash with the ship, evading enemy fire. A new feature is a special bar that can be charged up, resulting in a powerful attack that sends two homing missiles towards the enemies.</text:p>
          </table:table-cell>
          <table:table-cell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Rayxanber III (Japan)&quot;&gt; &lt;year&gt;1992&lt;/year&gt; &lt;rating&gt;ESRB - E (Everyone)&lt;/rating&gt; &lt;title&gt;Rayxanber III &lt;/title&gt; &lt;pub&gt;DataWest&lt;/pub&gt; &lt;dev&gt;DataWest&lt;/dev&gt; &lt;genre&gt;Shooter&lt;/genre&gt; &lt;score&gt;3.8&lt;/score&gt; &lt;player&gt;1 Player&lt;/player&gt; &lt;story&gt;The biomechanical aliens of the Zoul Empire are invading again. One of the Earth's mother ships is under attack. As people are being evacuated, a lone fighter pilot is entrusted with protecting the ship. However, he cannot ward off the alien onslaught, barely escaping the carnage himself. The mother ship is destroyed, and the humans are driven to a desperate move: venture into the core of the alien world, taking the war to them. The only one brave enough to go on this suicide mission is the same pilot who has protected the Earth before.  Rayxanber III is a horizontally scrolling shooter that retains the gameplay elements of its predecessors in the series. As with the previous installments, the game's two distinguishing features are rotating power-ups (which must be collected at specific moments to change the aiming direction of the ship's weapons), and the ability to quickly dash with the ship, evading enemy fire. A new feature is a special bar that can be charged up, resulting in a powerful attack that sends two homing missiles towards the enemies.&lt;/story&gt; &lt;/game&gt;">
            <text:p>&lt;game name="Rayxanber III (Japan)"&gt; &lt;year&gt;1992&lt;/year&gt; &lt;rating&gt;ESRB - E (Everyone)&lt;/rating&gt; &lt;title&gt;Rayxanber III &lt;/title&gt; &lt;pub&gt;DataWest&lt;/pub&gt; &lt;dev&gt;DataWest&lt;/dev&gt; &lt;genre&gt;Shooter&lt;/genre&gt; &lt;score&gt;3.8&lt;/score&gt; &lt;player&gt;1 Player&lt;/player&gt; &lt;story&gt;The biomechanical aliens of the Zoul Empire are invading again. One of the Earth's mother ships is under attack. As people are being evacuated, a lone fighter pilot is entrusted with protecting the ship. However, he cannot ward off the alien onslaught, barely escaping the carnage himself. The mother ship is destroyed, and the humans are driven to a desperate move: venture into the core of the alien world, taking the war to them. The only one brave enough to go on this suicide mission is the same pilot who has protected the Earth before. <text:s/>Rayxanber III is a horizontally scrolling shooter that retains the gameplay elements of its predecessors in the series. As with the previous installments, the game's two distinguishing features are rotating power-ups (which must be collected at specific moments to change the aiming direction of the ship's weapons), and the ability to quickly dash with the ship, evading enemy fire. A new feature is a special bar that can be charged up, resulting in a powerful attack that sends two homing missiles towards the enemies.&lt;/story&gt; &lt;/game&gt;</text:p>
          </table:table-cell>
        </table:table-row>
        <table:table-row table:style-name="ro1">
          <table:table-cell office:value-type="string">
            <text:p>Renny Blaster (Japan)</text:p>
          </table:table-cell>
          <table:table-cell office:value-type="string">
            <text:p>1995</text:p>
          </table:table-cell>
          <table:table-cell office:value-type="string">
            <text:p>ESRB - E (Everyone)</text:p>
          </table:table-cell>
          <table:table-cell office:value-type="string">
            <text:p>Renny Blaster </text:p>
          </table:table-cell>
          <table:table-cell table:number-columns-repeated="2" office:value-type="string">
            <text:p>NEC Avenue, Ltd.</text:p>
          </table:table-cell>
          <table:table-cell office:value-type="string">
            <text:p>Action</text:p>
          </table:table-cell>
          <table:table-cell office:value-type="string">
            <text:p>2.6</text:p>
          </table:table-cell>
          <table:table-cell office:value-type="string">
            <text:p>1 Player</text:p>
          </table:table-cell>
          <table:table-cell office:value-type="string">
            <text:p>Renny Blaster is a beat-em-up in which the player can choose to control either the paranormal private investigator Fujiro Yarai, or a man with a mysterious past and supernatural abilities named Seishiro. The two characters have the same goal: prevent a secret organization of monsters and undead, run by a maniacal vampire, from taking control over Europe. The two characters begin with different initial stages, but continue on the same path afterwards. Seishiro is physically weaker and has a default ranged energy attack; Fujiro fights with regular punches and kicks. Both characters have access to unique elemental attacks that are activated by holding down a button. Most of the stages are straightforward side-scrolling action with boss battles at the end of each; a few areas contain light platforming elements.</text:p>
          </table:table-cell>
          <table:table-cell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Renny Blaster (Japan)&quot;&gt; &lt;year&gt;1995&lt;/year&gt; &lt;rating&gt;ESRB - E (Everyone)&lt;/rating&gt; &lt;title&gt;Renny Blaster &lt;/title&gt; &lt;pub&gt;NEC Avenue, Ltd.&lt;/pub&gt; &lt;dev&gt;NEC Avenue, Ltd.&lt;/dev&gt; &lt;genre&gt;Action&lt;/genre&gt; &lt;score&gt;2.6&lt;/score&gt; &lt;player&gt;1 Player&lt;/player&gt; &lt;story&gt;Renny Blaster is a beat-em-up in which the player can choose to control either the paranormal private investigator Fujiro Yarai, or a man with a mysterious past and supernatural abilities named Seishiro. The two characters have the same goal: prevent a secret organization of monsters and undead, run by a maniacal vampire, from taking control over Europe. The two characters begin with different initial stages, but continue on the same path afterwards. Seishiro is physically weaker and has a default ranged energy attack; Fujiro fights with regular punches and kicks. Both characters have access to unique elemental attacks that are activated by holding down a button. Most of the stages are straightforward side-scrolling action with boss battles at the end of each; a few areas contain light platforming elements.&lt;/story&gt; &lt;/game&gt;">
            <text:p>&lt;game name="Renny Blaster (Japan)"&gt; &lt;year&gt;1995&lt;/year&gt; &lt;rating&gt;ESRB - E (Everyone)&lt;/rating&gt; &lt;title&gt;Renny Blaster &lt;/title&gt; &lt;pub&gt;NEC Avenue, Ltd.&lt;/pub&gt; &lt;dev&gt;NEC Avenue, Ltd.&lt;/dev&gt; &lt;genre&gt;Action&lt;/genre&gt; &lt;score&gt;2.6&lt;/score&gt; &lt;player&gt;1 Player&lt;/player&gt; &lt;story&gt;Renny Blaster is a beat-em-up in which the player can choose to control either the paranormal private investigator Fujiro Yarai, or a man with a mysterious past and supernatural abilities named Seishiro. The two characters have the same goal: prevent a secret organization of monsters and undead, run by a maniacal vampire, from taking control over Europe. The two characters begin with different initial stages, but continue on the same path afterwards. Seishiro is physically weaker and has a default ranged energy attack; Fujiro fights with regular punches and kicks. Both characters have access to unique elemental attacks that are activated by holding down a button. Most of the stages are straightforward side-scrolling action with boss battles at the end of each; a few areas contain light platforming elements.&lt;/story&gt; &lt;/game&gt;</text:p>
          </table:table-cell>
        </table:table-row>
        <table:table-row table:style-name="ro1">
          <table:table-cell office:value-type="string">
            <text:p>Road Spirits (Japan)</text:p>
          </table:table-cell>
          <table:table-cell office:value-type="string">
            <text:p>1991</text:p>
          </table:table-cell>
          <table:table-cell office:value-type="string">
            <text:p>ESRB - E (Everyone)</text:p>
          </table:table-cell>
          <table:table-cell office:value-type="string">
            <text:p>Road Spirits </text:p>
          </table:table-cell>
          <table:table-cell table:number-columns-repeated="2" office:value-type="string">
            <text:p>Pack-In-Video</text:p>
          </table:table-cell>
          <table:table-cell office:value-type="string">
            <text:p>Driving</text:p>
          </table:table-cell>
          <table:table-cell office:value-type="string">
            <text:p>2.5</text:p>
          </table:table-cell>
          <table:table-cell office:value-type="string">
            <text:p>1 Player</text:p>
          </table:table-cell>
          <table:table-cell office:value-type="string">
            <text:p>Road Spirits is an arcade-style racing game, similar to <text:s/>Rad Racer. The player controls a car from an "into the screen" 3rd person perspective, racing through the 17 pseudo-3D courses (named after various geographical locations, e.g. "West Coast" etc.). There are other cars on the road, which can slow down the player-controlled car by colliding with it, but the race is against time rather than against these cars. The player is given a time limit for each course, and an indicator shows how close the car is to the completion. Should the car run out of time, the race is lost, and the player has to replay it before tackling the next one. <text:s/>The car can be controlled with two buttons only; collisions do not damage the car, but merely make it stop; though the player can change a car model and gear system, no realistic gear-based driving is used in the game. All this contribute to the overall arcade feeling of the races.</text:p>
          </table:table-cell>
          <table:table-cell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Road Spirits (Japan)&quot;&gt; &lt;year&gt;1991&lt;/year&gt; &lt;rating&gt;ESRB - E (Everyone)&lt;/rating&gt; &lt;title&gt;Road Spirits &lt;/title&gt; &lt;pub&gt;Pack-In-Video&lt;/pub&gt; &lt;dev&gt;Pack-In-Video&lt;/dev&gt; &lt;genre&gt;Driving&lt;/genre&gt; &lt;score&gt;2.5&lt;/score&gt; &lt;player&gt;1 Player&lt;/player&gt; &lt;story&gt;Road Spirits is an arcade-style racing game, similar to  Rad Racer. The player controls a car from an &quot;into the screen&quot; 3rd person perspective, racing through the 17 pseudo-3D courses (named after various geographical locations, e.g. &quot;West Coast&quot; etc.). There are other cars on the road, which can slow down the player-controlled car by colliding with it, but the race is against time rather than against these cars. The player is given a time limit for each course, and an indicator shows how close the car is to the completion. Should the car run out of time, the race is lost, and the player has to replay it before tackling the next one.  The car can be controlled with two buttons only; collisions do not damage the car, but merely make it stop; though the player can change a car model and gear system, no realistic gear-based driving is used in the game. All this contribute to the overall arcade feeling of the races.&lt;/story&gt; &lt;/game&gt;">
            <text:p>&lt;game name="Road Spirits (Japan)"&gt; &lt;year&gt;1991&lt;/year&gt; &lt;rating&gt;ESRB - E (Everyone)&lt;/rating&gt; &lt;title&gt;Road Spirits &lt;/title&gt; &lt;pub&gt;Pack-In-Video&lt;/pub&gt; &lt;dev&gt;Pack-In-Video&lt;/dev&gt; &lt;genre&gt;Driving&lt;/genre&gt; &lt;score&gt;2.5&lt;/score&gt; &lt;player&gt;1 Player&lt;/player&gt; &lt;story&gt;Road Spirits is an arcade-style racing game, similar to <text:s/>Rad Racer. The player controls a car from an "into the screen" 3rd person perspective, racing through the 17 pseudo-3D courses (named after various geographical locations, e.g. "West Coast" etc.). There are other cars on the road, which can slow down the player-controlled car by colliding with it, but the race is against time rather than against these cars. The player is given a time limit for each course, and an indicator shows how close the car is to the completion. Should the car run out of time, the race is lost, and the player has to replay it before tackling the next one. <text:s/>The car can be controlled with two buttons only; collisions do not damage the car, but merely make it stop; though the player can change a car model and gear system, no realistic gear-based driving is used in the game. All this contribute to the overall arcade feeling of the races.&lt;/story&gt; &lt;/game&gt;</text:p>
          </table:table-cell>
        </table:table-row>
        <table:table-row table:style-name="ro1">
          <table:table-cell office:value-type="string">
            <text:p>Ryuuko no Ken (Japan)</text:p>
          </table:table-cell>
          <table:table-cell office:value-type="string">
            <text:p>1994</text:p>
          </table:table-cell>
          <table:table-cell office:value-type="string">
            <text:p>ESRB - E (Everyone)</text:p>
          </table:table-cell>
          <table:table-cell office:value-type="string">
            <text:p>Ryuuko no Ken </text:p>
          </table:table-cell>
          <table:table-cell office:value-type="string">
            <text:p>SNK</text:p>
          </table:table-cell>
          <table:table-cell office:value-type="string">
            <text:p>Hudson Soft</text:p>
          </table:table-cell>
          <table:table-cell office:value-type="string">
            <text:p>Fighter</text:p>
          </table:table-cell>
          <table:table-cell office:value-type="string">
            <text:p>3.5</text:p>
          </table:table-cell>
          <table:table-cell office:value-type="string">
            <text:p>1-2 Players</text:p>
          </table:table-cell>
          <table:table-cell office:value-type="string">
            <text:p>Yuri Sakazaki has been kidnapped! Her big brother Ryo Sakazaki and Robert Garcia, his best friend, go search for her on the streets of South Town. As they go deeper and deeper they will find clues as to who ordered the kidnapping, the Sakazaki family's relation to the mob, and a person from their past. <text:s/>The gameplay differs from most fighting games. In this game, you have a Spirit meter. A Spirit meter is in the game and will decrease as you perform special moves. It can be recharged, but doing so leaves you open to attack. When your health is almost gone, you can perform a secret combination that will unleash a deadly attack on your opponent - provided you have a full Spirit meter. <text:s/>The arcade version doesn't allow you to play as Mr. Big and the elusive Mr. Karate.</text:p>
          </table:table-cell>
          <table:table-cell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Ryuuko no Ken (Japan)&quot;&gt; &lt;year&gt;1994&lt;/year&gt; &lt;rating&gt;ESRB - E (Everyone)&lt;/rating&gt; &lt;title&gt;Ryuuko no Ken &lt;/title&gt; &lt;pub&gt;SNK&lt;/pub&gt; &lt;dev&gt;Hudson Soft&lt;/dev&gt; &lt;genre&gt;Fighter&lt;/genre&gt; &lt;score&gt;3.5&lt;/score&gt; &lt;player&gt;1-2 Players&lt;/player&gt; &lt;story&gt;Yuri Sakazaki has been kidnapped! Her big brother Ryo Sakazaki and Robert Garcia, his best friend, go search for her on the streets of South Town. As they go deeper and deeper they will find clues as to who ordered the kidnapping, the Sakazaki family's relation to the mob, and a person from their past.  The gameplay differs from most fighting games. In this game, you have a Spirit meter. A Spirit meter is in the game and will decrease as you perform special moves. It can be recharged, but doing so leaves you open to attack. When your health is almost gone, you can perform a secret combination that will unleash a deadly attack on your opponent - provided you have a full Spirit meter.  The arcade version doesn't allow you to play as Mr. Big and the elusive Mr. Karate.&lt;/story&gt; &lt;/game&gt;">
            <text:p>&lt;game name="Ryuuko no Ken (Japan)"&gt; &lt;year&gt;1994&lt;/year&gt; &lt;rating&gt;ESRB - E (Everyone)&lt;/rating&gt; &lt;title&gt;Ryuuko no Ken &lt;/title&gt; &lt;pub&gt;SNK&lt;/pub&gt; &lt;dev&gt;Hudson Soft&lt;/dev&gt; &lt;genre&gt;Fighter&lt;/genre&gt; &lt;score&gt;3.5&lt;/score&gt; &lt;player&gt;1-2 Players&lt;/player&gt; &lt;story&gt;Yuri Sakazaki has been kidnapped! Her big brother Ryo Sakazaki and Robert Garcia, his best friend, go search for her on the streets of South Town. As they go deeper and deeper they will find clues as to who ordered the kidnapping, the Sakazaki family's relation to the mob, and a person from their past. <text:s/>The gameplay differs from most fighting games. In this game, you have a Spirit meter. A Spirit meter is in the game and will decrease as you perform special moves. It can be recharged, but doing so leaves you open to attack. When your health is almost gone, you can perform a secret combination that will unleash a deadly attack on your opponent - provided you have a full Spirit meter. <text:s/>The arcade version doesn't allow you to play as Mr. Big and the elusive Mr. Karate.&lt;/story&gt; &lt;/game&gt;</text:p>
          </table:table-cell>
        </table:table-row>
        <table:table-row table:style-name="ro1">
          <table:table-cell office:value-type="string">
            <text:p>Seirei Senshi Spriggan (Japan)</text:p>
          </table:table-cell>
          <table:table-cell office:value-type="string">
            <text:p>1991</text:p>
          </table:table-cell>
          <table:table-cell office:value-type="string">
            <text:p>ESRB - E (Everyone)</text:p>
          </table:table-cell>
          <table:table-cell office:value-type="string">
            <text:p>Seirei Senshi Spriggan </text:p>
          </table:table-cell>
          <table:table-cell office:value-type="string">
            <text:p>Compile</text:p>
          </table:table-cell>
          <table:table-cell office:value-type="string">
            <text:p>Naxat Soft</text:p>
          </table:table-cell>
          <table:table-cell office:value-type="string">
            <text:p>Shooter</text:p>
          </table:table-cell>
          <table:table-cell office:value-type="string">
            <text:p>4.8</text:p>
          </table:table-cell>
          <table:table-cell office:value-type="string">
            <text:p>1 Player</text:p>
          </table:table-cell>
          <table:table-cell office:value-type="string">
            <text:p>Another top-down shooter from Compile staged in a fantasy world that mingles traditional sci-fi elements with a feudal Japan setting. <text:s/>As the game starts a struggle for total control over elemental powers is about to begin between two warring nations. As the best mecha pilot in the good guy's army it's your task to repel the invasion and win the war by dealing with the enemy armada in standard shooter fashion. But surprise surprise! You won't be alone this time, as other AI-controlled mecha pilots will join you in the fray at key moments. Only you can command the magical powers that can be added to your mecha by collecting several color-coded orbs though, so most of the fight is still going to be up to you.</text:p>
          </table:table-cell>
          <table:table-cell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Seirei Senshi Spriggan (Japan)&quot;&gt; &lt;year&gt;1991&lt;/year&gt; &lt;rating&gt;ESRB - E (Everyone)&lt;/rating&gt; &lt;title&gt;Seirei Senshi Spriggan &lt;/title&gt; &lt;pub&gt;Compile&lt;/pub&gt; &lt;dev&gt;Naxat Soft&lt;/dev&gt; &lt;genre&gt;Shooter&lt;/genre&gt; &lt;score&gt;4.8&lt;/score&gt; &lt;player&gt;1 Player&lt;/player&gt; &lt;story&gt;Another top-down shooter from Compile staged in a fantasy world that mingles traditional sci-fi elements with a feudal Japan setting.  As the game starts a struggle for total control over elemental powers is about to begin between two warring nations. As the best mecha pilot in the good guy's army it's your task to repel the invasion and win the war by dealing with the enemy armada in standard shooter fashion. But surprise surprise! You won't be alone this time, as other AI-controlled mecha pilots will join you in the fray at key moments. Only you can command the magical powers that can be added to your mecha by collecting several color-coded orbs though, so most of the fight is still going to be up to you.&lt;/story&gt; &lt;/game&gt;">
            <text:p>&lt;game name="Seirei Senshi Spriggan (Japan)"&gt; &lt;year&gt;1991&lt;/year&gt; &lt;rating&gt;ESRB - E (Everyone)&lt;/rating&gt; &lt;title&gt;Seirei Senshi Spriggan &lt;/title&gt; &lt;pub&gt;Compile&lt;/pub&gt; &lt;dev&gt;Naxat Soft&lt;/dev&gt; &lt;genre&gt;Shooter&lt;/genre&gt; &lt;score&gt;4.8&lt;/score&gt; &lt;player&gt;1 Player&lt;/player&gt; &lt;story&gt;Another top-down shooter from Compile staged in a fantasy world that mingles traditional sci-fi elements with a feudal Japan setting. <text:s/>As the game starts a struggle for total control over elemental powers is about to begin between two warring nations. As the best mecha pilot in the good guy's army it's your task to repel the invasion and win the war by dealing with the enemy armada in standard shooter fashion. But surprise surprise! You won't be alone this time, as other AI-controlled mecha pilots will join you in the fray at key moments. Only you can command the magical powers that can be added to your mecha by collecting several color-coded orbs though, so most of the fight is still going to be up to you.&lt;/story&gt; &lt;/game&gt;</text:p>
          </table:table-cell>
        </table:table-row>
        <table:table-row table:style-name="ro1">
          <table:table-cell office:value-type="string">
            <text:p>Shanghai II (Japan)</text:p>
          </table:table-cell>
          <table:table-cell office:value-type="string">
            <text:p>1990</text:p>
          </table:table-cell>
          <table:table-cell office:value-type="string">
            <text:p>ESRB - E (Everyone)</text:p>
          </table:table-cell>
          <table:table-cell office:value-type="string">
            <text:p>Shanghai II </text:p>
          </table:table-cell>
          <table:table-cell table:number-columns-repeated="2" office:value-type="string">
            <text:p>Hudson Soft</text:p>
          </table:table-cell>
          <table:table-cell office:value-type="string">
            <text:p>Puzzle</text:p>
          </table:table-cell>
          <table:table-cell office:value-type="string">
            <text:p>3.5</text:p>
          </table:table-cell>
          <table:table-cell office:value-type="string">
            <text:p>1 Player</text:p>
          </table:table-cell>
          <table:table-cell office:value-type="string">
            <text:p>Shanghai II is a variant of the puzzle game also known as solitaire mahjong. 144 mahjong tiles are arranged in rows and stacked upon each other in various patterns; the player's goal is to remove pairs of matching tiles that do not have adjacent tiles from both sides until the whole board is clear. This variant features six patterns named after animals: tiger, scorpion, monkey, snake, panther, and dragon. The player can choose to display hints or reverse any amount of moves. A mode with a time limit is available as well.</text:p>
          </table:table-cell>
          <table:table-cell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Shanghai II (Japan)&quot;&gt; &lt;year&gt;1990&lt;/year&gt; &lt;rating&gt;ESRB - E (Everyone)&lt;/rating&gt; &lt;title&gt;Shanghai II &lt;/title&gt; &lt;pub&gt;Hudson Soft&lt;/pub&gt; &lt;dev&gt;Hudson Soft&lt;/dev&gt; &lt;genre&gt;Puzzle&lt;/genre&gt; &lt;score&gt;3.5&lt;/score&gt; &lt;player&gt;1 Player&lt;/player&gt; &lt;story&gt;Shanghai II is a variant of the puzzle game also known as solitaire mahjong. 144 mahjong tiles are arranged in rows and stacked upon each other in various patterns; the player's goal is to remove pairs of matching tiles that do not have adjacent tiles from both sides until the whole board is clear. This variant features six patterns named after animals: tiger, scorpion, monkey, snake, panther, and dragon. The player can choose to display hints or reverse any amount of moves. A mode with a time limit is available as well.&lt;/story&gt; &lt;/game&gt;">
            <text:p>&lt;game name="Shanghai II (Japan)"&gt; &lt;year&gt;1990&lt;/year&gt; &lt;rating&gt;ESRB - E (Everyone)&lt;/rating&gt; &lt;title&gt;Shanghai II &lt;/title&gt; &lt;pub&gt;Hudson Soft&lt;/pub&gt; &lt;dev&gt;Hudson Soft&lt;/dev&gt; &lt;genre&gt;Puzzle&lt;/genre&gt; &lt;score&gt;3.5&lt;/score&gt; &lt;player&gt;1 Player&lt;/player&gt; &lt;story&gt;Shanghai II is a variant of the puzzle game also known as solitaire mahjong. 144 mahjong tiles are arranged in rows and stacked upon each other in various patterns; the player's goal is to remove pairs of matching tiles that do not have adjacent tiles from both sides until the whole board is clear. This variant features six patterns named after animals: tiger, scorpion, monkey, snake, panther, and dragon. The player can choose to display hints or reverse any amount of moves. A mode with a time limit is available as well.&lt;/story&gt; &lt;/game&gt;</text:p>
          </table:table-cell>
        </table:table-row>
        <table:table-row table:style-name="ro1">
          <table:table-cell office:value-type="string">
            <text:p>Shanghai III - Dragon's Eye (Japan)</text:p>
          </table:table-cell>
          <table:table-cell office:value-type="string">
            <text:p>1992</text:p>
          </table:table-cell>
          <table:table-cell office:value-type="string">
            <text:p>ESRB - E (Everyone)</text:p>
          </table:table-cell>
          <table:table-cell office:value-type="string">
            <text:p>Shanghai III: Dragon's Eye </text:p>
          </table:table-cell>
          <table:table-cell office:value-type="string">
            <text:p>Activision</text:p>
          </table:table-cell>
          <table:table-cell office:value-type="string">
            <text:p>ASK Kodansha</text:p>
          </table:table-cell>
          <table:table-cell office:value-type="string">
            <text:p>Puzzle</text:p>
          </table:table-cell>
          <table:table-cell office:value-type="string">
            <text:p>3.7</text:p>
          </table:table-cell>
          <table:table-cell office:value-type="string">
            <text:p>1-5 Players</text:p>
          </table:table-cell>
          <table:table-cell office:value-type="string">
            <text:p>Dragon's Eye is an installment in the tile-matching game series initiated by Activision. Players try to remove mahjong tiles in pairs from a set pattern. Different versions of the game have up to eight different tile sets, twelve patterns based on the animals of the Chinese zodiac, and a layout editor for creating patterns. <text:s/>In addition to the standard mode, the game also features "Dragon's Eye", a two-player Shanghai variant. Players take turns adding and removing tiles from a small field with one player attempting to remove all the tiles and the other trying to position tiles to make this impossible.</text:p>
          </table:table-cell>
          <table:table-cell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Shanghai III - Dragon's Eye (Japan)&quot;&gt; &lt;year&gt;1992&lt;/year&gt; &lt;rating&gt;ESRB - E (Everyone)&lt;/rating&gt; &lt;title&gt;Shanghai III: Dragon's Eye &lt;/title&gt; &lt;pub&gt;Activision&lt;/pub&gt; &lt;dev&gt;ASK Kodansha&lt;/dev&gt; &lt;genre&gt;Puzzle&lt;/genre&gt; &lt;score&gt;3.7&lt;/score&gt; &lt;player&gt;1-5 Players&lt;/player&gt; &lt;story&gt;Dragon's Eye is an installment in the tile-matching game series initiated by Activision. Players try to remove mahjong tiles in pairs from a set pattern. Different versions of the game have up to eight different tile sets, twelve patterns based on the animals of the Chinese zodiac, and a layout editor for creating patterns.  In addition to the standard mode, the game also features &quot;Dragon's Eye&quot;, a two-player Shanghai variant. Players take turns adding and removing tiles from a small field with one player attempting to remove all the tiles and the other trying to position tiles to make this impossible.&lt;/story&gt; &lt;/game&gt;">
            <text:p>&lt;game name="Shanghai III - Dragon's Eye (Japan)"&gt; &lt;year&gt;1992&lt;/year&gt; &lt;rating&gt;ESRB - E (Everyone)&lt;/rating&gt; &lt;title&gt;Shanghai III: Dragon's Eye &lt;/title&gt; &lt;pub&gt;Activision&lt;/pub&gt; &lt;dev&gt;ASK Kodansha&lt;/dev&gt; &lt;genre&gt;Puzzle&lt;/genre&gt; &lt;score&gt;3.7&lt;/score&gt; &lt;player&gt;1-5 Players&lt;/player&gt; &lt;story&gt;Dragon's Eye is an installment in the tile-matching game series initiated by Activision. Players try to remove mahjong tiles in pairs from a set pattern. Different versions of the game have up to eight different tile sets, twelve patterns based on the animals of the Chinese zodiac, and a layout editor for creating patterns. <text:s/>In addition to the standard mode, the game also features "Dragon's Eye", a two-player Shanghai variant. Players take turns adding and removing tiles from a small field with one player attempting to remove all the tiles and the other trying to position tiles to make this impossible.&lt;/story&gt; &lt;/game&gt;</text:p>
          </table:table-cell>
        </table:table-row>
        <table:table-row table:style-name="ro1">
          <table:table-cell office:value-type="string">
            <text:p>Slime World (Japan)</text:p>
          </table:table-cell>
          <table:table-cell office:value-type="string">
            <text:p>1992</text:p>
          </table:table-cell>
          <table:table-cell office:value-type="string">
            <text:p>ESRB - E (Everyone)</text:p>
          </table:table-cell>
          <table:table-cell office:value-type="string">
            <text:p>Slime World </text:p>
          </table:table-cell>
          <table:table-cell office:value-type="string">
            <text:p>Epyx</text:p>
          </table:table-cell>
          <table:table-cell office:value-type="string">
            <text:p>Microworld</text:p>
          </table:table-cell>
          <table:table-cell office:value-type="string">
            <text:p>Action</text:p>
          </table:table-cell>
          <table:table-cell office:value-type="string">
            <text:p>3.2</text:p>
          </table:table-cell>
          <table:table-cell office:value-type="string">
            <text:p>1 Player</text:p>
          </table:table-cell>
          <table:table-cell office:value-type="string">
            <text:p>While flying your spaceship, you crash land on a planet covered entirely in slime. You and a friend explore the labyrinthine planet of slime, armed with a water pistol and all manner of gadgets you find along the way in an effort to find your way back out. The game world is a giant maze with quirky hidden areas and plenty of original layout ideas. Depending on the game mode, you are either cooperating or competing with your "friend" to find and get to an exit first. Due to the massive sizes of the slime worlds (about 6 entries to choose from), games often take several hours to complete. <text:s/>The basis of the game is exploration, with varying game modes further focusing on competition, puzzle solving, speed, exploration, or cooperation.</text:p>
          </table:table-cell>
          <table:table-cell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Slime World (Japan)&quot;&gt; &lt;year&gt;1992&lt;/year&gt; &lt;rating&gt;ESRB - E (Everyone)&lt;/rating&gt; &lt;title&gt;Slime World &lt;/title&gt; &lt;pub&gt;Epyx&lt;/pub&gt; &lt;dev&gt;Microworld&lt;/dev&gt; &lt;genre&gt;Action&lt;/genre&gt; &lt;score&gt;3.2&lt;/score&gt; &lt;player&gt;1 Player&lt;/player&gt; &lt;story&gt;While flying your spaceship, you crash land on a planet covered entirely in slime. You and a friend explore the labyrinthine planet of slime, armed with a water pistol and all manner of gadgets you find along the way in an effort to find your way back out. The game world is a giant maze with quirky hidden areas and plenty of original layout ideas. Depending on the game mode, you are either cooperating or competing with your &quot;friend&quot; to find and get to an exit first. Due to the massive sizes of the slime worlds (about 6 entries to choose from), games often take several hours to complete.  The basis of the game is exploration, with varying game modes further focusing on competition, puzzle solving, speed, exploration, or cooperation.&lt;/story&gt; &lt;/game&gt;">
            <text:p>&lt;game name="Slime World (Japan)"&gt; &lt;year&gt;1992&lt;/year&gt; &lt;rating&gt;ESRB - E (Everyone)&lt;/rating&gt; &lt;title&gt;Slime World &lt;/title&gt; &lt;pub&gt;Epyx&lt;/pub&gt; &lt;dev&gt;Microworld&lt;/dev&gt; &lt;genre&gt;Action&lt;/genre&gt; &lt;score&gt;3.2&lt;/score&gt; &lt;player&gt;1 Player&lt;/player&gt; &lt;story&gt;While flying your spaceship, you crash land on a planet covered entirely in slime. You and a friend explore the labyrinthine planet of slime, armed with a water pistol and all manner of gadgets you find along the way in an effort to find your way back out. The game world is a giant maze with quirky hidden areas and plenty of original layout ideas. Depending on the game mode, you are either cooperating or competing with your "friend" to find and get to an exit first. Due to the massive sizes of the slime worlds (about 6 entries to choose from), games often take several hours to complete. <text:s/>The basis of the game is exploration, with varying game modes further focusing on competition, puzzle solving, speed, exploration, or cooperation.&lt;/story&gt; &lt;/game&gt;</text:p>
          </table:table-cell>
        </table:table-row>
        <table:table-row table:style-name="ro1">
          <table:table-cell office:value-type="string">
            <text:p>Space Fantasy Zone (Japan)</text:p>
          </table:table-cell>
          <table:table-cell office:value-type="string">
            <text:p>1991</text:p>
          </table:table-cell>
          <table:table-cell office:value-type="string">
            <text:p>ESRB - E (Everyone)</text:p>
          </table:table-cell>
          <table:table-cell office:value-type="string">
            <text:p>Space Fantasy Zone </text:p>
          </table:table-cell>
          <table:table-cell table:number-columns-repeated="2" office:value-type="string">
            <text:p>NEC Avenue, Ltd.</text:p>
          </table:table-cell>
          <table:table-cell office:value-type="string">
            <text:p>Action</text:p>
          </table:table-cell>
          <table:table-cell office:value-type="string">
            <text:p>4.0</text:p>
          </table:table-cell>
          <table:table-cell office:value-type="string">
            <text:p>1 Player</text:p>
          </table:table-cell>
          <table:table-cell office:value-type="string">
            <text:p>Take the graphics from Fantasy Zone and the gameplay from Space Harrier, mix them together and you get Space Fantasy Zone. This unreleased game has the basis of its gameplay in Space Harrier, but with some differences - you have an energy meter instead of one-hit-kills and you can upgrade your weaponry between levels in a shop</text:p>
          </table:table-cell>
          <table:table-cell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Space Fantasy Zone (Japan)&quot;&gt; &lt;year&gt;1991&lt;/year&gt; &lt;rating&gt;ESRB - E (Everyone)&lt;/rating&gt; &lt;title&gt;Space Fantasy Zone &lt;/title&gt; &lt;pub&gt;NEC Avenue, Ltd.&lt;/pub&gt; &lt;dev&gt;NEC Avenue, Ltd.&lt;/dev&gt; &lt;genre&gt;Action&lt;/genre&gt; &lt;score&gt;4.0&lt;/score&gt; &lt;player&gt;1 Player&lt;/player&gt; &lt;story&gt;Take the graphics from Fantasy Zone and the gameplay from Space Harrier, mix them together and you get Space Fantasy Zone. This unreleased game has the basis of its gameplay in Space Harrier, but with some differences - you have an energy meter instead of one-hit-kills and you can upgrade your weaponry between levels in a shop&lt;/story&gt; &lt;/game&gt;">
            <text:p>&lt;game name="Space Fantasy Zone (Japan)"&gt; &lt;year&gt;1991&lt;/year&gt; &lt;rating&gt;ESRB - E (Everyone)&lt;/rating&gt; &lt;title&gt;Space Fantasy Zone &lt;/title&gt; &lt;pub&gt;NEC Avenue, Ltd.&lt;/pub&gt; &lt;dev&gt;NEC Avenue, Ltd.&lt;/dev&gt; &lt;genre&gt;Action&lt;/genre&gt; &lt;score&gt;4.0&lt;/score&gt; &lt;player&gt;1 Player&lt;/player&gt; &lt;story&gt;Take the graphics from Fantasy Zone and the gameplay from Space Harrier, mix them together and you get Space Fantasy Zone. This unreleased game has the basis of its gameplay in Space Harrier, but with some differences - you have an energy meter instead of one-hit-kills and you can upgrade your weaponry between levels in a shop&lt;/story&gt; &lt;/game&gt;</text:p>
          </table:table-cell>
        </table:table-row>
        <table:table-row table:style-name="ro1">
          <table:table-cell office:value-type="string">
            <text:p>Space Invaders - The Original Game (Japan)</text:p>
          </table:table-cell>
          <table:table-cell office:value-type="string">
            <text:p>1995</text:p>
          </table:table-cell>
          <table:table-cell office:value-type="string">
            <text:p>ESRB - E (Everyone)</text:p>
          </table:table-cell>
          <table:table-cell office:value-type="string">
            <text:p>Space Invaders - The Original Game </text:p>
          </table:table-cell>
          <table:table-cell office:value-type="string">
            <text:p>Taito Corp</text:p>
          </table:table-cell>
          <table:table-cell office:value-type="string">
            <text:p>NEC Avenue</text:p>
          </table:table-cell>
          <table:table-cell office:value-type="string">
            <text:p>Action</text:p>
          </table:table-cell>
          <table:table-cell office:value-type="string">
            <text:p>4.0</text:p>
          </table:table-cell>
          <table:table-cell office:value-type="string">
            <text:p>1-2 Players</text:p>
          </table:table-cell>
          <table:table-cell office:value-type="string">
            <text:p>This version of Space Invaders is based on the 1994 arcade game Space Invaders DX but lacks the parody mode of that game. What remains is the classic mode that allows the player to choose the type of arcade cabinet (upright, black &amp; white, etc.) as background to the action as well as the versus mode for two players. The versus mode is split-screen, each player trying to survive and eliminate more invaders than the opponent. <text:s/>The Game Boy version has both one- and two-player modes using the usual Game Boy tones (black and grey). However, plugging the cart into a Super Game Boy allows playing the game in all four cabinet types of the SNES version. The PC Engine (TurboGrafx) CD version offers an additional "cosmic versus" mode, where the background is composed of anime-style pictures of girls. They also appear in the "omake mode", which is a single-player variant with the same backgrounds. <text:s/>The WonderSwan version doesn't offer all four cabinet types (only black &amp; white) but keeps the versus mode.</text:p>
          </table:table-cell>
          <table:table-cell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Space Invaders - The Original Game (Japan)&quot;&gt; &lt;year&gt;1995&lt;/year&gt; &lt;rating&gt;ESRB - E (Everyone)&lt;/rating&gt; &lt;title&gt;Space Invaders - The Original Game &lt;/title&gt; &lt;pub&gt;Taito Corp&lt;/pub&gt; &lt;dev&gt;NEC Avenue&lt;/dev&gt; &lt;genre&gt;Action&lt;/genre&gt; &lt;score&gt;4.0&lt;/score&gt; &lt;player&gt;1-2 Players&lt;/player&gt; &lt;story&gt;This version of Space Invaders is based on the 1994 arcade game Space Invaders DX but lacks the parody mode of that game. What remains is the classic mode that allows the player to choose the type of arcade cabinet (upright, black &amp; white, etc.) as background to the action as well as the versus mode for two players. The versus mode is split-screen, each player trying to survive and eliminate more invaders than the opponent.  The Game Boy version has both one- and two-player modes using the usual Game Boy tones (black and grey). However, plugging the cart into a Super Game Boy allows playing the game in all four cabinet types of the SNES version. The PC Engine (TurboGrafx) CD version offers an additional &quot;cosmic versus&quot; mode, where the background is composed of anime-style pictures of girls. They also appear in the &quot;omake mode&quot;, which is a single-player variant with the same backgrounds.  The WonderSwan version doesn't offer all four cabinet types (only black &amp; white) but keeps the versus mode.&lt;/story&gt; &lt;/game&gt;">
            <text:p>&lt;game name="Space Invaders - The Original Game (Japan)"&gt; &lt;year&gt;1995&lt;/year&gt; &lt;rating&gt;ESRB - E (Everyone)&lt;/rating&gt; &lt;title&gt;Space Invaders - The Original Game &lt;/title&gt; &lt;pub&gt;Taito Corp&lt;/pub&gt; &lt;dev&gt;NEC Avenue&lt;/dev&gt; &lt;genre&gt;Action&lt;/genre&gt; &lt;score&gt;4.0&lt;/score&gt; &lt;player&gt;1-2 Players&lt;/player&gt; &lt;story&gt;This version of Space Invaders is based on the 1994 arcade game Space Invaders DX but lacks the parody mode of that game. What remains is the classic mode that allows the player to choose the type of arcade cabinet (upright, black &amp; white, etc.) as background to the action as well as the versus mode for two players. The versus mode is split-screen, each player trying to survive and eliminate more invaders than the opponent. <text:s/>The Game Boy version has both one- and two-player modes using the usual Game Boy tones (black and grey). However, plugging the cart into a Super Game Boy allows playing the game in all four cabinet types of the SNES version. The PC Engine (TurboGrafx) CD version offers an additional "cosmic versus" mode, where the background is composed of anime-style pictures of girls. They also appear in the "omake mode", which is a single-player variant with the same backgrounds. <text:s/>The WonderSwan version doesn't offer all four cabinet types (only black &amp; white) but keeps the versus mode.&lt;/story&gt; &lt;/game&gt;</text:p>
          </table:table-cell>
        </table:table-row>
        <table:table-row table:style-name="ro1">
          <table:table-cell office:value-type="string">
            <text:p>Spriggan Mark 2 - Re-Terraform Project (Japan)</text:p>
          </table:table-cell>
          <table:table-cell office:value-type="string">
            <text:p>1992</text:p>
          </table:table-cell>
          <table:table-cell office:value-type="string">
            <text:p>ESRB - E (Everyone)</text:p>
          </table:table-cell>
          <table:table-cell office:value-type="string">
            <text:p>Spriggan Mark 2 - Re-Terraform Project </text:p>
          </table:table-cell>
          <table:table-cell office:value-type="string">
            <text:p>Compile</text:p>
          </table:table-cell>
          <table:table-cell office:value-type="string">
            <text:p>Naxat Soft</text:p>
          </table:table-cell>
          <table:table-cell office:value-type="string">
            <text:p>Shooter</text:p>
          </table:table-cell>
          <table:table-cell office:value-type="string">
            <text:p>3.9</text:p>
          </table:table-cell>
          <table:table-cell office:value-type="string">
            <text:p>1 Player</text:p>
          </table:table-cell>
          <table:table-cell office:value-type="string">
            <text:p>Sequel to Spriggan, Spriggan Mark 2 is one of the few side-scrolling shooters developed by Compile (as opposed to the top-down shooters they are better known for). <text:s/>Once again the player gets to pilot a mecha in a war between two opposing armies, this time to decide the fate of a distant colony in outer space. As in the first game, other AI-controlled mechas join in the fight and even talk to the protagonist with full voice-overs to advance the plot. The color-coding weapon system of the original is gone, replaced with a standard collectible power-up system. No options are available to watch the player character's back, but it is possible to change the direction the player-controlled mecha faces, allowing the player to deal with threats from behind.</text:p>
          </table:table-cell>
          <table:table-cell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Spriggan Mark 2 - Re-Terraform Project (Japan)&quot;&gt; &lt;year&gt;1992&lt;/year&gt; &lt;rating&gt;ESRB - E (Everyone)&lt;/rating&gt; &lt;title&gt;Spriggan Mark 2 - Re-Terraform Project &lt;/title&gt; &lt;pub&gt;Compile&lt;/pub&gt; &lt;dev&gt;Naxat Soft&lt;/dev&gt; &lt;genre&gt;Shooter&lt;/genre&gt; &lt;score&gt;3.9&lt;/score&gt; &lt;player&gt;1 Player&lt;/player&gt; &lt;story&gt;Sequel to Spriggan, Spriggan Mark 2 is one of the few side-scrolling shooters developed by Compile (as opposed to the top-down shooters they are better known for).  Once again the player gets to pilot a mecha in a war between two opposing armies, this time to decide the fate of a distant colony in outer space. As in the first game, other AI-controlled mechas join in the fight and even talk to the protagonist with full voice-overs to advance the plot. The color-coding weapon system of the original is gone, replaced with a standard collectible power-up system. No options are available to watch the player character's back, but it is possible to change the direction the player-controlled mecha faces, allowing the player to deal with threats from behind.&lt;/story&gt; &lt;/game&gt;">
            <text:p>&lt;game name="Spriggan Mark 2 - Re-Terraform Project (Japan)"&gt; &lt;year&gt;1992&lt;/year&gt; &lt;rating&gt;ESRB - E (Everyone)&lt;/rating&gt; &lt;title&gt;Spriggan Mark 2 - Re-Terraform Project &lt;/title&gt; &lt;pub&gt;Compile&lt;/pub&gt; &lt;dev&gt;Naxat Soft&lt;/dev&gt; &lt;genre&gt;Shooter&lt;/genre&gt; &lt;score&gt;3.9&lt;/score&gt; &lt;player&gt;1 Player&lt;/player&gt; &lt;story&gt;Sequel to Spriggan, Spriggan Mark 2 is one of the few side-scrolling shooters developed by Compile (as opposed to the top-down shooters they are better known for). <text:s/>Once again the player gets to pilot a mecha in a war between two opposing armies, this time to decide the fate of a distant colony in outer space. As in the first game, other AI-controlled mechas join in the fight and even talk to the protagonist with full voice-overs to advance the plot. The color-coding weapon system of the original is gone, replaced with a standard collectible power-up system. No options are available to watch the player character's back, but it is possible to change the direction the player-controlled mecha faces, allowing the player to deal with threats from behind.&lt;/story&gt; &lt;/game&gt;</text:p>
          </table:table-cell>
        </table:table-row>
        <table:table-row table:style-name="ro1">
          <table:table-cell office:value-type="string">
            <text:p>Star Mobile (Japan)</text:p>
          </table:table-cell>
          <table:table-cell office:value-type="string">
            <text:p>1992</text:p>
          </table:table-cell>
          <table:table-cell office:value-type="string">
            <text:p>ESRB - E (Everyone)</text:p>
          </table:table-cell>
          <table:table-cell office:value-type="string">
            <text:p>Star Mobile </text:p>
          </table:table-cell>
          <table:table-cell table:number-columns-repeated="2" office:value-type="string">
            <text:p>Naxat Soft</text:p>
          </table:table-cell>
          <table:table-cell office:value-type="string">
            <text:p>Puzzle</text:p>
          </table:table-cell>
          <table:table-cell office:value-type="string">
            <text:p>2.7</text:p>
          </table:table-cell>
          <table:table-cell office:value-type="string">
            <text:p>1 Player</text:p>
          </table:table-cell>
          <table:table-cell office:value-type="string">
            <text:p>Star Mobile is a real-time puzzle game. A large scale is displayed on the screen, and stars continuously fall on it from above. The goal is to move the stars horizontally as they are falling in such a way that the weight on the scale is balance. Each stage contains a set amount of stars required for the player to handle. Stars come in different colors that represent their weight. Both right and left side of the scale contain several spots where the stars can land. If there are too many stars on the same spot, they will fall down, greatly decreasing the weight on the side they were in.</text:p>
          </table:table-cell>
          <table:table-cell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Star Mobile (Japan)&quot;&gt; &lt;year&gt;1992&lt;/year&gt; &lt;rating&gt;ESRB - E (Everyone)&lt;/rating&gt; &lt;title&gt;Star Mobile &lt;/title&gt; &lt;pub&gt;Naxat Soft&lt;/pub&gt; &lt;dev&gt;Naxat Soft&lt;/dev&gt; &lt;genre&gt;Puzzle&lt;/genre&gt; &lt;score&gt;2.7&lt;/score&gt; &lt;player&gt;1 Player&lt;/player&gt; &lt;story&gt;Star Mobile is a real-time puzzle game. A large scale is displayed on the screen, and stars continuously fall on it from above. The goal is to move the stars horizontally as they are falling in such a way that the weight on the scale is balance. Each stage contains a set amount of stars required for the player to handle. Stars come in different colors that represent their weight. Both right and left side of the scale contain several spots where the stars can land. If there are too many stars on the same spot, they will fall down, greatly decreasing the weight on the side they were in.&lt;/story&gt; &lt;/game&gt;">
            <text:p>&lt;game name="Star Mobile (Japan)"&gt; &lt;year&gt;1992&lt;/year&gt; &lt;rating&gt;ESRB - E (Everyone)&lt;/rating&gt; &lt;title&gt;Star Mobile &lt;/title&gt; &lt;pub&gt;Naxat Soft&lt;/pub&gt; &lt;dev&gt;Naxat Soft&lt;/dev&gt; &lt;genre&gt;Puzzle&lt;/genre&gt; &lt;score&gt;2.7&lt;/score&gt; &lt;player&gt;1 Player&lt;/player&gt; &lt;story&gt;Star Mobile is a real-time puzzle game. A large scale is displayed on the screen, and stars continuously fall on it from above. The goal is to move the stars horizontally as they are falling in such a way that the weight on the scale is balance. Each stage contains a set amount of stars required for the player to handle. Stars come in different colors that represent their weight. Both right and left side of the scale contain several spots where the stars can land. If there are too many stars on the same spot, they will fall down, greatly decreasing the weight on the side they were in.&lt;/story&gt; &lt;/game&gt;</text:p>
          </table:table-cell>
        </table:table-row>
        <table:table-row table:style-name="ro1">
          <table:table-cell office:value-type="string">
            <text:p>Star Parodia (Japan)</text:p>
          </table:table-cell>
          <table:table-cell office:value-type="string">
            <text:p>1992</text:p>
          </table:table-cell>
          <table:table-cell office:value-type="string">
            <text:p>ESRB - E (Everyone)</text:p>
          </table:table-cell>
          <table:table-cell office:value-type="string">
            <text:p>Star Parodia </text:p>
          </table:table-cell>
          <table:table-cell table:number-columns-repeated="2" office:value-type="string">
            <text:p>Hudson Soft</text:p>
          </table:table-cell>
          <table:table-cell office:value-type="string">
            <text:p>Shooter</text:p>
          </table:table-cell>
          <table:table-cell office:value-type="string">
            <text:p>4.5</text:p>
          </table:table-cell>
          <table:table-cell office:value-type="string">
            <text:p>1 Player</text:p>
          </table:table-cell>
          <table:table-cell office:value-type="string">
            <text:p>Star Parodier is a "cute-'em-up" top-down shooter that lampoons the Star Soldier games by replacing most sci-fi elements with humorous graphics and sounds. <text:s/>The player can choose to play the game as the starfighter from the Star Soldier games, a flying Bomberman and a giant, laser-toting PC-Engine, each featuring their own weapon combinations which can be swapped at will in-game by collecting the right power-ups. The game features fully-animated cutscenes and CD music.</text:p>
          </table:table-cell>
          <table:table-cell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Star Parodia (Japan)&quot;&gt; &lt;year&gt;1992&lt;/year&gt; &lt;rating&gt;ESRB - E (Everyone)&lt;/rating&gt; &lt;title&gt;Star Parodia &lt;/title&gt; &lt;pub&gt;Hudson Soft&lt;/pub&gt; &lt;dev&gt;Hudson Soft&lt;/dev&gt; &lt;genre&gt;Shooter&lt;/genre&gt; &lt;score&gt;4.5&lt;/score&gt; &lt;player&gt;1 Player&lt;/player&gt; &lt;story&gt;Star Parodier is a &quot;cute-'em-up&quot; top-down shooter that lampoons the Star Soldier games by replacing most sci-fi elements with humorous graphics and sounds.  The player can choose to play the game as the starfighter from the Star Soldier games, a flying Bomberman and a giant, laser-toting PC-Engine, each featuring their own weapon combinations which can be swapped at will in-game by collecting the right power-ups. The game features fully-animated cutscenes and CD music.&lt;/story&gt; &lt;/game&gt;">
            <text:p>&lt;game name="Star Parodia (Japan)"&gt; &lt;year&gt;1992&lt;/year&gt; &lt;rating&gt;ESRB - E (Everyone)&lt;/rating&gt; &lt;title&gt;Star Parodia &lt;/title&gt; &lt;pub&gt;Hudson Soft&lt;/pub&gt; &lt;dev&gt;Hudson Soft&lt;/dev&gt; &lt;genre&gt;Shooter&lt;/genre&gt; &lt;score&gt;4.5&lt;/score&gt; &lt;player&gt;1 Player&lt;/player&gt; &lt;story&gt;Star Parodier is a "cute-'em-up" top-down shooter that lampoons the Star Soldier games by replacing most sci-fi elements with humorous graphics and sounds. <text:s/>The player can choose to play the game as the starfighter from the Star Soldier games, a flying Bomberman and a giant, laser-toting PC-Engine, each featuring their own weapon combinations which can be swapped at will in-game by collecting the right power-ups. The game features fully-animated cutscenes and CD music.&lt;/story&gt; &lt;/game&gt;</text:p>
          </table:table-cell>
        </table:table-row>
        <table:table-row table:style-name="ro1">
          <table:table-cell office:value-type="string">
            <text:p>Steam Heart's (Japan)</text:p>
          </table:table-cell>
          <table:table-cell office:value-type="string">
            <text:p>1996</text:p>
          </table:table-cell>
          <table:table-cell office:value-type="string">
            <text:p>ESRB - E (Everyone)</text:p>
          </table:table-cell>
          <table:table-cell office:value-type="string">
            <text:p>Steam Heart's </text:p>
          </table:table-cell>
          <table:table-cell table:number-columns-repeated="2" office:value-type="string">
            <text:p>Technical Group Laboratory</text:p>
          </table:table-cell>
          <table:table-cell office:value-type="string">
            <text:p>Shooter</text:p>
          </table:table-cell>
          <table:table-cell office:value-type="string">
            <text:p>4.0</text:p>
          </table:table-cell>
          <table:table-cell office:value-type="string">
            <text:p>1 Player</text:p>
          </table:table-cell>
          <table:table-cell office:value-type="string">
            <text:p>Steam Heart's is a 2D sci-fi vertically scrolling shoot-em-up with erotic content. The game takes place in the far future, on an alien planet dominated by seven elf-like or catgirl princesses that have fallen under the spell of a unique virus that has driven them mad and threatens to destroy the planet if all the rulers declare all-out war. <text:s/>Only Blondia Varady (nicknamed "Blow") and his sister Fallandia have been spared from the disease and must pilot their fighter ships in order to penetrate deep into the domain of each princess, destroy their war machines, and administer the antidote. Fortunately for Blow, the antidote has been synthesized into his reproductive organ, so that means there is only one way to inoculate the girls.... <text:s/>The player controls the fighter ship through vertically scrolling stages, trying to destroy every ship that crosses its path and reach the end boss. The ship has a primary weapon that can be constantly upgraded by collecting power-ups, and a secondary slot for all sorts of collectible weapons that can be picked up in mid-air. The game features 2P-cooperative gameplay and cutscenes made of still images that explain the plot and depict the protagonist's encounters with each princess.</text:p>
          </table:table-cell>
          <table:table-cell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Steam Heart's (Japan)&quot;&gt; &lt;year&gt;1996&lt;/year&gt; &lt;rating&gt;ESRB - E (Everyone)&lt;/rating&gt; &lt;title&gt;Steam Heart's &lt;/title&gt; &lt;pub&gt;Technical Group Laboratory&lt;/pub&gt; &lt;dev&gt;Technical Group Laboratory&lt;/dev&gt; &lt;genre&gt;Shooter&lt;/genre&gt; &lt;score&gt;4.0&lt;/score&gt; &lt;player&gt;1 Player&lt;/player&gt; &lt;story&gt;Steam Heart's is a 2D sci-fi vertically scrolling shoot-em-up with erotic content. The game takes place in the far future, on an alien planet dominated by seven elf-like or catgirl princesses that have fallen under the spell of a unique virus that has driven them mad and threatens to destroy the planet if all the rulers declare all-out war.  Only Blondia Varady (nicknamed &quot;Blow&quot;) and his sister Fallandia have been spared from the disease and must pilot their fighter ships in order to penetrate deep into the domain of each princess, destroy their war machines, and administer the antidote. Fortunately for Blow, the antidote has been synthesized into his reproductive organ, so that means there is only one way to inoculate the girls....  The player controls the fighter ship through vertically scrolling stages, trying to destroy every ship that crosses its path and reach the end boss. The ship has a primary weapon that can be constantly upgraded by collecting power-ups, and a secondary slot for all sorts of collectible weapons that can be picked up in mid-air. The game features 2P-cooperative gameplay and cutscenes made of still images that explain the plot and depict the protagonist's encounters with each princess.&lt;/story&gt; &lt;/game&gt;">
            <text:p>&lt;game name="Steam Heart's (Japan)"&gt; &lt;year&gt;1996&lt;/year&gt; &lt;rating&gt;ESRB - E (Everyone)&lt;/rating&gt; &lt;title&gt;Steam Heart's &lt;/title&gt; &lt;pub&gt;Technical Group Laboratory&lt;/pub&gt; &lt;dev&gt;Technical Group Laboratory&lt;/dev&gt; &lt;genre&gt;Shooter&lt;/genre&gt; &lt;score&gt;4.0&lt;/score&gt; &lt;player&gt;1 Player&lt;/player&gt; &lt;story&gt;Steam Heart's is a 2D sci-fi vertically scrolling shoot-em-up with erotic content. The game takes place in the far future, on an alien planet dominated by seven elf-like or catgirl princesses that have fallen under the spell of a unique virus that has driven them mad and threatens to destroy the planet if all the rulers declare all-out war. <text:s/>Only Blondia Varady (nicknamed "Blow") and his sister Fallandia have been spared from the disease and must pilot their fighter ships in order to penetrate deep into the domain of each princess, destroy their war machines, and administer the antidote. Fortunately for Blow, the antidote has been synthesized into his reproductive organ, so that means there is only one way to inoculate the girls.... <text:s/>The player controls the fighter ship through vertically scrolling stages, trying to destroy every ship that crosses its path and reach the end boss. The ship has a primary weapon that can be constantly upgraded by collecting power-ups, and a secondary slot for all sorts of collectible weapons that can be picked up in mid-air. The game features 2P-cooperative gameplay and cutscenes made of still images that explain the plot and depict the protagonist's encounters with each princess.&lt;/story&gt; &lt;/game&gt;</text:p>
          </table:table-cell>
        </table:table-row>
        <table:table-row table:style-name="ro1">
          <table:table-cell office:value-type="string">
            <text:p>Strider Hiryuu (Japan)</text:p>
          </table:table-cell>
          <table:table-cell office:value-type="string">
            <text:p>1994</text:p>
          </table:table-cell>
          <table:table-cell office:value-type="string">
            <text:p>ESRB - E (Everyone)</text:p>
          </table:table-cell>
          <table:table-cell office:value-type="string">
            <text:p>Strider Hiryuu </text:p>
          </table:table-cell>
          <table:table-cell office:value-type="string">
            <text:p>Capcom</text:p>
          </table:table-cell>
          <table:table-cell office:value-type="string">
            <text:p>NEC Avenue, Ltd.</text:p>
          </table:table-cell>
          <table:table-cell office:value-type="string">
            <text:p>Action</text:p>
          </table:table-cell>
          <table:table-cell office:value-type="string">
            <text:p>3.7</text:p>
          </table:table-cell>
          <table:table-cell office:value-type="string">
            <text:p>1 Player</text:p>
          </table:table-cell>
          <table:table-cell office:value-type="string">
            <text:p>The year is 2089 AD. In Russia, the evil Grand Master Meio has begun his insane plot to take over the universe. A lone figure drops from a stealth glider into Meio's base. He is Hiryu, Super A-Class Strider. His mission is to defeat the Grand Master and put an end to his plotting once and for all. <text:s/>Strider lets the protagonist run, jump, perform acrobatics and climb walls and overhangs. He wields a plasma sword, called a Cypher, through five levels fighting robots and guards, with mid- and end-level bosses.</text:p>
          </table:table-cell>
          <table:table-cell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Strider Hiryuu (Japan)&quot;&gt; &lt;year&gt;1994&lt;/year&gt; &lt;rating&gt;ESRB - E (Everyone)&lt;/rating&gt; &lt;title&gt;Strider Hiryuu &lt;/title&gt; &lt;pub&gt;Capcom&lt;/pub&gt; &lt;dev&gt;NEC Avenue, Ltd.&lt;/dev&gt; &lt;genre&gt;Action&lt;/genre&gt; &lt;score&gt;3.7&lt;/score&gt; &lt;player&gt;1 Player&lt;/player&gt; &lt;story&gt;The year is 2089 AD. In Russia, the evil Grand Master Meio has begun his insane plot to take over the universe. A lone figure drops from a stealth glider into Meio's base. He is Hiryu, Super A-Class Strider. His mission is to defeat the Grand Master and put an end to his plotting once and for all.  Strider lets the protagonist run, jump, perform acrobatics and climb walls and overhangs. He wields a plasma sword, called a Cypher, through five levels fighting robots and guards, with mid- and end-level bosses.&lt;/story&gt; &lt;/game&gt;">
            <text:p>&lt;game name="Strider Hiryuu (Japan)"&gt; &lt;year&gt;1994&lt;/year&gt; &lt;rating&gt;ESRB - E (Everyone)&lt;/rating&gt; &lt;title&gt;Strider Hiryuu &lt;/title&gt; &lt;pub&gt;Capcom&lt;/pub&gt; &lt;dev&gt;NEC Avenue, Ltd.&lt;/dev&gt; &lt;genre&gt;Action&lt;/genre&gt; &lt;score&gt;3.7&lt;/score&gt; &lt;player&gt;1 Player&lt;/player&gt; &lt;story&gt;The year is 2089 AD. In Russia, the evil Grand Master Meio has begun his insane plot to take over the universe. A lone figure drops from a stealth glider into Meio's base. He is Hiryu, Super A-Class Strider. His mission is to defeat the Grand Master and put an end to his plotting once and for all. <text:s/>Strider lets the protagonist run, jump, perform acrobatics and climb walls and overhangs. He wields a plasma sword, called a Cypher, through five levels fighting robots and guards, with mid- and end-level bosses.&lt;/story&gt; &lt;/game&gt;</text:p>
          </table:table-cell>
        </table:table-row>
        <table:table-row table:style-name="ro1">
          <table:table-cell office:value-type="string">
            <text:p>Summer Carnival '93 - Nexzr Special (Japan)</text:p>
          </table:table-cell>
          <table:table-cell office:value-type="string">
            <text:p>1993</text:p>
          </table:table-cell>
          <table:table-cell office:value-type="string">
            <text:p>ESRB - E (Everyone)</text:p>
          </table:table-cell>
          <table:table-cell office:value-type="string">
            <text:p>Summer Carnival '93 - Nexzr Special </text:p>
          </table:table-cell>
          <table:table-cell table:number-columns-repeated="2" office:value-type="string">
            <text:p>Naxat Soft</text:p>
          </table:table-cell>
          <table:table-cell office:value-type="string">
            <text:p>Shooter</text:p>
          </table:table-cell>
          <table:table-cell office:value-type="string">
            <text:p>4.5</text:p>
          </table:table-cell>
          <table:table-cell office:value-type="string">
            <text:p>1 Player</text:p>
          </table:table-cell>
          <table:table-cell office:value-type="string">
            <text:p>Released specifically for Naxat Soft's Summer Carnival of 1993, Nexzr Special is a collection of short stages and modes that share their basic gameplay system and visuals with Nexzr. The regular mode introduces familiar regular enemies and a few new bosses. The "Carnival Mode" contains Score Attack and Time Attack modes, both requiring the player to focus on attaining the high score rather than just surviving. For that reason the difficulty in these modes is more forgiving; they allow more continues and have more generously placed power-ups. These modes also offer more destructible objects on the screen, as these specifically serve to increase the score.</text:p>
          </table:table-cell>
          <table:table-cell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Summer Carnival '93 - Nexzr Special (Japan)&quot;&gt; &lt;year&gt;1993&lt;/year&gt; &lt;rating&gt;ESRB - E (Everyone)&lt;/rating&gt; &lt;title&gt;Summer Carnival '93 - Nexzr Special &lt;/title&gt; &lt;pub&gt;Naxat Soft&lt;/pub&gt; &lt;dev&gt;Naxat Soft&lt;/dev&gt; &lt;genre&gt;Shooter&lt;/genre&gt; &lt;score&gt;4.5&lt;/score&gt; &lt;player&gt;1 Player&lt;/player&gt; &lt;story&gt;Released specifically for Naxat Soft's Summer Carnival of 1993, Nexzr Special is a collection of short stages and modes that share their basic gameplay system and visuals with Nexzr. The regular mode introduces familiar regular enemies and a few new bosses. The &quot;Carnival Mode&quot; contains Score Attack and Time Attack modes, both requiring the player to focus on attaining the high score rather than just surviving. For that reason the difficulty in these modes is more forgiving; they allow more continues and have more generously placed power-ups. These modes also offer more destructible objects on the screen, as these specifically serve to increase the score.&lt;/story&gt; &lt;/game&gt;">
            <text:p>&lt;game name="Summer Carnival '93 - Nexzr Special (Japan)"&gt; &lt;year&gt;1993&lt;/year&gt; &lt;rating&gt;ESRB - E (Everyone)&lt;/rating&gt; &lt;title&gt;Summer Carnival '93 - Nexzr Special &lt;/title&gt; &lt;pub&gt;Naxat Soft&lt;/pub&gt; &lt;dev&gt;Naxat Soft&lt;/dev&gt; &lt;genre&gt;Shooter&lt;/genre&gt; &lt;score&gt;4.5&lt;/score&gt; &lt;player&gt;1 Player&lt;/player&gt; &lt;story&gt;Released specifically for Naxat Soft's Summer Carnival of 1993, Nexzr Special is a collection of short stages and modes that share their basic gameplay system and visuals with Nexzr. The regular mode introduces familiar regular enemies and a few new bosses. The "Carnival Mode" contains Score Attack and Time Attack modes, both requiring the player to focus on attaining the high score rather than just surviving. For that reason the difficulty in these modes is more forgiving; they allow more continues and have more generously placed power-ups. These modes also offer more destructible objects on the screen, as these specifically serve to increase the score.&lt;/story&gt; &lt;/game&gt;</text:p>
          </table:table-cell>
        </table:table-row>
        <table:table-row table:style-name="ro1">
          <table:table-cell office:value-type="string">
            <text:p>Super Albatross (Japan)</text:p>
          </table:table-cell>
          <table:table-cell office:value-type="string">
            <text:p>1989</text:p>
          </table:table-cell>
          <table:table-cell office:value-type="string">
            <text:p>ESRB - E (Everyone)</text:p>
          </table:table-cell>
          <table:table-cell office:value-type="string">
            <text:p>Super Albatross </text:p>
          </table:table-cell>
          <table:table-cell office:value-type="string">
            <text:p>Nihon Laser Soft</text:p>
          </table:table-cell>
          <table:table-cell office:value-type="string">
            <text:p>Telenet Japan</text:p>
          </table:table-cell>
          <table:table-cell office:value-type="string">
            <text:p>Sports/Golf</text:p>
          </table:table-cell>
          <table:table-cell office:value-type="string">
            <text:p>4.0</text:p>
          </table:table-cell>
          <table:table-cell office:value-type="string">
            <text:p>1-4 Players</text:p>
          </table:table-cell>
          <table:table-cell office:value-type="string">
            <text:p>Super Albatross is a golf game. There are three modes available: training, match play, and tournament. Match play is essentially a story mode that casts the player in the role of a young man whose mother has passed away and who tries to find solace in golf. In this mode, opponents must be defeated in a linear fashion and courses are dictated by the story. In training and tournament modes the player can choose between six different courses. The tournament mode is a competition between various characters who appeared as opponents in the match play mode. The golf game itself is viewed from a top-down perspective at all times, and allows the player to choose the type of club as well as adjust the angle and the strength of the shot.</text:p>
          </table:table-cell>
          <table:table-cell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Super Albatross (Japan)&quot;&gt; &lt;year&gt;1989&lt;/year&gt; &lt;rating&gt;ESRB - E (Everyone)&lt;/rating&gt; &lt;title&gt;Super Albatross &lt;/title&gt; &lt;pub&gt;Nihon Laser Soft&lt;/pub&gt; &lt;dev&gt;Telenet Japan&lt;/dev&gt; &lt;genre&gt;Sports/Golf&lt;/genre&gt; &lt;score&gt;4.0&lt;/score&gt; &lt;player&gt;1-4 Players&lt;/player&gt; &lt;story&gt;Super Albatross is a golf game. There are three modes available: training, match play, and tournament. Match play is essentially a story mode that casts the player in the role of a young man whose mother has passed away and who tries to find solace in golf. In this mode, opponents must be defeated in a linear fashion and courses are dictated by the story. In training and tournament modes the player can choose between six different courses. The tournament mode is a competition between various characters who appeared as opponents in the match play mode. The golf game itself is viewed from a top-down perspective at all times, and allows the player to choose the type of club as well as adjust the angle and the strength of the shot.&lt;/story&gt; &lt;/game&gt;">
            <text:p>&lt;game name="Super Albatross (Japan)"&gt; &lt;year&gt;1989&lt;/year&gt; &lt;rating&gt;ESRB - E (Everyone)&lt;/rating&gt; &lt;title&gt;Super Albatross &lt;/title&gt; &lt;pub&gt;Nihon Laser Soft&lt;/pub&gt; &lt;dev&gt;Telenet Japan&lt;/dev&gt; &lt;genre&gt;Sports/Golf&lt;/genre&gt; &lt;score&gt;4.0&lt;/score&gt; &lt;player&gt;1-4 Players&lt;/player&gt; &lt;story&gt;Super Albatross is a golf game. There are three modes available: training, match play, and tournament. Match play is essentially a story mode that casts the player in the role of a young man whose mother has passed away and who tries to find solace in golf. In this mode, opponents must be defeated in a linear fashion and courses are dictated by the story. In training and tournament modes the player can choose between six different courses. The tournament mode is a competition between various characters who appeared as opponents in the match play mode. The golf game itself is viewed from a top-down perspective at all times, and allows the player to choose the type of club as well as adjust the angle and the strength of the shot.&lt;/story&gt; &lt;/game&gt;</text:p>
          </table:table-cell>
        </table:table-row>
        <table:table-row table:style-name="ro1">
          <table:table-cell office:value-type="string">
            <text:p>Super Darius (Japan)</text:p>
          </table:table-cell>
          <table:table-cell office:value-type="string">
            <text:p>1990</text:p>
          </table:table-cell>
          <table:table-cell office:value-type="string">
            <text:p>ESRB - E (Everyone)</text:p>
          </table:table-cell>
          <table:table-cell office:value-type="string">
            <text:p>Super Darius </text:p>
          </table:table-cell>
          <table:table-cell office:value-type="string">
            <text:p>Taito Corp</text:p>
          </table:table-cell>
          <table:table-cell office:value-type="string">
            <text:p>NEC Avenue Ltd.</text:p>
          </table:table-cell>
          <table:table-cell office:value-type="string">
            <text:p>Shooter</text:p>
          </table:table-cell>
          <table:table-cell office:value-type="string">
            <text:p>3.2</text:p>
          </table:table-cell>
          <table:table-cell office:value-type="string">
            <text:p>1 Player</text:p>
          </table:table-cell>
          <table:table-cell office:value-type="string">
            <text:p>Darius was Taito's effort to compete in the arcades against the likes of R-Type and Gradius. Technically impressive, it featured three screens depicting the largest playfield seen in a game so far (the same system was employed for Ninja Warriors), with the player sitting atop a big set of loudspeakers. Visually and audibly, it was a league above Irem's and Konami's offerings. <text:s/>When Taito (and others) ported the game to home machines, they were forced to shrink the playfield to fit in one single screen, and re-dubbed it Darius Plus. <text:s/>The plot of Darius involves the two heroes Proco Jr. and Tiat Young fighting the menaces posed by galactic fish and other sea animals again their homeworld. <text:s/>What sets Darius apart from other shoot'em-ups of the time is its way of letting the player choose his path with a certain amount of freedom. At the end of each area (level), you are able to choose between one of two worlds which the area branches into. This renders a higher replay value, since there are many paths to reach the end of the game by. Apart from this, the gameplay is on the simplistic side, both due to unimaginative attack waves and little interaction with the surroundings, but mainly due to the very basic powerup system, which is nowhere near the complexity of the aforementioned R-Type's and Gradius'.</text:p>
          </table:table-cell>
          <table:table-cell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Super Darius (Japan)&quot;&gt; &lt;year&gt;1990&lt;/year&gt; &lt;rating&gt;ESRB - E (Everyone)&lt;/rating&gt; &lt;title&gt;Super Darius &lt;/title&gt; &lt;pub&gt;Taito Corp&lt;/pub&gt; &lt;dev&gt;NEC Avenue Ltd.&lt;/dev&gt; &lt;genre&gt;Shooter&lt;/genre&gt; &lt;score&gt;3.2&lt;/score&gt; &lt;player&gt;1 Player&lt;/player&gt; &lt;story&gt;Darius was Taito's effort to compete in the arcades against the likes of R-Type and Gradius. Technically impressive, it featured three screens depicting the largest playfield seen in a game so far (the same system was employed for Ninja Warriors), with the player sitting atop a big set of loudspeakers. Visually and audibly, it was a league above Irem's and Konami's offerings.  When Taito (and others) ported the game to home machines, they were forced to shrink the playfield to fit in one single screen, and re-dubbed it Darius Plus.  The plot of Darius involves the two heroes Proco Jr. and Tiat Young fighting the menaces posed by galactic fish and other sea animals again their homeworld.  What sets Darius apart from other shoot'em-ups of the time is its way of letting the player choose his path with a certain amount of freedom. At the end of each area (level), you are able to choose between one of two worlds which the area branches into. This renders a higher replay value, since there are many paths to reach the end of the game by. Apart from this, the gameplay is on the simplistic side, both due to unimaginative attack waves and little interaction with the surroundings, but mainly due to the very basic powerup system, which is nowhere near the complexity of the aforementioned R-Type's and Gradius'.&lt;/story&gt; &lt;/game&gt;">
            <text:p>&lt;game name="Super Darius (Japan)"&gt; &lt;year&gt;1990&lt;/year&gt; &lt;rating&gt;ESRB - E (Everyone)&lt;/rating&gt; &lt;title&gt;Super Darius &lt;/title&gt; &lt;pub&gt;Taito Corp&lt;/pub&gt; &lt;dev&gt;NEC Avenue Ltd.&lt;/dev&gt; &lt;genre&gt;Shooter&lt;/genre&gt; &lt;score&gt;3.2&lt;/score&gt; &lt;player&gt;1 Player&lt;/player&gt; &lt;story&gt;Darius was Taito's effort to compete in the arcades against the likes of R-Type and Gradius. Technically impressive, it featured three screens depicting the largest playfield seen in a game so far (the same system was employed for Ninja Warriors), with the player sitting atop a big set of loudspeakers. Visually and audibly, it was a league above Irem's and Konami's offerings. <text:s/>When Taito (and others) ported the game to home machines, they were forced to shrink the playfield to fit in one single screen, and re-dubbed it Darius Plus. <text:s/>The plot of Darius involves the two heroes Proco Jr. and Tiat Young fighting the menaces posed by galactic fish and other sea animals again their homeworld. <text:s/>What sets Darius apart from other shoot'em-ups of the time is its way of letting the player choose his path with a certain amount of freedom. At the end of each area (level), you are able to choose between one of two worlds which the area branches into. This renders a higher replay value, since there are many paths to reach the end of the game by. Apart from this, the gameplay is on the simplistic side, both due to unimaginative attack waves and little interaction with the surroundings, but mainly due to the very basic powerup system, which is nowhere near the complexity of the aforementioned R-Type's and Gradius'.&lt;/story&gt; &lt;/game&gt;</text:p>
          </table:table-cell>
        </table:table-row>
        <table:table-row table:style-name="ro1">
          <table:table-cell office:value-type="string">
            <text:p>Super Darius 2 (Japan)</text:p>
          </table:table-cell>
          <table:table-cell office:value-type="string">
            <text:p>1993</text:p>
          </table:table-cell>
          <table:table-cell office:value-type="string">
            <text:p>ESRB - E (Everyone)</text:p>
          </table:table-cell>
          <table:table-cell office:value-type="string">
            <text:p>Super Darius 2 </text:p>
          </table:table-cell>
          <table:table-cell office:value-type="string">
            <text:p>Taito Corp</text:p>
          </table:table-cell>
          <table:table-cell office:value-type="string">
            <text:p>NEC Avenue Ltd.</text:p>
          </table:table-cell>
          <table:table-cell office:value-type="string">
            <text:p>Shooter</text:p>
          </table:table-cell>
          <table:table-cell office:value-type="string">
            <text:p>3.4</text:p>
          </table:table-cell>
          <table:table-cell office:value-type="string">
            <text:p>1 Player</text:p>
          </table:table-cell>
          <table:table-cell office:value-type="string">
            <text:p>Long time ago, the planet of Darius went into ruin but Proco and Tiat of Darius gave birth to a new planet and named it Orga. After the passing of many centuries, Proco Jr. and Tiat Young receive a strange radio broadcast from the galaxy. They discover the radio broadcast is a mayday signal from another descendant of Darius. They board the Silverhawk, preparing to defeat an evil force and journey to the galaxy. <text:s/>Darius II, or Sagaia as it is known in the West, is the second installment in Taito's shoot 'em up series. Its main distinguishing features are the non-linear level system and the enemies, which are different kinds of seafood.</text:p>
          </table:table-cell>
          <table:table-cell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Super Darius 2 (Japan)&quot;&gt; &lt;year&gt;1993&lt;/year&gt; &lt;rating&gt;ESRB - E (Everyone)&lt;/rating&gt; &lt;title&gt;Super Darius 2 &lt;/title&gt; &lt;pub&gt;Taito Corp&lt;/pub&gt; &lt;dev&gt;NEC Avenue Ltd.&lt;/dev&gt; &lt;genre&gt;Shooter&lt;/genre&gt; &lt;score&gt;3.4&lt;/score&gt; &lt;player&gt;1 Player&lt;/player&gt; &lt;story&gt;Long time ago, the planet of Darius went into ruin but Proco and Tiat of Darius gave birth to a new planet and named it Orga. After the passing of many centuries, Proco Jr. and Tiat Young receive a strange radio broadcast from the galaxy. They discover the radio broadcast is a mayday signal from another descendant of Darius. They board the Silverhawk, preparing to defeat an evil force and journey to the galaxy.  Darius II, or Sagaia as it is known in the West, is the second installment in Taito's shoot 'em up series. Its main distinguishing features are the non-linear level system and the enemies, which are different kinds of seafood.&lt;/story&gt; &lt;/game&gt;">
            <text:p>&lt;game name="Super Darius 2 (Japan)"&gt; &lt;year&gt;1993&lt;/year&gt; &lt;rating&gt;ESRB - E (Everyone)&lt;/rating&gt; &lt;title&gt;Super Darius 2 &lt;/title&gt; &lt;pub&gt;Taito Corp&lt;/pub&gt; &lt;dev&gt;NEC Avenue Ltd.&lt;/dev&gt; &lt;genre&gt;Shooter&lt;/genre&gt; &lt;score&gt;3.4&lt;/score&gt; &lt;player&gt;1 Player&lt;/player&gt; &lt;story&gt;Long time ago, the planet of Darius went into ruin but Proco and Tiat of Darius gave birth to a new planet and named it Orga. After the passing of many centuries, Proco Jr. and Tiat Young receive a strange radio broadcast from the galaxy. They discover the radio broadcast is a mayday signal from another descendant of Darius. They board the Silverhawk, preparing to defeat an evil force and journey to the galaxy. <text:s/>Darius II, or Sagaia as it is known in the West, is the second installment in Taito's shoot 'em up series. Its main distinguishing features are the non-linear level system and the enemies, which are different kinds of seafood.&lt;/story&gt; &lt;/game&gt;</text:p>
          </table:table-cell>
        </table:table-row>
        <table:table-row table:style-name="ro1">
          <table:table-cell office:value-type="string">
            <text:p>Super Raiden (Japan)</text:p>
          </table:table-cell>
          <table:table-cell office:value-type="string">
            <text:p>1992</text:p>
          </table:table-cell>
          <table:table-cell office:value-type="string">
            <text:p>ESRB - E (Everyone)</text:p>
          </table:table-cell>
          <table:table-cell office:value-type="string">
            <text:p>Super Raiden </text:p>
          </table:table-cell>
          <table:table-cell table:number-columns-repeated="2" office:value-type="string">
            <text:p>Hudson Soft</text:p>
          </table:table-cell>
          <table:table-cell office:value-type="string">
            <text:p>Shooter</text:p>
          </table:table-cell>
          <table:table-cell office:value-type="string">
            <text:p>4.1</text:p>
          </table:table-cell>
          <table:table-cell office:value-type="string">
            <text:p>1 Player</text:p>
          </table:table-cell>
          <table:table-cell office:value-type="string">
            <text:p>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text:p>
          </table:table-cell>
          <table:table-cell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Super Raiden (Japan)&quot;&gt; &lt;year&gt;1992&lt;/year&gt; &lt;rating&gt;ESRB - E (Everyone)&lt;/rating&gt; &lt;title&gt;Super Raiden &lt;/title&gt; &lt;pub&gt;Hudson Soft&lt;/pub&gt; &lt;dev&gt;Hudson Soft&lt;/dev&gt; &lt;genre&gt;Shooter&lt;/genre&gt; &lt;score&gt;4.1&lt;/score&gt; &lt;player&gt;1 Player&lt;/player&gt; &lt;story&gt;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lt;/story&gt; &lt;/game&gt;">
            <text:p>&lt;game name="Super Raiden (Japan)"&gt; &lt;year&gt;1992&lt;/year&gt; &lt;rating&gt;ESRB - E (Everyone)&lt;/rating&gt; &lt;title&gt;Super Raiden &lt;/title&gt; &lt;pub&gt;Hudson Soft&lt;/pub&gt; &lt;dev&gt;Hudson Soft&lt;/dev&gt; &lt;genre&gt;Shooter&lt;/genre&gt; &lt;score&gt;4.1&lt;/score&gt; &lt;player&gt;1 Player&lt;/player&gt; &lt;story&gt;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lt;/story&gt; &lt;/game&gt;</text:p>
          </table:table-cell>
        </table:table-row>
        <table:table-row table:style-name="ro1">
          <table:table-cell office:value-type="string">
            <text:p>Sylphia (Japan)</text:p>
          </table:table-cell>
          <table:table-cell office:value-type="string">
            <text:p>1993</text:p>
          </table:table-cell>
          <table:table-cell office:value-type="string">
            <text:p>ESRB - E (Everyone)</text:p>
          </table:table-cell>
          <table:table-cell office:value-type="string">
            <text:p>Sylphia </text:p>
          </table:table-cell>
          <table:table-cell table:number-columns-repeated="2" office:value-type="string">
            <text:p>Tonkin House</text:p>
          </table:table-cell>
          <table:table-cell office:value-type="string">
            <text:p>Shooter</text:p>
          </table:table-cell>
          <table:table-cell office:value-type="string">
            <text:p>3.7</text:p>
          </table:table-cell>
          <table:table-cell office:value-type="string">
            <text:p>1 Player</text:p>
          </table:table-cell>
          <table:table-cell office:value-type="string">
            <text:p>Sylphia is set in an environment inspired by the Greek mythology. The heroine of the game was a fearless maiden who tried to protect her home town from the onslaught of monsters. But even her power was no enough, and she was slain... Touched by her sacrifice, the goddess Athena revived her as a flying demi-goddess. Restored to new life, Sylphia can now unleash her wrath upon the monsters and their supporters. <text:s/>Despite its theme and setting, Sylphia plays like a vertically scrolling shooter. As in most games of this kind, the gameplay consists of shooting down waves of enemies, on the ground and in the skies. Sylphia can use four types of ranged attacks, which roughly correspond to other shooters' traditional weapons: fire blasts, laser, spreading fire, homing missiles. These weapons are displayed as colored orbs and must be collected. Power-ups can be collected for each type of attack. In addition, a devastating special attack can be stored (for one charge) and executed.</text:p>
          </table:table-cell>
          <table:table-cell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Sylphia (Japan)&quot;&gt; &lt;year&gt;1993&lt;/year&gt; &lt;rating&gt;ESRB - E (Everyone)&lt;/rating&gt; &lt;title&gt;Sylphia &lt;/title&gt; &lt;pub&gt;Tonkin House&lt;/pub&gt; &lt;dev&gt;Tonkin House&lt;/dev&gt; &lt;genre&gt;Shooter&lt;/genre&gt; &lt;score&gt;3.7&lt;/score&gt; &lt;player&gt;1 Player&lt;/player&gt; &lt;story&gt;Sylphia is set in an environment inspired by the Greek mythology. The heroine of the game was a fearless maiden who tried to protect her home town from the onslaught of monsters. But even her power was no enough, and she was slain... Touched by her sacrifice, the goddess Athena revived her as a flying demi-goddess. Restored to new life, Sylphia can now unleash her wrath upon the monsters and their supporters.  Despite its theme and setting, Sylphia plays like a vertically scrolling shooter. As in most games of this kind, the gameplay consists of shooting down waves of enemies, on the ground and in the skies. Sylphia can use four types of ranged attacks, which roughly correspond to other shooters' traditional weapons: fire blasts, laser, spreading fire, homing missiles. These weapons are displayed as colored orbs and must be collected. Power-ups can be collected for each type of attack. In addition, a devastating special attack can be stored (for one charge) and executed.&lt;/story&gt; &lt;/game&gt;">
            <text:p>&lt;game name="Sylphia (Japan)"&gt; &lt;year&gt;1993&lt;/year&gt; &lt;rating&gt;ESRB - E (Everyone)&lt;/rating&gt; &lt;title&gt;Sylphia &lt;/title&gt; &lt;pub&gt;Tonkin House&lt;/pub&gt; &lt;dev&gt;Tonkin House&lt;/dev&gt; &lt;genre&gt;Shooter&lt;/genre&gt; &lt;score&gt;3.7&lt;/score&gt; &lt;player&gt;1 Player&lt;/player&gt; &lt;story&gt;Sylphia is set in an environment inspired by the Greek mythology. The heroine of the game was a fearless maiden who tried to protect her home town from the onslaught of monsters. But even her power was no enough, and she was slain... Touched by her sacrifice, the goddess Athena revived her as a flying demi-goddess. Restored to new life, Sylphia can now unleash her wrath upon the monsters and their supporters. <text:s/>Despite its theme and setting, Sylphia plays like a vertically scrolling shooter. As in most games of this kind, the gameplay consists of shooting down waves of enemies, on the ground and in the skies. Sylphia can use four types of ranged attacks, which roughly correspond to other shooters' traditional weapons: fire blasts, laser, spreading fire, homing missiles. These weapons are displayed as colored orbs and must be collected. Power-ups can be collected for each type of attack. In addition, a devastating special attack can be stored (for one charge) and executed.&lt;/story&gt; &lt;/game&gt;</text:p>
          </table:table-cell>
        </table:table-row>
        <table:table-row table:style-name="ro1">
          <table:table-cell office:value-type="string">
            <text:p>Tecmo World Cup Super Soccer (Japan)</text:p>
          </table:table-cell>
          <table:table-cell office:value-type="string">
            <text:p>1992</text:p>
          </table:table-cell>
          <table:table-cell office:value-type="string">
            <text:p>ESRB - E (Everyone)</text:p>
          </table:table-cell>
          <table:table-cell office:value-type="string">
            <text:p>Tecmo World Cup Super Soccer </text:p>
          </table:table-cell>
          <table:table-cell office:value-type="string">
            <text:p>Tecmo, Ltd.</text:p>
          </table:table-cell>
          <table:table-cell office:value-type="string">
            <text:p>Media Rings Corp</text:p>
          </table:table-cell>
          <table:table-cell office:value-type="string">
            <text:p>Sports/Soccer</text:p>
          </table:table-cell>
          <table:table-cell office:value-type="string">
            <text:p>4.0</text:p>
          </table:table-cell>
          <table:table-cell office:value-type="string">
            <text:p>1-2 Players</text:p>
          </table:table-cell>
          <table:table-cell office:value-type="string">
            <text:p>Tecmo World Cup Super Soccer is quite different from the similarly-named Tecmo World Cup Soccer. In this football (soccer) game players can choose between competing for the World Cup or participating in the Japanese league tournament. Only eight international teams (Brazil, Argentine, Japan, England, France, Spain, Italy, and Germany) are available. Before a match begins players can choose between three general strategies for the team - normal, offensive, or defensive. Weather conditions (normal, rain, or snow) and match length can be selected as well. The game itself is played from a third-person perspective that slightly switches between isometric and top-down depending on the situation. </text:p>
          </table:table-cell>
          <table:table-cell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Tecmo World Cup Super Soccer (Japan)&quot;&gt; &lt;year&gt;1992&lt;/year&gt; &lt;rating&gt;ESRB - E (Everyone)&lt;/rating&gt; &lt;title&gt;Tecmo World Cup Super Soccer &lt;/title&gt; &lt;pub&gt;Tecmo, Ltd.&lt;/pub&gt; &lt;dev&gt;Media Rings Corp&lt;/dev&gt; &lt;genre&gt;Sports/Soccer&lt;/genre&gt; &lt;score&gt;4.0&lt;/score&gt; &lt;player&gt;1-2 Players&lt;/player&gt; &lt;story&gt;Tecmo World Cup Super Soccer is quite different from the similarly-named Tecmo World Cup Soccer. In this football (soccer) game players can choose between competing for the World Cup or participating in the Japanese league tournament. Only eight international teams (Brazil, Argentine, Japan, England, France, Spain, Italy, and Germany) are available. Before a match begins players can choose between three general strategies for the team - normal, offensive, or defensive. Weather conditions (normal, rain, or snow) and match length can be selected as well. The game itself is played from a third-person perspective that slightly switches between isometric and top-down depending on the situation. &lt;/story&gt; &lt;/game&gt;">
            <text:p>&lt;game name="Tecmo World Cup Super Soccer (Japan)"&gt; &lt;year&gt;1992&lt;/year&gt; &lt;rating&gt;ESRB - E (Everyone)&lt;/rating&gt; &lt;title&gt;Tecmo World Cup Super Soccer &lt;/title&gt; &lt;pub&gt;Tecmo, Ltd.&lt;/pub&gt; &lt;dev&gt;Media Rings Corp&lt;/dev&gt; &lt;genre&gt;Sports/Soccer&lt;/genre&gt; &lt;score&gt;4.0&lt;/score&gt; &lt;player&gt;1-2 Players&lt;/player&gt; &lt;story&gt;Tecmo World Cup Super Soccer is quite different from the similarly-named Tecmo World Cup Soccer. In this football (soccer) game players can choose between competing for the World Cup or participating in the Japanese league tournament. Only eight international teams (Brazil, Argentine, Japan, England, France, Spain, Italy, and Germany) are available. Before a match begins players can choose between three general strategies for the team - normal, offensive, or defensive. Weather conditions (normal, rain, or snow) and match length can be selected as well. The game itself is played from a third-person perspective that slightly switches between isometric and top-down depending on the situation. &lt;/story&gt; &lt;/game&gt;</text:p>
          </table:table-cell>
        </table:table-row>
        <table:table-row table:style-name="ro1">
          <table:table-cell office:value-type="string">
            <text:p>Tenchi wo Kurau (Japan)</text:p>
          </table:table-cell>
          <table:table-cell office:value-type="string">
            <text:p>1994</text:p>
          </table:table-cell>
          <table:table-cell office:value-type="string">
            <text:p>ESRB - E (Everyone)</text:p>
          </table:table-cell>
          <table:table-cell office:value-type="string">
            <text:p>Tenchi wo Kurau </text:p>
          </table:table-cell>
          <table:table-cell office:value-type="string">
            <text:p>Capcom</text:p>
          </table:table-cell>
          <table:table-cell office:value-type="string">
            <text:p>NEC Avenue, Ltd.</text:p>
          </table:table-cell>
          <table:table-cell office:value-type="string">
            <text:p>Action</text:p>
          </table:table-cell>
          <table:table-cell office:value-type="string">
            <text:p>3.5</text:p>
          </table:table-cell>
          <table:table-cell office:value-type="string">
            <text:p>1 Player</text:p>
          </table:table-cell>
          <table:table-cell office:value-type="string">
            <text:p>Originating in the arcades, Dynasty Wars is a beat-em-up set during the Three Kingdoms Era of the Chinese history, and is, more specifically, based on the Tenchi o Kurau manga adaptation of the story. The player adopts the identity of an ancient Chinese warrior, and riding on horseback has to eliminate all his opponents, mostly infantry and archers. Four historical characters from the time period can be controlled: Zhang Fei (fights with a halberd), Liu Bei (broadsword), Guan Yu (a Chinese pole weapon known as guan dao), and Zhao Yun (pike); some of the character names are misspelled in translated versions. The characters are distinguished by their health and strength parameters. <text:s/>The game uses a lateral scroll and the player can move in all four directions. A novelty is the attack system: when pressing fire the energy of the attack will load up as the warrior moves his weapon up and backwards, in order to gain momentum. The more the player can keep fire pressed, the more powerful the attack will be. In addition, so-called "tactics" can be used at specific moments; these are powerful area attacks that deplete the protagonist's HP in process and range from summoning an ambush partner and causing rocks slide down slopes. <text:s/>Stages typically culminate in boss battles. Along the way, various power-ups can be collected. Besides treasure that increases the player's score, and food packs that heal the protagonist, there are also yellow and blue orbs, which represent the game's light RPG elements: yellow orbs count as experience points and increase the character's vitality after a stage is over, and blue orbs increase the power of his weapon.</text:p>
          </table:table-cell>
          <table:table-cell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Tenchi wo Kurau (Japan)&quot;&gt; &lt;year&gt;1994&lt;/year&gt; &lt;rating&gt;ESRB - E (Everyone)&lt;/rating&gt; &lt;title&gt;Tenchi wo Kurau &lt;/title&gt; &lt;pub&gt;Capcom&lt;/pub&gt; &lt;dev&gt;NEC Avenue, Ltd.&lt;/dev&gt; &lt;genre&gt;Action&lt;/genre&gt; &lt;score&gt;3.5&lt;/score&gt; &lt;player&gt;1 Player&lt;/player&gt; &lt;story&gt;Originating in the arcades, Dynasty Wars is a beat-em-up set during the Three Kingdoms Era of the Chinese history, and is, more specifically, based on the Tenchi o Kurau manga adaptation of the story. The player adopts the identity of an ancient Chinese warrior, and riding on horseback has to eliminate all his opponents, mostly infantry and archers. Four historical characters from the time period can be controlled: Zhang Fei (fights with a halberd), Liu Bei (broadsword), Guan Yu (a Chinese pole weapon known as guan dao), and Zhao Yun (pike); some of the character names are misspelled in translated versions. The characters are distinguished by their health and strength parameters.  The game uses a lateral scroll and the player can move in all four directions. A novelty is the attack system: when pressing fire the energy of the attack will load up as the warrior moves his weapon up and backwards, in order to gain momentum. The more the player can keep fire pressed, the more powerful the attack will be. In addition, so-called &quot;tactics&quot; can be used at specific moments; these are powerful area attacks that deplete the protagonist's HP in process and range from summoning an ambush partner and causing rocks slide down slopes.  Stages typically culminate in boss battles. Along the way, various power-ups can be collected. Besides treasure that increases the player's score, and food packs that heal the protagonist, there are also yellow and blue orbs, which represent the game's light RPG elements: yellow orbs count as experience points and increase the character's vitality after a stage is over, and blue orbs increase the power of his weapon.&lt;/story&gt; &lt;/game&gt;">
            <text:p>&lt;game name="Tenchi wo Kurau (Japan)"&gt; &lt;year&gt;1994&lt;/year&gt; &lt;rating&gt;ESRB - E (Everyone)&lt;/rating&gt; &lt;title&gt;Tenchi wo Kurau &lt;/title&gt; &lt;pub&gt;Capcom&lt;/pub&gt; &lt;dev&gt;NEC Avenue, Ltd.&lt;/dev&gt; &lt;genre&gt;Action&lt;/genre&gt; &lt;score&gt;3.5&lt;/score&gt; &lt;player&gt;1 Player&lt;/player&gt; &lt;story&gt;Originating in the arcades, Dynasty Wars is a beat-em-up set during the Three Kingdoms Era of the Chinese history, and is, more specifically, based on the Tenchi o Kurau manga adaptation of the story. The player adopts the identity of an ancient Chinese warrior, and riding on horseback has to eliminate all his opponents, mostly infantry and archers. Four historical characters from the time period can be controlled: Zhang Fei (fights with a halberd), Liu Bei (broadsword), Guan Yu (a Chinese pole weapon known as guan dao), and Zhao Yun (pike); some of the character names are misspelled in translated versions. The characters are distinguished by their health and strength parameters. <text:s/>The game uses a lateral scroll and the player can move in all four directions. A novelty is the attack system: when pressing fire the energy of the attack will load up as the warrior moves his weapon up and backwards, in order to gain momentum. The more the player can keep fire pressed, the more powerful the attack will be. In addition, so-called "tactics" can be used at specific moments; these are powerful area attacks that deplete the protagonist's HP in process and range from summoning an ambush partner and causing rocks slide down slopes. <text:s/>Stages typically culminate in boss battles. Along the way, various power-ups can be collected. Besides treasure that increases the player's score, and food packs that heal the protagonist, there are also yellow and blue orbs, which represent the game's light RPG elements: yellow orbs count as experience points and increase the character's vitality after a stage is over, and blue orbs increase the power of his weapon.&lt;/story&gt; &lt;/game&gt;</text:p>
          </table:table-cell>
        </table:table-row>
        <table:table-row table:style-name="ro1">
          <table:table-cell office:value-type="string">
            <text:p>Travel Epuru (Japan)</text:p>
          </table:table-cell>
          <table:table-cell office:value-type="string">
            <text:p>1992</text:p>
          </table:table-cell>
          <table:table-cell office:value-type="string">
            <text:p>ESRB - E (Everyone)</text:p>
          </table:table-cell>
          <table:table-cell office:value-type="string">
            <text:p>Travel Epuru </text:p>
          </table:table-cell>
          <table:table-cell office:value-type="string">
            <text:p>RiOT</text:p>
          </table:table-cell>
          <table:table-cell office:value-type="string">
            <text:p>Nihon Telenet</text:p>
          </table:table-cell>
          <table:table-cell office:value-type="string">
            <text:p>Action</text:p>
          </table:table-cell>
          <table:table-cell office:value-type="string">
            <text:p>2.7</text:p>
          </table:table-cell>
          <table:table-cell office:value-type="string">
            <text:p>1-2 Players</text:p>
          </table:table-cell>
          <table:table-cell office:value-type="string">
            <text:p>Eple is a young girl donning a penguin costume, who lives in a secluded village in a snowy region of Northern Japan with other humans and birds. One day, following a monster attack on the village, Eple and her penguin friend fell into the water and drifted to faraway lands. The duo must face fearsome enemies and dangers to find a way back home. <text:s/>Travel Eple is a top-down action game similar in concept to Bomberman. The game is divided into stages, each consisting of one screen. Every stage has an opponent who tries to kill Eple either by attacking directly (most regular enemies only have close-range attacks, but bosses may not follow this rule), or by throwing objects at her. Eple, on the other hand, has no attacks on her own and must rely on these objects (mostly explosives such as bombs and grenades) to hurt the enemy. Objects keep appearing randomly in various parts of the screen as long as the battle continues. <text:s/>Stages may contain hazardous areas that damage Eple, or other spots that prevent her from walking around normally. Health-restoring pots also pop up from time to time. A few stages require Eple to access a magic staff, which grants her various protective abilities (e.g. an ice force field that absorbs fire damage). A versus mode is available, in which players compete against each other by controlling Eple and her friend Pal. Their magical abilities can be customized before the battle begins.</text:p>
          </table:table-cell>
          <table:table-cell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Travel Epuru (Japan)&quot;&gt; &lt;year&gt;1992&lt;/year&gt; &lt;rating&gt;ESRB - E (Everyone)&lt;/rating&gt; &lt;title&gt;Travel Epuru &lt;/title&gt; &lt;pub&gt;RiOT&lt;/pub&gt; &lt;dev&gt;Nihon Telenet&lt;/dev&gt; &lt;genre&gt;Action&lt;/genre&gt; &lt;score&gt;2.7&lt;/score&gt; &lt;player&gt;1-2 Players&lt;/player&gt; &lt;story&gt;Eple is a young girl donning a penguin costume, who lives in a secluded village in a snowy region of Northern Japan with other humans and birds. One day, following a monster attack on the village, Eple and her penguin friend fell into the water and drifted to faraway lands. The duo must face fearsome enemies and dangers to find a way back home.  Travel Eple is a top-down action game similar in concept to Bomberman. The game is divided into stages, each consisting of one screen. Every stage has an opponent who tries to kill Eple either by attacking directly (most regular enemies only have close-range attacks, but bosses may not follow this rule), or by throwing objects at her. Eple, on the other hand, has no attacks on her own and must rely on these objects (mostly explosives such as bombs and grenades) to hurt the enemy. Objects keep appearing randomly in various parts of the screen as long as the battle continues.  Stages may contain hazardous areas that damage Eple, or other spots that prevent her from walking around normally. Health-restoring pots also pop up from time to time. A few stages require Eple to access a magic staff, which grants her various protective abilities (e.g. an ice force field that absorbs fire damage). A versus mode is available, in which players compete against each other by controlling Eple and her friend Pal. Their magical abilities can be customized before the battle begins.&lt;/story&gt; &lt;/game&gt;">
            <text:p>&lt;game name="Travel Epuru (Japan)"&gt; &lt;year&gt;1992&lt;/year&gt; &lt;rating&gt;ESRB - E (Everyone)&lt;/rating&gt; &lt;title&gt;Travel Epuru &lt;/title&gt; &lt;pub&gt;RiOT&lt;/pub&gt; &lt;dev&gt;Nihon Telenet&lt;/dev&gt; &lt;genre&gt;Action&lt;/genre&gt; &lt;score&gt;2.7&lt;/score&gt; &lt;player&gt;1-2 Players&lt;/player&gt; &lt;story&gt;Eple is a young girl donning a penguin costume, who lives in a secluded village in a snowy region of Northern Japan with other humans and birds. One day, following a monster attack on the village, Eple and her penguin friend fell into the water and drifted to faraway lands. The duo must face fearsome enemies and dangers to find a way back home. <text:s/>Travel Eple is a top-down action game similar in concept to Bomberman. The game is divided into stages, each consisting of one screen. Every stage has an opponent who tries to kill Eple either by attacking directly (most regular enemies only have close-range attacks, but bosses may not follow this rule), or by throwing objects at her. Eple, on the other hand, has no attacks on her own and must rely on these objects (mostly explosives such as bombs and grenades) to hurt the enemy. Objects keep appearing randomly in various parts of the screen as long as the battle continues. <text:s/>Stages may contain hazardous areas that damage Eple, or other spots that prevent her from walking around normally. Health-restoring pots also pop up from time to time. A few stages require Eple to access a magic staff, which grants her various protective abilities (e.g. an ice force field that absorbs fire damage). A versus mode is available, in which players compete against each other by controlling Eple and her friend Pal. Their magical abilities can be customized before the battle begins.&lt;/story&gt; &lt;/game&gt;</text:p>
          </table:table-cell>
        </table:table-row>
        <table:table-row table:style-name="ro1">
          <table:table-cell office:value-type="string">
            <text:p>TV Show, The (Japan)</text:p>
          </table:table-cell>
          <table:table-cell office:value-type="string">
            <text:p>1995</text:p>
          </table:table-cell>
          <table:table-cell office:value-type="string">
            <text:p>ESRB - E (Everyone)</text:p>
          </table:table-cell>
          <table:table-cell office:value-type="string">
            <text:p>TV Show, The </text:p>
          </table:table-cell>
          <table:table-cell table:number-columns-repeated="2" office:value-type="string">
            <text:p>Right Stuff</text:p>
          </table:table-cell>
          <table:table-cell office:value-type="string">
            <text:p>Action</text:p>
          </table:table-cell>
          <table:table-cell office:value-type="string">
            <text:p>3.2</text:p>
          </table:table-cell>
          <table:table-cell office:value-type="string">
            <text:p>1-4 Players</text:p>
          </table:table-cell>
          <table:table-cell office:value-type="string">
            <text:p>The TV Show is a humorous overhead action game similar to Bomberman in concept. The game consists of a scenario mode (single-player) and a versus mode (up to four players). Both modes offer seven characters to choose from. The characters are comically-themed and include a hyperactive schoolgirl, an armored ninja, and others. There is no real storyline behind these characters; each comes with a short introduction sequence that invariably leads to their admittance to an alien-organized TV show, where they have to defeat enemies and retrieve prizes. <text:s/>Each stage is an overhead screen containing the protagonist, enemies, the prize, and several bombs. The bombs should be picked up and carried around; they are used to deal with enemies and blow up the receptacle in which the prize is contained. The green bombs change their color to yellow and red when picked up, at which point they are about to explode and have to be thrown to avoid damage. Bombs also blow holes in the terrain, and the player must pay attention not to fall through. In addition to bomb-carrying and bomb-throwing, each character possesses a special ability. These range from throwing projectiles at enemies to speeding up when driving a bike, depending on the selected character.</text:p>
          </table:table-cell>
          <table:table-cell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TV Show, The (Japan)&quot;&gt; &lt;year&gt;1995&lt;/year&gt; &lt;rating&gt;ESRB - E (Everyone)&lt;/rating&gt; &lt;title&gt;TV Show, The &lt;/title&gt; &lt;pub&gt;Right Stuff&lt;/pub&gt; &lt;dev&gt;Right Stuff&lt;/dev&gt; &lt;genre&gt;Action&lt;/genre&gt; &lt;score&gt;3.2&lt;/score&gt; &lt;player&gt;1-4 Players&lt;/player&gt; &lt;story&gt;The TV Show is a humorous overhead action game similar to Bomberman in concept. The game consists of a scenario mode (single-player) and a versus mode (up to four players). Both modes offer seven characters to choose from. The characters are comically-themed and include a hyperactive schoolgirl, an armored ninja, and others. There is no real storyline behind these characters; each comes with a short introduction sequence that invariably leads to their admittance to an alien-organized TV show, where they have to defeat enemies and retrieve prizes.  Each stage is an overhead screen containing the protagonist, enemies, the prize, and several bombs. The bombs should be picked up and carried around; they are used to deal with enemies and blow up the receptacle in which the prize is contained. The green bombs change their color to yellow and red when picked up, at which point they are about to explode and have to be thrown to avoid damage. Bombs also blow holes in the terrain, and the player must pay attention not to fall through. In addition to bomb-carrying and bomb-throwing, each character possesses a special ability. These range from throwing projectiles at enemies to speeding up when driving a bike, depending on the selected character.&lt;/story&gt; &lt;/game&gt;">
            <text:p>&lt;game name="TV Show, The (Japan)"&gt; &lt;year&gt;1995&lt;/year&gt; &lt;rating&gt;ESRB - E (Everyone)&lt;/rating&gt; &lt;title&gt;TV Show, The &lt;/title&gt; &lt;pub&gt;Right Stuff&lt;/pub&gt; &lt;dev&gt;Right Stuff&lt;/dev&gt; &lt;genre&gt;Action&lt;/genre&gt; &lt;score&gt;3.2&lt;/score&gt; &lt;player&gt;1-4 Players&lt;/player&gt; &lt;story&gt;The TV Show is a humorous overhead action game similar to Bomberman in concept. The game consists of a scenario mode (single-player) and a versus mode (up to four players). Both modes offer seven characters to choose from. The characters are comically-themed and include a hyperactive schoolgirl, an armored ninja, and others. There is no real storyline behind these characters; each comes with a short introduction sequence that invariably leads to their admittance to an alien-organized TV show, where they have to defeat enemies and retrieve prizes. <text:s/>Each stage is an overhead screen containing the protagonist, enemies, the prize, and several bombs. The bombs should be picked up and carried around; they are used to deal with enemies and blow up the receptacle in which the prize is contained. The green bombs change their color to yellow and red when picked up, at which point they are about to explode and have to be thrown to avoid damage. Bombs also blow holes in the terrain, and the player must pay attention not to fall through. In addition to bomb-carrying and bomb-throwing, each character possesses a special ability. These range from throwing projectiles at enemies to speeding up when driving a bike, depending on the selected character.&lt;/story&gt; &lt;/game&gt;</text:p>
          </table:table-cell>
        </table:table-row>
        <table:table-row table:style-name="ro1">
          <table:table-cell office:value-type="string">
            <text:p>Valis IV (Japan)</text:p>
          </table:table-cell>
          <table:table-cell office:value-type="string">
            <text:p>1991</text:p>
          </table:table-cell>
          <table:table-cell office:value-type="string">
            <text:p>ESRB - E (Everyone)</text:p>
          </table:table-cell>
          <table:table-cell office:value-type="string">
            <text:p>Valis IV </text:p>
          </table:table-cell>
          <table:table-cell office:value-type="string">
            <text:p>LaserSoft</text:p>
          </table:table-cell>
          <table:table-cell office:value-type="string">
            <text:p>Nihon Telenet</text:p>
          </table:table-cell>
          <table:table-cell office:value-type="string">
            <text:p>Action</text:p>
          </table:table-cell>
          <table:table-cell office:value-type="string">
            <text:p>3.8</text:p>
          </table:table-cell>
          <table:table-cell office:value-type="string">
            <text:p>1 Player</text:p>
          </table:table-cell>
          <table:table-cell office:value-type="string">
            <text:p>King Asfal from the Dark World had a son named Galgear, who inherited a magic ring from him and grew insane as a result. The prince was imprisoned, but managed to break free, kidnap Valna, the queen of Vecanti, and install himself as the Dream Land's new ruler. Cham, the leader of the resistance against Galgear, hears the voice of Yuko, the former Valis soldier who has now become a goddess, telling her that one of the resistance members, a girl named Lena, is the heir to the Valis sword. Lena and her sister Amu decide to rescue Valna and find a way to stop Galgear. <text:s/>Like its predecessors, Valis IV is an action platformer. It is similar to the previous game in allowing the player to control three different characters: Lena, Amu, and Asfal. Each of the characters wields a unique weapon (Valis sword for Lena, boomerang for Amu, and lance trident for Asfal) and has access to their own elemental spells (thunder for Lena, fire for Amu, ice for Asfal). Each one also has a special ability: Lena can slide through narrow passages, Amu can double-jump, and Asfal is immune to certain traps. Along with recovery and spell-enhancing (up to three levels) items, characters can also acquire special spheres that increase the overall count of their hit- and magic points.</text:p>
          </table:table-cell>
          <table:table-cell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Valis IV (Japan)&quot;&gt; &lt;year&gt;1991&lt;/year&gt; &lt;rating&gt;ESRB - E (Everyone)&lt;/rating&gt; &lt;title&gt;Valis IV &lt;/title&gt; &lt;pub&gt;LaserSoft&lt;/pub&gt; &lt;dev&gt;Nihon Telenet&lt;/dev&gt; &lt;genre&gt;Action&lt;/genre&gt; &lt;score&gt;3.8&lt;/score&gt; &lt;player&gt;1 Player&lt;/player&gt; &lt;story&gt;King Asfal from the Dark World had a son named Galgear, who inherited a magic ring from him and grew insane as a result. The prince was imprisoned, but managed to break free, kidnap Valna, the queen of Vecanti, and install himself as the Dream Land's new ruler. Cham, the leader of the resistance against Galgear, hears the voice of Yuko, the former Valis soldier who has now become a goddess, telling her that one of the resistance members, a girl named Lena, is the heir to the Valis sword. Lena and her sister Amu decide to rescue Valna and find a way to stop Galgear.  Like its predecessors, Valis IV is an action platformer. It is similar to the previous game in allowing the player to control three different characters: Lena, Amu, and Asfal. Each of the characters wields a unique weapon (Valis sword for Lena, boomerang for Amu, and lance trident for Asfal) and has access to their own elemental spells (thunder for Lena, fire for Amu, ice for Asfal). Each one also has a special ability: Lena can slide through narrow passages, Amu can double-jump, and Asfal is immune to certain traps. Along with recovery and spell-enhancing (up to three levels) items, characters can also acquire special spheres that increase the overall count of their hit- and magic points.&lt;/story&gt; &lt;/game&gt;">
            <text:p>&lt;game name="Valis IV (Japan)"&gt; &lt;year&gt;1991&lt;/year&gt; &lt;rating&gt;ESRB - E (Everyone)&lt;/rating&gt; &lt;title&gt;Valis IV &lt;/title&gt; &lt;pub&gt;LaserSoft&lt;/pub&gt; &lt;dev&gt;Nihon Telenet&lt;/dev&gt; &lt;genre&gt;Action&lt;/genre&gt; &lt;score&gt;3.8&lt;/score&gt; &lt;player&gt;1 Player&lt;/player&gt; &lt;story&gt;King Asfal from the Dark World had a son named Galgear, who inherited a magic ring from him and grew insane as a result. The prince was imprisoned, but managed to break free, kidnap Valna, the queen of Vecanti, and install himself as the Dream Land's new ruler. Cham, the leader of the resistance against Galgear, hears the voice of Yuko, the former Valis soldier who has now become a goddess, telling her that one of the resistance members, a girl named Lena, is the heir to the Valis sword. Lena and her sister Amu decide to rescue Valna and find a way to stop Galgear. <text:s/>Like its predecessors, Valis IV is an action platformer. It is similar to the previous game in allowing the player to control three different characters: Lena, Amu, and Asfal. Each of the characters wields a unique weapon (Valis sword for Lena, boomerang for Amu, and lance trident for Asfal) and has access to their own elemental spells (thunder for Lena, fire for Amu, ice for Asfal). Each one also has a special ability: Lena can slide through narrow passages, Amu can double-jump, and Asfal is immune to certain traps. Along with recovery and spell-enhancing (up to three levels) items, characters can also acquire special spheres that increase the overall count of their hit- and magic points.&lt;/story&gt; &lt;/game&gt;</text:p>
          </table:table-cell>
        </table:table-row>
        <table:table-row table:style-name="ro1">
          <table:table-cell office:value-type="string">
            <text:p>Where in the World is Carmen Sandiego (Japan)</text:p>
          </table:table-cell>
          <table:table-cell office:value-type="string">
            <text:p>1990</text:p>
          </table:table-cell>
          <table:table-cell office:value-type="string">
            <text:p>ESRB - E (Everyone)</text:p>
          </table:table-cell>
          <table:table-cell office:value-type="string">
            <text:p>Where in the World is Carmen Sandiego </text:p>
          </table:table-cell>
          <table:table-cell table:number-columns-repeated="2" office:value-type="string">
            <text:p>Pack-In-Video</text:p>
          </table:table-cell>
          <table:table-cell office:value-type="string">
            <text:p>Adventure</text:p>
          </table:table-cell>
          <table:table-cell office:value-type="string">
            <text:p>3.3</text:p>
          </table:table-cell>
          <table:table-cell office:value-type="string">
            <text:p>1 Player</text:p>
          </table:table-cell>
          <table:table-cell office:value-type="string">
            <text:p>You start out as a rookie detective whose job is to track down a crop of thieves stealing the world's most precious treasures. After each assignment briefing, you'll be given a deadline to capture the thief that stole the artifact using clues dealing with your knowledge of geography. The game is an updated version of the original Where in the World is Carmen Sandiego?, featuring enhanced graphics, sound effects, and additional control schemes, such as joystick support for computer platforms.</text:p>
          </table:table-cell>
          <table:table-cell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Where in the World is Carmen Sandiego (Japan)&quot;&gt; &lt;year&gt;1990&lt;/year&gt; &lt;rating&gt;ESRB - E (Everyone)&lt;/rating&gt; &lt;title&gt;Where in the World is Carmen Sandiego &lt;/title&gt; &lt;pub&gt;Pack-In-Video&lt;/pub&gt; &lt;dev&gt;Pack-In-Video&lt;/dev&gt; &lt;genre&gt;Adventure&lt;/genre&gt; &lt;score&gt;3.3&lt;/score&gt; &lt;player&gt;1 Player&lt;/player&gt; &lt;story&gt;You start out as a rookie detective whose job is to track down a crop of thieves stealing the world's most precious treasures. After each assignment briefing, you'll be given a deadline to capture the thief that stole the artifact using clues dealing with your knowledge of geography. The game is an updated version of the original Where in the World is Carmen Sandiego?, featuring enhanced graphics, sound effects, and additional control schemes, such as joystick support for computer platforms.&lt;/story&gt; &lt;/game&gt;">
            <text:p>&lt;game name="Where in the World is Carmen Sandiego (Japan)"&gt; &lt;year&gt;1990&lt;/year&gt; &lt;rating&gt;ESRB - E (Everyone)&lt;/rating&gt; &lt;title&gt;Where in the World is Carmen Sandiego &lt;/title&gt; &lt;pub&gt;Pack-In-Video&lt;/pub&gt; &lt;dev&gt;Pack-In-Video&lt;/dev&gt; &lt;genre&gt;Adventure&lt;/genre&gt; &lt;score&gt;3.3&lt;/score&gt; &lt;player&gt;1 Player&lt;/player&gt; &lt;story&gt;You start out as a rookie detective whose job is to track down a crop of thieves stealing the world's most precious treasures. After each assignment briefing, you'll be given a deadline to capture the thief that stole the artifact using clues dealing with your knowledge of geography. The game is an updated version of the original Where in the World is Carmen Sandiego?, featuring enhanced graphics, sound effects, and additional control schemes, such as joystick support for computer platforms.&lt;/story&gt; &lt;/game&gt;</text:p>
          </table:table-cell>
        </table:table-row>
        <table:table-row table:style-name="ro1">
          <table:table-cell office:value-type="string">
            <text:p>World Heroes 2 (Japan)</text:p>
          </table:table-cell>
          <table:table-cell office:value-type="string">
            <text:p>1994</text:p>
          </table:table-cell>
          <table:table-cell office:value-type="string">
            <text:p>ESRB - E (Everyone)</text:p>
          </table:table-cell>
          <table:table-cell office:value-type="string">
            <text:p>World Heroes 2 </text:p>
          </table:table-cell>
          <table:table-cell office:value-type="string">
            <text:p>SNK</text:p>
          </table:table-cell>
          <table:table-cell office:value-type="string">
            <text:p>Hudson Soft</text:p>
          </table:table-cell>
          <table:table-cell office:value-type="string">
            <text:p>Fighter</text:p>
          </table:table-cell>
          <table:table-cell office:value-type="string">
            <text:p>4.3</text:p>
          </table:table-cell>
          <table:table-cell office:value-type="string">
            <text:p>1-2 Players</text:p>
          </table:table-cell>
          <table:table-cell office:value-type="string">
            <text:p>The time-traveling tournament fighters are back! The original eight characters from the previous game return, along with six new characters hand-picked from several different eras and locations all through time. Who or what is behind this new tournament? In order to find that out, the strongest fighter must defeat all the opponents, win the title, and face the one who has all the answers. <text:s/>The second World Heroes game features new stages and music, as well as improved animation and graphics. Fighters can now reflect projectile moves at their opponents, and reverse normal throws if the player's timing is right. The original game's Death Match mode is also back, but with a new feature - the life bar will increase or decrease as the fighter inflicts or receives damage. If the player manages to get his fighter's life bar to 100%, the enemy will lose.</text:p>
          </table:table-cell>
          <table:table-cell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World Heroes 2 (Japan)&quot;&gt; &lt;year&gt;1994&lt;/year&gt; &lt;rating&gt;ESRB - E (Everyone)&lt;/rating&gt; &lt;title&gt;World Heroes 2 &lt;/title&gt; &lt;pub&gt;SNK&lt;/pub&gt; &lt;dev&gt;Hudson Soft&lt;/dev&gt; &lt;genre&gt;Fighter&lt;/genre&gt; &lt;score&gt;4.3&lt;/score&gt; &lt;player&gt;1-2 Players&lt;/player&gt; &lt;story&gt;The time-traveling tournament fighters are back! The original eight characters from the previous game return, along with six new characters hand-picked from several different eras and locations all through time. Who or what is behind this new tournament? In order to find that out, the strongest fighter must defeat all the opponents, win the title, and face the one who has all the answers.  The second World Heroes game features new stages and music, as well as improved animation and graphics. Fighters can now reflect projectile moves at their opponents, and reverse normal throws if the player's timing is right. The original game's Death Match mode is also back, but with a new feature - the life bar will increase or decrease as the fighter inflicts or receives damage. If the player manages to get his fighter's life bar to 100%, the enemy will lose.&lt;/story&gt; &lt;/game&gt;">
            <text:p>&lt;game name="World Heroes 2 (Japan)"&gt; &lt;year&gt;1994&lt;/year&gt; &lt;rating&gt;ESRB - E (Everyone)&lt;/rating&gt; &lt;title&gt;World Heroes 2 &lt;/title&gt; &lt;pub&gt;SNK&lt;/pub&gt; &lt;dev&gt;Hudson Soft&lt;/dev&gt; &lt;genre&gt;Fighter&lt;/genre&gt; &lt;score&gt;4.3&lt;/score&gt; &lt;player&gt;1-2 Players&lt;/player&gt; &lt;story&gt;The time-traveling tournament fighters are back! The original eight characters from the previous game return, along with six new characters hand-picked from several different eras and locations all through time. Who or what is behind this new tournament? In order to find that out, the strongest fighter must defeat all the opponents, win the title, and face the one who has all the answers. <text:s/>The second World Heroes game features new stages and music, as well as improved animation and graphics. Fighters can now reflect projectile moves at their opponents, and reverse normal throws if the player's timing is right. The original game's Death Match mode is also back, but with a new feature - the life bar will increase or decrease as the fighter inflicts or receives damage. If the player manages to get his fighter's life bar to 100%, the enemy will lose.&lt;/story&gt; &lt;/game&gt;</text:p>
          </table:table-cell>
        </table:table-row>
        <table:table-row table:style-name="ro1">
          <table:table-cell office:value-type="string">
            <text:p>Xak III - The Eternal Recurrence (Japan) (Translated)</text:p>
          </table:table-cell>
          <table:table-cell office:value-type="string">
            <text:p>1994</text:p>
          </table:table-cell>
          <table:table-cell office:value-type="string">
            <text:p>ESRB - E (Everyone)</text:p>
          </table:table-cell>
          <table:table-cell office:value-type="string">
            <text:p>Xak III - The Eternal Recurrence </text:p>
          </table:table-cell>
          <table:table-cell table:number-columns-repeated="2" office:value-type="string">
            <text:p>NEC Home Electronics, Ltd.</text:p>
          </table:table-cell>
          <table:table-cell office:value-type="string">
            <text:p>Role-Playing</text:p>
          </table:table-cell>
          <table:table-cell office:value-type="string">
            <text:p>3.8</text:p>
          </table:table-cell>
          <table:table-cell office:value-type="string">
            <text:p>1 Player</text:p>
          </table:table-cell>
          <table:table-cell office:value-type="string">
            <text:p>The great hero Latok, the descendant of the war god Duel, has returned to his hometown Fearless, where he lives peacefully with his mother. But one day, a messenger brings terrible news: the castle of Farland was attacked, the king, the princess, and countless soldiers brutally slain. Zomu Dizae, the third and the final demon commander of the dark world Zekisis (Latok has defeated the other two, Badu and Gospel), has arrived. He is aided by the treacherous Necromancer, who turned the soldiers of Farland into monsters. Will Latok be able to defeat the evil once again? <text:s/>Xak III: The Eternal Recurrence is an action RPG, similar in gameplay style to its <text:s/>predecessors, but also incorporating some elements first introduced in <text:s/>Tower of Gazel, such as the ability to jump and having companions (although this feature is much more limited here). Jumping ability is crucial in many cases, as there are obstacles that can only be avoided by jumping over them. Latok starts at level 50, but still can gain experience points and become stronger. A new (and very useful) feature is hit points restoration, which occurs when Latok is standing still. To counter that, enemies can re-spawn, which means that there aren't many completely safe areas in the game.</text:p>
          </table:table-cell>
          <table:table-cell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Xak III - The Eternal Recurrence (Japan) (Translated)&quot;&gt; &lt;year&gt;1994&lt;/year&gt; &lt;rating&gt;ESRB - E (Everyone)&lt;/rating&gt; &lt;title&gt;Xak III - The Eternal Recurrence &lt;/title&gt; &lt;pub&gt;NEC Home Electronics, Ltd.&lt;/pub&gt; &lt;dev&gt;NEC Home Electronics, Ltd.&lt;/dev&gt; &lt;genre&gt;Role-Playing&lt;/genre&gt; &lt;score&gt;3.8&lt;/score&gt; &lt;player&gt;1 Player&lt;/player&gt; &lt;story&gt;The great hero Latok, the descendant of the war god Duel, has returned to his hometown Fearless, where he lives peacefully with his mother. But one day, a messenger brings terrible news: the castle of Farland was attacked, the king, the princess, and countless soldiers brutally slain. Zomu Dizae, the third and the final demon commander of the dark world Zekisis (Latok has defeated the other two, Badu and Gospel), has arrived. He is aided by the treacherous Necromancer, who turned the soldiers of Farland into monsters. Will Latok be able to defeat the evil once again?  Xak III: The Eternal Recurrence is an action RPG, similar in gameplay style to its  predecessors, but also incorporating some elements first introduced in  Tower of Gazel, such as the ability to jump and having companions (although this feature is much more limited here). Jumping ability is crucial in many cases, as there are obstacles that can only be avoided by jumping over them. Latok starts at level 50, but still can gain experience points and become stronger. A new (and very useful) feature is hit points restoration, which occurs when Latok is standing still. To counter that, enemies can re-spawn, which means that there aren't many completely safe areas in the game.&lt;/story&gt; &lt;/game&gt;">
            <text:p>&lt;game name="Xak III - The Eternal Recurrence (Japan) (Translated)"&gt; &lt;year&gt;1994&lt;/year&gt; &lt;rating&gt;ESRB - E (Everyone)&lt;/rating&gt; &lt;title&gt;Xak III - The Eternal Recurrence &lt;/title&gt; &lt;pub&gt;NEC Home Electronics, Ltd.&lt;/pub&gt; &lt;dev&gt;NEC Home Electronics, Ltd.&lt;/dev&gt; &lt;genre&gt;Role-Playing&lt;/genre&gt; &lt;score&gt;3.8&lt;/score&gt; &lt;player&gt;1 Player&lt;/player&gt; &lt;story&gt;The great hero Latok, the descendant of the war god Duel, has returned to his hometown Fearless, where he lives peacefully with his mother. But one day, a messenger brings terrible news: the castle of Farland was attacked, the king, the princess, and countless soldiers brutally slain. Zomu Dizae, the third and the final demon commander of the dark world Zekisis (Latok has defeated the other two, Badu and Gospel), has arrived. He is aided by the treacherous Necromancer, who turned the soldiers of Farland into monsters. Will Latok be able to defeat the evil once again? <text:s/>Xak III: The Eternal Recurrence is an action RPG, similar in gameplay style to its <text:s/>predecessors, but also incorporating some elements first introduced in <text:s/>Tower of Gazel, such as the ability to jump and having companions (although this feature is much more limited here). Jumping ability is crucial in many cases, as there are obstacles that can only be avoided by jumping over them. Latok starts at level 50, but still can gain experience points and become stronger. A new (and very useful) feature is hit points restoration, which occurs when Latok is standing still. To counter that, enemies can re-spawn, which means that there aren't many completely safe areas in the game.&lt;/story&gt; &lt;/game&gt;</text:p>
          </table:table-cell>
        </table:table-row>
        <table:table-row table:style-name="ro1">
          <table:table-cell office:value-type="string">
            <text:p>Ys IV - Dawn of Ys (Japan) (Translated)</text:p>
          </table:table-cell>
          <table:table-cell office:value-type="string">
            <text:p>1993</text:p>
          </table:table-cell>
          <table:table-cell office:value-type="string">
            <text:p>ESRB - E (Everyone)</text:p>
          </table:table-cell>
          <table:table-cell office:value-type="string">
            <text:p>Ys IV - Dawn of Ys </text:p>
          </table:table-cell>
          <table:table-cell table:number-columns-repeated="2" office:value-type="string">
            <text:p>Hudson Soft</text:p>
          </table:table-cell>
          <table:table-cell office:value-type="string">
            <text:p>Role-Playing</text:p>
          </table:table-cell>
          <table:table-cell office:value-type="string">
            <text:p>4.9</text:p>
          </table:table-cell>
          <table:table-cell office:value-type="string">
            <text:p>1 Player</text:p>
          </table:table-cell>
          <table:table-cell office:value-type="string">
            <text:p>The Dawn of Ys is one of two games released under the title of Ys IV, the other being Tonkin House's Ys IV: Mask of the Sun. The two games share the same basic story, but have many differences regarding concrete events, locations, gameplay details, etc. The events of the game take place a short while after those described in Ys II, and before the events of Ys III: Wanderers from Ys. <text:s/>As the game begins, Adol and his friend return to the town of Minea, where the first game began. The evil Lord Darm has been defeated, and it's time to relax and spend some time with friends - but not for long. A new evil is rising, and Adol decides to set sail for the overseas land of Celceta to investigate these occurrences. <text:s/>Ys IV returns to the style of play used in the first and second games. The gameplay area is viewed from a top-down perspective, and the player attacks enemies by running into them to cause damage. Combat is slightly more sophisticated than in the first two games, since Adol can now move in eight directions, and attacking enemies diagonally or from the sides is more efficient than bumping into them headstrong. Adol gains experience from defeating enemies, which serves to raise his attack and defense power, like in the previous games. He can equip various swords, armor, shields, and rings to enhance his attributes. The magic system introduced in Ys II is also brought back for this game.</text:p>
          </table:table-cell>
          <table:table-cell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Ys IV - Dawn of Ys (Japan) (Translated)&quot;&gt; &lt;year&gt;1993&lt;/year&gt; &lt;rating&gt;ESRB - E (Everyone)&lt;/rating&gt; &lt;title&gt;Ys IV - Dawn of Ys &lt;/title&gt; &lt;pub&gt;Hudson Soft&lt;/pub&gt; &lt;dev&gt;Hudson Soft&lt;/dev&gt; &lt;genre&gt;Role-Playing&lt;/genre&gt; &lt;score&gt;4.9&lt;/score&gt; &lt;player&gt;1 Player&lt;/player&gt; &lt;story&gt;The Dawn of Ys is one of two games released under the title of Ys IV, the other being Tonkin House's Ys IV: Mask of the Sun. The two games share the same basic story, but have many differences regarding concrete events, locations, gameplay details, etc. The events of the game take place a short while after those described in Ys II, and before the events of Ys III: Wanderers from Ys.  As the game begins, Adol and his friend return to the town of Minea, where the first game began. The evil Lord Darm has been defeated, and it's time to relax and spend some time with friends - but not for long. A new evil is rising, and Adol decides to set sail for the overseas land of Celceta to investigate these occurrences.  Ys IV returns to the style of play used in the first and second games. The gameplay area is viewed from a top-down perspective, and the player attacks enemies by running into them to cause damage. Combat is slightly more sophisticated than in the first two games, since Adol can now move in eight directions, and attacking enemies diagonally or from the sides is more efficient than bumping into them headstrong. Adol gains experience from defeating enemies, which serves to raise his attack and defense power, like in the previous games. He can equip various swords, armor, shields, and rings to enhance his attributes. The magic system introduced in Ys II is also brought back for this game.&lt;/story&gt; &lt;/game&gt;">
            <text:p>&lt;game name="Ys IV - Dawn of Ys (Japan) (Translated)"&gt; &lt;year&gt;1993&lt;/year&gt; &lt;rating&gt;ESRB - E (Everyone)&lt;/rating&gt; &lt;title&gt;Ys IV - Dawn of Ys &lt;/title&gt; &lt;pub&gt;Hudson Soft&lt;/pub&gt; &lt;dev&gt;Hudson Soft&lt;/dev&gt; &lt;genre&gt;Role-Playing&lt;/genre&gt; &lt;score&gt;4.9&lt;/score&gt; &lt;player&gt;1 Player&lt;/player&gt; &lt;story&gt;The Dawn of Ys is one of two games released under the title of Ys IV, the other being Tonkin House's Ys IV: Mask of the Sun. The two games share the same basic story, but have many differences regarding concrete events, locations, gameplay details, etc. The events of the game take place a short while after those described in Ys II, and before the events of Ys III: Wanderers from Ys. <text:s/>As the game begins, Adol and his friend return to the town of Minea, where the first game began. The evil Lord Darm has been defeated, and it's time to relax and spend some time with friends - but not for long. A new evil is rising, and Adol decides to set sail for the overseas land of Celceta to investigate these occurrences. <text:s/>Ys IV returns to the style of play used in the first and second games. The gameplay area is viewed from a top-down perspective, and the player attacks enemies by running into them to cause damage. Combat is slightly more sophisticated than in the first two games, since Adol can now move in eight directions, and attacking enemies diagonally or from the sides is more efficient than bumping into them headstrong. Adol gains experience from defeating enemies, which serves to raise his attack and defense power, like in the previous games. He can equip various swords, armor, shields, and rings to enhance his attributes. The magic system introduced in Ys II is also brought back for this game.&lt;/story&gt; &lt;/game&gt;</text:p>
          </table:table-cell>
        </table:table-row>
        <table:table-row table:style-name="ro1">
          <table:table-cell office:value-type="string">
            <text:p>Yuu Yuu Hakusho - Anshoubu!! Ankoku Bujutsukai (Japan)</text:p>
          </table:table-cell>
          <table:table-cell office:value-type="string">
            <text:p>1993</text:p>
          </table:table-cell>
          <table:table-cell office:value-type="string">
            <text:p>ESRB - E (Everyone)</text:p>
          </table:table-cell>
          <table:table-cell office:value-type="string">
            <text:p>Yuu Yuu Hakusho - Anshoubu!! Ankoku Bujutsukai </text:p>
          </table:table-cell>
          <table:table-cell table:number-columns-repeated="2" office:value-type="string">
            <text:p>Banpresto</text:p>
          </table:table-cell>
          <table:table-cell office:value-type="string">
            <text:p>Action</text:p>
          </table:table-cell>
          <table:table-cell office:value-type="string">
            <text:p>4.0</text:p>
          </table:table-cell>
          <table:table-cell office:value-type="string">
            <text:p>1 Player</text:p>
          </table:table-cell>
          <table:table-cell office:value-type="string">
            <text:p>Ankoku Bujutsukai is based on the manga Yū Yū Hakusho, which tells the story of a young delinquent named Yusuke Urameshi who dies and becomes reincarnated as a reward for a good deed he committed, further serving as an "underworld detective" and solving demon-related mysteries. This adaptation of the manga follows the "Dark Tournament" story arc, where members of Yusuke's team confront the powerful demon Toguro. <text:s/>Despite its premise, which is reminiscent of a versus fighting game, Ankoku Bujutsukai is an arcade-style shooter. The player selects one of the five characters (Yusuke, Hiei, Kurama, Kuwabara or Genkai), and is then taken to a series of one-on-one shoot-outs in a pre-determined order. The enemy is viewed from a first-person perspective, and the player moves a cursor to aim and shoot. The gameplay system is fairly simple, allowing the player to execute three types of attacks: regular shots, charged shots, and special attacks of limited quantity. Points are received for winning fights and can be used to raise the characters' hit points, speed, or number of special moves.</text:p>
          </table:table-cell>
          <table:table-cell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Yuu Yuu Hakusho - Anshoubu!! Ankoku Bujutsukai (Japan)&quot;&gt; &lt;year&gt;1993&lt;/year&gt; &lt;rating&gt;ESRB - E (Everyone)&lt;/rating&gt; &lt;title&gt;Yuu Yuu Hakusho - Anshoubu!! Ankoku Bujutsukai &lt;/title&gt; &lt;pub&gt;Banpresto&lt;/pub&gt; &lt;dev&gt;Banpresto&lt;/dev&gt; &lt;genre&gt;Action&lt;/genre&gt; &lt;score&gt;4.0&lt;/score&gt; &lt;player&gt;1 Player&lt;/player&gt; &lt;story&gt;Ankoku Bujutsukai is based on the manga Yū Yū Hakusho, which tells the story of a young delinquent named Yusuke Urameshi who dies and becomes reincarnated as a reward for a good deed he committed, further serving as an &quot;underworld detective&quot; and solving demon-related mysteries. This adaptation of the manga follows the &quot;Dark Tournament&quot; story arc, where members of Yusuke's team confront the powerful demon Toguro.  Despite its premise, which is reminiscent of a versus fighting game, Ankoku Bujutsukai is an arcade-style shooter. The player selects one of the five characters (Yusuke, Hiei, Kurama, Kuwabara or Genkai), and is then taken to a series of one-on-one shoot-outs in a pre-determined order. The enemy is viewed from a first-person perspective, and the player moves a cursor to aim and shoot. The gameplay system is fairly simple, allowing the player to execute three types of attacks: regular shots, charged shots, and special attacks of limited quantity. Points are received for winning fights and can be used to raise the characters' hit points, speed, or number of special moves.&lt;/story&gt; &lt;/game&gt;">
            <text:p>&lt;game name="Yuu Yuu Hakusho - Anshoubu!! Ankoku Bujutsukai (Japan)"&gt; &lt;year&gt;1993&lt;/year&gt; &lt;rating&gt;ESRB - E (Everyone)&lt;/rating&gt; &lt;title&gt;Yuu Yuu Hakusho - Anshoubu!! Ankoku Bujutsukai &lt;/title&gt; &lt;pub&gt;Banpresto&lt;/pub&gt; &lt;dev&gt;Banpresto&lt;/dev&gt; &lt;genre&gt;Action&lt;/genre&gt; &lt;score&gt;4.0&lt;/score&gt; &lt;player&gt;1 Player&lt;/player&gt; &lt;story&gt;Ankoku Bujutsukai is based on the manga Yū Yū Hakusho, which tells the story of a young delinquent named Yusuke Urameshi who dies and becomes reincarnated as a reward for a good deed he committed, further serving as an "underworld detective" and solving demon-related mysteries. This adaptation of the manga follows the "Dark Tournament" story arc, where members of Yusuke's team confront the powerful demon Toguro. <text:s/>Despite its premise, which is reminiscent of a versus fighting game, Ankoku Bujutsukai is an arcade-style shooter. The player selects one of the five characters (Yusuke, Hiei, Kurama, Kuwabara or Genkai), and is then taken to a series of one-on-one shoot-outs in a pre-determined order. The enemy is viewed from a first-person perspective, and the player moves a cursor to aim and shoot. The gameplay system is fairly simple, allowing the player to execute three types of attacks: regular shots, charged shots, and special attacks of limited quantity. Points are received for winning fights and can be used to raise the characters' hit points, speed, or number of special moves.&lt;/story&gt; &lt;/game&gt;</text:p>
          </table:table-cell>
        </table:table-row>
        <table:table-row table:style-name="ro1">
          <table:table-cell office:value-type="string">
            <text:p>Zero Wing (Japan)</text:p>
          </table:table-cell>
          <table:table-cell office:value-type="string">
            <text:p>1992</text:p>
          </table:table-cell>
          <table:table-cell office:value-type="string">
            <text:p>ESRB - E (Everyone)</text:p>
          </table:table-cell>
          <table:table-cell office:value-type="string">
            <text:p>Zero Wing </text:p>
          </table:table-cell>
          <table:table-cell table:number-columns-repeated="2" office:value-type="string">
            <text:p>Naxat Soft</text:p>
          </table:table-cell>
          <table:table-cell office:value-type="string">
            <text:p>Shooter</text:p>
          </table:table-cell>
          <table:table-cell office:value-type="string">
            <text:p>3.5</text:p>
          </table:table-cell>
          <table:table-cell office:value-type="string">
            <text:p>1 Player</text:p>
          </table:table-cell>
          <table:table-cell office:value-type="string">
            <text:p>Zero Wing is an horizontal shooter game where the player is in control of a ZIG, an escape pod released after its main ship was attacked and destroyed by the evil cyborg CATS, bent on taking over the world. <text:s/>Like most games in the genre, there are three color-coded weapons: red (scatter), green (homing) and blue (lasers). Each weapon has three levels of power, and to obtain those, similar upgrades must be collected sequentially. However, what makes the game unique is the ability to use a traction beam to trap an enemy and then throw him against his peers, destroying them. <text:s/>The game (more precisely, the European PAL version of it) is known for being the origin of the grammatically incorrect phrase in the English translation, All your base are belong to us, which has since become an internet phenomenon. </text:p>
          </table:table-cell>
          <table:table-cell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Zero Wing (Japan)&quot;&gt; &lt;year&gt;1992&lt;/year&gt; &lt;rating&gt;ESRB - E (Everyone)&lt;/rating&gt; &lt;title&gt;Zero Wing &lt;/title&gt; &lt;pub&gt;Naxat Soft&lt;/pub&gt; &lt;dev&gt;Naxat Soft&lt;/dev&gt; &lt;genre&gt;Shooter&lt;/genre&gt; &lt;score&gt;3.5&lt;/score&gt; &lt;player&gt;1 Player&lt;/player&gt; &lt;story&gt;Zero Wing is an horizontal shooter game where the player is in control of a ZIG, an escape pod released after its main ship was attacked and destroyed by the evil cyborg CATS, bent on taking over the world.  Like most games in the genre, there are three color-coded weapons: red (scatter), green (homing) and blue (lasers). Each weapon has three levels of power, and to obtain those, similar upgrades must be collected sequentially. However, what makes the game unique is the ability to use a traction beam to trap an enemy and then throw him against his peers, destroying them.  The game (more precisely, the European PAL version of it) is known for being the origin of the grammatically incorrect phrase in the English translation, All your base are belong to us, which has since become an internet phenomenon. &lt;/story&gt; &lt;/game&gt;">
            <text:p>&lt;game name="Zero Wing (Japan)"&gt; &lt;year&gt;1992&lt;/year&gt; &lt;rating&gt;ESRB - E (Everyone)&lt;/rating&gt; &lt;title&gt;Zero Wing &lt;/title&gt; &lt;pub&gt;Naxat Soft&lt;/pub&gt; &lt;dev&gt;Naxat Soft&lt;/dev&gt; &lt;genre&gt;Shooter&lt;/genre&gt; &lt;score&gt;3.5&lt;/score&gt; &lt;player&gt;1 Player&lt;/player&gt; &lt;story&gt;Zero Wing is an horizontal shooter game where the player is in control of a ZIG, an escape pod released after its main ship was attacked and destroyed by the evil cyborg CATS, bent on taking over the world. <text:s/>Like most games in the genre, there are three color-coded weapons: red (scatter), green (homing) and blue (lasers). Each weapon has three levels of power, and to obtain those, similar upgrades must be collected sequentially. However, what makes the game unique is the ability to use a traction beam to trap an enemy and then throw him against his peers, destroying them. <text:s/>The game (more precisely, the European PAL version of it) is known for being the origin of the grammatically incorrect phrase in the English translation, All your base are belong to us, which has since become an internet phenomenon. &lt;/story&gt; &lt;/game&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1:5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12T21:51:47.44</dc:date>
    <meta:editing-duration>PT1H20M55S</meta:editing-duration>
    <meta:editing-cycles>3</meta:editing-cycles>
    <meta:document-statistic meta:table-count="1" meta:cell-count="1298" meta:object-count="0"/>
  </office:meta>
</office:document-meta>
</file>